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assat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make">
            <text:p>make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year">
            <text:p>year</text:p>
          </table:table-cell>
          <table:table-cell table:style-name="pd1" office:value-type="string" office:value="tank_capacity">
            <text:p>tank_capacity</text:p>
          </table:table-cell>
          <table:table-cell table:style-name="pd1" office:value-type="string" office:value="initial_odometer">
            <text:p>initial_odometer</text:p>
          </table:table-cell>
          <table:table-cell table:style-name="pd1" office:value-type="string" office:value="fuel_id">
            <text:p>fuel_id</text:p>
          </table:table-cell>
          <table:table-cell table:style-name="pd1" office:value-type="string" office:value="fill_date">
            <text:p>fill_date</text:p>
          </table:table-cell>
          <table:table-cell table:style-name="pd1" office:value-type="string" office:value="mileage">
            <text:p>mileage</text:p>
          </table:table-cell>
          <table:table-cell table:style-name="pd1" office:value-type="string" office:value="fuel">
            <text:p>fuel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partial">
            <text:p>partial</text:p>
          </table:table-cell>
          <table:table-cell table:style-name="pd1" office:value-type="string" office:value="comment">
            <text:p>comment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77">
            <text:p>677</text:p>
          </table:table-cell>
          <table:table-cell office:value-type="date" office:date-value="2015-02-14T00:00:00">
            <text:p>Sat Feb 14 00:00:00 2015</text:p>
          </table:table-cell>
          <table:table-cell office:value-type="float" office:value="739.0">
            <text:p>739.0</text:p>
          </table:table-cell>
          <table:table-cell office:value-type="float" office:value="39.207">
            <text:p>39.207</text:p>
          </table:table-cell>
          <table:table-cell office:value-type="float" office:value="44.97">
            <text:p>44.9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78">
            <text:p>678</text:p>
          </table:table-cell>
          <table:table-cell office:value-type="date" office:date-value="2015-02-17T00:00:00">
            <text:p>Tue Feb 17 00:00:00 2015</text:p>
          </table:table-cell>
          <table:table-cell office:value-type="float" office:value="296.8">
            <text:p>296.8</text:p>
          </table:table-cell>
          <table:table-cell office:value-type="float" office:value="37.775">
            <text:p>37.775</text:p>
          </table:table-cell>
          <table:table-cell office:value-type="float" office:value="42.57">
            <text:p>42.57</text:p>
          </table:table-cell>
          <table:table-cell office:value-type="boolean" office:value="false">
            <text:p>FALSE</text:p>
          </table:table-cell>
          <table:table-cell office:value-type="string" office:value="partial fill-up the car up before traveling To Kirkland Lake">
            <text:p>partial fill-up the car up before traveling To Kirkland Lake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79">
            <text:p>679</text:p>
          </table:table-cell>
          <table:table-cell office:value-type="date" office:date-value="2015-02-23T00:00:00">
            <text:p>Mon Feb 23 00:00:00 2015</text:p>
          </table:table-cell>
          <table:table-cell office:value-type="float" office:value="800.4">
            <text:p>800.4</text:p>
          </table:table-cell>
          <table:table-cell office:value-type="float" office:value="52.303">
            <text:p>52.303</text:p>
          </table:table-cell>
          <table:table-cell office:value-type="float" office:value="58.95">
            <text:p>58.9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0">
            <text:p>680</text:p>
          </table:table-cell>
          <table:table-cell office:value-type="date" office:date-value="2015-03-03T00:00:00">
            <text:p>Tue Mar  3 00:00:00 2015</text:p>
          </table:table-cell>
          <table:table-cell office:value-type="float" office:value="850.7">
            <text:p>850.7</text:p>
          </table:table-cell>
          <table:table-cell office:value-type="float" office:value="57.998">
            <text:p>57.998</text:p>
          </table:table-cell>
          <table:table-cell office:value-type="float" office:value="67.68">
            <text:p>67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1">
            <text:p>681</text:p>
          </table:table-cell>
          <table:table-cell office:value-type="date" office:date-value="2015-03-14T00:00:00">
            <text:p>Sat Mar 14 00:00:00 2015</text:p>
          </table:table-cell>
          <table:table-cell office:value-type="float" office:value="923.6">
            <text:p>923.6</text:p>
          </table:table-cell>
          <table:table-cell office:value-type="float" office:value="58.072">
            <text:p>58.072</text:p>
          </table:table-cell>
          <table:table-cell office:value-type="float" office:value="67.77">
            <text:p>67.7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2">
            <text:p>682</text:p>
          </table:table-cell>
          <table:table-cell office:value-type="date" office:date-value="2015-03-24T00:00:00">
            <text:p>Tue Mar 24 00:00:00 2015</text:p>
          </table:table-cell>
          <table:table-cell office:value-type="float" office:value="901.1">
            <text:p>901.1</text:p>
          </table:table-cell>
          <table:table-cell office:value-type="float" office:value="54.885">
            <text:p>54.885</text:p>
          </table:table-cell>
          <table:table-cell office:value-type="float" office:value="62.95">
            <text:p>62.9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3">
            <text:p>683</text:p>
          </table:table-cell>
          <table:table-cell office:value-type="date" office:date-value="2015-04-06T00:00:00">
            <text:p>Mon Apr  6 00:00:00 2015</text:p>
          </table:table-cell>
          <table:table-cell office:value-type="float" office:value="913.1">
            <text:p>913.1</text:p>
          </table:table-cell>
          <table:table-cell office:value-type="float" office:value="55.234">
            <text:p>55.234</text:p>
          </table:table-cell>
          <table:table-cell office:value-type="float" office:value="62.8">
            <text:p>62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4">
            <text:p>684</text:p>
          </table:table-cell>
          <table:table-cell office:value-type="date" office:date-value="2015-04-18T00:00:00">
            <text:p>Sat Apr 18 00:00:00 2015</text:p>
          </table:table-cell>
          <table:table-cell office:value-type="float" office:value="1054.6">
            <text:p>1054.6</text:p>
          </table:table-cell>
          <table:table-cell office:value-type="float" office:value="58.811">
            <text:p>58.811</text:p>
          </table:table-cell>
          <table:table-cell office:value-type="float" office:value="66.87">
            <text:p>66.8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5">
            <text:p>685</text:p>
          </table:table-cell>
          <table:table-cell office:value-type="date" office:date-value="2015-05-01T00:00:00">
            <text:p>Fri May  1 00:00:00 2015</text:p>
          </table:table-cell>
          <table:table-cell office:value-type="float" office:value="1073.9">
            <text:p>1073.9</text:p>
          </table:table-cell>
          <table:table-cell office:value-type="float" office:value="58.836">
            <text:p>58.836</text:p>
          </table:table-cell>
          <table:table-cell office:value-type="float" office:value="65.84">
            <text:p>65.8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6">
            <text:p>686</text:p>
          </table:table-cell>
          <table:table-cell office:value-type="date" office:date-value="2015-05-21T00:00:00">
            <text:p>Thu May 21 00:00:00 2015</text:p>
          </table:table-cell>
          <table:table-cell office:value-type="float" office:value="1104.0">
            <text:p>1104.0</text:p>
          </table:table-cell>
          <table:table-cell office:value-type="float" office:value="58.964">
            <text:p>58.964</text:p>
          </table:table-cell>
          <table:table-cell office:value-type="float" office:value="65.98">
            <text:p>65.9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7">
            <text:p>687</text:p>
          </table:table-cell>
          <table:table-cell office:value-type="date" office:date-value="2015-05-29T00:00:00">
            <text:p>Fri May 29 00:00:00 2015</text:p>
          </table:table-cell>
          <table:table-cell office:value-type="float" office:value="808.7">
            <text:p>808.7</text:p>
          </table:table-cell>
          <table:table-cell office:value-type="float" office:value="42.575">
            <text:p>42.575</text:p>
          </table:table-cell>
          <table:table-cell office:value-type="float" office:value="49.77">
            <text:p>49.7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8">
            <text:p>688</text:p>
          </table:table-cell>
          <table:table-cell office:value-type="date" office:date-value="2015-06-15T00:00:00">
            <text:p>Mon Jun 15 00:00:00 2015</text:p>
          </table:table-cell>
          <table:table-cell office:value-type="float" office:value="540.4">
            <text:p>540.4</text:p>
          </table:table-cell>
          <table:table-cell office:value-type="float" office:value="28.801">
            <text:p>28.801</text:p>
          </table:table-cell>
          <table:table-cell office:value-type="float" office:value="32.23">
            <text:p>32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89">
            <text:p>689</text:p>
          </table:table-cell>
          <table:table-cell office:value-type="date" office:date-value="2015-06-23T00:00:00">
            <text:p>Tue Jun 23 00:00:00 2015</text:p>
          </table:table-cell>
          <table:table-cell office:value-type="float" office:value="1093.6">
            <text:p>1093.6</text:p>
          </table:table-cell>
          <table:table-cell office:value-type="float" office:value="55.249">
            <text:p>55.249</text:p>
          </table:table-cell>
          <table:table-cell office:value-type="float" office:value="61.6">
            <text:p>61.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0">
            <text:p>690</text:p>
          </table:table-cell>
          <table:table-cell office:value-type="date" office:date-value="2015-07-05T00:00:00">
            <text:p>Sun Jul  5 00:00:00 2015</text:p>
          </table:table-cell>
          <table:table-cell office:value-type="float" office:value="1006.0">
            <text:p>1006.0</text:p>
          </table:table-cell>
          <table:table-cell office:value-type="float" office:value="53.001">
            <text:p>53.001</text:p>
          </table:table-cell>
          <table:table-cell office:value-type="float" office:value="59.1">
            <text:p>59.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1">
            <text:p>691</text:p>
          </table:table-cell>
          <table:table-cell office:value-type="date" office:date-value="2015-07-18T00:00:00">
            <text:p>Sat Jul 18 00:00:00 2015</text:p>
          </table:table-cell>
          <table:table-cell office:value-type="float" office:value="1069.3">
            <text:p>1069.3</text:p>
          </table:table-cell>
          <table:table-cell office:value-type="float" office:value="56.909">
            <text:p>56.909</text:p>
          </table:table-cell>
          <table:table-cell office:value-type="float" office:value="62.32">
            <text:p>62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2">
            <text:p>692</text:p>
          </table:table-cell>
          <table:table-cell office:value-type="date" office:date-value="2015-07-30T00:00:00">
            <text:p>Thu Jul 30 00:00:00 2015</text:p>
          </table:table-cell>
          <table:table-cell office:value-type="float" office:value="1040.2">
            <text:p>1040.2</text:p>
          </table:table-cell>
          <table:table-cell office:value-type="float" office:value="55.219">
            <text:p>55.219</text:p>
          </table:table-cell>
          <table:table-cell office:value-type="float" office:value="59.47">
            <text:p>59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3">
            <text:p>693</text:p>
          </table:table-cell>
          <table:table-cell office:value-type="date" office:date-value="2015-08-06T00:00:00">
            <text:p>Thu Aug  6 00:00:00 2015</text:p>
          </table:table-cell>
          <table:table-cell office:value-type="float" office:value="1097.6">
            <text:p>1097.6</text:p>
          </table:table-cell>
          <table:table-cell office:value-type="float" office:value="58.952">
            <text:p>58.952</text:p>
          </table:table-cell>
          <table:table-cell office:value-type="float" office:value="65.73">
            <text:p>65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4">
            <text:p>694</text:p>
          </table:table-cell>
          <table:table-cell office:value-type="date" office:date-value="2015-08-13T00:00:00">
            <text:p>Thu Aug 13 00:00:00 2015</text:p>
          </table:table-cell>
          <table:table-cell office:value-type="float" office:value="1035.2">
            <text:p>1035.2</text:p>
          </table:table-cell>
          <table:table-cell office:value-type="float" office:value="54.536">
            <text:p>54.536</text:p>
          </table:table-cell>
          <table:table-cell office:value-type="float" office:value="55.46">
            <text:p>55.4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5">
            <text:p>695</text:p>
          </table:table-cell>
          <table:table-cell office:value-type="date" office:date-value="2015-08-26T00:00:00">
            <text:p>Wed Aug 26 00:00:00 2015</text:p>
          </table:table-cell>
          <table:table-cell office:value-type="float" office:value="1066.7">
            <text:p>1066.7</text:p>
          </table:table-cell>
          <table:table-cell office:value-type="float" office:value="56.753">
            <text:p>56.753</text:p>
          </table:table-cell>
          <table:table-cell office:value-type="float" office:value="56.58">
            <text:p>56.5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6">
            <text:p>696</text:p>
          </table:table-cell>
          <table:table-cell office:value-type="date" office:date-value="2015-08-28T00:00:00">
            <text:p>Fri Aug 28 00:00:00 2015</text:p>
          </table:table-cell>
          <table:table-cell office:value-type="float" office:value="1058.2">
            <text:p>1058.2</text:p>
          </table:table-cell>
          <table:table-cell office:value-type="float" office:value="47.701">
            <text:p>47.701</text:p>
          </table:table-cell>
          <table:table-cell office:value-type="float" office:value="51.47">
            <text:p>51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7">
            <text:p>697</text:p>
          </table:table-cell>
          <table:table-cell office:value-type="date" office:date-value="2015-08-30T00:00:00">
            <text:p>Sun Aug 30 00:00:00 2015</text:p>
          </table:table-cell>
          <table:table-cell office:value-type="float" office:value="943.0">
            <text:p>943.0</text:p>
          </table:table-cell>
          <table:table-cell office:value-type="float" office:value="45.292">
            <text:p>45.292</text:p>
          </table:table-cell>
          <table:table-cell office:value-type="float" office:value="45.38">
            <text:p>45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8">
            <text:p>698</text:p>
          </table:table-cell>
          <table:table-cell office:value-type="date" office:date-value="2015-09-03T00:00:00">
            <text:p>Thu Sep  3 00:00:00 2015</text:p>
          </table:table-cell>
          <table:table-cell office:value-type="float" office:value="630.6">
            <text:p>630.6</text:p>
          </table:table-cell>
          <table:table-cell office:value-type="float" office:value="39.2">
            <text:p>39.2</text:p>
          </table:table-cell>
          <table:table-cell office:value-type="float" office:value="39.28">
            <text:p>39.2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699">
            <text:p>699</text:p>
          </table:table-cell>
          <table:table-cell office:value-type="date" office:date-value="2015-09-03T00:00:00">
            <text:p>Thu Sep  3 00:00:00 2015</text:p>
          </table:table-cell>
          <table:table-cell office:value-type="float" office:value="902.0">
            <text:p>902.0</text:p>
          </table:table-cell>
          <table:table-cell office:value-type="float" office:value="45.172">
            <text:p>45.172</text:p>
          </table:table-cell>
          <table:table-cell office:value-type="float" office:value="51.9">
            <text:p>51.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0">
            <text:p>700</text:p>
          </table:table-cell>
          <table:table-cell office:value-type="date" office:date-value="2015-09-08T00:00:00">
            <text:p>Tue Sep  8 00:00:00 2015</text:p>
          </table:table-cell>
          <table:table-cell office:value-type="float" office:value="997.1">
            <text:p>997.1</text:p>
          </table:table-cell>
          <table:table-cell office:value-type="float" office:value="51.568">
            <text:p>51.568</text:p>
          </table:table-cell>
          <table:table-cell office:value-type="float" office:value="50.38">
            <text:p>50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1">
            <text:p>701</text:p>
          </table:table-cell>
          <table:table-cell office:value-type="date" office:date-value="2015-09-14T00:00:00">
            <text:p>Mon Sep 14 00:00:00 2015</text:p>
          </table:table-cell>
          <table:table-cell office:value-type="float" office:value="1070.9">
            <text:p>1070.9</text:p>
          </table:table-cell>
          <table:table-cell office:value-type="float" office:value="54.0">
            <text:p>54.0</text:p>
          </table:table-cell>
          <table:table-cell office:value-type="float" office:value="54.03">
            <text:p>54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2">
            <text:p>702</text:p>
          </table:table-cell>
          <table:table-cell office:value-type="date" office:date-value="2015-09-24T00:00:00">
            <text:p>Thu Sep 24 00:00:00 2015</text:p>
          </table:table-cell>
          <table:table-cell office:value-type="float" office:value="1053.4">
            <text:p>1053.4</text:p>
          </table:table-cell>
          <table:table-cell office:value-type="float" office:value="53.808">
            <text:p>53.808</text:p>
          </table:table-cell>
          <table:table-cell office:value-type="float" office:value="52.03">
            <text:p>52.03</text:p>
          </table:table-cell>
          <table:table-cell office:value-type="boolean" office:value="false">
            <text:p>FALSE</text:p>
          </table:table-cell>
          <table:table-cell office:value-type="string" office:value="no fuel data estimating the amount from a Prior fill-up">
            <text:p>no fuel data estimating the amount from a Prior fill-up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3">
            <text:p>703</text:p>
          </table:table-cell>
          <table:table-cell office:value-type="date" office:date-value="2015-10-13T00:00:00">
            <text:p>Tue Oct 13 00:00:00 2015</text:p>
          </table:table-cell>
          <table:table-cell office:value-type="float" office:value="987.5">
            <text:p>987.5</text:p>
          </table:table-cell>
          <table:table-cell office:value-type="float" office:value="54.404">
            <text:p>54.404</text:p>
          </table:table-cell>
          <table:table-cell office:value-type="float" office:value="52.61">
            <text:p>52.6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4">
            <text:p>704</text:p>
          </table:table-cell>
          <table:table-cell office:value-type="date" office:date-value="2015-10-25T00:00:00">
            <text:p>Sun Oct 25 00:00:00 2015</text:p>
          </table:table-cell>
          <table:table-cell office:value-type="float" office:value="875.0">
            <text:p>875.0</text:p>
          </table:table-cell>
          <table:table-cell office:value-type="float" office:value="49.12">
            <text:p>49.12</text:p>
          </table:table-cell>
          <table:table-cell office:value-type="float" office:value="47.4">
            <text:p>47.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5">
            <text:p>705</text:p>
          </table:table-cell>
          <table:table-cell office:value-type="date" office:date-value="2015-11-04T00:00:00">
            <text:p>Wed Nov  4 00:00:00 2015</text:p>
          </table:table-cell>
          <table:table-cell office:value-type="float" office:value="1018.0">
            <text:p>1018.0</text:p>
          </table:table-cell>
          <table:table-cell office:value-type="float" office:value="55.479">
            <text:p>55.479</text:p>
          </table:table-cell>
          <table:table-cell office:value-type="float" office:value="53.54">
            <text:p>53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6">
            <text:p>706</text:p>
          </table:table-cell>
          <table:table-cell office:value-type="date" office:date-value="2015-11-17T00:00:00">
            <text:p>Tue Nov 17 00:00:00 2015</text:p>
          </table:table-cell>
          <table:table-cell office:value-type="float" office:value="1009.3">
            <text:p>1009.3</text:p>
          </table:table-cell>
          <table:table-cell office:value-type="float" office:value="56.839">
            <text:p>56.839</text:p>
          </table:table-cell>
          <table:table-cell office:value-type="float" office:value="56.5">
            <text:p>5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7">
            <text:p>707</text:p>
          </table:table-cell>
          <table:table-cell office:value-type="date" office:date-value="2015-11-26T00:00:00">
            <text:p>Thu Nov 26 00:00:00 2015</text:p>
          </table:table-cell>
          <table:table-cell office:value-type="float" office:value="982.9">
            <text:p>982.9</text:p>
          </table:table-cell>
          <table:table-cell office:value-type="float" office:value="52.86">
            <text:p>52.86</text:p>
          </table:table-cell>
          <table:table-cell office:value-type="float" office:value="52.54">
            <text:p>52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8">
            <text:p>708</text:p>
          </table:table-cell>
          <table:table-cell office:value-type="date" office:date-value="2015-12-08T00:00:00">
            <text:p>Tue Dec  8 00:00:00 2015</text:p>
          </table:table-cell>
          <table:table-cell office:value-type="float" office:value="863.7">
            <text:p>863.7</text:p>
          </table:table-cell>
          <table:table-cell office:value-type="float" office:value="47.663">
            <text:p>47.663</text:p>
          </table:table-cell>
          <table:table-cell office:value-type="float" office:value="47.38">
            <text:p>47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09">
            <text:p>709</text:p>
          </table:table-cell>
          <table:table-cell office:value-type="date" office:date-value="2015-12-18T00:00:00">
            <text:p>Fri Dec 18 00:00:00 2015</text:p>
          </table:table-cell>
          <table:table-cell office:value-type="float" office:value="980.5">
            <text:p>980.5</text:p>
          </table:table-cell>
          <table:table-cell office:value-type="float" office:value="56.159">
            <text:p>56.159</text:p>
          </table:table-cell>
          <table:table-cell office:value-type="float" office:value="55.82">
            <text:p>55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0">
            <text:p>710</text:p>
          </table:table-cell>
          <table:table-cell office:value-type="date" office:date-value="2016-01-10T00:00:00">
            <text:p>Sun Jan 10 00:00:00 2016</text:p>
          </table:table-cell>
          <table:table-cell office:value-type="float" office:value="772.6">
            <text:p>772.6</text:p>
          </table:table-cell>
          <table:table-cell office:value-type="float" office:value="48.77">
            <text:p>48.77</text:p>
          </table:table-cell>
          <table:table-cell office:value-type="float" office:value="47.16">
            <text:p>47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1">
            <text:p>711</text:p>
          </table:table-cell>
          <table:table-cell office:value-type="date" office:date-value="2016-01-19T00:00:00">
            <text:p>Tue Jan 19 00:00:00 2016</text:p>
          </table:table-cell>
          <table:table-cell office:value-type="float" office:value="763.2">
            <text:p>763.2</text:p>
          </table:table-cell>
          <table:table-cell office:value-type="float" office:value="53.107">
            <text:p>53.107</text:p>
          </table:table-cell>
          <table:table-cell office:value-type="float" office:value="51.35">
            <text:p>51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2">
            <text:p>712</text:p>
          </table:table-cell>
          <table:table-cell office:value-type="date" office:date-value="2016-02-07T00:00:00">
            <text:p>Sun Feb  7 00:00:00 2016</text:p>
          </table:table-cell>
          <table:table-cell office:value-type="float" office:value="868.0">
            <text:p>868.0</text:p>
          </table:table-cell>
          <table:table-cell office:value-type="float" office:value="51.036">
            <text:p>51.036</text:p>
          </table:table-cell>
          <table:table-cell office:value-type="float" office:value="47.16">
            <text:p>47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3">
            <text:p>713</text:p>
          </table:table-cell>
          <table:table-cell office:value-type="date" office:date-value="2016-02-18T00:00:00">
            <text:p>Thu Feb 18 00:00:00 2016</text:p>
          </table:table-cell>
          <table:table-cell office:value-type="float" office:value="764.8">
            <text:p>764.8</text:p>
          </table:table-cell>
          <table:table-cell office:value-type="float" office:value="47.916">
            <text:p>47.916</text:p>
          </table:table-cell>
          <table:table-cell office:value-type="float" office:value="42.98">
            <text:p>42.9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4">
            <text:p>714</text:p>
          </table:table-cell>
          <table:table-cell office:value-type="date" office:date-value="2016-02-27T00:00:00">
            <text:p>Sat Feb 27 00:00:00 2016</text:p>
          </table:table-cell>
          <table:table-cell office:value-type="float" office:value="828.7">
            <text:p>828.7</text:p>
          </table:table-cell>
          <table:table-cell office:value-type="float" office:value="53.555">
            <text:p>53.555</text:p>
          </table:table-cell>
          <table:table-cell office:value-type="float" office:value="48.04">
            <text:p>48.0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5">
            <text:p>715</text:p>
          </table:table-cell>
          <table:table-cell office:value-type="date" office:date-value="2016-03-10T00:00:00">
            <text:p>Thu Mar 10 00:00:00 2016</text:p>
          </table:table-cell>
          <table:table-cell office:value-type="float" office:value="921.4">
            <text:p>921.4</text:p>
          </table:table-cell>
          <table:table-cell office:value-type="float" office:value="58.733">
            <text:p>58.733</text:p>
          </table:table-cell>
          <table:table-cell office:value-type="float" office:value="51.63">
            <text:p>51.6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6">
            <text:p>716</text:p>
          </table:table-cell>
          <table:table-cell office:value-type="date" office:date-value="2016-03-23T00:00:00">
            <text:p>Wed Mar 23 00:00:00 2016</text:p>
          </table:table-cell>
          <table:table-cell office:value-type="float" office:value="1038.6">
            <text:p>1038.6</text:p>
          </table:table-cell>
          <table:table-cell office:value-type="float" office:value="57.059">
            <text:p>57.059</text:p>
          </table:table-cell>
          <table:table-cell office:value-type="float" office:value="51.07">
            <text:p>51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7">
            <text:p>717</text:p>
          </table:table-cell>
          <table:table-cell office:value-type="date" office:date-value="2016-04-06T00:00:00">
            <text:p>Wed Apr  6 00:00:00 2016</text:p>
          </table:table-cell>
          <table:table-cell office:value-type="float" office:value="934.3">
            <text:p>934.3</text:p>
          </table:table-cell>
          <table:table-cell office:value-type="float" office:value="55.0">
            <text:p>55.0</text:p>
          </table:table-cell>
          <table:table-cell office:value-type="float" office:value="49.53">
            <text:p>49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8">
            <text:p>718</text:p>
          </table:table-cell>
          <table:table-cell office:value-type="date" office:date-value="2016-04-19T00:00:00">
            <text:p>Tue Apr 19 00:00:00 2016</text:p>
          </table:table-cell>
          <table:table-cell office:value-type="float" office:value="996.6">
            <text:p>996.6</text:p>
          </table:table-cell>
          <table:table-cell office:value-type="float" office:value="55.345">
            <text:p>55.345</text:p>
          </table:table-cell>
          <table:table-cell office:value-type="float" office:value="49.53">
            <text:p>49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19">
            <text:p>719</text:p>
          </table:table-cell>
          <table:table-cell office:value-type="date" office:date-value="2016-05-04T00:00:00">
            <text:p>Wed May  4 00:00:00 2016</text:p>
          </table:table-cell>
          <table:table-cell office:value-type="float" office:value="1028.6">
            <text:p>1028.6</text:p>
          </table:table-cell>
          <table:table-cell office:value-type="float" office:value="56.553">
            <text:p>56.553</text:p>
          </table:table-cell>
          <table:table-cell office:value-type="float" office:value="50.61">
            <text:p>50.6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0">
            <text:p>720</text:p>
          </table:table-cell>
          <table:table-cell office:value-type="date" office:date-value="2016-05-18T00:00:00">
            <text:p>Wed May 18 00:00:00 2016</text:p>
          </table:table-cell>
          <table:table-cell office:value-type="float" office:value="1007.9">
            <text:p>1007.9</text:p>
          </table:table-cell>
          <table:table-cell office:value-type="float" office:value="57.812">
            <text:p>57.812</text:p>
          </table:table-cell>
          <table:table-cell office:value-type="float" office:value="51.74">
            <text:p>51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1">
            <text:p>721</text:p>
          </table:table-cell>
          <table:table-cell office:value-type="date" office:date-value="2016-05-31T00:00:00">
            <text:p>Tue May 31 00:00:00 2016</text:p>
          </table:table-cell>
          <table:table-cell office:value-type="float" office:value="1043.6">
            <text:p>1043.6</text:p>
          </table:table-cell>
          <table:table-cell office:value-type="float" office:value="54.577">
            <text:p>54.577</text:p>
          </table:table-cell>
          <table:table-cell office:value-type="float" office:value="52.12">
            <text:p>52.1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2">
            <text:p>722</text:p>
          </table:table-cell>
          <table:table-cell office:value-type="date" office:date-value="2016-06-12T00:00:00">
            <text:p>Sun Jun 12 00:00:00 2016</text:p>
          </table:table-cell>
          <table:table-cell office:value-type="float" office:value="1004.8">
            <text:p>1004.8</text:p>
          </table:table-cell>
          <table:table-cell office:value-type="float" office:value="54.803">
            <text:p>54.803</text:p>
          </table:table-cell>
          <table:table-cell office:value-type="float" office:value="52.34">
            <text:p>52.3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3">
            <text:p>723</text:p>
          </table:table-cell>
          <table:table-cell office:value-type="date" office:date-value="2016-06-23T00:00:00">
            <text:p>Thu Jun 23 00:00:00 2016</text:p>
          </table:table-cell>
          <table:table-cell office:value-type="float" office:value="998.9">
            <text:p>998.9</text:p>
          </table:table-cell>
          <table:table-cell office:value-type="float" office:value="55.13">
            <text:p>55.13</text:p>
          </table:table-cell>
          <table:table-cell office:value-type="float" office:value="52.65">
            <text:p>52.6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4">
            <text:p>724</text:p>
          </table:table-cell>
          <table:table-cell office:value-type="date" office:date-value="2016-07-09T00:00:00">
            <text:p>Sat Jul  9 00:00:00 2016</text:p>
          </table:table-cell>
          <table:table-cell office:value-type="float" office:value="1033.4">
            <text:p>1033.4</text:p>
          </table:table-cell>
          <table:table-cell office:value-type="float" office:value="58.7">
            <text:p>58.7</text:p>
          </table:table-cell>
          <table:table-cell office:value-type="float" office:value="55.94">
            <text:p>55.9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5">
            <text:p>725</text:p>
          </table:table-cell>
          <table:table-cell office:value-type="date" office:date-value="2016-07-20T00:00:00">
            <text:p>Wed Jul 20 00:00:00 2016</text:p>
          </table:table-cell>
          <table:table-cell office:value-type="float" office:value="1076.0">
            <text:p>1076.0</text:p>
          </table:table-cell>
          <table:table-cell office:value-type="float" office:value="57.652">
            <text:p>57.652</text:p>
          </table:table-cell>
          <table:table-cell office:value-type="float" office:value="54.83">
            <text:p>54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6">
            <text:p>726</text:p>
          </table:table-cell>
          <table:table-cell office:value-type="date" office:date-value="2016-08-09T00:00:00">
            <text:p>Tue Aug  9 00:00:00 2016</text:p>
          </table:table-cell>
          <table:table-cell office:value-type="float" office:value="1042.1">
            <text:p>1042.1</text:p>
          </table:table-cell>
          <table:table-cell office:value-type="float" office:value="58.54">
            <text:p>58.54</text:p>
          </table:table-cell>
          <table:table-cell office:value-type="float" office:value="53.8">
            <text:p>53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7">
            <text:p>727</text:p>
          </table:table-cell>
          <table:table-cell office:value-type="date" office:date-value="2016-08-21T00:00:00">
            <text:p>Sun Aug 21 00:00:00 2016</text:p>
          </table:table-cell>
          <table:table-cell office:value-type="float" office:value="1000.0">
            <text:p>1000.0</text:p>
          </table:table-cell>
          <table:table-cell office:value-type="float" office:value="52.912">
            <text:p>52.912</text:p>
          </table:table-cell>
          <table:table-cell office:value-type="float" office:value="50.0">
            <text:p>5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8">
            <text:p>728</text:p>
          </table:table-cell>
          <table:table-cell office:value-type="date" office:date-value="2016-09-07T00:00:00">
            <text:p>Wed Sep  7 00:00:00 2016</text:p>
          </table:table-cell>
          <table:table-cell office:value-type="float" office:value="1008.0">
            <text:p>1008.0</text:p>
          </table:table-cell>
          <table:table-cell office:value-type="float" office:value="58.139">
            <text:p>58.139</text:p>
          </table:table-cell>
          <table:table-cell office:value-type="float" office:value="53.89">
            <text:p>53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29">
            <text:p>729</text:p>
          </table:table-cell>
          <table:table-cell office:value-type="date" office:date-value="2016-09-18T00:00:00">
            <text:p>Sun Sep 18 00:00:00 2016</text:p>
          </table:table-cell>
          <table:table-cell office:value-type="float" office:value="962.5">
            <text:p>962.5</text:p>
          </table:table-cell>
          <table:table-cell office:value-type="float" office:value="51.976">
            <text:p>51.976</text:p>
          </table:table-cell>
          <table:table-cell office:value-type="float" office:value="46.62">
            <text:p>46.6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0">
            <text:p>730</text:p>
          </table:table-cell>
          <table:table-cell office:value-type="date" office:date-value="2016-10-04T00:00:00">
            <text:p>Tue Oct  4 00:00:00 2016</text:p>
          </table:table-cell>
          <table:table-cell office:value-type="float" office:value="1049.0">
            <text:p>1049.0</text:p>
          </table:table-cell>
          <table:table-cell office:value-type="float" office:value="55.126">
            <text:p>55.126</text:p>
          </table:table-cell>
          <table:table-cell office:value-type="float" office:value="49.45">
            <text:p>49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1">
            <text:p>731</text:p>
          </table:table-cell>
          <table:table-cell office:value-type="date" office:date-value="2016-10-17T00:00:00">
            <text:p>Mon Oct 17 00:00:00 2016</text:p>
          </table:table-cell>
          <table:table-cell office:value-type="float" office:value="1003.4">
            <text:p>1003.4</text:p>
          </table:table-cell>
          <table:table-cell office:value-type="float" office:value="55.37">
            <text:p>55.37</text:p>
          </table:table-cell>
          <table:table-cell office:value-type="float" office:value="49.67">
            <text:p>49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2">
            <text:p>732</text:p>
          </table:table-cell>
          <table:table-cell office:value-type="date" office:date-value="2016-10-26T00:00:00">
            <text:p>Wed Oct 26 00:00:00 2016</text:p>
          </table:table-cell>
          <table:table-cell office:value-type="float" office:value="915.5">
            <text:p>915.5</text:p>
          </table:table-cell>
          <table:table-cell office:value-type="float" office:value="49.837">
            <text:p>49.837</text:p>
          </table:table-cell>
          <table:table-cell office:value-type="float" office:value="44.7">
            <text:p>44.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3">
            <text:p>733</text:p>
          </table:table-cell>
          <table:table-cell office:value-type="date" office:date-value="2016-11-07T00:00:00">
            <text:p>Mon Nov  7 00:00:00 2016</text:p>
          </table:table-cell>
          <table:table-cell office:value-type="float" office:value="992.0">
            <text:p>992.0</text:p>
          </table:table-cell>
          <table:table-cell office:value-type="float" office:value="51.875">
            <text:p>51.875</text:p>
          </table:table-cell>
          <table:table-cell office:value-type="float" office:value="51.82">
            <text:p>51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4">
            <text:p>734</text:p>
          </table:table-cell>
          <table:table-cell office:value-type="date" office:date-value="2016-12-05T00:00:00">
            <text:p>Mon Dec  5 00:00:00 2016</text:p>
          </table:table-cell>
          <table:table-cell office:value-type="float" office:value="846.5">
            <text:p>846.5</text:p>
          </table:table-cell>
          <table:table-cell office:value-type="float" office:value="10.317">
            <text:p>10.317</text:p>
          </table:table-cell>
          <table:table-cell office:value-type="float" office:value="10.0">
            <text:p>10.0</text:p>
          </table:table-cell>
          <table:table-cell office:value-type="boolean" office:value="false">
            <text:p>FALSE</text:p>
          </table:table-cell>
          <table:table-cell office:value-type="string" office:value="The pump was super slow at filling the Car up. Probably would have taken 20 minutes To fill the car">
            <text:p>The pump was super slow at filling the Car up. Probably would have taken 20 minutes To fill the car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5">
            <text:p>735</text:p>
          </table:table-cell>
          <table:table-cell office:value-type="date" office:date-value="2016-12-06T00:00:00">
            <text:p>Tue Dec  6 00:00:00 2016</text:p>
          </table:table-cell>
          <table:table-cell office:value-type="float" office:value="800.2">
            <text:p>800.2</text:p>
          </table:table-cell>
          <table:table-cell office:value-type="float" office:value="55.539">
            <text:p>55.539</text:p>
          </table:table-cell>
          <table:table-cell office:value-type="float" office:value="53.71">
            <text:p>53.71</text:p>
          </table:table-cell>
          <table:table-cell office:value-type="boolean" office:value="false">
            <text:p>FALSE</text:p>
          </table:table-cell>
          <table:table-cell office:value-type="string" office:value="Miss-recorded the mileage... used the value From 2016-12-30 and 2016-12-16">
            <text:p>Miss-recorded the mileage... used the value From 2016-12-30 and 2016-12-16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6">
            <text:p>736</text:p>
          </table:table-cell>
          <table:table-cell office:value-type="date" office:date-value="2016-12-16T00:00:00">
            <text:p>Fri Dec 16 00:00:00 2016</text:p>
          </table:table-cell>
          <table:table-cell office:value-type="float" office:value="820.4">
            <text:p>820.4</text:p>
          </table:table-cell>
          <table:table-cell office:value-type="float" office:value="51.587">
            <text:p>51.587</text:p>
          </table:table-cell>
          <table:table-cell office:value-type="float" office:value="58.76">
            <text:p>58.7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7">
            <text:p>737</text:p>
          </table:table-cell>
          <table:table-cell office:value-type="date" office:date-value="2016-12-30T00:00:00">
            <text:p>Fri Dec 30 00:00:00 2016</text:p>
          </table:table-cell>
          <table:table-cell office:value-type="float" office:value="796.3">
            <text:p>796.3</text:p>
          </table:table-cell>
          <table:table-cell office:value-type="float" office:value="49.138">
            <text:p>49.138</text:p>
          </table:table-cell>
          <table:table-cell office:value-type="float" office:value="47.52">
            <text:p>47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8">
            <text:p>738</text:p>
          </table:table-cell>
          <table:table-cell office:value-type="date" office:date-value="2017-01-15T00:00:00">
            <text:p>Sun Jan 15 00:00:00 2017</text:p>
          </table:table-cell>
          <table:table-cell office:value-type="float" office:value="755.0">
            <text:p>755.0</text:p>
          </table:table-cell>
          <table:table-cell office:value-type="float" office:value="47.392">
            <text:p>47.392</text:p>
          </table:table-cell>
          <table:table-cell office:value-type="float" office:value="47.25">
            <text:p>47.2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39">
            <text:p>739</text:p>
          </table:table-cell>
          <table:table-cell office:value-type="date" office:date-value="2017-01-26T00:00:00">
            <text:p>Thu Jan 26 00:00:00 2017</text:p>
          </table:table-cell>
          <table:table-cell office:value-type="float" office:value="873.4">
            <text:p>873.4</text:p>
          </table:table-cell>
          <table:table-cell office:value-type="float" office:value="51.62">
            <text:p>51.62</text:p>
          </table:table-cell>
          <table:table-cell office:value-type="float" office:value="53.53">
            <text:p>53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0">
            <text:p>740</text:p>
          </table:table-cell>
          <table:table-cell office:value-type="date" office:date-value="2017-02-04T00:00:00">
            <text:p>Sat Feb  4 00:00:00 2017</text:p>
          </table:table-cell>
          <table:table-cell office:value-type="float" office:value="737.7">
            <text:p>737.7</text:p>
          </table:table-cell>
          <table:table-cell office:value-type="float" office:value="45.579">
            <text:p>45.579</text:p>
          </table:table-cell>
          <table:table-cell office:value-type="float" office:value="47.27">
            <text:p>47.2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1">
            <text:p>741</text:p>
          </table:table-cell>
          <table:table-cell office:value-type="date" office:date-value="2017-02-14T00:00:00">
            <text:p>Tue Feb 14 00:00:00 2017</text:p>
          </table:table-cell>
          <table:table-cell office:value-type="float" office:value="798.5">
            <text:p>798.5</text:p>
          </table:table-cell>
          <table:table-cell office:value-type="float" office:value="51.362">
            <text:p>51.362</text:p>
          </table:table-cell>
          <table:table-cell office:value-type="float" office:value="61.07">
            <text:p>61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2">
            <text:p>742</text:p>
          </table:table-cell>
          <table:table-cell office:value-type="date" office:date-value="2017-02-26T00:00:00">
            <text:p>Sun Feb 26 00:00:00 2017</text:p>
          </table:table-cell>
          <table:table-cell office:value-type="float" office:value="800.0">
            <text:p>800.0</text:p>
          </table:table-cell>
          <table:table-cell office:value-type="float" office:value="49.517">
            <text:p>49.517</text:p>
          </table:table-cell>
          <table:table-cell office:value-type="float" office:value="51.35">
            <text:p>51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3">
            <text:p>743</text:p>
          </table:table-cell>
          <table:table-cell office:value-type="date" office:date-value="2017-03-13T00:00:00">
            <text:p>Mon Mar 13 00:00:00 2017</text:p>
          </table:table-cell>
          <table:table-cell office:value-type="float" office:value="760.4">
            <text:p>760.4</text:p>
          </table:table-cell>
          <table:table-cell office:value-type="float" office:value="48.016">
            <text:p>48.016</text:p>
          </table:table-cell>
          <table:table-cell office:value-type="float" office:value="49.79">
            <text:p>49.7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4">
            <text:p>744</text:p>
          </table:table-cell>
          <table:table-cell office:value-type="date" office:date-value="2017-03-17T00:00:00">
            <text:p>Fri Mar 17 00:00:00 2017</text:p>
          </table:table-cell>
          <table:table-cell office:value-type="float" office:value="329.1">
            <text:p>329.1</text:p>
          </table:table-cell>
          <table:table-cell office:value-type="float" office:value="22.615">
            <text:p>22.615</text:p>
          </table:table-cell>
          <table:table-cell office:value-type="float" office:value="23.45">
            <text:p>23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5">
            <text:p>745</text:p>
          </table:table-cell>
          <table:table-cell office:value-type="date" office:date-value="2017-03-20T00:00:00">
            <text:p>Mon Mar 20 00:00:00 2017</text:p>
          </table:table-cell>
          <table:table-cell office:value-type="float" office:value="965.6">
            <text:p>965.6</text:p>
          </table:table-cell>
          <table:table-cell office:value-type="float" office:value="53.741">
            <text:p>53.741</text:p>
          </table:table-cell>
          <table:table-cell office:value-type="float" office:value="55.73">
            <text:p>55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6">
            <text:p>746</text:p>
          </table:table-cell>
          <table:table-cell office:value-type="date" office:date-value="2017-03-30T00:00:00">
            <text:p>Thu Mar 30 00:00:00 2017</text:p>
          </table:table-cell>
          <table:table-cell office:value-type="float" office:value="926.2">
            <text:p>926.2</text:p>
          </table:table-cell>
          <table:table-cell office:value-type="float" office:value="51.802">
            <text:p>51.802</text:p>
          </table:table-cell>
          <table:table-cell office:value-type="float" office:value="53.72">
            <text:p>53.7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7">
            <text:p>747</text:p>
          </table:table-cell>
          <table:table-cell office:value-type="date" office:date-value="2017-04-06T00:00:00">
            <text:p>Thu Apr  6 00:00:00 2017</text:p>
          </table:table-cell>
          <table:table-cell office:value-type="float" office:value="1088.5">
            <text:p>1088.5</text:p>
          </table:table-cell>
          <table:table-cell office:value-type="float" office:value="60.2">
            <text:p>60.2</text:p>
          </table:table-cell>
          <table:table-cell office:value-type="float" office:value="66.16">
            <text:p>66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8">
            <text:p>748</text:p>
          </table:table-cell>
          <table:table-cell office:value-type="date" office:date-value="2017-04-18T00:00:00">
            <text:p>Tue Apr 18 00:00:00 2017</text:p>
          </table:table-cell>
          <table:table-cell office:value-type="float" office:value="1052.6">
            <text:p>1052.6</text:p>
          </table:table-cell>
          <table:table-cell office:value-type="float" office:value="55.928">
            <text:p>55.928</text:p>
          </table:table-cell>
          <table:table-cell office:value-type="float" office:value="57.99">
            <text:p>57.9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49">
            <text:p>749</text:p>
          </table:table-cell>
          <table:table-cell office:value-type="date" office:date-value="2017-04-23T00:00:00">
            <text:p>Sun Apr 23 00:00:00 2017</text:p>
          </table:table-cell>
          <table:table-cell office:value-type="float" office:value="868.8">
            <text:p>868.8</text:p>
          </table:table-cell>
          <table:table-cell office:value-type="float" office:value="47.606">
            <text:p>47.606</text:p>
          </table:table-cell>
          <table:table-cell office:value-type="float" office:value="50.89">
            <text:p>50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0">
            <text:p>750</text:p>
          </table:table-cell>
          <table:table-cell office:value-type="date" office:date-value="2017-04-27T00:00:00">
            <text:p>Thu Apr 27 00:00:00 2017</text:p>
          </table:table-cell>
          <table:table-cell office:value-type="float" office:value="1040.0">
            <text:p>1040.0</text:p>
          </table:table-cell>
          <table:table-cell office:value-type="float" office:value="56.363">
            <text:p>56.363</text:p>
          </table:table-cell>
          <table:table-cell office:value-type="float" office:value="58.45">
            <text:p>58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1">
            <text:p>751</text:p>
          </table:table-cell>
          <table:table-cell office:value-type="date" office:date-value="2017-05-09T00:00:00">
            <text:p>Tue May  9 00:00:00 2017</text:p>
          </table:table-cell>
          <table:table-cell office:value-type="float" office:value="1017.2">
            <text:p>1017.2</text:p>
          </table:table-cell>
          <table:table-cell office:value-type="float" office:value="57.396">
            <text:p>57.396</text:p>
          </table:table-cell>
          <table:table-cell office:value-type="float" office:value="59.52">
            <text:p>59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2">
            <text:p>752</text:p>
          </table:table-cell>
          <table:table-cell office:value-type="date" office:date-value="2017-05-20T00:00:00">
            <text:p>Sat May 20 00:00:00 2017</text:p>
          </table:table-cell>
          <table:table-cell office:value-type="float" office:value="1031.5">
            <text:p>1031.5</text:p>
          </table:table-cell>
          <table:table-cell office:value-type="float" office:value="53.441">
            <text:p>53.441</text:p>
          </table:table-cell>
          <table:table-cell office:value-type="float" office:value="55.42">
            <text:p>55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3">
            <text:p>753</text:p>
          </table:table-cell>
          <table:table-cell office:value-type="date" office:date-value="2017-11-16T00:00:00">
            <text:p>Thu Nov 16 00:00:00 2017</text:p>
          </table:table-cell>
          <table:table-cell office:value-type="float" office:value="623.3">
            <text:p>623.3</text:p>
          </table:table-cell>
          <table:table-cell office:value-type="float" office:value="36.062">
            <text:p>36.062</text:p>
          </table:table-cell>
          <table:table-cell office:value-type="float" office:value="39.92">
            <text:p>39.92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4">
            <text:p>754</text:p>
          </table:table-cell>
          <table:table-cell office:value-type="date" office:date-value="2017-11-09T00:00:00">
            <text:p>Thu Nov  9 00:00:00 2017</text:p>
          </table:table-cell>
          <table:table-cell office:value-type="float" office:value="993.2">
            <text:p>993.2</text:p>
          </table:table-cell>
          <table:table-cell office:value-type="float" office:value="54.889">
            <text:p>54.889</text:p>
          </table:table-cell>
          <table:table-cell office:value-type="float" office:value="56.81">
            <text:p>56.8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5">
            <text:p>755</text:p>
          </table:table-cell>
          <table:table-cell office:value-type="date" office:date-value="2017-10-18T00:00:00">
            <text:p>Wed Oct 18 00:00:00 2017</text:p>
          </table:table-cell>
          <table:table-cell office:value-type="float" office:value="960.5">
            <text:p>960.5</text:p>
          </table:table-cell>
          <table:table-cell office:value-type="float" office:value="54.715">
            <text:p>54.715</text:p>
          </table:table-cell>
          <table:table-cell office:value-type="float" office:value="56.63">
            <text:p>56.6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6">
            <text:p>756</text:p>
          </table:table-cell>
          <table:table-cell office:value-type="date" office:date-value="2017-10-01T00:00:00">
            <text:p>Sun Oct  1 00:00:00 2017</text:p>
          </table:table-cell>
          <table:table-cell office:value-type="float" office:value="1069.2">
            <text:p>1069.2</text:p>
          </table:table-cell>
          <table:table-cell office:value-type="float" office:value="52.808">
            <text:p>52.808</text:p>
          </table:table-cell>
          <table:table-cell office:value-type="float" office:value="54.66">
            <text:p>54.6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7">
            <text:p>757</text:p>
          </table:table-cell>
          <table:table-cell office:value-type="date" office:date-value="2017-09-17T00:00:00">
            <text:p>Sun Sep 17 00:00:00 2017</text:p>
          </table:table-cell>
          <table:table-cell office:value-type="float" office:value="984.7">
            <text:p>984.7</text:p>
          </table:table-cell>
          <table:table-cell office:value-type="float" office:value="52.626">
            <text:p>52.626</text:p>
          </table:table-cell>
          <table:table-cell office:value-type="float" office:value="54.47">
            <text:p>54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8">
            <text:p>758</text:p>
          </table:table-cell>
          <table:table-cell office:value-type="date" office:date-value="2017-08-31T00:00:00">
            <text:p>Thu Aug 31 00:00:00 2017</text:p>
          </table:table-cell>
          <table:table-cell office:value-type="float" office:value="1006.5">
            <text:p>1006.5</text:p>
          </table:table-cell>
          <table:table-cell office:value-type="float" office:value="52.574">
            <text:p>52.574</text:p>
          </table:table-cell>
          <table:table-cell office:value-type="float" office:value="54.41">
            <text:p>54.4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59">
            <text:p>759</text:p>
          </table:table-cell>
          <table:table-cell office:value-type="date" office:date-value="2017-08-17T00:00:00">
            <text:p>Thu Aug 17 00:00:00 2017</text:p>
          </table:table-cell>
          <table:table-cell office:value-type="float" office:value="1116.8">
            <text:p>1116.8</text:p>
          </table:table-cell>
          <table:table-cell office:value-type="float" office:value="56.059">
            <text:p>56.059</text:p>
          </table:table-cell>
          <table:table-cell office:value-type="float" office:value="58.13">
            <text:p>58.1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0">
            <text:p>760</text:p>
          </table:table-cell>
          <table:table-cell office:value-type="date" office:date-value="2017-08-13T00:00:00">
            <text:p>Sun Aug 13 00:00:00 2017</text:p>
          </table:table-cell>
          <table:table-cell office:value-type="float" office:value="603.4">
            <text:p>603.4</text:p>
          </table:table-cell>
          <table:table-cell office:value-type="float" office:value="31.315">
            <text:p>31.315</text:p>
          </table:table-cell>
          <table:table-cell office:value-type="float" office:value="32.47">
            <text:p>32.47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1">
            <text:p>761</text:p>
          </table:table-cell>
          <table:table-cell office:value-type="date" office:date-value="2017-07-27T00:00:00">
            <text:p>Thu Jul 27 00:00:00 2017</text:p>
          </table:table-cell>
          <table:table-cell office:value-type="float" office:value="989.4">
            <text:p>989.4</text:p>
          </table:table-cell>
          <table:table-cell office:value-type="float" office:value="57.552">
            <text:p>57.552</text:p>
          </table:table-cell>
          <table:table-cell office:value-type="float" office:value="59.22">
            <text:p>59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2">
            <text:p>762</text:p>
          </table:table-cell>
          <table:table-cell office:value-type="date" office:date-value="2017-07-16T00:00:00">
            <text:p>Sun Jul 16 00:00:00 2017</text:p>
          </table:table-cell>
          <table:table-cell office:value-type="float" office:value="1064.9">
            <text:p>1064.9</text:p>
          </table:table-cell>
          <table:table-cell office:value-type="float" office:value="55.223">
            <text:p>55.223</text:p>
          </table:table-cell>
          <table:table-cell office:value-type="float" office:value="57.27">
            <text:p>57.2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3">
            <text:p>763</text:p>
          </table:table-cell>
          <table:table-cell office:value-type="date" office:date-value="2017-07-03T00:00:00">
            <text:p>Mon Jul  3 00:00:00 2017</text:p>
          </table:table-cell>
          <table:table-cell office:value-type="float" office:value="1029.1">
            <text:p>1029.1</text:p>
          </table:table-cell>
          <table:table-cell office:value-type="float" office:value="54.54">
            <text:p>54.54</text:p>
          </table:table-cell>
          <table:table-cell office:value-type="float" office:value="56.56">
            <text:p>56.5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4">
            <text:p>764</text:p>
          </table:table-cell>
          <table:table-cell office:value-type="date" office:date-value="2017-06-16T00:00:00">
            <text:p>Fri Jun 16 00:00:00 2017</text:p>
          </table:table-cell>
          <table:table-cell office:value-type="float" office:value="1055.7">
            <text:p>1055.7</text:p>
          </table:table-cell>
          <table:table-cell office:value-type="float" office:value="59.39">
            <text:p>59.39</text:p>
          </table:table-cell>
          <table:table-cell office:value-type="float" office:value="62.89">
            <text:p>62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5">
            <text:p>765</text:p>
          </table:table-cell>
          <table:table-cell office:value-type="date" office:date-value="2017-06-02T00:00:00">
            <text:p>Fri Jun  2 00:00:00 2017</text:p>
          </table:table-cell>
          <table:table-cell office:value-type="float" office:value="930.5">
            <text:p>930.5</text:p>
          </table:table-cell>
          <table:table-cell office:value-type="float" office:value="50.932">
            <text:p>50.932</text:p>
          </table:table-cell>
          <table:table-cell office:value-type="float" office:value="52.82">
            <text:p>52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6">
            <text:p>766</text:p>
          </table:table-cell>
          <table:table-cell office:value-type="date" office:date-value="2017-12-22T00:00:00">
            <text:p>Fri Dec 22 00:00:00 2017</text:p>
          </table:table-cell>
          <table:table-cell office:value-type="float" office:value="181.1">
            <text:p>181.1</text:p>
          </table:table-cell>
          <table:table-cell office:value-type="float" office:value="50.13">
            <text:p>50.13</text:p>
          </table:table-cell>
          <table:table-cell office:value-type="float" office:value="58.5">
            <text:p>58.5</text:p>
          </table:table-cell>
          <table:table-cell office:value-type="boolean" office:value="true">
            <text:p>TRUE</text:p>
          </table:table-cell>
          <table:table-cell office:value-type="string" office:value="Did a partial fill up in north bay the last fill up so I could get to No Frills in Sturgeon. Filling up fully this time.">
            <text:p>Did a partial fill up in north bay the last fill up so I could get to No Frills in Sturgeon. Filling up fully this time.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7">
            <text:p>767</text:p>
          </table:table-cell>
          <table:table-cell office:value-type="date" office:date-value="2017-12-19T00:00:00">
            <text:p>Tue Dec 19 00:00:00 2017</text:p>
          </table:table-cell>
          <table:table-cell office:value-type="float" office:value="569.0">
            <text:p>569.0</text:p>
          </table:table-cell>
          <table:table-cell office:value-type="float" office:value="12.515">
            <text:p>12.515</text:p>
          </table:table-cell>
          <table:table-cell office:value-type="float" office:value="15.01">
            <text:p>15.01</text:p>
          </table:table-cell>
          <table:table-cell office:value-type="boolean" office:value="true">
            <text:p>TRUE</text:p>
          </table:table-cell>
          <table:table-cell office:value-type="string" office:value="On empty putting some into get to no frills in sturgeon">
            <text:p>On empty putting some into get to no frills in sturgeon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8">
            <text:p>768</text:p>
          </table:table-cell>
          <table:table-cell office:value-type="date" office:date-value="2018-01-31T00:00:00">
            <text:p>Wed Jan 31 00:00:00 2018</text:p>
          </table:table-cell>
          <table:table-cell office:value-type="float" office:value="858.6">
            <text:p>858.6</text:p>
          </table:table-cell>
          <table:table-cell office:value-type="float" office:value="51.482">
            <text:p>51.482</text:p>
          </table:table-cell>
          <table:table-cell office:value-type="float" office:value="61.11">
            <text:p>61.1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69">
            <text:p>769</text:p>
          </table:table-cell>
          <table:table-cell office:value-type="date" office:date-value="2018-01-12T00:00:00">
            <text:p>Fri Jan 12 00:00:00 2018</text:p>
          </table:table-cell>
          <table:table-cell office:value-type="float" office:value="696.1">
            <text:p>696.1</text:p>
          </table:table-cell>
          <table:table-cell office:value-type="float" office:value="46.545">
            <text:p>46.545</text:p>
          </table:table-cell>
          <table:table-cell office:value-type="float" office:value="54.32">
            <text:p>54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0">
            <text:p>770</text:p>
          </table:table-cell>
          <table:table-cell office:value-type="date" office:date-value="2018-01-22T00:00:00">
            <text:p>Mon Jan 22 00:00:00 2018</text:p>
          </table:table-cell>
          <table:table-cell office:value-type="float" office:value="671.8">
            <text:p>671.8</text:p>
          </table:table-cell>
          <table:table-cell office:value-type="float" office:value="43.05">
            <text:p>43.05</text:p>
          </table:table-cell>
          <table:table-cell office:value-type="float" office:value="50.24">
            <text:p>50.2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1">
            <text:p>771</text:p>
          </table:table-cell>
          <table:table-cell office:value-type="date" office:date-value="2018-05-08T00:00:00">
            <text:p>Tue May  8 00:00:00 2018</text:p>
          </table:table-cell>
          <table:table-cell office:value-type="float" office:value="1056.2">
            <text:p>1056.2</text:p>
          </table:table-cell>
          <table:table-cell office:value-type="float" office:value="58.077">
            <text:p>58.077</text:p>
          </table:table-cell>
          <table:table-cell office:value-type="float" office:value="72.42">
            <text:p>72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2">
            <text:p>772</text:p>
          </table:table-cell>
          <table:table-cell office:value-type="date" office:date-value="2018-04-15T00:00:00">
            <text:p>Sun Apr 15 00:00:00 2018</text:p>
          </table:table-cell>
          <table:table-cell office:value-type="float" office:value="910.6">
            <text:p>910.6</text:p>
          </table:table-cell>
          <table:table-cell office:value-type="float" office:value="54.726">
            <text:p>54.726</text:p>
          </table:table-cell>
          <table:table-cell office:value-type="float" office:value="66.6">
            <text:p>66.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3">
            <text:p>773</text:p>
          </table:table-cell>
          <table:table-cell office:value-type="date" office:date-value="2018-04-04T00:00:00">
            <text:p>Wed Apr  4 00:00:00 2018</text:p>
          </table:table-cell>
          <table:table-cell office:value-type="float" office:value="874.6">
            <text:p>874.6</text:p>
          </table:table-cell>
          <table:table-cell office:value-type="float" office:value="47.654">
            <text:p>47.654</text:p>
          </table:table-cell>
          <table:table-cell office:value-type="float" office:value="56.99">
            <text:p>56.9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4">
            <text:p>774</text:p>
          </table:table-cell>
          <table:table-cell office:value-type="date" office:date-value="2018-03-20T00:00:00">
            <text:p>Tue Mar 20 00:00:00 2018</text:p>
          </table:table-cell>
          <table:table-cell office:value-type="float" office:value="951.3">
            <text:p>951.3</text:p>
          </table:table-cell>
          <table:table-cell office:value-type="float" office:value="51.676">
            <text:p>51.676</text:p>
          </table:table-cell>
          <table:table-cell office:value-type="float" office:value="61.8">
            <text:p>61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5">
            <text:p>775</text:p>
          </table:table-cell>
          <table:table-cell office:value-type="date" office:date-value="2018-03-11T00:00:00">
            <text:p>Sun Mar 11 00:00:00 2018</text:p>
          </table:table-cell>
          <table:table-cell office:value-type="float" office:value="981.4">
            <text:p>981.4</text:p>
          </table:table-cell>
          <table:table-cell office:value-type="float" office:value="52.991">
            <text:p>52.991</text:p>
          </table:table-cell>
          <table:table-cell office:value-type="float" office:value="59.14">
            <text:p>59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6">
            <text:p>776</text:p>
          </table:table-cell>
          <table:table-cell office:value-type="date" office:date-value="2018-02-25T00:00:00">
            <text:p>Sun Feb 25 00:00:00 2018</text:p>
          </table:table-cell>
          <table:table-cell office:value-type="float" office:value="888.3">
            <text:p>888.3</text:p>
          </table:table-cell>
          <table:table-cell office:value-type="float" office:value="52.468">
            <text:p>52.468</text:p>
          </table:table-cell>
          <table:table-cell office:value-type="float" office:value="62.8">
            <text:p>62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7">
            <text:p>777</text:p>
          </table:table-cell>
          <table:table-cell office:value-type="date" office:date-value="2018-02-12T00:00:00">
            <text:p>Mon Feb 12 00:00:00 2018</text:p>
          </table:table-cell>
          <table:table-cell office:value-type="float" office:value="776.5">
            <text:p>776.5</text:p>
          </table:table-cell>
          <table:table-cell office:value-type="float" office:value="49.577">
            <text:p>49.577</text:p>
          </table:table-cell>
          <table:table-cell office:value-type="float" office:value="59.34">
            <text:p>59.3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8">
            <text:p>778</text:p>
          </table:table-cell>
          <table:table-cell office:value-type="date" office:date-value="2019-03-26T00:00:00">
            <text:p>Tue Mar 26 00:00:00 2019</text:p>
          </table:table-cell>
          <table:table-cell office:value-type="float" office:value="518.3">
            <text:p>518.3</text:p>
          </table:table-cell>
          <table:table-cell office:value-type="float" office:value="29.902">
            <text:p>29.902</text:p>
          </table:table-cell>
          <table:table-cell office:value-type="float" office:value="35.55">
            <text:p>35.5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79">
            <text:p>779</text:p>
          </table:table-cell>
          <table:table-cell office:value-type="date" office:date-value="2019-03-21T00:00:00">
            <text:p>Thu Mar 21 00:00:00 2019</text:p>
          </table:table-cell>
          <table:table-cell office:value-type="float" office:value="892.1">
            <text:p>892.1</text:p>
          </table:table-cell>
          <table:table-cell office:value-type="float" office:value="52.218">
            <text:p>52.218</text:p>
          </table:table-cell>
          <table:table-cell office:value-type="float" office:value="62.09">
            <text:p>62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0">
            <text:p>780</text:p>
          </table:table-cell>
          <table:table-cell office:value-type="date" office:date-value="2019-03-07T00:00:00">
            <text:p>Thu Mar  7 00:00:00 2019</text:p>
          </table:table-cell>
          <table:table-cell office:value-type="float" office:value="883.0">
            <text:p>883.0</text:p>
          </table:table-cell>
          <table:table-cell office:value-type="float" office:value="56.835">
            <text:p>56.835</text:p>
          </table:table-cell>
          <table:table-cell office:value-type="float" office:value="67.58">
            <text:p>67.5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1">
            <text:p>781</text:p>
          </table:table-cell>
          <table:table-cell office:value-type="date" office:date-value="2019-02-10T00:00:00">
            <text:p>Sun Feb 10 00:00:00 2019</text:p>
          </table:table-cell>
          <table:table-cell office:value-type="float" office:value="782.3">
            <text:p>782.3</text:p>
          </table:table-cell>
          <table:table-cell office:value-type="float" office:value="49.916">
            <text:p>49.916</text:p>
          </table:table-cell>
          <table:table-cell office:value-type="float" office:value="59.35">
            <text:p>59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2">
            <text:p>782</text:p>
          </table:table-cell>
          <table:table-cell office:value-type="date" office:date-value="2019-01-22T00:00:00">
            <text:p>Tue Jan 22 00:00:00 2019</text:p>
          </table:table-cell>
          <table:table-cell office:value-type="float" office:value="768.9">
            <text:p>768.9</text:p>
          </table:table-cell>
          <table:table-cell office:value-type="float" office:value="53.214">
            <text:p>53.214</text:p>
          </table:table-cell>
          <table:table-cell office:value-type="float" office:value="63.27">
            <text:p>63.2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3">
            <text:p>783</text:p>
          </table:table-cell>
          <table:table-cell office:value-type="date" office:date-value="2018-12-17T00:00:00">
            <text:p>Mon Dec 17 00:00:00 2018</text:p>
          </table:table-cell>
          <table:table-cell office:value-type="float" office:value="862.4">
            <text:p>862.4</text:p>
          </table:table-cell>
          <table:table-cell office:value-type="float" office:value="49.881">
            <text:p>49.881</text:p>
          </table:table-cell>
          <table:table-cell office:value-type="float" office:value="62.8">
            <text:p>62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4">
            <text:p>784</text:p>
          </table:table-cell>
          <table:table-cell office:value-type="date" office:date-value="2018-09-22T00:00:00">
            <text:p>Sat Sep 22 00:00:00 2018</text:p>
          </table:table-cell>
          <table:table-cell office:value-type="float" office:value="922.6">
            <text:p>922.6</text:p>
          </table:table-cell>
          <table:table-cell office:value-type="float" office:value="18.826">
            <text:p>18.826</text:p>
          </table:table-cell>
          <table:table-cell office:value-type="float" office:value="25.02">
            <text:p>25.02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5">
            <text:p>785</text:p>
          </table:table-cell>
          <table:table-cell office:value-type="date" office:date-value="2018-09-25T00:00:00">
            <text:p>Tue Sep 25 00:00:00 2018</text:p>
          </table:table-cell>
          <table:table-cell office:value-type="float" office:value="332.3">
            <text:p>332.3</text:p>
          </table:table-cell>
          <table:table-cell office:value-type="float" office:value="48.953">
            <text:p>48.953</text:p>
          </table:table-cell>
          <table:table-cell office:value-type="float" office:value="63.1">
            <text:p>63.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6">
            <text:p>786</text:p>
          </table:table-cell>
          <table:table-cell office:value-type="date" office:date-value="2018-10-11T00:00:00">
            <text:p>Thu Oct 11 00:00:00 2018</text:p>
          </table:table-cell>
          <table:table-cell office:value-type="float" office:value="1032.0">
            <text:p>1032.0</text:p>
          </table:table-cell>
          <table:table-cell office:value-type="float" office:value="52.452">
            <text:p>52.452</text:p>
          </table:table-cell>
          <table:table-cell office:value-type="float" office:value="68.14">
            <text:p>68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7">
            <text:p>787</text:p>
          </table:table-cell>
          <table:table-cell office:value-type="date" office:date-value="2018-11-29T00:00:00">
            <text:p>Thu Nov 29 00:00:00 2018</text:p>
          </table:table-cell>
          <table:table-cell office:value-type="float" office:value="850.4">
            <text:p>850.4</text:p>
          </table:table-cell>
          <table:table-cell office:value-type="float" office:value="53.914">
            <text:p>53.914</text:p>
          </table:table-cell>
          <table:table-cell office:value-type="float" office:value="69.5">
            <text:p>69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8">
            <text:p>788</text:p>
          </table:table-cell>
          <table:table-cell office:value-type="date" office:date-value="2018-06-19T00:00:00">
            <text:p>Tue Jun 19 00:00:00 2018</text:p>
          </table:table-cell>
          <table:table-cell office:value-type="float" office:value="1074.3">
            <text:p>1074.3</text:p>
          </table:table-cell>
          <table:table-cell office:value-type="float" office:value="60.565">
            <text:p>60.565</text:p>
          </table:table-cell>
          <table:table-cell office:value-type="float" office:value="78.67">
            <text:p>78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89">
            <text:p>789</text:p>
          </table:table-cell>
          <table:table-cell office:value-type="date" office:date-value="2018-06-02T00:00:00">
            <text:p>Sat Jun  2 00:00:00 2018</text:p>
          </table:table-cell>
          <table:table-cell office:value-type="float" office:value="970.9">
            <text:p>970.9</text:p>
          </table:table-cell>
          <table:table-cell office:value-type="float" office:value="16.039">
            <text:p>16.039</text:p>
          </table:table-cell>
          <table:table-cell office:value-type="float" office:value="21.0">
            <text:p>21.0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0">
            <text:p>790</text:p>
          </table:table-cell>
          <table:table-cell office:value-type="date" office:date-value="2018-05-21T00:00:00">
            <text:p>Mon May 21 00:00:00 2018</text:p>
          </table:table-cell>
          <table:table-cell office:value-type="float" office:value="1040.0">
            <text:p>1040.0</text:p>
          </table:table-cell>
          <table:table-cell office:value-type="float" office:value="55.228">
            <text:p>55.228</text:p>
          </table:table-cell>
          <table:table-cell office:value-type="float" office:value="68.87">
            <text:p>68.8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1">
            <text:p>791</text:p>
          </table:table-cell>
          <table:table-cell office:value-type="date" office:date-value="2018-06-05T00:00:00">
            <text:p>Tue Jun  5 00:00:00 2018</text:p>
          </table:table-cell>
          <table:table-cell office:value-type="float" office:value="345.3">
            <text:p>345.3</text:p>
          </table:table-cell>
          <table:table-cell office:value-type="float" office:value="58.638">
            <text:p>58.638</text:p>
          </table:table-cell>
          <table:table-cell office:value-type="float" office:value="65.27">
            <text:p>65.2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2">
            <text:p>792</text:p>
          </table:table-cell>
          <table:table-cell office:value-type="date" office:date-value="2018-09-11T00:00:00">
            <text:p>Tue Sep 11 00:00:00 2018</text:p>
          </table:table-cell>
          <table:table-cell office:value-type="float" office:value="880.0">
            <text:p>880.0</text:p>
          </table:table-cell>
          <table:table-cell office:value-type="float" office:value="57.489">
            <text:p>57.489</text:p>
          </table:table-cell>
          <table:table-cell office:value-type="float" office:value="74.1">
            <text:p>74.1</text:p>
          </table:table-cell>
          <table:table-cell office:value-type="boolean" office:value="false">
            <text:p>FALSE</text:p>
          </table:table-cell>
          <table:table-cell office:value-type="string" office:value="Reset from crash">
            <text:p>Reset from crash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3">
            <text:p>793</text:p>
          </table:table-cell>
          <table:table-cell office:value-type="date" office:date-value="2019-01-13T00:00:00">
            <text:p>Sun Jan 13 00:00:00 2019</text:p>
          </table:table-cell>
          <table:table-cell office:value-type="float" office:value="672.8">
            <text:p>672.8</text:p>
          </table:table-cell>
          <table:table-cell office:value-type="float" office:value="50.909">
            <text:p>50.909</text:p>
          </table:table-cell>
          <table:table-cell office:value-type="float" office:value="60.53">
            <text:p>60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4">
            <text:p>794</text:p>
          </table:table-cell>
          <table:table-cell office:value-type="date" office:date-value="2019-04-08T00:00:00">
            <text:p>Mon Apr  8 00:00:00 2019</text:p>
          </table:table-cell>
          <table:table-cell office:value-type="float" office:value="702.2">
            <text:p>702.2</text:p>
          </table:table-cell>
          <table:table-cell office:value-type="float" office:value="56.672">
            <text:p>56.672</text:p>
          </table:table-cell>
          <table:table-cell office:value-type="float" office:value="70.44">
            <text:p>70.44</text:p>
          </table:table-cell>
          <table:table-cell office:value-type="boolean" office:value="false">
            <text:p>FALSE</text:p>
          </table:table-cell>
          <table:table-cell office:value-type="string" office:value="Forgot to reset the odometer">
            <text:p>Forgot to reset the odometer</text:p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5">
            <text:p>795</text:p>
          </table:table-cell>
          <table:table-cell office:value-type="date" office:date-value="2019-03-31T00:00:00">
            <text:p>Sun Mar 31 00:00:00 2019</text:p>
          </table:table-cell>
          <table:table-cell office:value-type="float" office:value="888.9">
            <text:p>888.9</text:p>
          </table:table-cell>
          <table:table-cell office:value-type="float" office:value="31.422">
            <text:p>31.422</text:p>
          </table:table-cell>
          <table:table-cell office:value-type="float" office:value="37.36">
            <text:p>37.36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6">
            <text:p>796</text:p>
          </table:table-cell>
          <table:table-cell office:value-type="date" office:date-value="2019-04-22T00:00:00">
            <text:p>Mon Apr 22 00:00:00 2019</text:p>
          </table:table-cell>
          <table:table-cell office:value-type="float" office:value="945.6">
            <text:p>945.6</text:p>
          </table:table-cell>
          <table:table-cell office:value-type="float" office:value="52.82">
            <text:p>52.82</text:p>
          </table:table-cell>
          <table:table-cell office:value-type="float" office:value="65.66">
            <text:p>65.6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7">
            <text:p>797</text:p>
          </table:table-cell>
          <table:table-cell office:value-type="date" office:date-value="2019-05-05T00:00:00">
            <text:p>Sun May  5 00:00:00 2019</text:p>
          </table:table-cell>
          <table:table-cell office:value-type="float" office:value="779.4">
            <text:p>779.4</text:p>
          </table:table-cell>
          <table:table-cell office:value-type="float" office:value="51.388">
            <text:p>51.388</text:p>
          </table:table-cell>
          <table:table-cell office:value-type="float" office:value="63.88">
            <text:p>63.8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8">
            <text:p>798</text:p>
          </table:table-cell>
          <table:table-cell office:value-type="date" office:date-value="2019-05-17T00:00:00">
            <text:p>Fri May 17 00:00:00 2019</text:p>
          </table:table-cell>
          <table:table-cell office:value-type="float" office:value="1016.4">
            <text:p>1016.4</text:p>
          </table:table-cell>
          <table:table-cell office:value-type="float" office:value="55.743">
            <text:p>55.743</text:p>
          </table:table-cell>
          <table:table-cell office:value-type="float" office:value="69.29">
            <text:p>69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799">
            <text:p>799</text:p>
          </table:table-cell>
          <table:table-cell office:value-type="date" office:date-value="2019-06-13T00:00:00">
            <text:p>Thu Jun 13 00:00:00 2019</text:p>
          </table:table-cell>
          <table:table-cell office:value-type="float" office:value="1048.6">
            <text:p>1048.6</text:p>
          </table:table-cell>
          <table:table-cell office:value-type="float" office:value="25.017">
            <text:p>25.017</text:p>
          </table:table-cell>
          <table:table-cell office:value-type="float" office:value="30.0">
            <text:p>30.0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0">
            <text:p>800</text:p>
          </table:table-cell>
          <table:table-cell office:value-type="date" office:date-value="2019-06-19T00:00:00">
            <text:p>Wed Jun 19 00:00:00 2019</text:p>
          </table:table-cell>
          <table:table-cell office:value-type="float" office:value="468.0">
            <text:p>468.0</text:p>
          </table:table-cell>
          <table:table-cell office:value-type="float" office:value="59.24">
            <text:p>59.24</text:p>
          </table:table-cell>
          <table:table-cell office:value-type="float" office:value="68.66">
            <text:p>68.66</text:p>
          </table:table-cell>
          <table:table-cell office:value-type="boolean" office:value="true">
            <text:p>TRU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1">
            <text:p>801</text:p>
          </table:table-cell>
          <table:table-cell office:value-type="date" office:date-value="2019-06-29T00:00:00">
            <text:p>Sat Jun 29 00:00:00 2019</text:p>
          </table:table-cell>
          <table:table-cell office:value-type="float" office:value="1073.4">
            <text:p>1073.4</text:p>
          </table:table-cell>
          <table:table-cell office:value-type="float" office:value="58.138">
            <text:p>58.138</text:p>
          </table:table-cell>
          <table:table-cell office:value-type="float" office:value="65.64">
            <text:p>65.6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2">
            <text:p>802</text:p>
          </table:table-cell>
          <table:table-cell office:value-type="date" office:date-value="2019-07-13T00:00:00">
            <text:p>Sat Jul 13 00:00:00 2019</text:p>
          </table:table-cell>
          <table:table-cell office:value-type="float" office:value="1017.7">
            <text:p>1017.7</text:p>
          </table:table-cell>
          <table:table-cell office:value-type="float" office:value="58.707">
            <text:p>58.707</text:p>
          </table:table-cell>
          <table:table-cell office:value-type="float" office:value="69.69">
            <text:p>69.6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3">
            <text:p>803</text:p>
          </table:table-cell>
          <table:table-cell office:value-type="date" office:date-value="2019-07-26T00:00:00">
            <text:p>Fri Jul 26 00:00:00 2019</text:p>
          </table:table-cell>
          <table:table-cell office:value-type="float" office:value="1062.8">
            <text:p>1062.8</text:p>
          </table:table-cell>
          <table:table-cell office:value-type="float" office:value="61.186">
            <text:p>61.186</text:p>
          </table:table-cell>
          <table:table-cell office:value-type="float" office:value="70.73">
            <text:p>70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4">
            <text:p>804</text:p>
          </table:table-cell>
          <table:table-cell office:value-type="date" office:date-value="2019-08-14T00:00:00">
            <text:p>Wed Aug 14 00:00:00 2019</text:p>
          </table:table-cell>
          <table:table-cell office:value-type="float" office:value="1124.9">
            <text:p>1124.9</text:p>
          </table:table-cell>
          <table:table-cell office:value-type="float" office:value="56.499">
            <text:p>56.499</text:p>
          </table:table-cell>
          <table:table-cell office:value-type="float" office:value="65.31">
            <text:p>65.3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5">
            <text:p>805</text:p>
          </table:table-cell>
          <table:table-cell office:value-type="date" office:date-value="2019-09-02T00:00:00">
            <text:p>Mon Sep  2 00:00:00 2019</text:p>
          </table:table-cell>
          <table:table-cell office:value-type="float" office:value="994.9">
            <text:p>994.9</text:p>
          </table:table-cell>
          <table:table-cell office:value-type="float" office:value="54.999">
            <text:p>54.999</text:p>
          </table:table-cell>
          <table:table-cell office:value-type="float" office:value="63.58">
            <text:p>63.5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6">
            <text:p>806</text:p>
          </table:table-cell>
          <table:table-cell office:value-type="date" office:date-value="2019-09-15T00:00:00">
            <text:p>Sun Sep 15 00:00:00 2019</text:p>
          </table:table-cell>
          <table:table-cell office:value-type="float" office:value="1005.2">
            <text:p>1005.2</text:p>
          </table:table-cell>
          <table:table-cell office:value-type="float" office:value="56.328">
            <text:p>56.328</text:p>
          </table:table-cell>
          <table:table-cell office:value-type="float" office:value="65.12">
            <text:p>65.1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7">
            <text:p>807</text:p>
          </table:table-cell>
          <table:table-cell office:value-type="date" office:date-value="2019-09-29T00:00:00">
            <text:p>Sun Sep 29 00:00:00 2019</text:p>
          </table:table-cell>
          <table:table-cell office:value-type="float" office:value="898.0">
            <text:p>898.0</text:p>
          </table:table-cell>
          <table:table-cell office:value-type="float" office:value="49.754">
            <text:p>49.754</text:p>
          </table:table-cell>
          <table:table-cell office:value-type="float" office:value="57.52">
            <text:p>57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8">
            <text:p>808</text:p>
          </table:table-cell>
          <table:table-cell office:value-type="date" office:date-value="2019-10-10T00:00:00">
            <text:p>Thu Oct 10 00:00:00 2019</text:p>
          </table:table-cell>
          <table:table-cell office:value-type="float" office:value="898.8">
            <text:p>898.8</text:p>
          </table:table-cell>
          <table:table-cell office:value-type="float" office:value="49.382">
            <text:p>49.382</text:p>
          </table:table-cell>
          <table:table-cell office:value-type="float" office:value="57.09">
            <text:p>57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09">
            <text:p>809</text:p>
          </table:table-cell>
          <table:table-cell office:value-type="date" office:date-value="2019-10-23T00:00:00">
            <text:p>Wed Oct 23 00:00:00 2019</text:p>
          </table:table-cell>
          <table:table-cell office:value-type="float" office:value="951.6">
            <text:p>951.6</text:p>
          </table:table-cell>
          <table:table-cell office:value-type="float" office:value="52.83">
            <text:p>52.83</text:p>
          </table:table-cell>
          <table:table-cell office:value-type="float" office:value="63.87">
            <text:p>63.8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0">
            <text:p>810</text:p>
          </table:table-cell>
          <table:table-cell office:value-type="date" office:date-value="2019-11-02T00:00:00">
            <text:p>Sat Nov  2 00:00:00 2019</text:p>
          </table:table-cell>
          <table:table-cell office:value-type="float" office:value="881.8">
            <text:p>881.8</text:p>
          </table:table-cell>
          <table:table-cell office:value-type="float" office:value="51.444">
            <text:p>51.444</text:p>
          </table:table-cell>
          <table:table-cell office:value-type="float" office:value="59.47">
            <text:p>59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1">
            <text:p>811</text:p>
          </table:table-cell>
          <table:table-cell office:value-type="date" office:date-value="2020-01-16T00:00:00">
            <text:p>Thu Jan 16 00:00:00 2020</text:p>
          </table:table-cell>
          <table:table-cell office:value-type="float" office:value="948.4">
            <text:p>948.4</text:p>
          </table:table-cell>
          <table:table-cell office:value-type="float" office:value="56.682">
            <text:p>56.682</text:p>
          </table:table-cell>
          <table:table-cell office:value-type="float" office:value="72.5">
            <text:p>72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2">
            <text:p>812</text:p>
          </table:table-cell>
          <table:table-cell office:value-type="date" office:date-value="2020-01-04T00:00:00">
            <text:p>Sat Jan  4 00:00:00 2020</text:p>
          </table:table-cell>
          <table:table-cell office:value-type="float" office:value="927.5">
            <text:p>927.5</text:p>
          </table:table-cell>
          <table:table-cell office:value-type="float" office:value="54.582">
            <text:p>54.582</text:p>
          </table:table-cell>
          <table:table-cell office:value-type="float" office:value="67.03">
            <text:p>67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3">
            <text:p>813</text:p>
          </table:table-cell>
          <table:table-cell office:value-type="date" office:date-value="2019-12-21T00:00:00">
            <text:p>Sat Dec 21 00:00:00 2019</text:p>
          </table:table-cell>
          <table:table-cell office:value-type="float" office:value="806.2">
            <text:p>806.2</text:p>
          </table:table-cell>
          <table:table-cell office:value-type="float" office:value="49.854">
            <text:p>49.854</text:p>
          </table:table-cell>
          <table:table-cell office:value-type="float" office:value="61.22">
            <text:p>61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4">
            <text:p>814</text:p>
          </table:table-cell>
          <table:table-cell office:value-type="date" office:date-value="2019-12-05T00:00:00">
            <text:p>Thu Dec  5 00:00:00 2019</text:p>
          </table:table-cell>
          <table:table-cell office:value-type="float" office:value="843.4">
            <text:p>843.4</text:p>
          </table:table-cell>
          <table:table-cell office:value-type="float" office:value="51.78">
            <text:p>51.78</text:p>
          </table:table-cell>
          <table:table-cell office:value-type="float" office:value="63.59">
            <text:p>63.5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5">
            <text:p>815</text:p>
          </table:table-cell>
          <table:table-cell office:value-type="date" office:date-value="2019-11-28T00:00:00">
            <text:p>Thu Nov 28 00:00:00 2019</text:p>
          </table:table-cell>
          <table:table-cell office:value-type="float" office:value="906.7">
            <text:p>906.7</text:p>
          </table:table-cell>
          <table:table-cell office:value-type="float" office:value="51.55">
            <text:p>51.55</text:p>
          </table:table-cell>
          <table:table-cell office:value-type="float" office:value="65.93">
            <text:p>65.9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6">
            <text:p>816</text:p>
          </table:table-cell>
          <table:table-cell office:value-type="date" office:date-value="2020-02-04T00:00:00">
            <text:p>Tue Feb  4 00:00:00 2020</text:p>
          </table:table-cell>
          <table:table-cell office:value-type="float" office:value="871.6">
            <text:p>871.6</text:p>
          </table:table-cell>
          <table:table-cell office:value-type="float" office:value="51.61">
            <text:p>51.61</text:p>
          </table:table-cell>
          <table:table-cell office:value-type="float" office:value="63.38">
            <text:p>63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7">
            <text:p>817</text:p>
          </table:table-cell>
          <table:table-cell office:value-type="date" office:date-value="2020-02-18T00:00:00">
            <text:p>Tue Feb 18 00:00:00 2020</text:p>
          </table:table-cell>
          <table:table-cell office:value-type="float" office:value="907.1">
            <text:p>907.1</text:p>
          </table:table-cell>
          <table:table-cell office:value-type="float" office:value="56.389">
            <text:p>56.389</text:p>
          </table:table-cell>
          <table:table-cell office:value-type="float" office:value="66.88">
            <text:p>66.8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8">
            <text:p>818</text:p>
          </table:table-cell>
          <table:table-cell office:value-type="date" office:date-value="2020-02-28T00:00:00">
            <text:p>Fri Feb 28 00:00:00 2020</text:p>
          </table:table-cell>
          <table:table-cell office:value-type="float" office:value="890.7">
            <text:p>890.7</text:p>
          </table:table-cell>
          <table:table-cell office:value-type="float" office:value="53.874">
            <text:p>53.874</text:p>
          </table:table-cell>
          <table:table-cell office:value-type="float" office:value="63.89">
            <text:p>63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19">
            <text:p>819</text:p>
          </table:table-cell>
          <table:table-cell office:value-type="date" office:date-value="2020-03-14T00:00:00">
            <text:p>Sat Mar 14 00:00:00 2020</text:p>
          </table:table-cell>
          <table:table-cell office:value-type="float" office:value="924.3">
            <text:p>924.3</text:p>
          </table:table-cell>
          <table:table-cell office:value-type="float" office:value="54.677">
            <text:p>54.677</text:p>
          </table:table-cell>
          <table:table-cell office:value-type="float" office:value="62.77">
            <text:p>62.7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0">
            <text:p>820</text:p>
          </table:table-cell>
          <table:table-cell office:value-type="date" office:date-value="2020-11-11T00:00:00">
            <text:p>Wed Nov 11 00:00:00 2020</text:p>
          </table:table-cell>
          <table:table-cell office:value-type="float" office:value="941.5">
            <text:p>941.5</text:p>
          </table:table-cell>
          <table:table-cell office:value-type="float" office:value="54.047">
            <text:p>54.047</text:p>
          </table:table-cell>
          <table:table-cell office:value-type="float" office:value="53.83">
            <text:p>53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1">
            <text:p>821</text:p>
          </table:table-cell>
          <table:table-cell office:value-type="date" office:date-value="2020-10-03T00:00:00">
            <text:p>Sat Oct  3 00:00:00 2020</text:p>
          </table:table-cell>
          <table:table-cell office:value-type="float" office:value="892.0">
            <text:p>892.0</text:p>
          </table:table-cell>
          <table:table-cell office:value-type="float" office:value="55.842">
            <text:p>55.842</text:p>
          </table:table-cell>
          <table:table-cell office:value-type="float" office:value="55.73">
            <text:p>55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2">
            <text:p>822</text:p>
          </table:table-cell>
          <table:table-cell office:value-type="date" office:date-value="2020-09-15T00:00:00">
            <text:p>Tue Sep 15 00:00:00 2020</text:p>
          </table:table-cell>
          <table:table-cell office:value-type="float" office:value="871.7">
            <text:p>871.7</text:p>
          </table:table-cell>
          <table:table-cell office:value-type="float" office:value="51.786">
            <text:p>51.786</text:p>
          </table:table-cell>
          <table:table-cell office:value-type="float" office:value="54.84">
            <text:p>54.8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3">
            <text:p>823</text:p>
          </table:table-cell>
          <table:table-cell office:value-type="date" office:date-value="2020-08-11T00:00:00">
            <text:p>Tue Aug 11 00:00:00 2020</text:p>
          </table:table-cell>
          <table:table-cell office:value-type="float" office:value="998.8">
            <text:p>998.8</text:p>
          </table:table-cell>
          <table:table-cell office:value-type="float" office:value="56.114">
            <text:p>56.114</text:p>
          </table:table-cell>
          <table:table-cell office:value-type="float" office:value="59.42">
            <text:p>59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4">
            <text:p>824</text:p>
          </table:table-cell>
          <table:table-cell office:value-type="date" office:date-value="2020-10-25T00:00:00">
            <text:p>Sun Oct 25 00:00:00 2020</text:p>
          </table:table-cell>
          <table:table-cell office:value-type="float" office:value="776.7">
            <text:p>776.7</text:p>
          </table:table-cell>
          <table:table-cell office:value-type="float" office:value="46.833">
            <text:p>46.833</text:p>
          </table:table-cell>
          <table:table-cell office:value-type="float" office:value="46.74">
            <text:p>46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5">
            <text:p>825</text:p>
          </table:table-cell>
          <table:table-cell office:value-type="date" office:date-value="2020-08-25T00:00:00">
            <text:p>Tue Aug 25 00:00:00 2020</text:p>
          </table:table-cell>
          <table:table-cell office:value-type="float" office:value="892.5">
            <text:p>892.5</text:p>
          </table:table-cell>
          <table:table-cell office:value-type="float" office:value="53.006">
            <text:p>53.006</text:p>
          </table:table-cell>
          <table:table-cell office:value-type="float" office:value="56.13">
            <text:p>56.1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6">
            <text:p>826</text:p>
          </table:table-cell>
          <table:table-cell office:value-type="date" office:date-value="2020-07-19T00:00:00">
            <text:p>Sun Jul 19 00:00:00 2020</text:p>
          </table:table-cell>
          <table:table-cell office:value-type="float" office:value="645.4">
            <text:p>645.4</text:p>
          </table:table-cell>
          <table:table-cell office:value-type="float" office:value="56.984">
            <text:p>56.984</text:p>
          </table:table-cell>
          <table:table-cell office:value-type="float" office:value="61.43">
            <text:p>61.4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7">
            <text:p>827</text:p>
          </table:table-cell>
          <table:table-cell office:value-type="date" office:date-value="2021-08-17T00:00:00">
            <text:p>Tue Aug 17 00:00:00 2021</text:p>
          </table:table-cell>
          <table:table-cell office:value-type="float" office:value="861.5">
            <text:p>861.5</text:p>
          </table:table-cell>
          <table:table-cell office:value-type="float" office:value="45.872">
            <text:p>45.872</text:p>
          </table:table-cell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8">
            <text:p>828</text:p>
          </table:table-cell>
          <table:table-cell office:value-type="date" office:date-value="2021-07-15T00:00:00">
            <text:p>Thu Jul 15 00:00:00 2021</text:p>
          </table:table-cell>
          <table:table-cell office:value-type="float" office:value="738.0">
            <text:p>738.0</text:p>
          </table:table-cell>
          <table:table-cell office:value-type="float" office:value="46.154">
            <text:p>46.154</text:p>
          </table:table-cell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29">
            <text:p>829</text:p>
          </table:table-cell>
          <table:table-cell office:value-type="date" office:date-value="2021-06-05T00:00:00">
            <text:p>Sat Jun  5 00:00:00 2021</text:p>
          </table:table-cell>
          <table:table-cell office:value-type="float" office:value="273.5">
            <text:p>273.5</text:p>
          </table:table-cell>
          <table:table-cell office:value-type="float" office:value="47.281">
            <text:p>47.281</text:p>
          </table:table-cell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30">
            <text:p>830</text:p>
          </table:table-cell>
          <table:table-cell office:value-type="date" office:date-value="2020-11-29T00:00:00">
            <text:p>Sun Nov 29 00:00:00 2020</text:p>
          </table:table-cell>
          <table:table-cell office:value-type="float" office:value="862.8">
            <text:p>862.8</text:p>
          </table:table-cell>
          <table:table-cell office:value-type="float" office:value="49.229">
            <text:p>49.229</text:p>
          </table:table-cell>
          <table:table-cell office:value-type="float" office:value="49.03">
            <text:p>49.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31">
            <text:p>831</text:p>
          </table:table-cell>
          <table:table-cell office:value-type="date" office:date-value="2020-12-14T00:00:00">
            <text:p>Mon Dec 14 00:00:00 2020</text:p>
          </table:table-cell>
          <table:table-cell office:value-type="float" office:value="828.8">
            <text:p>828.8</text:p>
          </table:table-cell>
          <table:table-cell office:value-type="float" office:value="48.616">
            <text:p>48.616</text:p>
          </table:table-cell>
          <table:table-cell office:value-type="float" office:value="48.42">
            <text:p>48.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32">
            <text:p>832</text:p>
          </table:table-cell>
          <table:table-cell office:value-type="date" office:date-value="2021-01-31T00:00:00">
            <text:p>Sun Jan 31 00:00:00 2021</text:p>
          </table:table-cell>
          <table:table-cell office:value-type="float" office:value="778.0">
            <text:p>778.0</text:p>
          </table:table-cell>
          <table:table-cell office:value-type="float" office:value="26.278">
            <text:p>26.278</text:p>
          </table:table-cell>
          <table:table-cell office:value-type="float" office:value="29.41">
            <text:p>29.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assat">
            <text:p>passat</text:p>
          </table:table-cell>
          <table:table-cell office:value-type="string" office:value="Volkswagen">
            <text:p>Volkswagen</text:p>
          </table:table-cell>
          <table:table-cell office:value-type="string" office:value="Passat">
            <text:p>Passat</text:p>
          </table:table-cell>
          <table:table-cell office:value-type="float" office:value="2015">
            <text:p>2015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833">
            <text:p>833</text:p>
          </table:table-cell>
          <table:table-cell office:value-type="date" office:date-value="2021-03-14T00:00:00">
            <text:p>Sun Mar 14 00:00:00 2021</text:p>
          </table:table-cell>
          <table:table-cell office:value-type="float" office:value="384.9">
            <text:p>384.9</text:p>
          </table:table-cell>
          <table:table-cell office:value-type="float" office:value="24.019">
            <text:p>24.019</text:p>
          </table:table-cell>
          <table:table-cell office:value-type="float" office:value="30.0">
            <text:p>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intrepid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make">
            <text:p>make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year">
            <text:p>year</text:p>
          </table:table-cell>
          <table:table-cell table:style-name="pd1" office:value-type="string" office:value="tank_capacity">
            <text:p>tank_capacity</text:p>
          </table:table-cell>
          <table:table-cell table:style-name="pd1" office:value-type="string" office:value="initial_odometer">
            <text:p>initial_odometer</text:p>
          </table:table-cell>
          <table:table-cell table:style-name="pd1" office:value-type="string" office:value="fuel_id">
            <text:p>fuel_id</text:p>
          </table:table-cell>
          <table:table-cell table:style-name="pd1" office:value-type="string" office:value="fill_date">
            <text:p>fill_date</text:p>
          </table:table-cell>
          <table:table-cell table:style-name="pd1" office:value-type="string" office:value="mileage">
            <text:p>mileage</text:p>
          </table:table-cell>
          <table:table-cell table:style-name="pd1" office:value-type="string" office:value="fuel">
            <text:p>fuel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partial">
            <text:p>partial</text:p>
          </table:table-cell>
          <table:table-cell table:style-name="pd1" office:value-type="string" office:value="comment">
            <text:p>comment</text:p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">
            <text:p>1</text:p>
          </table:table-cell>
          <table:table-cell office:value-type="date" office:date-value="2002-07-26T00:00:00">
            <text:p>Fri Jul 26 00:00:00 2002</text:p>
          </table:table-cell>
          <table:table-cell office:value-type="float" office:value="598.0">
            <text:p>598.0</text:p>
          </table:table-cell>
          <table:table-cell office:value-type="float" office:value="40.0">
            <text:p>40.0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">
            <text:p>2</text:p>
          </table:table-cell>
          <table:table-cell office:value-type="date" office:date-value="2002-08-06T00:00:00">
            <text:p>Tue Aug  6 00:00:00 2002</text:p>
          </table:table-cell>
          <table:table-cell office:value-type="float" office:value="516.3">
            <text:p>516.3</text:p>
          </table:table-cell>
          <table:table-cell office:value-type="float" office:value="47.56">
            <text:p>47.56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3">
            <text:p>3</text:p>
          </table:table-cell>
          <table:table-cell office:value-type="date" office:date-value="2002-08-23T00:00:00">
            <text:p>Fri Aug 23 00:00:00 2002</text:p>
          </table:table-cell>
          <table:table-cell office:value-type="float" office:value="450.9">
            <text:p>450.9</text:p>
          </table:table-cell>
          <table:table-cell office:value-type="float" office:value="50.39">
            <text:p>50.39</text:p>
          </table:table-cell>
          <table:table-cell office:value-type="float" office:value="37.0">
            <text:p>3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4">
            <text:p>4</text:p>
          </table:table-cell>
          <table:table-cell office:value-type="date" office:date-value="2002-09-05T00:00:00">
            <text:p>Thu Sep  5 00:00:00 2002</text:p>
          </table:table-cell>
          <table:table-cell office:value-type="float" office:value="438.5">
            <text:p>438.5</text:p>
          </table:table-cell>
          <table:table-cell office:value-type="float" office:value="44.53">
            <text:p>44.53</text:p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5">
            <text:p>5</text:p>
          </table:table-cell>
          <table:table-cell office:value-type="date" office:date-value="2002-09-27T00:00:00">
            <text:p>Fri Sep 27 00:00:00 2002</text:p>
          </table:table-cell>
          <table:table-cell office:value-type="float" office:value="485.2">
            <text:p>485.2</text:p>
          </table:table-cell>
          <table:table-cell office:value-type="float" office:value="48.2">
            <text:p>48.2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6">
            <text:p>6</text:p>
          </table:table-cell>
          <table:table-cell office:value-type="date" office:date-value="2002-10-13T00:00:00">
            <text:p>Sun Oct 13 00:00:00 2002</text:p>
          </table:table-cell>
          <table:table-cell office:value-type="float" office:value="345.0">
            <text:p>345.0</text:p>
          </table:table-cell>
          <table:table-cell office:value-type="float" office:value="37.89">
            <text:p>37.89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7">
            <text:p>7</text:p>
          </table:table-cell>
          <table:table-cell office:value-type="date" office:date-value="2002-10-27T00:00:00">
            <text:p>Sun Oct 27 00:00:00 2002</text:p>
          </table:table-cell>
          <table:table-cell office:value-type="float" office:value="460.7">
            <text:p>460.7</text:p>
          </table:table-cell>
          <table:table-cell office:value-type="float" office:value="48.45">
            <text:p>48.45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8">
            <text:p>8</text:p>
          </table:table-cell>
          <table:table-cell office:value-type="date" office:date-value="2002-11-15T00:00:00">
            <text:p>Fri Nov 15 00:00:00 2002</text:p>
          </table:table-cell>
          <table:table-cell office:value-type="float" office:value="496.3">
            <text:p>496.3</text:p>
          </table:table-cell>
          <table:table-cell office:value-type="float" office:value="57.7">
            <text:p>57.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9">
            <text:p>9</text:p>
          </table:table-cell>
          <table:table-cell office:value-type="date" office:date-value="2002-12-01T00:00:00">
            <text:p>Sun Dec  1 00:00:00 2002</text:p>
          </table:table-cell>
          <table:table-cell office:value-type="float" office:value="446.1">
            <text:p>446.1</text:p>
          </table:table-cell>
          <table:table-cell office:value-type="float" office:value="52.625">
            <text:p>52.625</text:p>
          </table:table-cell>
          <table:table-cell office:value-type="float" office:value="37.0">
            <text:p>3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0">
            <text:p>10</text:p>
          </table:table-cell>
          <table:table-cell office:value-type="date" office:date-value="2002-12-15T00:00:00">
            <text:p>Sun Dec 15 00:00:00 2002</text:p>
          </table:table-cell>
          <table:table-cell office:value-type="float" office:value="363.0">
            <text:p>363.0</text:p>
          </table:table-cell>
          <table:table-cell office:value-type="float" office:value="44.101">
            <text:p>44.101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1">
            <text:p>11</text:p>
          </table:table-cell>
          <table:table-cell office:value-type="date" office:date-value="2002-12-31T00:00:00">
            <text:p>Tue Dec 31 00:00:00 2002</text:p>
          </table:table-cell>
          <table:table-cell office:value-type="float" office:value="401.2">
            <text:p>401.2</text:p>
          </table:table-cell>
          <table:table-cell office:value-type="float" office:value="47.68">
            <text:p>47.68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2">
            <text:p>12</text:p>
          </table:table-cell>
          <table:table-cell office:value-type="date" office:date-value="2003-01-10T00:00:00">
            <text:p>Fri Jan 10 00:00:00 2003</text:p>
          </table:table-cell>
          <table:table-cell office:value-type="float" office:value="377.0">
            <text:p>377.0</text:p>
          </table:table-cell>
          <table:table-cell office:value-type="float" office:value="44.61">
            <text:p>44.61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3">
            <text:p>13</text:p>
          </table:table-cell>
          <table:table-cell office:value-type="date" office:date-value="2003-01-24T00:00:00">
            <text:p>Fri Jan 24 00:00:00 2003</text:p>
          </table:table-cell>
          <table:table-cell office:value-type="float" office:value="308.6">
            <text:p>308.6</text:p>
          </table:table-cell>
          <table:table-cell office:value-type="float" office:value="50.4">
            <text:p>50.4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4">
            <text:p>14</text:p>
          </table:table-cell>
          <table:table-cell office:value-type="date" office:date-value="2003-01-31T00:00:00">
            <text:p>Fri Jan 31 00:00:00 2003</text:p>
          </table:table-cell>
          <table:table-cell office:value-type="float" office:value="446.3">
            <text:p>446.3</text:p>
          </table:table-cell>
          <table:table-cell office:value-type="float" office:value="48.44">
            <text:p>48.44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5">
            <text:p>15</text:p>
          </table:table-cell>
          <table:table-cell office:value-type="date" office:date-value="2003-02-06T00:00:00">
            <text:p>Thu Feb  6 00:00:00 2003</text:p>
          </table:table-cell>
          <table:table-cell office:value-type="float" office:value="527.0">
            <text:p>527.0</text:p>
          </table:table-cell>
          <table:table-cell office:value-type="float" office:value="57.689">
            <text:p>57.689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6">
            <text:p>16</text:p>
          </table:table-cell>
          <table:table-cell office:value-type="date" office:date-value="2003-02-13T00:00:00">
            <text:p>Thu Feb 13 00:00:00 2003</text:p>
          </table:table-cell>
          <table:table-cell office:value-type="float" office:value="469.3">
            <text:p>469.3</text:p>
          </table:table-cell>
          <table:table-cell office:value-type="float" office:value="51.53">
            <text:p>51.53</text:p>
          </table:table-cell>
          <table:table-cell office:value-type="float" office:value="42.0">
            <text:p>4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7">
            <text:p>17</text:p>
          </table:table-cell>
          <table:table-cell office:value-type="date" office:date-value="2003-02-21T00:00:00">
            <text:p>Fri Feb 21 00:00:00 2003</text:p>
          </table:table-cell>
          <table:table-cell office:value-type="float" office:value="359.7">
            <text:p>359.7</text:p>
          </table:table-cell>
          <table:table-cell office:value-type="float" office:value="46.036">
            <text:p>46.036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8">
            <text:p>18</text:p>
          </table:table-cell>
          <table:table-cell office:value-type="date" office:date-value="2003-03-02T00:00:00">
            <text:p>Sun Mar  2 00:00:00 2003</text:p>
          </table:table-cell>
          <table:table-cell office:value-type="float" office:value="480.9">
            <text:p>480.9</text:p>
          </table:table-cell>
          <table:table-cell office:value-type="float" office:value="54.9">
            <text:p>54.9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19">
            <text:p>19</text:p>
          </table:table-cell>
          <table:table-cell office:value-type="date" office:date-value="2003-03-12T00:00:00">
            <text:p>Wed Mar 12 00:00:00 2003</text:p>
          </table:table-cell>
          <table:table-cell office:value-type="float" office:value="429.7">
            <text:p>429.7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0">
            <text:p>20</text:p>
          </table:table-cell>
          <table:table-cell office:value-type="date" office:date-value="2003-03-20T00:00:00">
            <text:p>Thu Mar 20 00:00:00 2003</text:p>
          </table:table-cell>
          <table:table-cell office:value-type="float" office:value="453.3">
            <text:p>453.3</text:p>
          </table:table-cell>
          <table:table-cell office:value-type="float" office:value="46.636">
            <text:p>46.636</text:p>
          </table:table-cell>
          <table:table-cell office:value-type="float" office:value="38.01">
            <text:p>38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1">
            <text:p>21</text:p>
          </table:table-cell>
          <table:table-cell office:value-type="date" office:date-value="2003-03-29T00:00:00">
            <text:p>Sat Mar 29 00:00:00 2003</text:p>
          </table:table-cell>
          <table:table-cell office:value-type="float" office:value="472.1">
            <text:p>472.1</text:p>
          </table:table-cell>
          <table:table-cell office:value-type="float" office:value="34.023">
            <text:p>34.023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2">
            <text:p>22</text:p>
          </table:table-cell>
          <table:table-cell office:value-type="date" office:date-value="2003-04-09T00:00:00">
            <text:p>Wed Apr  9 00:00:00 2003</text:p>
          </table:table-cell>
          <table:table-cell office:value-type="float" office:value="342.9">
            <text:p>342.9</text:p>
          </table:table-cell>
          <table:table-cell office:value-type="float" office:value="54.9">
            <text:p>54.9</text:p>
          </table:table-cell>
          <table:table-cell office:value-type="float" office:value="42.0">
            <text:p>4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3">
            <text:p>23</text:p>
          </table:table-cell>
          <table:table-cell office:value-type="date" office:date-value="2003-04-17T00:00:00">
            <text:p>Thu Apr 17 00:00:00 2003</text:p>
          </table:table-cell>
          <table:table-cell office:value-type="float" office:value="556.0">
            <text:p>556.0</text:p>
          </table:table-cell>
          <table:table-cell office:value-type="float" office:value="53.144">
            <text:p>53.144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4">
            <text:p>24</text:p>
          </table:table-cell>
          <table:table-cell office:value-type="date" office:date-value="2003-05-01T00:00:00">
            <text:p>Thu May  1 00:00:00 2003</text:p>
          </table:table-cell>
          <table:table-cell office:value-type="float" office:value="495.9">
            <text:p>495.9</text:p>
          </table:table-cell>
          <table:table-cell office:value-type="float" office:value="53.706">
            <text:p>53.706</text:p>
          </table:table-cell>
          <table:table-cell office:value-type="float" office:value="37.0">
            <text:p>3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trepid">
            <text:p>intrepid</text:p>
          </table:table-cell>
          <table:table-cell office:value-type="string" office:value="Dodge">
            <text:p>Dodge</text:p>
          </table:table-cell>
          <table:table-cell office:value-type="string" office:value="Intrepid">
            <text:p>Intrepid</text:p>
          </table:table-cell>
          <table:table-cell office:value-type="float" office:value="1997">
            <text:p>1997</text:p>
          </table:table-cell>
          <table:table-cell office:value-type="float" office:value="50.0">
            <text:p>50.0</text:p>
          </table:table-cell>
          <table:table-cell office:value-type="float" office:value="104768.7">
            <text:p>104768.7</text:p>
          </table:table-cell>
          <table:table-cell office:value-type="float" office:value="25">
            <text:p>25</text:p>
          </table:table-cell>
          <table:table-cell office:value-type="date" office:date-value="2003-05-16T00:00:00">
            <text:p>Fri May 16 00:00:00 2003</text:p>
          </table:table-cell>
          <table:table-cell office:value-type="float" office:value="511.4">
            <text:p>511.4</text:p>
          </table:table-cell>
          <table:table-cell office:value-type="float" office:value="54.225">
            <text:p>54.225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</table:table>
      <table:table table:name="soul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make">
            <text:p>make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year">
            <text:p>year</text:p>
          </table:table-cell>
          <table:table-cell table:style-name="pd1" office:value-type="string" office:value="tank_capacity">
            <text:p>tank_capacity</text:p>
          </table:table-cell>
          <table:table-cell table:style-name="pd1" office:value-type="string" office:value="initial_odometer">
            <text:p>initial_odometer</text:p>
          </table:table-cell>
          <table:table-cell table:style-name="pd1" office:value-type="string" office:value="fuel_id">
            <text:p>fuel_id</text:p>
          </table:table-cell>
          <table:table-cell table:style-name="pd1" office:value-type="string" office:value="fill_date">
            <text:p>fill_date</text:p>
          </table:table-cell>
          <table:table-cell table:style-name="pd1" office:value-type="string" office:value="mileage">
            <text:p>mileage</text:p>
          </table:table-cell>
          <table:table-cell table:style-name="pd1" office:value-type="string" office:value="fuel">
            <text:p>fuel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partial">
            <text:p>partial</text:p>
          </table:table-cell>
          <table:table-cell table:style-name="pd1" office:value-type="string" office:value="comment">
            <text:p>comment</text:p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">
            <text:p>26</text:p>
          </table:table-cell>
          <table:table-cell office:value-type="date" office:date-value="2010-02-19T00:00:00">
            <text:p>Fri Feb 19 00:00:00 2010</text:p>
          </table:table-cell>
          <table:table-cell office:value-type="float" office:value="524.7">
            <text:p>524.7</text:p>
          </table:table-cell>
          <table:table-cell office:value-type="float" office:value="43.302">
            <text:p>43.302</text:p>
          </table:table-cell>
          <table:table-cell office:value-type="float" office:value="42.7">
            <text:p>42.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">
            <text:p>27</text:p>
          </table:table-cell>
          <table:table-cell office:value-type="date" office:date-value="2010-02-28T00:00:00">
            <text:p>Sun Feb 28 00:00:00 2010</text:p>
          </table:table-cell>
          <table:table-cell office:value-type="float" office:value="219.4">
            <text:p>219.4</text:p>
          </table:table-cell>
          <table:table-cell office:value-type="float" office:value="41.377">
            <text:p>41.377</text:p>
          </table:table-cell>
          <table:table-cell office:value-type="float" office:value="42.54">
            <text:p>42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">
            <text:p>28</text:p>
          </table:table-cell>
          <table:table-cell office:value-type="date" office:date-value="2010-03-05T00:00:00">
            <text:p>Fri Mar  5 00:00:00 2010</text:p>
          </table:table-cell>
          <table:table-cell office:value-type="float" office:value="475.5">
            <text:p>475.5</text:p>
          </table:table-cell>
          <table:table-cell office:value-type="float" office:value="36.802">
            <text:p>36.802</text:p>
          </table:table-cell>
          <table:table-cell office:value-type="float" office:value="37.39">
            <text:p>37.3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">
            <text:p>29</text:p>
          </table:table-cell>
          <table:table-cell office:value-type="date" office:date-value="2010-03-11T00:00:00">
            <text:p>Thu Mar 11 00:00:00 2010</text:p>
          </table:table-cell>
          <table:table-cell office:value-type="float" office:value="443.9">
            <text:p>443.9</text:p>
          </table:table-cell>
          <table:table-cell office:value-type="float" office:value="34.232">
            <text:p>34.232</text:p>
          </table:table-cell>
          <table:table-cell office:value-type="float" office:value="35.81">
            <text:p>35.8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">
            <text:p>30</text:p>
          </table:table-cell>
          <table:table-cell office:value-type="date" office:date-value="2010-03-19T00:00:00">
            <text:p>Fri Mar 19 00:00:00 2010</text:p>
          </table:table-cell>
          <table:table-cell office:value-type="float" office:value="472.5">
            <text:p>472.5</text:p>
          </table:table-cell>
          <table:table-cell office:value-type="float" office:value="37.937">
            <text:p>37.937</text:p>
          </table:table-cell>
          <table:table-cell office:value-type="float" office:value="38.92">
            <text:p>38.9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">
            <text:p>31</text:p>
          </table:table-cell>
          <table:table-cell office:value-type="date" office:date-value="2010-03-24T00:00:00">
            <text:p>Wed Mar 24 00:00:00 2010</text:p>
          </table:table-cell>
          <table:table-cell office:value-type="float" office:value="510.2">
            <text:p>510.2</text:p>
          </table:table-cell>
          <table:table-cell office:value-type="float" office:value="41.907">
            <text:p>41.907</text:p>
          </table:table-cell>
          <table:table-cell office:value-type="float" office:value="42.45">
            <text:p>42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">
            <text:p>32</text:p>
          </table:table-cell>
          <table:table-cell office:value-type="date" office:date-value="2010-03-30T00:00:00">
            <text:p>Tue Mar 30 00:00:00 2010</text:p>
          </table:table-cell>
          <table:table-cell office:value-type="float" office:value="520.7">
            <text:p>520.7</text:p>
          </table:table-cell>
          <table:table-cell office:value-type="float" office:value="43.547">
            <text:p>43.547</text:p>
          </table:table-cell>
          <table:table-cell office:value-type="float" office:value="43.68">
            <text:p>43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">
            <text:p>33</text:p>
          </table:table-cell>
          <table:table-cell office:value-type="date" office:date-value="2010-04-08T00:00:00">
            <text:p>Thu Apr  8 00:00:00 2010</text:p>
          </table:table-cell>
          <table:table-cell office:value-type="float" office:value="519.8">
            <text:p>519.8</text:p>
          </table:table-cell>
          <table:table-cell office:value-type="float" office:value="41.247">
            <text:p>41.247</text:p>
          </table:table-cell>
          <table:table-cell office:value-type="float" office:value="41.91">
            <text:p>41.9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">
            <text:p>34</text:p>
          </table:table-cell>
          <table:table-cell office:value-type="date" office:date-value="2010-04-13T00:00:00">
            <text:p>Tue Apr 13 00:00:00 2010</text:p>
          </table:table-cell>
          <table:table-cell office:value-type="float" office:value="462.5">
            <text:p>462.5</text:p>
          </table:table-cell>
          <table:table-cell office:value-type="float" office:value="37.507">
            <text:p>37.507</text:p>
          </table:table-cell>
          <table:table-cell office:value-type="float" office:value="38.11">
            <text:p>38.1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">
            <text:p>35</text:p>
          </table:table-cell>
          <table:table-cell office:value-type="date" office:date-value="2010-04-19T00:00:00">
            <text:p>Mon Apr 19 00:00:00 2010</text:p>
          </table:table-cell>
          <table:table-cell office:value-type="float" office:value="525.3">
            <text:p>525.3</text:p>
          </table:table-cell>
          <table:table-cell office:value-type="float" office:value="43.1">
            <text:p>43.1</text:p>
          </table:table-cell>
          <table:table-cell office:value-type="float" office:value="42.8">
            <text:p>42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6">
            <text:p>36</text:p>
          </table:table-cell>
          <table:table-cell office:value-type="date" office:date-value="2010-04-26T00:00:00">
            <text:p>Mon Apr 26 00:00:00 2010</text:p>
          </table:table-cell>
          <table:table-cell office:value-type="float" office:value="521.6">
            <text:p>521.6</text:p>
          </table:table-cell>
          <table:table-cell office:value-type="float" office:value="42.027">
            <text:p>42.027</text:p>
          </table:table-cell>
          <table:table-cell office:value-type="float" office:value="41.73">
            <text:p>41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7">
            <text:p>37</text:p>
          </table:table-cell>
          <table:table-cell office:value-type="date" office:date-value="2010-05-04T00:00:00">
            <text:p>Tue May  4 00:00:00 2010</text:p>
          </table:table-cell>
          <table:table-cell office:value-type="float" office:value="532.5">
            <text:p>532.5</text:p>
          </table:table-cell>
          <table:table-cell office:value-type="float" office:value="40.897">
            <text:p>40.897</text:p>
          </table:table-cell>
          <table:table-cell office:value-type="float" office:value="41.55">
            <text:p>41.5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8">
            <text:p>38</text:p>
          </table:table-cell>
          <table:table-cell office:value-type="date" office:date-value="2010-05-11T00:00:00">
            <text:p>Tue May 11 00:00:00 2010</text:p>
          </table:table-cell>
          <table:table-cell office:value-type="float" office:value="525.8">
            <text:p>525.8</text:p>
          </table:table-cell>
          <table:table-cell office:value-type="float" office:value="42.262">
            <text:p>42.262</text:p>
          </table:table-cell>
          <table:table-cell office:value-type="float" office:value="44.21">
            <text:p>44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9">
            <text:p>39</text:p>
          </table:table-cell>
          <table:table-cell office:value-type="date" office:date-value="2010-05-16T00:00:00">
            <text:p>Sun May 16 00:00:00 2010</text:p>
          </table:table-cell>
          <table:table-cell office:value-type="float" office:value="530.4">
            <text:p>530.4</text:p>
          </table:table-cell>
          <table:table-cell office:value-type="float" office:value="41.777">
            <text:p>41.777</text:p>
          </table:table-cell>
          <table:table-cell office:value-type="float" office:value="42.32">
            <text:p>42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0">
            <text:p>40</text:p>
          </table:table-cell>
          <table:table-cell office:value-type="date" office:date-value="2010-05-20T00:00:00">
            <text:p>Thu May 20 00:00:00 2010</text:p>
          </table:table-cell>
          <table:table-cell office:value-type="float" office:value="402.3">
            <text:p>402.3</text:p>
          </table:table-cell>
          <table:table-cell office:value-type="float" office:value="29.652">
            <text:p>29.652</text:p>
          </table:table-cell>
          <table:table-cell office:value-type="float" office:value="29.15">
            <text:p>29.1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1">
            <text:p>41</text:p>
          </table:table-cell>
          <table:table-cell office:value-type="date" office:date-value="2010-05-28T00:00:00">
            <text:p>Fri May 28 00:00:00 2010</text:p>
          </table:table-cell>
          <table:table-cell office:value-type="float" office:value="504.2">
            <text:p>504.2</text:p>
          </table:table-cell>
          <table:table-cell office:value-type="float" office:value="40.137">
            <text:p>40.137</text:p>
          </table:table-cell>
          <table:table-cell office:value-type="float" office:value="38.37">
            <text:p>38.3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2">
            <text:p>42</text:p>
          </table:table-cell>
          <table:table-cell office:value-type="date" office:date-value="2010-06-03T00:00:00">
            <text:p>Thu Jun  3 00:00:00 2010</text:p>
          </table:table-cell>
          <table:table-cell office:value-type="float" office:value="481.9">
            <text:p>481.9</text:p>
          </table:table-cell>
          <table:table-cell office:value-type="float" office:value="27.55">
            <text:p>27.55</text:p>
          </table:table-cell>
          <table:table-cell office:value-type="float" office:value="25.98">
            <text:p>25.9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3">
            <text:p>43</text:p>
          </table:table-cell>
          <table:table-cell office:value-type="date" office:date-value="2010-06-08T00:00:00">
            <text:p>Tue Jun  8 00:00:00 2010</text:p>
          </table:table-cell>
          <table:table-cell office:value-type="float" office:value="420.3">
            <text:p>420.3</text:p>
          </table:table-cell>
          <table:table-cell office:value-type="float" office:value="42.26">
            <text:p>42.26</text:p>
          </table:table-cell>
          <table:table-cell office:value-type="float" office:value="39.43">
            <text:p>39.4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4">
            <text:p>44</text:p>
          </table:table-cell>
          <table:table-cell office:value-type="date" office:date-value="2010-06-15T00:00:00">
            <text:p>Tue Jun 15 00:00:00 2010</text:p>
          </table:table-cell>
          <table:table-cell office:value-type="float" office:value="511.9">
            <text:p>511.9</text:p>
          </table:table-cell>
          <table:table-cell office:value-type="float" office:value="39.353">
            <text:p>39.353</text:p>
          </table:table-cell>
          <table:table-cell office:value-type="float" office:value="38.01">
            <text:p>38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5">
            <text:p>45</text:p>
          </table:table-cell>
          <table:table-cell office:value-type="date" office:date-value="2010-06-22T00:00:00">
            <text:p>Tue Jun 22 00:00:00 2010</text:p>
          </table:table-cell>
          <table:table-cell office:value-type="float" office:value="521.9">
            <text:p>521.9</text:p>
          </table:table-cell>
          <table:table-cell office:value-type="float" office:value="40.93">
            <text:p>40.93</text:p>
          </table:table-cell>
          <table:table-cell office:value-type="float" office:value="39.95">
            <text:p>39.9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6">
            <text:p>46</text:p>
          </table:table-cell>
          <table:table-cell office:value-type="date" office:date-value="2010-06-29T00:00:00">
            <text:p>Tue Jun 29 00:00:00 2010</text:p>
          </table:table-cell>
          <table:table-cell office:value-type="float" office:value="521.6">
            <text:p>521.6</text:p>
          </table:table-cell>
          <table:table-cell office:value-type="float" office:value="40.703">
            <text:p>40.703</text:p>
          </table:table-cell>
          <table:table-cell office:value-type="float" office:value="40.83">
            <text:p>40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7">
            <text:p>47</text:p>
          </table:table-cell>
          <table:table-cell office:value-type="date" office:date-value="2010-07-07T00:00:00">
            <text:p>Wed Jul  7 00:00:00 2010</text:p>
          </table:table-cell>
          <table:table-cell office:value-type="float" office:value="509.2">
            <text:p>509.2</text:p>
          </table:table-cell>
          <table:table-cell office:value-type="float" office:value="41.035">
            <text:p>41.035</text:p>
          </table:table-cell>
          <table:table-cell office:value-type="float" office:value="43.74">
            <text:p>43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8">
            <text:p>48</text:p>
          </table:table-cell>
          <table:table-cell office:value-type="date" office:date-value="2010-07-13T00:00:00">
            <text:p>Tue Jul 13 00:00:00 2010</text:p>
          </table:table-cell>
          <table:table-cell office:value-type="float" office:value="484.2">
            <text:p>484.2</text:p>
          </table:table-cell>
          <table:table-cell office:value-type="float" office:value="38.697">
            <text:p>38.697</text:p>
          </table:table-cell>
          <table:table-cell office:value-type="float" office:value="40.52">
            <text:p>40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49">
            <text:p>49</text:p>
          </table:table-cell>
          <table:table-cell office:value-type="date" office:date-value="2010-07-19T00:00:00">
            <text:p>Mon Jul 19 00:00:00 2010</text:p>
          </table:table-cell>
          <table:table-cell office:value-type="float" office:value="452.3">
            <text:p>452.3</text:p>
          </table:table-cell>
          <table:table-cell office:value-type="float" office:value="35.952">
            <text:p>35.952</text:p>
          </table:table-cell>
          <table:table-cell office:value-type="float" office:value="37.07">
            <text:p>37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0">
            <text:p>50</text:p>
          </table:table-cell>
          <table:table-cell office:value-type="date" office:date-value="2010-07-24T00:00:00">
            <text:p>Sat Jul 24 00:00:00 2010</text:p>
          </table:table-cell>
          <table:table-cell office:value-type="float" office:value="535.3">
            <text:p>535.3</text:p>
          </table:table-cell>
          <table:table-cell office:value-type="float" office:value="41.802">
            <text:p>41.802</text:p>
          </table:table-cell>
          <table:table-cell office:value-type="float" office:value="44.98">
            <text:p>44.9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1">
            <text:p>51</text:p>
          </table:table-cell>
          <table:table-cell office:value-type="date" office:date-value="2010-07-29T00:00:00">
            <text:p>Thu Jul 29 00:00:00 2010</text:p>
          </table:table-cell>
          <table:table-cell office:value-type="float" office:value="509.7">
            <text:p>509.7</text:p>
          </table:table-cell>
          <table:table-cell office:value-type="float" office:value="18.78">
            <text:p>18.78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2">
            <text:p>52</text:p>
          </table:table-cell>
          <table:table-cell office:value-type="date" office:date-value="2010-08-02T00:00:00">
            <text:p>Mon Aug  2 00:00:00 2010</text:p>
          </table:table-cell>
          <table:table-cell office:value-type="float" office:value="247.3">
            <text:p>247.3</text:p>
          </table:table-cell>
          <table:table-cell office:value-type="float" office:value="40.688">
            <text:p>40.688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3">
            <text:p>53</text:p>
          </table:table-cell>
          <table:table-cell office:value-type="date" office:date-value="2010-08-04T00:00:00">
            <text:p>Wed Aug  4 00:00:00 2010</text:p>
          </table:table-cell>
          <table:table-cell office:value-type="float" office:value="394.9">
            <text:p>394.9</text:p>
          </table:table-cell>
          <table:table-cell office:value-type="float" office:value="34.175">
            <text:p>34.175</text:p>
          </table:table-cell>
          <table:table-cell office:value-type="float" office:value="35.85">
            <text:p>35.8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4">
            <text:p>54</text:p>
          </table:table-cell>
          <table:table-cell office:value-type="date" office:date-value="2010-08-10T00:00:00">
            <text:p>Tue Aug 10 00:00:00 2010</text:p>
          </table:table-cell>
          <table:table-cell office:value-type="float" office:value="515.7">
            <text:p>515.7</text:p>
          </table:table-cell>
          <table:table-cell office:value-type="float" office:value="41.572">
            <text:p>41.572</text:p>
          </table:table-cell>
          <table:table-cell office:value-type="float" office:value="44.44">
            <text:p>44.4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5">
            <text:p>55</text:p>
          </table:table-cell>
          <table:table-cell office:value-type="date" office:date-value="2010-08-17T00:00:00">
            <text:p>Tue Aug 17 00:00:00 2010</text:p>
          </table:table-cell>
          <table:table-cell office:value-type="float" office:value="521.6">
            <text:p>521.6</text:p>
          </table:table-cell>
          <table:table-cell office:value-type="float" office:value="38.485">
            <text:p>38.485</text:p>
          </table:table-cell>
          <table:table-cell office:value-type="float" office:value="40.14">
            <text:p>40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6">
            <text:p>56</text:p>
          </table:table-cell>
          <table:table-cell office:value-type="date" office:date-value="2010-08-22T00:00:00">
            <text:p>Sun Aug 22 00:00:00 2010</text:p>
          </table:table-cell>
          <table:table-cell office:value-type="float" office:value="444.5">
            <text:p>444.5</text:p>
          </table:table-cell>
          <table:table-cell office:value-type="float" office:value="36.007">
            <text:p>36.007</text:p>
          </table:table-cell>
          <table:table-cell office:value-type="float" office:value="36.94">
            <text:p>36.9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7">
            <text:p>57</text:p>
          </table:table-cell>
          <table:table-cell office:value-type="date" office:date-value="2010-08-25T00:00:00">
            <text:p>Wed Aug 25 00:00:00 2010</text:p>
          </table:table-cell>
          <table:table-cell office:value-type="float" office:value="382.5">
            <text:p>382.5</text:p>
          </table:table-cell>
          <table:table-cell office:value-type="float" office:value="29.35">
            <text:p>29.35</text:p>
          </table:table-cell>
          <table:table-cell office:value-type="float" office:value="29.82">
            <text:p>29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8">
            <text:p>58</text:p>
          </table:table-cell>
          <table:table-cell office:value-type="date" office:date-value="2010-08-31T00:00:00">
            <text:p>Tue Aug 31 00:00:00 2010</text:p>
          </table:table-cell>
          <table:table-cell office:value-type="float" office:value="439.9">
            <text:p>439.9</text:p>
          </table:table-cell>
          <table:table-cell office:value-type="float" office:value="34.742">
            <text:p>34.742</text:p>
          </table:table-cell>
          <table:table-cell office:value-type="float" office:value="34.26">
            <text:p>34.2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59">
            <text:p>59</text:p>
          </table:table-cell>
          <table:table-cell office:value-type="date" office:date-value="2010-09-04T00:00:00">
            <text:p>Sat Sep  4 00:00:00 2010</text:p>
          </table:table-cell>
          <table:table-cell office:value-type="float" office:value="515.4">
            <text:p>515.4</text:p>
          </table:table-cell>
          <table:table-cell office:value-type="float" office:value="18.942">
            <text:p>18.942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0">
            <text:p>60</text:p>
          </table:table-cell>
          <table:table-cell office:value-type="date" office:date-value="2010-09-09T00:00:00">
            <text:p>Thu Sep  9 00:00:00 2010</text:p>
          </table:table-cell>
          <table:table-cell office:value-type="float" office:value="217.6">
            <text:p>217.6</text:p>
          </table:table-cell>
          <table:table-cell office:value-type="float" office:value="19.122">
            <text:p>19.122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1">
            <text:p>61</text:p>
          </table:table-cell>
          <table:table-cell office:value-type="date" office:date-value="2010-09-13T00:00:00">
            <text:p>Mon Sep 13 00:00:00 2010</text:p>
          </table:table-cell>
          <table:table-cell office:value-type="float" office:value="267.4">
            <text:p>267.4</text:p>
          </table:table-cell>
          <table:table-cell office:value-type="float" office:value="29.24">
            <text:p>29.24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2">
            <text:p>62</text:p>
          </table:table-cell>
          <table:table-cell office:value-type="date" office:date-value="2010-09-15T00:00:00">
            <text:p>Wed Sep 15 00:00:00 2010</text:p>
          </table:table-cell>
          <table:table-cell office:value-type="float" office:value="255.2">
            <text:p>255.2</text:p>
          </table:table-cell>
          <table:table-cell office:value-type="float" office:value="32.485">
            <text:p>32.485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3">
            <text:p>63</text:p>
          </table:table-cell>
          <table:table-cell office:value-type="date" office:date-value="2010-09-21T00:00:00">
            <text:p>Tue Sep 21 00:00:00 2010</text:p>
          </table:table-cell>
          <table:table-cell office:value-type="float" office:value="539.9">
            <text:p>539.9</text:p>
          </table:table-cell>
          <table:table-cell office:value-type="float" office:value="41.53">
            <text:p>41.53</text:p>
          </table:table-cell>
          <table:table-cell office:value-type="float" office:value="41.57">
            <text:p>41.5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4">
            <text:p>64</text:p>
          </table:table-cell>
          <table:table-cell office:value-type="date" office:date-value="2010-09-27T00:00:00">
            <text:p>Mon Sep 27 00:00:00 2010</text:p>
          </table:table-cell>
          <table:table-cell office:value-type="float" office:value="442.7">
            <text:p>442.7</text:p>
          </table:table-cell>
          <table:table-cell office:value-type="float" office:value="40.217">
            <text:p>40.217</text:p>
          </table:table-cell>
          <table:table-cell office:value-type="float" office:value="39.94">
            <text:p>39.9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5">
            <text:p>65</text:p>
          </table:table-cell>
          <table:table-cell office:value-type="date" office:date-value="2010-10-01T00:00:00">
            <text:p>Fri Oct  1 00:00:00 2010</text:p>
          </table:table-cell>
          <table:table-cell office:value-type="float" office:value="427.2">
            <text:p>427.2</text:p>
          </table:table-cell>
          <table:table-cell office:value-type="float" office:value="32.757">
            <text:p>32.757</text:p>
          </table:table-cell>
          <table:table-cell office:value-type="float" office:value="31.87">
            <text:p>31.8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6">
            <text:p>66</text:p>
          </table:table-cell>
          <table:table-cell office:value-type="date" office:date-value="2010-10-06T00:00:00">
            <text:p>Wed Oct  6 00:00:00 2010</text:p>
          </table:table-cell>
          <table:table-cell office:value-type="float" office:value="510.2">
            <text:p>510.2</text:p>
          </table:table-cell>
          <table:table-cell office:value-type="float" office:value="36.947">
            <text:p>36.94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7">
            <text:p>67</text:p>
          </table:table-cell>
          <table:table-cell office:value-type="date" office:date-value="2010-10-09T00:00:00">
            <text:p>Sat Oct  9 00:00:00 2010</text:p>
          </table:table-cell>
          <table:table-cell office:value-type="float" office:value="393.6">
            <text:p>393.6</text:p>
          </table:table-cell>
          <table:table-cell office:value-type="float" office:value="32.84">
            <text:p>32.84</text:p>
          </table:table-cell>
          <table:table-cell office:value-type="float" office:value="35.43">
            <text:p>35.4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8">
            <text:p>68</text:p>
          </table:table-cell>
          <table:table-cell office:value-type="date" office:date-value="2010-10-15T00:00:00">
            <text:p>Fri Oct 15 00:00:00 2010</text:p>
          </table:table-cell>
          <table:table-cell office:value-type="float" office:value="470.6">
            <text:p>470.6</text:p>
          </table:table-cell>
          <table:table-cell office:value-type="float" office:value="41.592">
            <text:p>41.592</text:p>
          </table:table-cell>
          <table:table-cell office:value-type="float" office:value="44.09">
            <text:p>44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69">
            <text:p>69</text:p>
          </table:table-cell>
          <table:table-cell office:value-type="date" office:date-value="2010-10-27T00:00:00">
            <text:p>Wed Oct 27 00:00:00 2010</text:p>
          </table:table-cell>
          <table:table-cell office:value-type="float" office:value="528.0">
            <text:p>528.0</text:p>
          </table:table-cell>
          <table:table-cell office:value-type="float" office:value="43.165">
            <text:p>43.165</text:p>
          </table:table-cell>
          <table:table-cell office:value-type="float" office:value="44.11">
            <text:p>44.1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0">
            <text:p>70</text:p>
          </table:table-cell>
          <table:table-cell office:value-type="date" office:date-value="2010-11-02T00:00:00">
            <text:p>Tue Nov  2 00:00:00 2010</text:p>
          </table:table-cell>
          <table:table-cell office:value-type="float" office:value="523.1">
            <text:p>523.1</text:p>
          </table:table-cell>
          <table:table-cell office:value-type="float" office:value="43.147">
            <text:p>43.147</text:p>
          </table:table-cell>
          <table:table-cell office:value-type="float" office:value="43.23">
            <text:p>43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1">
            <text:p>71</text:p>
          </table:table-cell>
          <table:table-cell office:value-type="date" office:date-value="2010-11-09T00:00:00">
            <text:p>Tue Nov  9 00:00:00 2010</text:p>
          </table:table-cell>
          <table:table-cell office:value-type="float" office:value="497.0">
            <text:p>497.0</text:p>
          </table:table-cell>
          <table:table-cell office:value-type="float" office:value="42.175">
            <text:p>42.175</text:p>
          </table:table-cell>
          <table:table-cell office:value-type="float" office:value="42.05">
            <text:p>42.0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2">
            <text:p>72</text:p>
          </table:table-cell>
          <table:table-cell office:value-type="date" office:date-value="2010-11-17T00:00:00">
            <text:p>Wed Nov 17 00:00:00 2010</text:p>
          </table:table-cell>
          <table:table-cell office:value-type="float" office:value="498.5">
            <text:p>498.5</text:p>
          </table:table-cell>
          <table:table-cell office:value-type="float" office:value="40.382">
            <text:p>40.382</text:p>
          </table:table-cell>
          <table:table-cell office:value-type="float" office:value="44.38">
            <text:p>44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3">
            <text:p>73</text:p>
          </table:table-cell>
          <table:table-cell office:value-type="date" office:date-value="2010-11-22T00:00:00">
            <text:p>Mon Nov 22 00:00:00 2010</text:p>
          </table:table-cell>
          <table:table-cell office:value-type="float" office:value="499.9">
            <text:p>499.9</text:p>
          </table:table-cell>
          <table:table-cell office:value-type="float" office:value="41.604">
            <text:p>41.604</text:p>
          </table:table-cell>
          <table:table-cell office:value-type="float" office:value="45.68">
            <text:p>45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4">
            <text:p>74</text:p>
          </table:table-cell>
          <table:table-cell office:value-type="date" office:date-value="2010-11-29T00:00:00">
            <text:p>Mon Nov 29 00:00:00 2010</text:p>
          </table:table-cell>
          <table:table-cell office:value-type="float" office:value="457.7">
            <text:p>457.7</text:p>
          </table:table-cell>
          <table:table-cell office:value-type="float" office:value="36.282">
            <text:p>36.282</text:p>
          </table:table-cell>
          <table:table-cell office:value-type="float" office:value="39.26">
            <text:p>39.2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5">
            <text:p>75</text:p>
          </table:table-cell>
          <table:table-cell office:value-type="date" office:date-value="2010-12-08T00:00:00">
            <text:p>Wed Dec  8 00:00:00 2010</text:p>
          </table:table-cell>
          <table:table-cell office:value-type="float" office:value="500.0">
            <text:p>500.0</text:p>
          </table:table-cell>
          <table:table-cell office:value-type="float" office:value="41.495">
            <text:p>41.495</text:p>
          </table:table-cell>
          <table:table-cell office:value-type="float" office:value="46.06">
            <text:p>46.0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6">
            <text:p>76</text:p>
          </table:table-cell>
          <table:table-cell office:value-type="date" office:date-value="2010-12-14T00:00:00">
            <text:p>Tue Dec 14 00:00:00 2010</text:p>
          </table:table-cell>
          <table:table-cell office:value-type="float" office:value="379.9">
            <text:p>379.9</text:p>
          </table:table-cell>
          <table:table-cell office:value-type="float" office:value="34.15">
            <text:p>34.15</text:p>
          </table:table-cell>
          <table:table-cell office:value-type="float" office:value="37.63">
            <text:p>37.6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7">
            <text:p>77</text:p>
          </table:table-cell>
          <table:table-cell office:value-type="date" office:date-value="2010-12-19T00:00:00">
            <text:p>Sun Dec 19 00:00:00 2010</text:p>
          </table:table-cell>
          <table:table-cell office:value-type="float" office:value="486.5">
            <text:p>486.5</text:p>
          </table:table-cell>
          <table:table-cell office:value-type="float" office:value="40.477">
            <text:p>40.477</text:p>
          </table:table-cell>
          <table:table-cell office:value-type="float" office:value="45.29">
            <text:p>45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8">
            <text:p>78</text:p>
          </table:table-cell>
          <table:table-cell office:value-type="date" office:date-value="2010-12-24T00:00:00">
            <text:p>Fri Dec 24 00:00:00 2010</text:p>
          </table:table-cell>
          <table:table-cell office:value-type="float" office:value="459.3">
            <text:p>459.3</text:p>
          </table:table-cell>
          <table:table-cell office:value-type="float" office:value="25.512">
            <text:p>25.512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79">
            <text:p>79</text:p>
          </table:table-cell>
          <table:table-cell office:value-type="date" office:date-value="2011-01-04T00:00:00">
            <text:p>Tue Jan  4 00:00:00 2011</text:p>
          </table:table-cell>
          <table:table-cell office:value-type="float" office:value="269.0">
            <text:p>269.0</text:p>
          </table:table-cell>
          <table:table-cell office:value-type="float" office:value="26.112">
            <text:p>26.112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0">
            <text:p>80</text:p>
          </table:table-cell>
          <table:table-cell office:value-type="date" office:date-value="2011-01-07T00:00:00">
            <text:p>Fri Jan  7 00:00:00 2011</text:p>
          </table:table-cell>
          <table:table-cell office:value-type="float" office:value="317.2">
            <text:p>317.2</text:p>
          </table:table-cell>
          <table:table-cell office:value-type="float" office:value="26.112">
            <text:p>26.112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1">
            <text:p>81</text:p>
          </table:table-cell>
          <table:table-cell office:value-type="date" office:date-value="2011-01-11T00:00:00">
            <text:p>Tue Jan 11 00:00:00 2011</text:p>
          </table:table-cell>
          <table:table-cell office:value-type="float" office:value="339.9">
            <text:p>339.9</text:p>
          </table:table-cell>
          <table:table-cell office:value-type="float" office:value="35.117">
            <text:p>35.11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2">
            <text:p>82</text:p>
          </table:table-cell>
          <table:table-cell office:value-type="date" office:date-value="2011-01-17T00:00:00">
            <text:p>Mon Jan 17 00:00:00 2011</text:p>
          </table:table-cell>
          <table:table-cell office:value-type="float" office:value="439.3">
            <text:p>439.3</text:p>
          </table:table-cell>
          <table:table-cell office:value-type="float" office:value="38.265">
            <text:p>38.26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3">
            <text:p>83</text:p>
          </table:table-cell>
          <table:table-cell office:value-type="date" office:date-value="2011-01-21T00:00:00">
            <text:p>Fri Jan 21 00:00:00 2011</text:p>
          </table:table-cell>
          <table:table-cell office:value-type="float" office:value="436.6">
            <text:p>436.6</text:p>
          </table:table-cell>
          <table:table-cell office:value-type="float" office:value="34.582">
            <text:p>34.582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4">
            <text:p>84</text:p>
          </table:table-cell>
          <table:table-cell office:value-type="date" office:date-value="2011-01-26T00:00:00">
            <text:p>Wed Jan 26 00:00:00 2011</text:p>
          </table:table-cell>
          <table:table-cell office:value-type="float" office:value="342.5">
            <text:p>342.5</text:p>
          </table:table-cell>
          <table:table-cell office:value-type="float" office:value="35.437">
            <text:p>35.437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5">
            <text:p>85</text:p>
          </table:table-cell>
          <table:table-cell office:value-type="date" office:date-value="2011-02-01T00:00:00">
            <text:p>Tue Feb  1 00:00:00 2011</text:p>
          </table:table-cell>
          <table:table-cell office:value-type="float" office:value="449.4">
            <text:p>449.4</text:p>
          </table:table-cell>
          <table:table-cell office:value-type="float" office:value="35.125">
            <text:p>35.125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6">
            <text:p>86</text:p>
          </table:table-cell>
          <table:table-cell office:value-type="date" office:date-value="2011-02-04T00:00:00">
            <text:p>Fri Feb  4 00:00:00 2011</text:p>
          </table:table-cell>
          <table:table-cell office:value-type="float" office:value="426.0">
            <text:p>426.0</text:p>
          </table:table-cell>
          <table:table-cell office:value-type="float" office:value="34.187">
            <text:p>34.18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7">
            <text:p>87</text:p>
          </table:table-cell>
          <table:table-cell office:value-type="date" office:date-value="2011-02-10T00:00:00">
            <text:p>Thu Feb 10 00:00:00 2011</text:p>
          </table:table-cell>
          <table:table-cell office:value-type="float" office:value="358.0">
            <text:p>358.0</text:p>
          </table:table-cell>
          <table:table-cell office:value-type="float" office:value="34.187">
            <text:p>34.18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8">
            <text:p>88</text:p>
          </table:table-cell>
          <table:table-cell office:value-type="date" office:date-value="2011-02-12T00:00:00">
            <text:p>Sat Feb 12 00:00:00 2011</text:p>
          </table:table-cell>
          <table:table-cell office:value-type="float" office:value="238.4">
            <text:p>238.4</text:p>
          </table:table-cell>
          <table:table-cell office:value-type="float" office:value="21.28">
            <text:p>21.28</text:p>
          </table:table-cell>
          <table:table-cell office:value-type="float" office:value="24.9">
            <text:p>24.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89">
            <text:p>89</text:p>
          </table:table-cell>
          <table:table-cell office:value-type="date" office:date-value="2011-02-15T00:00:00">
            <text:p>Tue Feb 15 00:00:00 2011</text:p>
          </table:table-cell>
          <table:table-cell office:value-type="float" office:value="394.1">
            <text:p>394.1</text:p>
          </table:table-cell>
          <table:table-cell office:value-type="float" office:value="36.94">
            <text:p>36.94</text:p>
          </table:table-cell>
          <table:table-cell office:value-type="float" office:value="43.22">
            <text:p>43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0">
            <text:p>90</text:p>
          </table:table-cell>
          <table:table-cell office:value-type="date" office:date-value="2011-02-22T00:00:00">
            <text:p>Tue Feb 22 00:00:00 2011</text:p>
          </table:table-cell>
          <table:table-cell office:value-type="float" office:value="465.0">
            <text:p>465.0</text:p>
          </table:table-cell>
          <table:table-cell office:value-type="float" office:value="38.36">
            <text:p>38.36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1">
            <text:p>91</text:p>
          </table:table-cell>
          <table:table-cell office:value-type="date" office:date-value="2011-02-28T00:00:00">
            <text:p>Mon Feb 28 00:00:00 2011</text:p>
          </table:table-cell>
          <table:table-cell office:value-type="float" office:value="437.8">
            <text:p>437.8</text:p>
          </table:table-cell>
          <table:table-cell office:value-type="float" office:value="31.607">
            <text:p>31.60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2">
            <text:p>92</text:p>
          </table:table-cell>
          <table:table-cell office:value-type="date" office:date-value="2011-03-04T00:00:00">
            <text:p>Fri Mar  4 00:00:00 2011</text:p>
          </table:table-cell>
          <table:table-cell office:value-type="float" office:value="433.1">
            <text:p>433.1</text:p>
          </table:table-cell>
          <table:table-cell office:value-type="float" office:value="36.112">
            <text:p>36.112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3">
            <text:p>93</text:p>
          </table:table-cell>
          <table:table-cell office:value-type="date" office:date-value="2011-03-08T00:00:00">
            <text:p>Tue Mar  8 00:00:00 2011</text:p>
          </table:table-cell>
          <table:table-cell office:value-type="float" office:value="428.5">
            <text:p>428.5</text:p>
          </table:table-cell>
          <table:table-cell office:value-type="float" office:value="36.472">
            <text:p>36.472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4">
            <text:p>94</text:p>
          </table:table-cell>
          <table:table-cell office:value-type="date" office:date-value="2011-03-13T00:00:00">
            <text:p>Sun Mar 13 00:00:00 2011</text:p>
          </table:table-cell>
          <table:table-cell office:value-type="float" office:value="356.1">
            <text:p>356.1</text:p>
          </table:table-cell>
          <table:table-cell office:value-type="float" office:value="35.775">
            <text:p>35.77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5">
            <text:p>95</text:p>
          </table:table-cell>
          <table:table-cell office:value-type="date" office:date-value="2011-03-18T00:00:00">
            <text:p>Fri Mar 18 00:00:00 2011</text:p>
          </table:table-cell>
          <table:table-cell office:value-type="float" office:value="533.5">
            <text:p>533.5</text:p>
          </table:table-cell>
          <table:table-cell office:value-type="float" office:value="35.775">
            <text:p>35.77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6">
            <text:p>96</text:p>
          </table:table-cell>
          <table:table-cell office:value-type="date" office:date-value="2011-03-24T00:00:00">
            <text:p>Thu Mar 24 00:00:00 2011</text:p>
          </table:table-cell>
          <table:table-cell office:value-type="float" office:value="437.3">
            <text:p>437.3</text:p>
          </table:table-cell>
          <table:table-cell office:value-type="float" office:value="37.277">
            <text:p>37.277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7">
            <text:p>97</text:p>
          </table:table-cell>
          <table:table-cell office:value-type="date" office:date-value="2011-03-29T00:00:00">
            <text:p>Tue Mar 29 00:00:00 2011</text:p>
          </table:table-cell>
          <table:table-cell office:value-type="float" office:value="449.6">
            <text:p>449.6</text:p>
          </table:table-cell>
          <table:table-cell office:value-type="float" office:value="38.827">
            <text:p>38.827</text:p>
          </table:table-cell>
          <table:table-cell office:value-type="float" office:value="47.25">
            <text:p>47.2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8">
            <text:p>98</text:p>
          </table:table-cell>
          <table:table-cell office:value-type="date" office:date-value="2011-04-03T00:00:00">
            <text:p>Sun Apr  3 00:00:00 2011</text:p>
          </table:table-cell>
          <table:table-cell office:value-type="float" office:value="498.6">
            <text:p>498.6</text:p>
          </table:table-cell>
          <table:table-cell office:value-type="float" office:value="15.76">
            <text:p>15.76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99">
            <text:p>99</text:p>
          </table:table-cell>
          <table:table-cell office:value-type="date" office:date-value="2011-04-05T00:00:00">
            <text:p>Tue Apr  5 00:00:00 2011</text:p>
          </table:table-cell>
          <table:table-cell office:value-type="float" office:value="233.3">
            <text:p>233.3</text:p>
          </table:table-cell>
          <table:table-cell office:value-type="float" office:value="18.997">
            <text:p>18.997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0">
            <text:p>100</text:p>
          </table:table-cell>
          <table:table-cell office:value-type="date" office:date-value="2011-04-08T00:00:00">
            <text:p>Fri Apr  8 00:00:00 2011</text:p>
          </table:table-cell>
          <table:table-cell office:value-type="float" office:value="223.1">
            <text:p>223.1</text:p>
          </table:table-cell>
          <table:table-cell office:value-type="float" office:value="22.95">
            <text:p>22.95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1">
            <text:p>101</text:p>
          </table:table-cell>
          <table:table-cell office:value-type="date" office:date-value="2011-04-12T00:00:00">
            <text:p>Tue Apr 12 00:00:00 2011</text:p>
          </table:table-cell>
          <table:table-cell office:value-type="float" office:value="270.8">
            <text:p>270.8</text:p>
          </table:table-cell>
          <table:table-cell office:value-type="float" office:value="26.786">
            <text:p>26.786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2">
            <text:p>102</text:p>
          </table:table-cell>
          <table:table-cell office:value-type="date" office:date-value="2011-04-16T00:00:00">
            <text:p>Sat Apr 16 00:00:00 2011</text:p>
          </table:table-cell>
          <table:table-cell office:value-type="float" office:value="362.5">
            <text:p>362.5</text:p>
          </table:table-cell>
          <table:table-cell office:value-type="float" office:value="22.622">
            <text:p>22.622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3">
            <text:p>103</text:p>
          </table:table-cell>
          <table:table-cell office:value-type="date" office:date-value="2011-04-21T00:00:00">
            <text:p>Thu Apr 21 00:00:00 2011</text:p>
          </table:table-cell>
          <table:table-cell office:value-type="float" office:value="217.9">
            <text:p>217.9</text:p>
          </table:table-cell>
          <table:table-cell office:value-type="float" office:value="30.845">
            <text:p>30.845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4">
            <text:p>104</text:p>
          </table:table-cell>
          <table:table-cell office:value-type="date" office:date-value="2011-04-28T00:00:00">
            <text:p>Thu Apr 28 00:00:00 2011</text:p>
          </table:table-cell>
          <table:table-cell office:value-type="float" office:value="424.9">
            <text:p>424.9</text:p>
          </table:table-cell>
          <table:table-cell office:value-type="float" office:value="29.477">
            <text:p>29.47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5">
            <text:p>105</text:p>
          </table:table-cell>
          <table:table-cell office:value-type="date" office:date-value="2011-05-03T00:00:00">
            <text:p>Tue May  3 00:00:00 2011</text:p>
          </table:table-cell>
          <table:table-cell office:value-type="float" office:value="366.9">
            <text:p>366.9</text:p>
          </table:table-cell>
          <table:table-cell office:value-type="float" office:value="30.802">
            <text:p>30.802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6">
            <text:p>106</text:p>
          </table:table-cell>
          <table:table-cell office:value-type="date" office:date-value="2011-05-09T00:00:00">
            <text:p>Mon May  9 00:00:00 2011</text:p>
          </table:table-cell>
          <table:table-cell office:value-type="float" office:value="361.6">
            <text:p>361.6</text:p>
          </table:table-cell>
          <table:table-cell office:value-type="float" office:value="27.825">
            <text:p>27.825</text:p>
          </table:table-cell>
          <table:table-cell office:value-type="float" office:value="36.01">
            <text:p>3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7">
            <text:p>107</text:p>
          </table:table-cell>
          <table:table-cell office:value-type="date" office:date-value="2011-05-12T00:00:00">
            <text:p>Thu May 12 00:00:00 2011</text:p>
          </table:table-cell>
          <table:table-cell office:value-type="float" office:value="355.9">
            <text:p>355.9</text:p>
          </table:table-cell>
          <table:table-cell office:value-type="float" office:value="18.121">
            <text:p>18.121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8">
            <text:p>108</text:p>
          </table:table-cell>
          <table:table-cell office:value-type="date" office:date-value="2011-05-16T00:00:00">
            <text:p>Mon May 16 00:00:00 2011</text:p>
          </table:table-cell>
          <table:table-cell office:value-type="float" office:value="245.5">
            <text:p>245.5</text:p>
          </table:table-cell>
          <table:table-cell office:value-type="float" office:value="19.515">
            <text:p>19.515</text:p>
          </table:table-cell>
          <table:table-cell office:value-type="float" office:value="27.01">
            <text:p>2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09">
            <text:p>109</text:p>
          </table:table-cell>
          <table:table-cell office:value-type="date" office:date-value="2011-05-19T00:00:00">
            <text:p>Thu May 19 00:00:00 2011</text:p>
          </table:table-cell>
          <table:table-cell office:value-type="float" office:value="214.3">
            <text:p>214.3</text:p>
          </table:table-cell>
          <table:table-cell office:value-type="float" office:value="25.625">
            <text:p>25.625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0">
            <text:p>110</text:p>
          </table:table-cell>
          <table:table-cell office:value-type="date" office:date-value="2011-05-25T00:00:00">
            <text:p>Wed May 25 00:00:00 2011</text:p>
          </table:table-cell>
          <table:table-cell office:value-type="float" office:value="304.2">
            <text:p>304.2</text:p>
          </table:table-cell>
          <table:table-cell office:value-type="float" office:value="15.34">
            <text:p>15.34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1">
            <text:p>111</text:p>
          </table:table-cell>
          <table:table-cell office:value-type="date" office:date-value="2011-05-27T00:00:00">
            <text:p>Fri May 27 00:00:00 2011</text:p>
          </table:table-cell>
          <table:table-cell office:value-type="float" office:value="221.0">
            <text:p>221.0</text:p>
          </table:table-cell>
          <table:table-cell office:value-type="float" office:value="19.425">
            <text:p>19.42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2">
            <text:p>112</text:p>
          </table:table-cell>
          <table:table-cell office:value-type="date" office:date-value="2011-06-01T00:00:00">
            <text:p>Wed Jun  1 00:00:00 2011</text:p>
          </table:table-cell>
          <table:table-cell office:value-type="float" office:value="215.0">
            <text:p>215.0</text:p>
          </table:table-cell>
          <table:table-cell office:value-type="float" office:value="19.78">
            <text:p>19.78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3">
            <text:p>113</text:p>
          </table:table-cell>
          <table:table-cell office:value-type="date" office:date-value="2011-06-04T00:00:00">
            <text:p>Sat Jun  4 00:00:00 2011</text:p>
          </table:table-cell>
          <table:table-cell office:value-type="float" office:value="314.1">
            <text:p>314.1</text:p>
          </table:table-cell>
          <table:table-cell office:value-type="float" office:value="15.695">
            <text:p>15.695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4">
            <text:p>114</text:p>
          </table:table-cell>
          <table:table-cell office:value-type="date" office:date-value="2011-06-07T00:00:00">
            <text:p>Tue Jun  7 00:00:00 2011</text:p>
          </table:table-cell>
          <table:table-cell office:value-type="float" office:value="218.6">
            <text:p>218.6</text:p>
          </table:table-cell>
          <table:table-cell office:value-type="float" office:value="27.622">
            <text:p>27.622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5">
            <text:p>115</text:p>
          </table:table-cell>
          <table:table-cell office:value-type="date" office:date-value="2011-06-14T00:00:00">
            <text:p>Tue Jun 14 00:00:00 2011</text:p>
          </table:table-cell>
          <table:table-cell office:value-type="float" office:value="319.1">
            <text:p>319.1</text:p>
          </table:table-cell>
          <table:table-cell office:value-type="float" office:value="32.335">
            <text:p>32.335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6">
            <text:p>116</text:p>
          </table:table-cell>
          <table:table-cell office:value-type="date" office:date-value="2011-06-18T00:00:00">
            <text:p>Sat Jun 18 00:00:00 2011</text:p>
          </table:table-cell>
          <table:table-cell office:value-type="float" office:value="448.6">
            <text:p>448.6</text:p>
          </table:table-cell>
          <table:table-cell office:value-type="float" office:value="32.892">
            <text:p>32.892</text:p>
          </table:table-cell>
          <table:table-cell office:value-type="float" office:value="40.03">
            <text:p>40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7">
            <text:p>117</text:p>
          </table:table-cell>
          <table:table-cell office:value-type="date" office:date-value="2011-06-18T00:00:00">
            <text:p>Sat Jun 18 00:00:00 2011</text:p>
          </table:table-cell>
          <table:table-cell office:value-type="float" office:value="431.1">
            <text:p>431.1</text:p>
          </table:table-cell>
          <table:table-cell office:value-type="float" office:value="22.787">
            <text:p>22.787</text:p>
          </table:table-cell>
          <table:table-cell office:value-type="float" office:value="30.06">
            <text:p>30.0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8">
            <text:p>118</text:p>
          </table:table-cell>
          <table:table-cell office:value-type="date" office:date-value="2011-06-24T00:00:00">
            <text:p>Fri Jun 24 00:00:00 2011</text:p>
          </table:table-cell>
          <table:table-cell office:value-type="float" office:value="434.3">
            <text:p>434.3</text:p>
          </table:table-cell>
          <table:table-cell office:value-type="float" office:value="31.832">
            <text:p>31.832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19">
            <text:p>119</text:p>
          </table:table-cell>
          <table:table-cell office:value-type="date" office:date-value="2011-07-06T00:00:00">
            <text:p>Wed Jul  6 00:00:00 2011</text:p>
          </table:table-cell>
          <table:table-cell office:value-type="float" office:value="283.4">
            <text:p>283.4</text:p>
          </table:table-cell>
          <table:table-cell office:value-type="float" office:value="31.83">
            <text:p>31.83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0">
            <text:p>120</text:p>
          </table:table-cell>
          <table:table-cell office:value-type="date" office:date-value="2011-07-12T00:00:00">
            <text:p>Tue Jul 12 00:00:00 2011</text:p>
          </table:table-cell>
          <table:table-cell office:value-type="float" office:value="441.9">
            <text:p>441.9</text:p>
          </table:table-cell>
          <table:table-cell office:value-type="float" office:value="14.797">
            <text:p>14.797</text:p>
          </table:table-cell>
          <table:table-cell office:value-type="float" office:value="20.01">
            <text:p>2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1">
            <text:p>121</text:p>
          </table:table-cell>
          <table:table-cell office:value-type="date" office:date-value="2011-07-13T00:00:00">
            <text:p>Wed Jul 13 00:00:00 2011</text:p>
          </table:table-cell>
          <table:table-cell office:value-type="float" office:value="160.1">
            <text:p>160.1</text:p>
          </table:table-cell>
          <table:table-cell office:value-type="float" office:value="18.466">
            <text:p>18.466</text:p>
          </table:table-cell>
          <table:table-cell office:value-type="float" office:value="25.02">
            <text:p>2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2">
            <text:p>122</text:p>
          </table:table-cell>
          <table:table-cell office:value-type="date" office:date-value="2011-07-16T00:00:00">
            <text:p>Sat Jul 16 00:00:00 2011</text:p>
          </table:table-cell>
          <table:table-cell office:value-type="float" office:value="256.1">
            <text:p>256.1</text:p>
          </table:table-cell>
          <table:table-cell office:value-type="float" office:value="23.31">
            <text:p>23.31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3">
            <text:p>123</text:p>
          </table:table-cell>
          <table:table-cell office:value-type="date" office:date-value="2011-07-21T00:00:00">
            <text:p>Thu Jul 21 00:00:00 2011</text:p>
          </table:table-cell>
          <table:table-cell office:value-type="float" office:value="321.0">
            <text:p>321.0</text:p>
          </table:table-cell>
          <table:table-cell office:value-type="float" office:value="27.212">
            <text:p>27.212</text:p>
          </table:table-cell>
          <table:table-cell office:value-type="float" office:value="35.02">
            <text:p>3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4">
            <text:p>124</text:p>
          </table:table-cell>
          <table:table-cell office:value-type="date" office:date-value="2011-07-26T00:00:00">
            <text:p>Tue Jul 26 00:00:00 2011</text:p>
          </table:table-cell>
          <table:table-cell office:value-type="float" office:value="365.3">
            <text:p>365.3</text:p>
          </table:table-cell>
          <table:table-cell office:value-type="float" office:value="18.531">
            <text:p>18.531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5">
            <text:p>125</text:p>
          </table:table-cell>
          <table:table-cell office:value-type="date" office:date-value="2011-07-28T00:00:00">
            <text:p>Thu Jul 28 00:00:00 2011</text:p>
          </table:table-cell>
          <table:table-cell office:value-type="float" office:value="228.6">
            <text:p>228.6</text:p>
          </table:table-cell>
          <table:table-cell office:value-type="float" office:value="14.859">
            <text:p>14.859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6">
            <text:p>126</text:p>
          </table:table-cell>
          <table:table-cell office:value-type="date" office:date-value="2011-08-01T00:00:00">
            <text:p>Mon Aug  1 00:00:00 2011</text:p>
          </table:table-cell>
          <table:table-cell office:value-type="float" office:value="218.5">
            <text:p>218.5</text:p>
          </table:table-cell>
          <table:table-cell office:value-type="float" office:value="15.067">
            <text:p>15.067</text:p>
          </table:table-cell>
          <table:table-cell office:value-type="float" office:value="20.01">
            <text:p>2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7">
            <text:p>127</text:p>
          </table:table-cell>
          <table:table-cell office:value-type="date" office:date-value="2011-08-03T00:00:00">
            <text:p>Wed Aug  3 00:00:00 2011</text:p>
          </table:table-cell>
          <table:table-cell office:value-type="float" office:value="154.5">
            <text:p>154.5</text:p>
          </table:table-cell>
          <table:table-cell office:value-type="float" office:value="20.045">
            <text:p>20.045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8">
            <text:p>128</text:p>
          </table:table-cell>
          <table:table-cell office:value-type="date" office:date-value="2011-08-06T00:00:00">
            <text:p>Sat Aug  6 00:00:00 2011</text:p>
          </table:table-cell>
          <table:table-cell office:value-type="float" office:value="314.2">
            <text:p>314.2</text:p>
          </table:table-cell>
          <table:table-cell office:value-type="float" office:value="27.407">
            <text:p>27.407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29">
            <text:p>129</text:p>
          </table:table-cell>
          <table:table-cell office:value-type="date" office:date-value="2011-08-10T00:00:00">
            <text:p>Wed Aug 10 00:00:00 2011</text:p>
          </table:table-cell>
          <table:table-cell office:value-type="float" office:value="218.7">
            <text:p>218.7</text:p>
          </table:table-cell>
          <table:table-cell office:value-type="float" office:value="31.092">
            <text:p>31.092</text:p>
          </table:table-cell>
          <table:table-cell office:value-type="float" office:value="39.02">
            <text:p>39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0">
            <text:p>130</text:p>
          </table:table-cell>
          <table:table-cell office:value-type="date" office:date-value="2011-08-15T00:00:00">
            <text:p>Mon Aug 15 00:00:00 2011</text:p>
          </table:table-cell>
          <table:table-cell office:value-type="float" office:value="508.8">
            <text:p>508.8</text:p>
          </table:table-cell>
          <table:table-cell office:value-type="float" office:value="28.307">
            <text:p>28.307</text:p>
          </table:table-cell>
          <table:table-cell office:value-type="float" office:value="35.02">
            <text:p>3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1">
            <text:p>131</text:p>
          </table:table-cell>
          <table:table-cell office:value-type="date" office:date-value="2011-08-18T00:00:00">
            <text:p>Thu Aug 18 00:00:00 2011</text:p>
          </table:table-cell>
          <table:table-cell office:value-type="float" office:value="322.0">
            <text:p>322.0</text:p>
          </table:table-cell>
          <table:table-cell office:value-type="float" office:value="24.265">
            <text:p>24.265</text:p>
          </table:table-cell>
          <table:table-cell office:value-type="float" office:value="30.02">
            <text:p>30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2">
            <text:p>132</text:p>
          </table:table-cell>
          <table:table-cell office:value-type="date" office:date-value="2011-08-23T00:00:00">
            <text:p>Tue Aug 23 00:00:00 2011</text:p>
          </table:table-cell>
          <table:table-cell office:value-type="float" office:value="336.6">
            <text:p>336.6</text:p>
          </table:table-cell>
          <table:table-cell office:value-type="float" office:value="29.687">
            <text:p>29.687</text:p>
          </table:table-cell>
          <table:table-cell office:value-type="float" office:value="36.01">
            <text:p>3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3">
            <text:p>133</text:p>
          </table:table-cell>
          <table:table-cell office:value-type="date" office:date-value="2011-08-26T00:00:00">
            <text:p>Fri Aug 26 00:00:00 2011</text:p>
          </table:table-cell>
          <table:table-cell office:value-type="float" office:value="396.4">
            <text:p>396.4</text:p>
          </table:table-cell>
          <table:table-cell office:value-type="float" office:value="40.235">
            <text:p>40.235</text:p>
          </table:table-cell>
          <table:table-cell office:value-type="float" office:value="52.14">
            <text:p>52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4">
            <text:p>134</text:p>
          </table:table-cell>
          <table:table-cell office:value-type="date" office:date-value="2011-08-28T00:00:00">
            <text:p>Sun Aug 28 00:00:00 2011</text:p>
          </table:table-cell>
          <table:table-cell office:value-type="float" office:value="458.8">
            <text:p>458.8</text:p>
          </table:table-cell>
          <table:table-cell office:value-type="float" office:value="35.0">
            <text:p>35.0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5">
            <text:p>135</text:p>
          </table:table-cell>
          <table:table-cell office:value-type="date" office:date-value="2011-08-31T00:00:00">
            <text:p>Wed Aug 31 00:00:00 2011</text:p>
          </table:table-cell>
          <table:table-cell office:value-type="float" office:value="406.4">
            <text:p>406.4</text:p>
          </table:table-cell>
          <table:table-cell office:value-type="float" office:value="27.72">
            <text:p>27.72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6">
            <text:p>136</text:p>
          </table:table-cell>
          <table:table-cell office:value-type="date" office:date-value="2011-09-08T00:00:00">
            <text:p>Thu Sep  8 00:00:00 2011</text:p>
          </table:table-cell>
          <table:table-cell office:value-type="float" office:value="350.4">
            <text:p>350.4</text:p>
          </table:table-cell>
          <table:table-cell office:value-type="float" office:value="19.325">
            <text:p>19.325</text:p>
          </table:table-cell>
          <table:table-cell office:value-type="float" office:value="26.01">
            <text:p>2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7">
            <text:p>137</text:p>
          </table:table-cell>
          <table:table-cell office:value-type="date" office:date-value="2011-09-10T00:00:00">
            <text:p>Sat Sep 10 00:00:00 2011</text:p>
          </table:table-cell>
          <table:table-cell office:value-type="float" office:value="203.6">
            <text:p>203.6</text:p>
          </table:table-cell>
          <table:table-cell office:value-type="float" office:value="22.95">
            <text:p>22.95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8">
            <text:p>138</text:p>
          </table:table-cell>
          <table:table-cell office:value-type="date" office:date-value="2011-09-14T00:00:00">
            <text:p>Wed Sep 14 00:00:00 2011</text:p>
          </table:table-cell>
          <table:table-cell office:value-type="float" office:value="336.4">
            <text:p>336.4</text:p>
          </table:table-cell>
          <table:table-cell office:value-type="float" office:value="31.32">
            <text:p>31.32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39">
            <text:p>139</text:p>
          </table:table-cell>
          <table:table-cell office:value-type="date" office:date-value="2011-09-20T00:00:00">
            <text:p>Tue Sep 20 00:00:00 2011</text:p>
          </table:table-cell>
          <table:table-cell office:value-type="float" office:value="446.5">
            <text:p>446.5</text:p>
          </table:table-cell>
          <table:table-cell office:value-type="float" office:value="31.822">
            <text:p>31.822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0">
            <text:p>140</text:p>
          </table:table-cell>
          <table:table-cell office:value-type="date" office:date-value="2011-09-24T00:00:00">
            <text:p>Sat Sep 24 00:00:00 2011</text:p>
          </table:table-cell>
          <table:table-cell office:value-type="float" office:value="406.2">
            <text:p>406.2</text:p>
          </table:table-cell>
          <table:table-cell office:value-type="float" office:value="32.335">
            <text:p>32.335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1">
            <text:p>141</text:p>
          </table:table-cell>
          <table:table-cell office:value-type="date" office:date-value="2011-09-28T00:00:00">
            <text:p>Wed Sep 28 00:00:00 2011</text:p>
          </table:table-cell>
          <table:table-cell office:value-type="float" office:value="324.2">
            <text:p>324.2</text:p>
          </table:table-cell>
          <table:table-cell office:value-type="float" office:value="33.135">
            <text:p>33.135</text:p>
          </table:table-cell>
          <table:table-cell office:value-type="float" office:value="39.0">
            <text:p>3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2">
            <text:p>142</text:p>
          </table:table-cell>
          <table:table-cell office:value-type="date" office:date-value="2011-10-06T00:00:00">
            <text:p>Thu Oct  6 00:00:00 2011</text:p>
          </table:table-cell>
          <table:table-cell office:value-type="float" office:value="540.7">
            <text:p>540.7</text:p>
          </table:table-cell>
          <table:table-cell office:value-type="float" office:value="37.45">
            <text:p>37.45</text:p>
          </table:table-cell>
          <table:table-cell office:value-type="float" office:value="47.0">
            <text:p>4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3">
            <text:p>143</text:p>
          </table:table-cell>
          <table:table-cell office:value-type="date" office:date-value="2011-10-13T00:00:00">
            <text:p>Thu Oct 13 00:00:00 2011</text:p>
          </table:table-cell>
          <table:table-cell office:value-type="float" office:value="397.1">
            <text:p>397.1</text:p>
          </table:table-cell>
          <table:table-cell office:value-type="float" office:value="28.352">
            <text:p>28.352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4">
            <text:p>144</text:p>
          </table:table-cell>
          <table:table-cell office:value-type="date" office:date-value="2011-10-17T00:00:00">
            <text:p>Mon Oct 17 00:00:00 2011</text:p>
          </table:table-cell>
          <table:table-cell office:value-type="float" office:value="393.0">
            <text:p>393.0</text:p>
          </table:table-cell>
          <table:table-cell office:value-type="float" office:value="28.345">
            <text:p>28.345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5">
            <text:p>145</text:p>
          </table:table-cell>
          <table:table-cell office:value-type="date" office:date-value="2011-10-21T00:00:00">
            <text:p>Fri Oct 21 00:00:00 2011</text:p>
          </table:table-cell>
          <table:table-cell office:value-type="float" office:value="320.2">
            <text:p>320.2</text:p>
          </table:table-cell>
          <table:table-cell office:value-type="float" office:value="28.345">
            <text:p>28.345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6">
            <text:p>146</text:p>
          </table:table-cell>
          <table:table-cell office:value-type="date" office:date-value="2011-10-30T00:00:00">
            <text:p>Sun Oct 30 00:00:00 2011</text:p>
          </table:table-cell>
          <table:table-cell office:value-type="float" office:value="334.9">
            <text:p>334.9</text:p>
          </table:table-cell>
          <table:table-cell office:value-type="float" office:value="33.688">
            <text:p>33.688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7">
            <text:p>147</text:p>
          </table:table-cell>
          <table:table-cell office:value-type="date" office:date-value="2011-11-04T00:00:00">
            <text:p>Fri Nov  4 00:00:00 2011</text:p>
          </table:table-cell>
          <table:table-cell office:value-type="float" office:value="452.0">
            <text:p>452.0</text:p>
          </table:table-cell>
          <table:table-cell office:value-type="float" office:value="41.4">
            <text:p>41.4</text:p>
          </table:table-cell>
          <table:table-cell office:value-type="float" office:value="49.56">
            <text:p>49.5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8">
            <text:p>148</text:p>
          </table:table-cell>
          <table:table-cell office:value-type="date" office:date-value="2011-11-11T00:00:00">
            <text:p>Fri Nov 11 00:00:00 2011</text:p>
          </table:table-cell>
          <table:table-cell office:value-type="float" office:value="481.3">
            <text:p>481.3</text:p>
          </table:table-cell>
          <table:table-cell office:value-type="float" office:value="27.625">
            <text:p>27.625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49">
            <text:p>149</text:p>
          </table:table-cell>
          <table:table-cell office:value-type="date" office:date-value="2011-11-15T00:00:00">
            <text:p>Tue Nov 15 00:00:00 2011</text:p>
          </table:table-cell>
          <table:table-cell office:value-type="float" office:value="335.4">
            <text:p>335.4</text:p>
          </table:table-cell>
          <table:table-cell office:value-type="float" office:value="27.637">
            <text:p>27.637</text:p>
          </table:table-cell>
          <table:table-cell office:value-type="float" office:value="35.02">
            <text:p>3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0">
            <text:p>150</text:p>
          </table:table-cell>
          <table:table-cell office:value-type="date" office:date-value="2011-11-18T00:00:00">
            <text:p>Fri Nov 18 00:00:00 2011</text:p>
          </table:table-cell>
          <table:table-cell office:value-type="float" office:value="345.6">
            <text:p>345.6</text:p>
          </table:table-cell>
          <table:table-cell office:value-type="float" office:value="28.81">
            <text:p>28.81</text:p>
          </table:table-cell>
          <table:table-cell office:value-type="float" office:value="36.5">
            <text:p>3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1">
            <text:p>151</text:p>
          </table:table-cell>
          <table:table-cell office:value-type="date" office:date-value="2011-11-21T00:00:00">
            <text:p>Mon Nov 21 00:00:00 2011</text:p>
          </table:table-cell>
          <table:table-cell office:value-type="float" office:value="347.2">
            <text:p>347.2</text:p>
          </table:table-cell>
          <table:table-cell office:value-type="float" office:value="29.007">
            <text:p>29.007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2">
            <text:p>152</text:p>
          </table:table-cell>
          <table:table-cell office:value-type="date" office:date-value="2011-11-25T00:00:00">
            <text:p>Fri Nov 25 00:00:00 2011</text:p>
          </table:table-cell>
          <table:table-cell office:value-type="float" office:value="339.5">
            <text:p>339.5</text:p>
          </table:table-cell>
          <table:table-cell office:value-type="float" office:value="29.242">
            <text:p>29.242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3">
            <text:p>153</text:p>
          </table:table-cell>
          <table:table-cell office:value-type="date" office:date-value="2011-11-30T00:00:00">
            <text:p>Wed Nov 30 00:00:00 2011</text:p>
          </table:table-cell>
          <table:table-cell office:value-type="float" office:value="405.6">
            <text:p>405.6</text:p>
          </table:table-cell>
          <table:table-cell office:value-type="float" office:value="33.417">
            <text:p>33.41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4">
            <text:p>154</text:p>
          </table:table-cell>
          <table:table-cell office:value-type="date" office:date-value="2011-12-02T00:00:00">
            <text:p>Fri Dec  2 00:00:00 2011</text:p>
          </table:table-cell>
          <table:table-cell office:value-type="float" office:value="410.4">
            <text:p>410.4</text:p>
          </table:table-cell>
          <table:table-cell office:value-type="float" office:value="29.248">
            <text:p>29.248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5">
            <text:p>155</text:p>
          </table:table-cell>
          <table:table-cell office:value-type="date" office:date-value="2011-12-06T00:00:00">
            <text:p>Tue Dec  6 00:00:00 2011</text:p>
          </table:table-cell>
          <table:table-cell office:value-type="float" office:value="390.7">
            <text:p>390.7</text:p>
          </table:table-cell>
          <table:table-cell office:value-type="float" office:value="33.415">
            <text:p>33.415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6">
            <text:p>156</text:p>
          </table:table-cell>
          <table:table-cell office:value-type="date" office:date-value="2011-12-11T00:00:00">
            <text:p>Sun Dec 11 00:00:00 2011</text:p>
          </table:table-cell>
          <table:table-cell office:value-type="float" office:value="324.7">
            <text:p>324.7</text:p>
          </table:table-cell>
          <table:table-cell office:value-type="float" office:value="29.747">
            <text:p>29.747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7">
            <text:p>157</text:p>
          </table:table-cell>
          <table:table-cell office:value-type="date" office:date-value="2011-12-15T00:00:00">
            <text:p>Thu Dec 15 00:00:00 2011</text:p>
          </table:table-cell>
          <table:table-cell office:value-type="float" office:value="414.0">
            <text:p>414.0</text:p>
          </table:table-cell>
          <table:table-cell office:value-type="float" office:value="33.992">
            <text:p>33.992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8">
            <text:p>158</text:p>
          </table:table-cell>
          <table:table-cell office:value-type="date" office:date-value="2011-12-20T00:00:00">
            <text:p>Tue Dec 20 00:00:00 2011</text:p>
          </table:table-cell>
          <table:table-cell office:value-type="float" office:value="420.2">
            <text:p>420.2</text:p>
          </table:table-cell>
          <table:table-cell office:value-type="float" office:value="8.395">
            <text:p>8.395</text:p>
          </table:table-cell>
          <table:table-cell office:value-type="float" office:value="10.02">
            <text:p>10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59">
            <text:p>159</text:p>
          </table:table-cell>
          <table:table-cell office:value-type="date" office:date-value="2011-12-21T00:00:00">
            <text:p>Wed Dec 21 00:00:00 2011</text:p>
          </table:table-cell>
          <table:table-cell office:value-type="float" office:value="61.6">
            <text:p>61.6</text:p>
          </table:table-cell>
          <table:table-cell office:value-type="float" office:value="38.362">
            <text:p>38.362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0">
            <text:p>160</text:p>
          </table:table-cell>
          <table:table-cell office:value-type="date" office:date-value="2011-12-30T00:00:00">
            <text:p>Fri Dec 30 00:00:00 2011</text:p>
          </table:table-cell>
          <table:table-cell office:value-type="float" office:value="516.6">
            <text:p>516.6</text:p>
          </table:table-cell>
          <table:table-cell office:value-type="float" office:value="38.232">
            <text:p>38.232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1">
            <text:p>161</text:p>
          </table:table-cell>
          <table:table-cell office:value-type="date" office:date-value="2012-01-09T00:00:00">
            <text:p>Mon Jan  9 00:00:00 2012</text:p>
          </table:table-cell>
          <table:table-cell office:value-type="float" office:value="389.8">
            <text:p>389.8</text:p>
          </table:table-cell>
          <table:table-cell office:value-type="float" office:value="22.777">
            <text:p>22.777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2">
            <text:p>162</text:p>
          </table:table-cell>
          <table:table-cell office:value-type="date" office:date-value="2012-01-11T00:00:00">
            <text:p>Wed Jan 11 00:00:00 2012</text:p>
          </table:table-cell>
          <table:table-cell office:value-type="float" office:value="238.8">
            <text:p>238.8</text:p>
          </table:table-cell>
          <table:table-cell office:value-type="float" office:value="23.5">
            <text:p>23.5</text:p>
          </table:table-cell>
          <table:table-cell office:value-type="float" office:value="30.01">
            <text:p>3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3">
            <text:p>163</text:p>
          </table:table-cell>
          <table:table-cell office:value-type="date" office:date-value="2012-01-14T00:00:00">
            <text:p>Sat Jan 14 00:00:00 2012</text:p>
          </table:table-cell>
          <table:table-cell office:value-type="float" office:value="332.7">
            <text:p>332.7</text:p>
          </table:table-cell>
          <table:table-cell office:value-type="float" office:value="31.827">
            <text:p>31.82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4">
            <text:p>164</text:p>
          </table:table-cell>
          <table:table-cell office:value-type="date" office:date-value="2012-02-22T00:00:00">
            <text:p>Wed Feb 22 00:00:00 2012</text:p>
          </table:table-cell>
          <table:table-cell office:value-type="float" office:value="410.5">
            <text:p>410.5</text:p>
          </table:table-cell>
          <table:table-cell office:value-type="float" office:value="15.545">
            <text:p>15.545</text:p>
          </table:table-cell>
          <table:table-cell office:value-type="float" office:value="20.01">
            <text:p>2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5">
            <text:p>165</text:p>
          </table:table-cell>
          <table:table-cell office:value-type="date" office:date-value="2012-02-24T00:00:00">
            <text:p>Fri Feb 24 00:00:00 2012</text:p>
          </table:table-cell>
          <table:table-cell office:value-type="float" office:value="199.7">
            <text:p>199.7</text:p>
          </table:table-cell>
          <table:table-cell office:value-type="float" office:value="23.31">
            <text:p>23.31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6">
            <text:p>166</text:p>
          </table:table-cell>
          <table:table-cell office:value-type="date" office:date-value="2012-02-28T00:00:00">
            <text:p>Tue Feb 28 00:00:00 2012</text:p>
          </table:table-cell>
          <table:table-cell office:value-type="float" office:value="244.1">
            <text:p>244.1</text:p>
          </table:table-cell>
          <table:table-cell office:value-type="float" office:value="19.892">
            <text:p>19.892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7">
            <text:p>167</text:p>
          </table:table-cell>
          <table:table-cell office:value-type="date" office:date-value="2012-03-02T00:00:00">
            <text:p>Fri Mar  2 00:00:00 2012</text:p>
          </table:table-cell>
          <table:table-cell office:value-type="float" office:value="321.1">
            <text:p>321.1</text:p>
          </table:table-cell>
          <table:table-cell office:value-type="float" office:value="34.195">
            <text:p>34.19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8">
            <text:p>168</text:p>
          </table:table-cell>
          <table:table-cell office:value-type="date" office:date-value="2012-03-07T00:00:00">
            <text:p>Wed Mar  7 00:00:00 2012</text:p>
          </table:table-cell>
          <table:table-cell office:value-type="float" office:value="360.8">
            <text:p>360.8</text:p>
          </table:table-cell>
          <table:table-cell office:value-type="float" office:value="38.945">
            <text:p>38.945</text:p>
          </table:table-cell>
          <table:table-cell office:value-type="float" office:value="50.01">
            <text:p>5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69">
            <text:p>169</text:p>
          </table:table-cell>
          <table:table-cell office:value-type="date" office:date-value="2012-03-13T00:00:00">
            <text:p>Tue Mar 13 00:00:00 2012</text:p>
          </table:table-cell>
          <table:table-cell office:value-type="float" office:value="442.3">
            <text:p>442.3</text:p>
          </table:table-cell>
          <table:table-cell office:value-type="float" office:value="15.835">
            <text:p>15.835</text:p>
          </table:table-cell>
          <table:table-cell office:value-type="float" office:value="20.06">
            <text:p>20.0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0">
            <text:p>170</text:p>
          </table:table-cell>
          <table:table-cell office:value-type="date" office:date-value="2012-03-15T00:00:00">
            <text:p>Thu Mar 15 00:00:00 2012</text:p>
          </table:table-cell>
          <table:table-cell office:value-type="float" office:value="227.2">
            <text:p>227.2</text:p>
          </table:table-cell>
          <table:table-cell office:value-type="float" office:value="28.42">
            <text:p>28.42</text:p>
          </table:table-cell>
          <table:table-cell office:value-type="float" office:value="36.01">
            <text:p>3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1">
            <text:p>171</text:p>
          </table:table-cell>
          <table:table-cell office:value-type="date" office:date-value="2012-03-20T00:00:00">
            <text:p>Tue Mar 20 00:00:00 2012</text:p>
          </table:table-cell>
          <table:table-cell office:value-type="float" office:value="366.3">
            <text:p>366.3</text:p>
          </table:table-cell>
          <table:table-cell office:value-type="float" office:value="35.827">
            <text:p>35.82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2">
            <text:p>172</text:p>
          </table:table-cell>
          <table:table-cell office:value-type="date" office:date-value="2012-03-26T00:00:00">
            <text:p>Mon Mar 26 00:00:00 2012</text:p>
          </table:table-cell>
          <table:table-cell office:value-type="float" office:value="424.1">
            <text:p>424.1</text:p>
          </table:table-cell>
          <table:table-cell office:value-type="float" office:value="32.077">
            <text:p>32.07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3">
            <text:p>173</text:p>
          </table:table-cell>
          <table:table-cell office:value-type="date" office:date-value="2012-03-30T00:00:00">
            <text:p>Fri Mar 30 00:00:00 2012</text:p>
          </table:table-cell>
          <table:table-cell office:value-type="float" office:value="425.2">
            <text:p>425.2</text:p>
          </table:table-cell>
          <table:table-cell office:value-type="float" office:value="36.802">
            <text:p>36.802</text:p>
          </table:table-cell>
          <table:table-cell office:value-type="float" office:value="47.0">
            <text:p>4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4">
            <text:p>174</text:p>
          </table:table-cell>
          <table:table-cell office:value-type="date" office:date-value="2012-04-04T00:00:00">
            <text:p>Wed Apr  4 00:00:00 2012</text:p>
          </table:table-cell>
          <table:table-cell office:value-type="float" office:value="428.0">
            <text:p>428.0</text:p>
          </table:table-cell>
          <table:table-cell office:value-type="float" office:value="28.592">
            <text:p>28.592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5">
            <text:p>175</text:p>
          </table:table-cell>
          <table:table-cell office:value-type="date" office:date-value="2012-04-07T00:00:00">
            <text:p>Sat Apr  7 00:00:00 2012</text:p>
          </table:table-cell>
          <table:table-cell office:value-type="float" office:value="367.0">
            <text:p>367.0</text:p>
          </table:table-cell>
          <table:table-cell office:value-type="float" office:value="41.37">
            <text:p>41.37</text:p>
          </table:table-cell>
          <table:table-cell office:value-type="float" office:value="52.0">
            <text:p>5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6">
            <text:p>176</text:p>
          </table:table-cell>
          <table:table-cell office:value-type="date" office:date-value="2012-04-10T00:00:00">
            <text:p>Tue Apr 10 00:00:00 2012</text:p>
          </table:table-cell>
          <table:table-cell office:value-type="float" office:value="301.8">
            <text:p>301.8</text:p>
          </table:table-cell>
          <table:table-cell office:value-type="float" office:value="29.99">
            <text:p>29.99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7">
            <text:p>177</text:p>
          </table:table-cell>
          <table:table-cell office:value-type="date" office:date-value="2012-04-15T00:00:00">
            <text:p>Sun Apr 15 00:00:00 2012</text:p>
          </table:table-cell>
          <table:table-cell office:value-type="float" office:value="298.7">
            <text:p>298.7</text:p>
          </table:table-cell>
          <table:table-cell office:value-type="float" office:value="26.782">
            <text:p>26.782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8">
            <text:p>178</text:p>
          </table:table-cell>
          <table:table-cell office:value-type="date" office:date-value="2012-04-20T00:00:00">
            <text:p>Fri Apr 20 00:00:00 2012</text:p>
          </table:table-cell>
          <table:table-cell office:value-type="float" office:value="422.1">
            <text:p>422.1</text:p>
          </table:table-cell>
          <table:table-cell office:value-type="float" office:value="34.965">
            <text:p>34.96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79">
            <text:p>179</text:p>
          </table:table-cell>
          <table:table-cell office:value-type="date" office:date-value="2012-04-27T00:00:00">
            <text:p>Fri Apr 27 00:00:00 2012</text:p>
          </table:table-cell>
          <table:table-cell office:value-type="float" office:value="442.1">
            <text:p>442.1</text:p>
          </table:table-cell>
          <table:table-cell office:value-type="float" office:value="33.417">
            <text:p>33.417</text:p>
          </table:table-cell>
          <table:table-cell office:value-type="float" office:value="43.01">
            <text:p>43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0">
            <text:p>180</text:p>
          </table:table-cell>
          <table:table-cell office:value-type="date" office:date-value="2012-05-01T00:00:00">
            <text:p>Tue May  1 00:00:00 2012</text:p>
          </table:table-cell>
          <table:table-cell office:value-type="float" office:value="381.8">
            <text:p>381.8</text:p>
          </table:table-cell>
          <table:table-cell office:value-type="float" office:value="34.965">
            <text:p>34.96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1">
            <text:p>181</text:p>
          </table:table-cell>
          <table:table-cell office:value-type="date" office:date-value="2012-05-07T00:00:00">
            <text:p>Mon May  7 00:00:00 2012</text:p>
          </table:table-cell>
          <table:table-cell office:value-type="float" office:value="400.4">
            <text:p>400.4</text:p>
          </table:table-cell>
          <table:table-cell office:value-type="float" office:value="31.087">
            <text:p>31.08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2">
            <text:p>182</text:p>
          </table:table-cell>
          <table:table-cell office:value-type="date" office:date-value="2012-05-11T00:00:00">
            <text:p>Fri May 11 00:00:00 2012</text:p>
          </table:table-cell>
          <table:table-cell office:value-type="float" office:value="405.8">
            <text:p>405.8</text:p>
          </table:table-cell>
          <table:table-cell office:value-type="float" office:value="27.97">
            <text:p>27.97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3">
            <text:p>183</text:p>
          </table:table-cell>
          <table:table-cell office:value-type="date" office:date-value="2012-05-16T00:00:00">
            <text:p>Wed May 16 00:00:00 2012</text:p>
          </table:table-cell>
          <table:table-cell office:value-type="float" office:value="359.1">
            <text:p>359.1</text:p>
          </table:table-cell>
          <table:table-cell office:value-type="float" office:value="33.947">
            <text:p>33.947</text:p>
          </table:table-cell>
          <table:table-cell office:value-type="float" office:value="43.01">
            <text:p>43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4">
            <text:p>184</text:p>
          </table:table-cell>
          <table:table-cell office:value-type="date" office:date-value="2012-05-22T00:00:00">
            <text:p>Tue May 22 00:00:00 2012</text:p>
          </table:table-cell>
          <table:table-cell office:value-type="float" office:value="447.8">
            <text:p>447.8</text:p>
          </table:table-cell>
          <table:table-cell office:value-type="float" office:value="31.027">
            <text:p>31.027</text:p>
          </table:table-cell>
          <table:table-cell office:value-type="float" office:value="39.0">
            <text:p>3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5">
            <text:p>185</text:p>
          </table:table-cell>
          <table:table-cell office:value-type="date" office:date-value="2012-05-26T00:00:00">
            <text:p>Sat May 26 00:00:00 2012</text:p>
          </table:table-cell>
          <table:table-cell office:value-type="float" office:value="424.4">
            <text:p>424.4</text:p>
          </table:table-cell>
          <table:table-cell office:value-type="float" office:value="36.09">
            <text:p>36.09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6">
            <text:p>186</text:p>
          </table:table-cell>
          <table:table-cell office:value-type="date" office:date-value="2012-05-31T00:00:00">
            <text:p>Thu May 31 00:00:00 2012</text:p>
          </table:table-cell>
          <table:table-cell office:value-type="float" office:value="499.4">
            <text:p>499.4</text:p>
          </table:table-cell>
          <table:table-cell office:value-type="float" office:value="37.49">
            <text:p>37.49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7">
            <text:p>187</text:p>
          </table:table-cell>
          <table:table-cell office:value-type="date" office:date-value="2012-06-05T00:00:00">
            <text:p>Tue Jun  5 00:00:00 2012</text:p>
          </table:table-cell>
          <table:table-cell office:value-type="float" office:value="459.6">
            <text:p>459.6</text:p>
          </table:table-cell>
          <table:table-cell office:value-type="float" office:value="37.295">
            <text:p>37.295</text:p>
          </table:table-cell>
          <table:table-cell office:value-type="float" office:value="45.02">
            <text:p>4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8">
            <text:p>188</text:p>
          </table:table-cell>
          <table:table-cell office:value-type="date" office:date-value="2012-06-11T00:00:00">
            <text:p>Mon Jun 11 00:00:00 2012</text:p>
          </table:table-cell>
          <table:table-cell office:value-type="float" office:value="436.2">
            <text:p>436.2</text:p>
          </table:table-cell>
          <table:table-cell office:value-type="float" office:value="33.7">
            <text:p>33.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89">
            <text:p>189</text:p>
          </table:table-cell>
          <table:table-cell office:value-type="date" office:date-value="2012-06-15T00:00:00">
            <text:p>Fri Jun 15 00:00:00 2012</text:p>
          </table:table-cell>
          <table:table-cell office:value-type="float" office:value="441.9">
            <text:p>441.9</text:p>
          </table:table-cell>
          <table:table-cell office:value-type="float" office:value="34.54">
            <text:p>34.54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0">
            <text:p>190</text:p>
          </table:table-cell>
          <table:table-cell office:value-type="date" office:date-value="2012-06-20T00:00:00">
            <text:p>Wed Jun 20 00:00:00 2012</text:p>
          </table:table-cell>
          <table:table-cell office:value-type="float" office:value="424.9">
            <text:p>424.9</text:p>
          </table:table-cell>
          <table:table-cell office:value-type="float" office:value="33.79">
            <text:p>33.79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1">
            <text:p>191</text:p>
          </table:table-cell>
          <table:table-cell office:value-type="date" office:date-value="2012-06-26T00:00:00">
            <text:p>Tue Jun 26 00:00:00 2012</text:p>
          </table:table-cell>
          <table:table-cell office:value-type="float" office:value="515.0">
            <text:p>515.0</text:p>
          </table:table-cell>
          <table:table-cell office:value-type="float" office:value="39.182">
            <text:p>39.182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2">
            <text:p>192</text:p>
          </table:table-cell>
          <table:table-cell office:value-type="date" office:date-value="2012-07-03T00:00:00">
            <text:p>Tue Jul  3 00:00:00 2012</text:p>
          </table:table-cell>
          <table:table-cell office:value-type="float" office:value="462.8">
            <text:p>462.8</text:p>
          </table:table-cell>
          <table:table-cell office:value-type="float" office:value="34.045">
            <text:p>34.045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3">
            <text:p>193</text:p>
          </table:table-cell>
          <table:table-cell office:value-type="date" office:date-value="2012-07-06T00:00:00">
            <text:p>Fri Jul  6 00:00:00 2012</text:p>
          </table:table-cell>
          <table:table-cell office:value-type="float" office:value="473.6">
            <text:p>473.6</text:p>
          </table:table-cell>
          <table:table-cell office:value-type="float" office:value="20.512">
            <text:p>20.512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4">
            <text:p>194</text:p>
          </table:table-cell>
          <table:table-cell office:value-type="date" office:date-value="2012-07-11T00:00:00">
            <text:p>Wed Jul 11 00:00:00 2012</text:p>
          </table:table-cell>
          <table:table-cell office:value-type="float" office:value="260.0">
            <text:p>260.0</text:p>
          </table:table-cell>
          <table:table-cell office:value-type="float" office:value="24.055">
            <text:p>24.055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5">
            <text:p>195</text:p>
          </table:table-cell>
          <table:table-cell office:value-type="date" office:date-value="2012-07-14T00:00:00">
            <text:p>Sat Jul 14 00:00:00 2012</text:p>
          </table:table-cell>
          <table:table-cell office:value-type="float" office:value="306.2">
            <text:p>306.2</text:p>
          </table:table-cell>
          <table:table-cell office:value-type="float" office:value="24.61">
            <text:p>24.61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6">
            <text:p>196</text:p>
          </table:table-cell>
          <table:table-cell office:value-type="date" office:date-value="2012-07-19T00:00:00">
            <text:p>Thu Jul 19 00:00:00 2012</text:p>
          </table:table-cell>
          <table:table-cell office:value-type="float" office:value="336.3">
            <text:p>336.3</text:p>
          </table:table-cell>
          <table:table-cell office:value-type="float" office:value="23.49">
            <text:p>23.49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7">
            <text:p>197</text:p>
          </table:table-cell>
          <table:table-cell office:value-type="date" office:date-value="2012-07-23T00:00:00">
            <text:p>Mon Jul 23 00:00:00 2012</text:p>
          </table:table-cell>
          <table:table-cell office:value-type="float" office:value="224.4">
            <text:p>224.4</text:p>
          </table:table-cell>
          <table:table-cell office:value-type="float" office:value="19.74">
            <text:p>19.74</text:p>
          </table:table-cell>
          <table:table-cell office:value-type="float" office:value="25.01">
            <text:p>2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8">
            <text:p>198</text:p>
          </table:table-cell>
          <table:table-cell office:value-type="date" office:date-value="2012-07-25T00:00:00">
            <text:p>Wed Jul 25 00:00:00 2012</text:p>
          </table:table-cell>
          <table:table-cell office:value-type="float" office:value="304.6">
            <text:p>304.6</text:p>
          </table:table-cell>
          <table:table-cell office:value-type="float" office:value="31.647">
            <text:p>31.64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199">
            <text:p>199</text:p>
          </table:table-cell>
          <table:table-cell office:value-type="date" office:date-value="2012-07-30T00:00:00">
            <text:p>Mon Jul 30 00:00:00 2012</text:p>
          </table:table-cell>
          <table:table-cell office:value-type="float" office:value="349.4">
            <text:p>349.4</text:p>
          </table:table-cell>
          <table:table-cell office:value-type="float" office:value="34.915">
            <text:p>34.915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0">
            <text:p>200</text:p>
          </table:table-cell>
          <table:table-cell office:value-type="date" office:date-value="2012-08-04T00:00:00">
            <text:p>Sat Aug  4 00:00:00 2012</text:p>
          </table:table-cell>
          <table:table-cell office:value-type="float" office:value="291.0">
            <text:p>291.0</text:p>
          </table:table-cell>
          <table:table-cell office:value-type="float" office:value="19.885">
            <text:p>19.88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1">
            <text:p>201</text:p>
          </table:table-cell>
          <table:table-cell office:value-type="date" office:date-value="2012-08-14T00:00:00">
            <text:p>Tue Aug 14 00:00:00 2012</text:p>
          </table:table-cell>
          <table:table-cell office:value-type="float" office:value="433.1">
            <text:p>433.1</text:p>
          </table:table-cell>
          <table:table-cell office:value-type="float" office:value="31.377">
            <text:p>31.377</text:p>
          </table:table-cell>
          <table:table-cell office:value-type="float" office:value="41.01">
            <text:p>4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2">
            <text:p>202</text:p>
          </table:table-cell>
          <table:table-cell office:value-type="date" office:date-value="2012-08-20T00:00:00">
            <text:p>Mon Aug 20 00:00:00 2012</text:p>
          </table:table-cell>
          <table:table-cell office:value-type="float" office:value="407.5">
            <text:p>407.5</text:p>
          </table:table-cell>
          <table:table-cell office:value-type="float" office:value="30.845">
            <text:p>30.845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3">
            <text:p>203</text:p>
          </table:table-cell>
          <table:table-cell office:value-type="date" office:date-value="2012-08-24T00:00:00">
            <text:p>Fri Aug 24 00:00:00 2012</text:p>
          </table:table-cell>
          <table:table-cell office:value-type="float" office:value="415.7">
            <text:p>415.7</text:p>
          </table:table-cell>
          <table:table-cell office:value-type="float" office:value="31.665">
            <text:p>31.665</text:p>
          </table:table-cell>
          <table:table-cell office:value-type="float" office:value="41.01">
            <text:p>4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4">
            <text:p>204</text:p>
          </table:table-cell>
          <table:table-cell office:value-type="date" office:date-value="2012-09-05T00:00:00">
            <text:p>Wed Sep  5 00:00:00 2012</text:p>
          </table:table-cell>
          <table:table-cell office:value-type="float" office:value="316.7">
            <text:p>316.7</text:p>
          </table:table-cell>
          <table:table-cell office:value-type="float" office:value="31.377">
            <text:p>31.377</text:p>
          </table:table-cell>
          <table:table-cell office:value-type="float" office:value="41.01">
            <text:p>4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5">
            <text:p>205</text:p>
          </table:table-cell>
          <table:table-cell office:value-type="date" office:date-value="2012-09-12T00:00:00">
            <text:p>Wed Sep 12 00:00:00 2012</text:p>
          </table:table-cell>
          <table:table-cell office:value-type="float" office:value="480.5">
            <text:p>480.5</text:p>
          </table:table-cell>
          <table:table-cell office:value-type="float" office:value="37.717">
            <text:p>37.717</text:p>
          </table:table-cell>
          <table:table-cell office:value-type="float" office:value="50.01">
            <text:p>5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6">
            <text:p>206</text:p>
          </table:table-cell>
          <table:table-cell office:value-type="date" office:date-value="2012-09-18T00:00:00">
            <text:p>Tue Sep 18 00:00:00 2012</text:p>
          </table:table-cell>
          <table:table-cell office:value-type="float" office:value="431.8">
            <text:p>431.8</text:p>
          </table:table-cell>
          <table:table-cell office:value-type="float" office:value="29.927">
            <text:p>29.92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7">
            <text:p>207</text:p>
          </table:table-cell>
          <table:table-cell office:value-type="date" office:date-value="2012-09-23T00:00:00">
            <text:p>Sun Sep 23 00:00:00 2012</text:p>
          </table:table-cell>
          <table:table-cell office:value-type="float" office:value="427.7">
            <text:p>427.7</text:p>
          </table:table-cell>
          <table:table-cell office:value-type="float" office:value="34.93">
            <text:p>34.93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8">
            <text:p>208</text:p>
          </table:table-cell>
          <table:table-cell office:value-type="date" office:date-value="2012-09-28T00:00:00">
            <text:p>Fri Sep 28 00:00:00 2012</text:p>
          </table:table-cell>
          <table:table-cell office:value-type="float" office:value="471.8">
            <text:p>471.8</text:p>
          </table:table-cell>
          <table:table-cell office:value-type="float" office:value="41.093">
            <text:p>41.093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09">
            <text:p>209</text:p>
          </table:table-cell>
          <table:table-cell office:value-type="date" office:date-value="2012-10-04T00:00:00">
            <text:p>Thu Oct  4 00:00:00 2012</text:p>
          </table:table-cell>
          <table:table-cell office:value-type="float" office:value="523.0">
            <text:p>523.0</text:p>
          </table:table-cell>
          <table:table-cell office:value-type="float" office:value="41.345">
            <text:p>41.345</text:p>
          </table:table-cell>
          <table:table-cell office:value-type="float" office:value="57.01">
            <text:p>5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0">
            <text:p>210</text:p>
          </table:table-cell>
          <table:table-cell office:value-type="date" office:date-value="2012-10-13T00:00:00">
            <text:p>Sat Oct 13 00:00:00 2012</text:p>
          </table:table-cell>
          <table:table-cell office:value-type="float" office:value="537.1">
            <text:p>537.1</text:p>
          </table:table-cell>
          <table:table-cell office:value-type="float" office:value="42.635">
            <text:p>42.635</text:p>
          </table:table-cell>
          <table:table-cell office:value-type="float" office:value="57.0">
            <text:p>5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1">
            <text:p>211</text:p>
          </table:table-cell>
          <table:table-cell office:value-type="date" office:date-value="2012-10-18T00:00:00">
            <text:p>Thu Oct 18 00:00:00 2012</text:p>
          </table:table-cell>
          <table:table-cell office:value-type="float" office:value="484.1">
            <text:p>484.1</text:p>
          </table:table-cell>
          <table:table-cell office:value-type="float" office:value="39.03">
            <text:p>39.03</text:p>
          </table:table-cell>
          <table:table-cell office:value-type="float" office:value="51.01">
            <text:p>5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2">
            <text:p>212</text:p>
          </table:table-cell>
          <table:table-cell office:value-type="date" office:date-value="2012-10-24T00:00:00">
            <text:p>Wed Oct 24 00:00:00 2012</text:p>
          </table:table-cell>
          <table:table-cell office:value-type="float" office:value="540.8">
            <text:p>540.8</text:p>
          </table:table-cell>
          <table:table-cell office:value-type="float" office:value="41.691">
            <text:p>41.691</text:p>
          </table:table-cell>
          <table:table-cell office:value-type="float" office:value="52.82">
            <text:p>52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3">
            <text:p>213</text:p>
          </table:table-cell>
          <table:table-cell office:value-type="date" office:date-value="2012-10-30T00:00:00">
            <text:p>Tue Oct 30 00:00:00 2012</text:p>
          </table:table-cell>
          <table:table-cell office:value-type="float" office:value="518.5">
            <text:p>518.5</text:p>
          </table:table-cell>
          <table:table-cell office:value-type="float" office:value="42.25">
            <text:p>42.25</text:p>
          </table:table-cell>
          <table:table-cell office:value-type="float" office:value="52.69">
            <text:p>52.6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4">
            <text:p>214</text:p>
          </table:table-cell>
          <table:table-cell office:value-type="date" office:date-value="2012-11-05T00:00:00">
            <text:p>Mon Nov  5 00:00:00 2012</text:p>
          </table:table-cell>
          <table:table-cell office:value-type="float" office:value="454.9">
            <text:p>454.9</text:p>
          </table:table-cell>
          <table:table-cell office:value-type="float" office:value="35.46">
            <text:p>35.46</text:p>
          </table:table-cell>
          <table:table-cell office:value-type="float" office:value="43.51">
            <text:p>43.5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5">
            <text:p>215</text:p>
          </table:table-cell>
          <table:table-cell office:value-type="date" office:date-value="2012-11-09T00:00:00">
            <text:p>Fri Nov  9 00:00:00 2012</text:p>
          </table:table-cell>
          <table:table-cell office:value-type="float" office:value="472.8">
            <text:p>472.8</text:p>
          </table:table-cell>
          <table:table-cell office:value-type="float" office:value="38.104">
            <text:p>38.104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6">
            <text:p>216</text:p>
          </table:table-cell>
          <table:table-cell office:value-type="date" office:date-value="2012-11-15T00:00:00">
            <text:p>Thu Nov 15 00:00:00 2012</text:p>
          </table:table-cell>
          <table:table-cell office:value-type="float" office:value="449.4">
            <text:p>449.4</text:p>
          </table:table-cell>
          <table:table-cell office:value-type="float" office:value="34.725">
            <text:p>34.725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7">
            <text:p>217</text:p>
          </table:table-cell>
          <table:table-cell office:value-type="date" office:date-value="2012-11-21T00:00:00">
            <text:p>Wed Nov 21 00:00:00 2012</text:p>
          </table:table-cell>
          <table:table-cell office:value-type="float" office:value="489.3">
            <text:p>489.3</text:p>
          </table:table-cell>
          <table:table-cell office:value-type="float" office:value="36.092">
            <text:p>36.092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8">
            <text:p>218</text:p>
          </table:table-cell>
          <table:table-cell office:value-type="date" office:date-value="2012-11-27T00:00:00">
            <text:p>Tue Nov 27 00:00:00 2012</text:p>
          </table:table-cell>
          <table:table-cell office:value-type="float" office:value="444.5">
            <text:p>444.5</text:p>
          </table:table-cell>
          <table:table-cell office:value-type="float" office:value="36.977">
            <text:p>36.97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19">
            <text:p>219</text:p>
          </table:table-cell>
          <table:table-cell office:value-type="date" office:date-value="2012-12-01T00:00:00">
            <text:p>Sat Dec  1 00:00:00 2012</text:p>
          </table:table-cell>
          <table:table-cell office:value-type="float" office:value="457.8">
            <text:p>457.8</text:p>
          </table:table-cell>
          <table:table-cell office:value-type="float" office:value="36.977">
            <text:p>36.97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0">
            <text:p>220</text:p>
          </table:table-cell>
          <table:table-cell office:value-type="date" office:date-value="2012-12-07T00:00:00">
            <text:p>Fri Dec  7 00:00:00 2012</text:p>
          </table:table-cell>
          <table:table-cell office:value-type="float" office:value="466.5">
            <text:p>466.5</text:p>
          </table:table-cell>
          <table:table-cell office:value-type="float" office:value="37.8">
            <text:p>37.8</text:p>
          </table:table-cell>
          <table:table-cell office:value-type="float" office:value="46.0">
            <text:p>4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1">
            <text:p>221</text:p>
          </table:table-cell>
          <table:table-cell office:value-type="date" office:date-value="2012-12-11T00:00:00">
            <text:p>Tue Dec 11 00:00:00 2012</text:p>
          </table:table-cell>
          <table:table-cell office:value-type="float" office:value="440.7">
            <text:p>440.7</text:p>
          </table:table-cell>
          <table:table-cell office:value-type="float" office:value="32.867">
            <text:p>32.86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2">
            <text:p>222</text:p>
          </table:table-cell>
          <table:table-cell office:value-type="date" office:date-value="2012-12-17T00:00:00">
            <text:p>Mon Dec 17 00:00:00 2012</text:p>
          </table:table-cell>
          <table:table-cell office:value-type="float" office:value="453.4">
            <text:p>453.4</text:p>
          </table:table-cell>
          <table:table-cell office:value-type="float" office:value="38.627">
            <text:p>38.627</text:p>
          </table:table-cell>
          <table:table-cell office:value-type="float" office:value="47.01">
            <text:p>4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3">
            <text:p>223</text:p>
          </table:table-cell>
          <table:table-cell office:value-type="date" office:date-value="2012-12-21T00:00:00">
            <text:p>Fri Dec 21 00:00:00 2012</text:p>
          </table:table-cell>
          <table:table-cell office:value-type="float" office:value="439.6">
            <text:p>439.6</text:p>
          </table:table-cell>
          <table:table-cell office:value-type="float" office:value="35.285">
            <text:p>35.285</text:p>
          </table:table-cell>
          <table:table-cell office:value-type="float" office:value="45.02">
            <text:p>4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4">
            <text:p>224</text:p>
          </table:table-cell>
          <table:table-cell office:value-type="date" office:date-value="2013-01-04T00:00:00">
            <text:p>Fri Jan  4 00:00:00 2013</text:p>
          </table:table-cell>
          <table:table-cell office:value-type="float" office:value="415.4">
            <text:p>415.4</text:p>
          </table:table-cell>
          <table:table-cell office:value-type="float" office:value="36.035">
            <text:p>36.035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5">
            <text:p>225</text:p>
          </table:table-cell>
          <table:table-cell office:value-type="date" office:date-value="2013-01-09T00:00:00">
            <text:p>Wed Jan  9 00:00:00 2013</text:p>
          </table:table-cell>
          <table:table-cell office:value-type="float" office:value="422.8">
            <text:p>422.8</text:p>
          </table:table-cell>
          <table:table-cell office:value-type="float" office:value="32.337">
            <text:p>32.33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6">
            <text:p>226</text:p>
          </table:table-cell>
          <table:table-cell office:value-type="date" office:date-value="2013-01-14T00:00:00">
            <text:p>Mon Jan 14 00:00:00 2013</text:p>
          </table:table-cell>
          <table:table-cell office:value-type="float" office:value="426.4">
            <text:p>426.4</text:p>
          </table:table-cell>
          <table:table-cell office:value-type="float" office:value="29.66">
            <text:p>29.66</text:p>
          </table:table-cell>
          <table:table-cell office:value-type="float" office:value="36.01">
            <text:p>3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7">
            <text:p>227</text:p>
          </table:table-cell>
          <table:table-cell office:value-type="date" office:date-value="2013-01-17T00:00:00">
            <text:p>Thu Jan 17 00:00:00 2013</text:p>
          </table:table-cell>
          <table:table-cell office:value-type="float" office:value="423.1">
            <text:p>423.1</text:p>
          </table:table-cell>
          <table:table-cell office:value-type="float" office:value="37.377">
            <text:p>37.37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8">
            <text:p>228</text:p>
          </table:table-cell>
          <table:table-cell office:value-type="date" office:date-value="2013-01-22T00:00:00">
            <text:p>Tue Jan 22 00:00:00 2013</text:p>
          </table:table-cell>
          <table:table-cell office:value-type="float" office:value="387.2">
            <text:p>387.2</text:p>
          </table:table-cell>
          <table:table-cell office:value-type="float" office:value="32.761">
            <text:p>32.761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29">
            <text:p>229</text:p>
          </table:table-cell>
          <table:table-cell office:value-type="date" office:date-value="2013-01-26T00:00:00">
            <text:p>Sat Jan 26 00:00:00 2013</text:p>
          </table:table-cell>
          <table:table-cell office:value-type="float" office:value="376.3">
            <text:p>376.3</text:p>
          </table:table-cell>
          <table:table-cell office:value-type="float" office:value="35.807">
            <text:p>35.807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0">
            <text:p>230</text:p>
          </table:table-cell>
          <table:table-cell office:value-type="date" office:date-value="2013-01-31T00:00:00">
            <text:p>Thu Jan 31 00:00:00 2013</text:p>
          </table:table-cell>
          <table:table-cell office:value-type="float" office:value="275.5">
            <text:p>275.5</text:p>
          </table:table-cell>
          <table:table-cell office:value-type="float" office:value="26.564">
            <text:p>26.564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1">
            <text:p>231</text:p>
          </table:table-cell>
          <table:table-cell office:value-type="date" office:date-value="2013-02-06T00:00:00">
            <text:p>Wed Feb  6 00:00:00 2013</text:p>
          </table:table-cell>
          <table:table-cell office:value-type="float" office:value="384.4">
            <text:p>384.4</text:p>
          </table:table-cell>
          <table:table-cell office:value-type="float" office:value="29.497">
            <text:p>29.49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2">
            <text:p>232</text:p>
          </table:table-cell>
          <table:table-cell office:value-type="date" office:date-value="2013-02-11T00:00:00">
            <text:p>Mon Feb 11 00:00:00 2013</text:p>
          </table:table-cell>
          <table:table-cell office:value-type="float" office:value="360.2">
            <text:p>360.2</text:p>
          </table:table-cell>
          <table:table-cell office:value-type="float" office:value="32.137">
            <text:p>32.137</text:p>
          </table:table-cell>
          <table:table-cell office:value-type="float" office:value="41.01">
            <text:p>4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3">
            <text:p>233</text:p>
          </table:table-cell>
          <table:table-cell office:value-type="date" office:date-value="2013-02-15T00:00:00">
            <text:p>Fri Feb 15 00:00:00 2013</text:p>
          </table:table-cell>
          <table:table-cell office:value-type="float" office:value="449.7">
            <text:p>449.7</text:p>
          </table:table-cell>
          <table:table-cell office:value-type="float" office:value="35.267">
            <text:p>35.26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4">
            <text:p>234</text:p>
          </table:table-cell>
          <table:table-cell office:value-type="date" office:date-value="2013-02-20T00:00:00">
            <text:p>Wed Feb 20 00:00:00 2013</text:p>
          </table:table-cell>
          <table:table-cell office:value-type="float" office:value="390.6">
            <text:p>390.6</text:p>
          </table:table-cell>
          <table:table-cell office:value-type="float" office:value="32.705">
            <text:p>32.70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5">
            <text:p>235</text:p>
          </table:table-cell>
          <table:table-cell office:value-type="date" office:date-value="2013-02-25T00:00:00">
            <text:p>Mon Feb 25 00:00:00 2013</text:p>
          </table:table-cell>
          <table:table-cell office:value-type="float" office:value="429.7">
            <text:p>429.7</text:p>
          </table:table-cell>
          <table:table-cell office:value-type="float" office:value="33.937">
            <text:p>33.93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6">
            <text:p>236</text:p>
          </table:table-cell>
          <table:table-cell office:value-type="date" office:date-value="2013-03-01T00:00:00">
            <text:p>Fri Mar  1 00:00:00 2013</text:p>
          </table:table-cell>
          <table:table-cell office:value-type="float" office:value="367.3">
            <text:p>367.3</text:p>
          </table:table-cell>
          <table:table-cell office:value-type="float" office:value="34.122">
            <text:p>34.122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7">
            <text:p>237</text:p>
          </table:table-cell>
          <table:table-cell office:value-type="date" office:date-value="2013-03-04T00:00:00">
            <text:p>Mon Mar  4 00:00:00 2013</text:p>
          </table:table-cell>
          <table:table-cell office:value-type="float" office:value="455.0">
            <text:p>455.0</text:p>
          </table:table-cell>
          <table:table-cell office:value-type="float" office:value="34.404">
            <text:p>34.404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8">
            <text:p>238</text:p>
          </table:table-cell>
          <table:table-cell office:value-type="date" office:date-value="2013-03-08T00:00:00">
            <text:p>Fri Mar  8 00:00:00 2013</text:p>
          </table:table-cell>
          <table:table-cell office:value-type="float" office:value="423.4">
            <text:p>423.4</text:p>
          </table:table-cell>
          <table:table-cell office:value-type="float" office:value="35.075">
            <text:p>35.07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39">
            <text:p>239</text:p>
          </table:table-cell>
          <table:table-cell office:value-type="date" office:date-value="2013-03-16T00:00:00">
            <text:p>Sat Mar 16 00:00:00 2013</text:p>
          </table:table-cell>
          <table:table-cell office:value-type="float" office:value="420.4">
            <text:p>420.4</text:p>
          </table:table-cell>
          <table:table-cell office:value-type="float" office:value="42.405">
            <text:p>42.405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0">
            <text:p>240</text:p>
          </table:table-cell>
          <table:table-cell office:value-type="date" office:date-value="2013-03-22T00:00:00">
            <text:p>Fri Mar 22 00:00:00 2013</text:p>
          </table:table-cell>
          <table:table-cell office:value-type="float" office:value="440.2">
            <text:p>440.2</text:p>
          </table:table-cell>
          <table:table-cell office:value-type="float" office:value="34.695">
            <text:p>34.69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1">
            <text:p>241</text:p>
          </table:table-cell>
          <table:table-cell office:value-type="date" office:date-value="2013-03-28T00:00:00">
            <text:p>Thu Mar 28 00:00:00 2013</text:p>
          </table:table-cell>
          <table:table-cell office:value-type="float" office:value="504.6">
            <text:p>504.6</text:p>
          </table:table-cell>
          <table:table-cell office:value-type="float" office:value="38.533">
            <text:p>38.533</text:p>
          </table:table-cell>
          <table:table-cell office:value-type="float" office:value="50.02">
            <text:p>50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2">
            <text:p>242</text:p>
          </table:table-cell>
          <table:table-cell office:value-type="date" office:date-value="2013-04-05T00:00:00">
            <text:p>Fri Apr  5 00:00:00 2013</text:p>
          </table:table-cell>
          <table:table-cell office:value-type="float" office:value="454.0">
            <text:p>454.0</text:p>
          </table:table-cell>
          <table:table-cell office:value-type="float" office:value="40.069">
            <text:p>40.069</text:p>
          </table:table-cell>
          <table:table-cell office:value-type="float" office:value="50.01">
            <text:p>5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3">
            <text:p>243</text:p>
          </table:table-cell>
          <table:table-cell office:value-type="date" office:date-value="2013-04-11T00:00:00">
            <text:p>Thu Apr 11 00:00:00 2013</text:p>
          </table:table-cell>
          <table:table-cell office:value-type="float" office:value="483.9">
            <text:p>483.9</text:p>
          </table:table-cell>
          <table:table-cell office:value-type="float" office:value="37.286">
            <text:p>37.286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4">
            <text:p>244</text:p>
          </table:table-cell>
          <table:table-cell office:value-type="date" office:date-value="2013-04-16T00:00:00">
            <text:p>Tue Apr 16 00:00:00 2013</text:p>
          </table:table-cell>
          <table:table-cell office:value-type="float" office:value="425.1">
            <text:p>425.1</text:p>
          </table:table-cell>
          <table:table-cell office:value-type="float" office:value="36.672">
            <text:p>36.672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5">
            <text:p>245</text:p>
          </table:table-cell>
          <table:table-cell office:value-type="date" office:date-value="2013-04-21T00:00:00">
            <text:p>Sun Apr 21 00:00:00 2013</text:p>
          </table:table-cell>
          <table:table-cell office:value-type="float" office:value="457.1">
            <text:p>457.1</text:p>
          </table:table-cell>
          <table:table-cell office:value-type="float" office:value="35.802">
            <text:p>35.802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6">
            <text:p>246</text:p>
          </table:table-cell>
          <table:table-cell office:value-type="date" office:date-value="2013-04-25T00:00:00">
            <text:p>Thu Apr 25 00:00:00 2013</text:p>
          </table:table-cell>
          <table:table-cell office:value-type="float" office:value="488.2">
            <text:p>488.2</text:p>
          </table:table-cell>
          <table:table-cell office:value-type="float" office:value="36.797">
            <text:p>36.79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7">
            <text:p>247</text:p>
          </table:table-cell>
          <table:table-cell office:value-type="date" office:date-value="2013-05-01T00:00:00">
            <text:p>Wed May  1 00:00:00 2013</text:p>
          </table:table-cell>
          <table:table-cell office:value-type="float" office:value="433.8">
            <text:p>433.8</text:p>
          </table:table-cell>
          <table:table-cell office:value-type="float" office:value="36.917">
            <text:p>36.91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8">
            <text:p>248</text:p>
          </table:table-cell>
          <table:table-cell office:value-type="date" office:date-value="2013-05-08T00:00:00">
            <text:p>Wed May  8 00:00:00 2013</text:p>
          </table:table-cell>
          <table:table-cell office:value-type="float" office:value="474.4">
            <text:p>474.4</text:p>
          </table:table-cell>
          <table:table-cell office:value-type="float" office:value="37.095">
            <text:p>37.09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49">
            <text:p>249</text:p>
          </table:table-cell>
          <table:table-cell office:value-type="date" office:date-value="2013-05-14T00:00:00">
            <text:p>Tue May 14 00:00:00 2013</text:p>
          </table:table-cell>
          <table:table-cell office:value-type="float" office:value="488.2">
            <text:p>488.2</text:p>
          </table:table-cell>
          <table:table-cell office:value-type="float" office:value="37.131">
            <text:p>37.131</text:p>
          </table:table-cell>
          <table:table-cell office:value-type="float" office:value="46.01">
            <text:p>4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0">
            <text:p>250</text:p>
          </table:table-cell>
          <table:table-cell office:value-type="date" office:date-value="2013-05-19T00:00:00">
            <text:p>Sun May 19 00:00:00 2013</text:p>
          </table:table-cell>
          <table:table-cell office:value-type="float" office:value="461.1">
            <text:p>461.1</text:p>
          </table:table-cell>
          <table:table-cell office:value-type="float" office:value="34.646">
            <text:p>34.646</text:p>
          </table:table-cell>
          <table:table-cell office:value-type="float" office:value="44.66">
            <text:p>44.6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1">
            <text:p>251</text:p>
          </table:table-cell>
          <table:table-cell office:value-type="date" office:date-value="2013-05-24T00:00:00">
            <text:p>Fri May 24 00:00:00 2013</text:p>
          </table:table-cell>
          <table:table-cell office:value-type="float" office:value="312.2">
            <text:p>312.2</text:p>
          </table:table-cell>
          <table:table-cell office:value-type="float" office:value="37.097">
            <text:p>37.097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2">
            <text:p>252</text:p>
          </table:table-cell>
          <table:table-cell office:value-type="date" office:date-value="2013-05-31T00:00:00">
            <text:p>Fri May 31 00:00:00 2013</text:p>
          </table:table-cell>
          <table:table-cell office:value-type="float" office:value="433.0">
            <text:p>433.0</text:p>
          </table:table-cell>
          <table:table-cell office:value-type="float" office:value="37.01">
            <text:p>37.01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3">
            <text:p>253</text:p>
          </table:table-cell>
          <table:table-cell office:value-type="date" office:date-value="2013-06-06T00:00:00">
            <text:p>Thu Jun  6 00:00:00 2013</text:p>
          </table:table-cell>
          <table:table-cell office:value-type="float" office:value="498.3">
            <text:p>498.3</text:p>
          </table:table-cell>
          <table:table-cell office:value-type="float" office:value="36.41">
            <text:p>36.41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4">
            <text:p>254</text:p>
          </table:table-cell>
          <table:table-cell office:value-type="date" office:date-value="2013-06-12T00:00:00">
            <text:p>Wed Jun 12 00:00:00 2013</text:p>
          </table:table-cell>
          <table:table-cell office:value-type="float" office:value="453.9">
            <text:p>453.9</text:p>
          </table:table-cell>
          <table:table-cell office:value-type="float" office:value="34.725">
            <text:p>34.725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5">
            <text:p>255</text:p>
          </table:table-cell>
          <table:table-cell office:value-type="date" office:date-value="2013-06-16T00:00:00">
            <text:p>Sun Jun 16 00:00:00 2013</text:p>
          </table:table-cell>
          <table:table-cell office:value-type="float" office:value="418.8">
            <text:p>418.8</text:p>
          </table:table-cell>
          <table:table-cell office:value-type="float" office:value="15.886">
            <text:p>15.886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6">
            <text:p>256</text:p>
          </table:table-cell>
          <table:table-cell office:value-type="date" office:date-value="2013-06-18T00:00:00">
            <text:p>Tue Jun 18 00:00:00 2013</text:p>
          </table:table-cell>
          <table:table-cell office:value-type="float" office:value="243.2">
            <text:p>243.2</text:p>
          </table:table-cell>
          <table:table-cell office:value-type="float" office:value="22.62">
            <text:p>22.62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7">
            <text:p>257</text:p>
          </table:table-cell>
          <table:table-cell office:value-type="date" office:date-value="2013-06-21T00:00:00">
            <text:p>Fri Jun 21 00:00:00 2013</text:p>
          </table:table-cell>
          <table:table-cell office:value-type="float" office:value="253.9">
            <text:p>253.9</text:p>
          </table:table-cell>
          <table:table-cell office:value-type="float" office:value="32.37">
            <text:p>32.37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8">
            <text:p>258</text:p>
          </table:table-cell>
          <table:table-cell office:value-type="date" office:date-value="2013-06-26T00:00:00">
            <text:p>Wed Jun 26 00:00:00 2013</text:p>
          </table:table-cell>
          <table:table-cell office:value-type="float" office:value="474.8">
            <text:p>474.8</text:p>
          </table:table-cell>
          <table:table-cell office:value-type="float" office:value="23.14">
            <text:p>23.14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59">
            <text:p>259</text:p>
          </table:table-cell>
          <table:table-cell office:value-type="date" office:date-value="2013-06-28T00:00:00">
            <text:p>Fri Jun 28 00:00:00 2013</text:p>
          </table:table-cell>
          <table:table-cell office:value-type="float" office:value="338.1">
            <text:p>338.1</text:p>
          </table:table-cell>
          <table:table-cell office:value-type="float" office:value="36.107">
            <text:p>36.107</text:p>
          </table:table-cell>
          <table:table-cell office:value-type="float" office:value="45.03">
            <text:p>45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0">
            <text:p>260</text:p>
          </table:table-cell>
          <table:table-cell office:value-type="date" office:date-value="2013-07-05T00:00:00">
            <text:p>Fri Jul  5 00:00:00 2013</text:p>
          </table:table-cell>
          <table:table-cell office:value-type="float" office:value="431.9">
            <text:p>431.9</text:p>
          </table:table-cell>
          <table:table-cell office:value-type="float" office:value="39.707">
            <text:p>39.707</text:p>
          </table:table-cell>
          <table:table-cell office:value-type="float" office:value="49.51">
            <text:p>49.5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1">
            <text:p>261</text:p>
          </table:table-cell>
          <table:table-cell office:value-type="date" office:date-value="2013-07-12T00:00:00">
            <text:p>Fri Jul 12 00:00:00 2013</text:p>
          </table:table-cell>
          <table:table-cell office:value-type="float" office:value="524.7">
            <text:p>524.7</text:p>
          </table:table-cell>
          <table:table-cell office:value-type="float" office:value="39.187">
            <text:p>39.187</text:p>
          </table:table-cell>
          <table:table-cell office:value-type="float" office:value="51.22">
            <text:p>51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2">
            <text:p>262</text:p>
          </table:table-cell>
          <table:table-cell office:value-type="date" office:date-value="2013-07-18T00:00:00">
            <text:p>Thu Jul 18 00:00:00 2013</text:p>
          </table:table-cell>
          <table:table-cell office:value-type="float" office:value="552.7">
            <text:p>552.7</text:p>
          </table:table-cell>
          <table:table-cell office:value-type="float" office:value="41.147">
            <text:p>41.147</text:p>
          </table:table-cell>
          <table:table-cell office:value-type="float" office:value="53.78">
            <text:p>53.7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3">
            <text:p>263</text:p>
          </table:table-cell>
          <table:table-cell office:value-type="date" office:date-value="2013-07-24T00:00:00">
            <text:p>Wed Jul 24 00:00:00 2013</text:p>
          </table:table-cell>
          <table:table-cell office:value-type="float" office:value="439.5">
            <text:p>439.5</text:p>
          </table:table-cell>
          <table:table-cell office:value-type="float" office:value="33.234">
            <text:p>33.234</text:p>
          </table:table-cell>
          <table:table-cell office:value-type="float" office:value="43.4">
            <text:p>43.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4">
            <text:p>264</text:p>
          </table:table-cell>
          <table:table-cell office:value-type="date" office:date-value="2013-07-31T00:00:00">
            <text:p>Wed Jul 31 00:00:00 2013</text:p>
          </table:table-cell>
          <table:table-cell office:value-type="float" office:value="525.0">
            <text:p>525.0</text:p>
          </table:table-cell>
          <table:table-cell office:value-type="float" office:value="40.442">
            <text:p>40.442</text:p>
          </table:table-cell>
          <table:table-cell office:value-type="float" office:value="52.82">
            <text:p>52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5">
            <text:p>265</text:p>
          </table:table-cell>
          <table:table-cell office:value-type="date" office:date-value="2013-08-08T00:00:00">
            <text:p>Thu Aug  8 00:00:00 2013</text:p>
          </table:table-cell>
          <table:table-cell office:value-type="float" office:value="487.7">
            <text:p>487.7</text:p>
          </table:table-cell>
          <table:table-cell office:value-type="float" office:value="37.05">
            <text:p>37.05</text:p>
          </table:table-cell>
          <table:table-cell office:value-type="float" office:value="48.05">
            <text:p>48.0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6">
            <text:p>266</text:p>
          </table:table-cell>
          <table:table-cell office:value-type="date" office:date-value="2013-08-15T00:00:00">
            <text:p>Thu Aug 15 00:00:00 2013</text:p>
          </table:table-cell>
          <table:table-cell office:value-type="float" office:value="540.1">
            <text:p>540.1</text:p>
          </table:table-cell>
          <table:table-cell office:value-type="float" office:value="40.275">
            <text:p>40.275</text:p>
          </table:table-cell>
          <table:table-cell office:value-type="float" office:value="52.24">
            <text:p>52.2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7">
            <text:p>267</text:p>
          </table:table-cell>
          <table:table-cell office:value-type="date" office:date-value="2013-08-20T00:00:00">
            <text:p>Tue Aug 20 00:00:00 2013</text:p>
          </table:table-cell>
          <table:table-cell office:value-type="float" office:value="511.3">
            <text:p>511.3</text:p>
          </table:table-cell>
          <table:table-cell office:value-type="float" office:value="39.4">
            <text:p>39.4</text:p>
          </table:table-cell>
          <table:table-cell office:value-type="float" office:value="50.67">
            <text:p>50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8">
            <text:p>268</text:p>
          </table:table-cell>
          <table:table-cell office:value-type="date" office:date-value="2013-08-27T00:00:00">
            <text:p>Tue Aug 27 00:00:00 2013</text:p>
          </table:table-cell>
          <table:table-cell office:value-type="float" office:value="542.3">
            <text:p>542.3</text:p>
          </table:table-cell>
          <table:table-cell office:value-type="float" office:value="41.517">
            <text:p>41.517</text:p>
          </table:table-cell>
          <table:table-cell office:value-type="float" office:value="53.39">
            <text:p>53.3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69">
            <text:p>269</text:p>
          </table:table-cell>
          <table:table-cell office:value-type="date" office:date-value="2013-09-04T00:00:00">
            <text:p>Wed Sep  4 00:00:00 2013</text:p>
          </table:table-cell>
          <table:table-cell office:value-type="float" office:value="452.8">
            <text:p>452.8</text:p>
          </table:table-cell>
          <table:table-cell office:value-type="float" office:value="29.66">
            <text:p>29.66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0">
            <text:p>270</text:p>
          </table:table-cell>
          <table:table-cell office:value-type="date" office:date-value="2013-09-08T00:00:00">
            <text:p>Sun Sep  8 00:00:00 2013</text:p>
          </table:table-cell>
          <table:table-cell office:value-type="float" office:value="442.7">
            <text:p>442.7</text:p>
          </table:table-cell>
          <table:table-cell office:value-type="float" office:value="38.952">
            <text:p>38.952</text:p>
          </table:table-cell>
          <table:table-cell office:value-type="float" office:value="52.43">
            <text:p>52.4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1">
            <text:p>271</text:p>
          </table:table-cell>
          <table:table-cell office:value-type="date" office:date-value="2013-09-15T00:00:00">
            <text:p>Sun Sep 15 00:00:00 2013</text:p>
          </table:table-cell>
          <table:table-cell office:value-type="float" office:value="536.2">
            <text:p>536.2</text:p>
          </table:table-cell>
          <table:table-cell office:value-type="float" office:value="40.417">
            <text:p>40.417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2">
            <text:p>272</text:p>
          </table:table-cell>
          <table:table-cell office:value-type="date" office:date-value="2013-09-21T00:00:00">
            <text:p>Sat Sep 21 00:00:00 2013</text:p>
          </table:table-cell>
          <table:table-cell office:value-type="float" office:value="526.8">
            <text:p>526.8</text:p>
          </table:table-cell>
          <table:table-cell office:value-type="float" office:value="40.42">
            <text:p>40.42</text:p>
          </table:table-cell>
          <table:table-cell office:value-type="float" office:value="52.42">
            <text:p>52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3">
            <text:p>273</text:p>
          </table:table-cell>
          <table:table-cell office:value-type="date" office:date-value="2013-09-27T00:00:00">
            <text:p>Fri Sep 27 00:00:00 2013</text:p>
          </table:table-cell>
          <table:table-cell office:value-type="float" office:value="452.9">
            <text:p>452.9</text:p>
          </table:table-cell>
          <table:table-cell office:value-type="float" office:value="37.85">
            <text:p>37.85</text:p>
          </table:table-cell>
          <table:table-cell office:value-type="float" office:value="47.2">
            <text:p>47.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4">
            <text:p>274</text:p>
          </table:table-cell>
          <table:table-cell office:value-type="date" office:date-value="2013-09-28T00:00:00">
            <text:p>Sat Sep 28 00:00:00 2013</text:p>
          </table:table-cell>
          <table:table-cell office:value-type="float" office:value="264.3">
            <text:p>264.3</text:p>
          </table:table-cell>
          <table:table-cell office:value-type="float" office:value="20.049">
            <text:p>20.049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5">
            <text:p>275</text:p>
          </table:table-cell>
          <table:table-cell office:value-type="date" office:date-value="2013-10-01T00:00:00">
            <text:p>Tue Oct  1 00:00:00 2013</text:p>
          </table:table-cell>
          <table:table-cell office:value-type="float" office:value="330.6">
            <text:p>330.6</text:p>
          </table:table-cell>
          <table:table-cell office:value-type="float" office:value="31.924">
            <text:p>31.924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6">
            <text:p>276</text:p>
          </table:table-cell>
          <table:table-cell office:value-type="date" office:date-value="2013-10-04T00:00:00">
            <text:p>Fri Oct  4 00:00:00 2013</text:p>
          </table:table-cell>
          <table:table-cell office:value-type="float" office:value="427.7">
            <text:p>427.7</text:p>
          </table:table-cell>
          <table:table-cell office:value-type="float" office:value="38.85">
            <text:p>38.85</text:p>
          </table:table-cell>
          <table:table-cell office:value-type="float" office:value="47.24">
            <text:p>47.2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7">
            <text:p>277</text:p>
          </table:table-cell>
          <table:table-cell office:value-type="date" office:date-value="2013-10-10T00:00:00">
            <text:p>Thu Oct 10 00:00:00 2013</text:p>
          </table:table-cell>
          <table:table-cell office:value-type="float" office:value="490.0">
            <text:p>490.0</text:p>
          </table:table-cell>
          <table:table-cell office:value-type="float" office:value="16.18">
            <text:p>16.18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8">
            <text:p>278</text:p>
          </table:table-cell>
          <table:table-cell office:value-type="date" office:date-value="2013-10-15T00:00:00">
            <text:p>Tue Oct 15 00:00:00 2013</text:p>
          </table:table-cell>
          <table:table-cell office:value-type="float" office:value="198.8">
            <text:p>198.8</text:p>
          </table:table-cell>
          <table:table-cell office:value-type="float" office:value="38.407">
            <text:p>38.407</text:p>
          </table:table-cell>
          <table:table-cell office:value-type="float" office:value="46.7">
            <text:p>46.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79">
            <text:p>279</text:p>
          </table:table-cell>
          <table:table-cell office:value-type="date" office:date-value="2013-10-20T00:00:00">
            <text:p>Sun Oct 20 00:00:00 2013</text:p>
          </table:table-cell>
          <table:table-cell office:value-type="float" office:value="529.8">
            <text:p>529.8</text:p>
          </table:table-cell>
          <table:table-cell office:value-type="float" office:value="15.845">
            <text:p>15.845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0">
            <text:p>280</text:p>
          </table:table-cell>
          <table:table-cell office:value-type="date" office:date-value="2013-10-22T00:00:00">
            <text:p>Tue Oct 22 00:00:00 2013</text:p>
          </table:table-cell>
          <table:table-cell office:value-type="float" office:value="191.8">
            <text:p>191.8</text:p>
          </table:table-cell>
          <table:table-cell office:value-type="float" office:value="43.06">
            <text:p>43.06</text:p>
          </table:table-cell>
          <table:table-cell office:value-type="float" office:value="52.23">
            <text:p>52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1">
            <text:p>281</text:p>
          </table:table-cell>
          <table:table-cell office:value-type="date" office:date-value="2013-10-28T00:00:00">
            <text:p>Mon Oct 28 00:00:00 2013</text:p>
          </table:table-cell>
          <table:table-cell office:value-type="float" office:value="452.0">
            <text:p>452.0</text:p>
          </table:table-cell>
          <table:table-cell office:value-type="float" office:value="36.77">
            <text:p>36.77</text:p>
          </table:table-cell>
          <table:table-cell office:value-type="float" office:value="44.38">
            <text:p>44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2">
            <text:p>282</text:p>
          </table:table-cell>
          <table:table-cell office:value-type="date" office:date-value="2013-11-02T00:00:00">
            <text:p>Sat Nov  2 00:00:00 2013</text:p>
          </table:table-cell>
          <table:table-cell office:value-type="float" office:value="512.3">
            <text:p>512.3</text:p>
          </table:table-cell>
          <table:table-cell office:value-type="float" office:value="43.087">
            <text:p>43.087</text:p>
          </table:table-cell>
          <table:table-cell office:value-type="float" office:value="52.01">
            <text:p>52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3">
            <text:p>283</text:p>
          </table:table-cell>
          <table:table-cell office:value-type="date" office:date-value="2013-11-08T00:00:00">
            <text:p>Fri Nov  8 00:00:00 2013</text:p>
          </table:table-cell>
          <table:table-cell office:value-type="float" office:value="452.2">
            <text:p>452.2</text:p>
          </table:table-cell>
          <table:table-cell office:value-type="float" office:value="34.252">
            <text:p>34.252</text:p>
          </table:table-cell>
          <table:table-cell office:value-type="float" office:value="41.07">
            <text:p>41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4">
            <text:p>284</text:p>
          </table:table-cell>
          <table:table-cell office:value-type="date" office:date-value="2013-11-14T00:00:00">
            <text:p>Thu Nov 14 00:00:00 2013</text:p>
          </table:table-cell>
          <table:table-cell office:value-type="float" office:value="453.7">
            <text:p>453.7</text:p>
          </table:table-cell>
          <table:table-cell office:value-type="float" office:value="37.0">
            <text:p>37.0</text:p>
          </table:table-cell>
          <table:table-cell office:value-type="float" office:value="44.36">
            <text:p>44.3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5">
            <text:p>285</text:p>
          </table:table-cell>
          <table:table-cell office:value-type="date" office:date-value="2013-11-21T00:00:00">
            <text:p>Thu Nov 21 00:00:00 2013</text:p>
          </table:table-cell>
          <table:table-cell office:value-type="float" office:value="487.1">
            <text:p>487.1</text:p>
          </table:table-cell>
          <table:table-cell office:value-type="float" office:value="36.21">
            <text:p>36.21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6">
            <text:p>286</text:p>
          </table:table-cell>
          <table:table-cell office:value-type="date" office:date-value="2013-11-27T00:00:00">
            <text:p>Wed Nov 27 00:00:00 2013</text:p>
          </table:table-cell>
          <table:table-cell office:value-type="float" office:value="454.6">
            <text:p>454.6</text:p>
          </table:table-cell>
          <table:table-cell office:value-type="float" office:value="40.19">
            <text:p>40.19</text:p>
          </table:table-cell>
          <table:table-cell office:value-type="float" office:value="49.96">
            <text:p>49.9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7">
            <text:p>287</text:p>
          </table:table-cell>
          <table:table-cell office:value-type="date" office:date-value="2013-12-02T00:00:00">
            <text:p>Mon Dec  2 00:00:00 2013</text:p>
          </table:table-cell>
          <table:table-cell office:value-type="float" office:value="504.3">
            <text:p>504.3</text:p>
          </table:table-cell>
          <table:table-cell office:value-type="float" office:value="43.36">
            <text:p>43.36</text:p>
          </table:table-cell>
          <table:table-cell office:value-type="float" office:value="53.9">
            <text:p>53.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8">
            <text:p>288</text:p>
          </table:table-cell>
          <table:table-cell office:value-type="date" office:date-value="2013-12-05T00:00:00">
            <text:p>Thu Dec  5 00:00:00 2013</text:p>
          </table:table-cell>
          <table:table-cell office:value-type="float" office:value="426.0">
            <text:p>426.0</text:p>
          </table:table-cell>
          <table:table-cell office:value-type="float" office:value="35.765">
            <text:p>35.765</text:p>
          </table:table-cell>
          <table:table-cell office:value-type="float" office:value="47.07">
            <text:p>47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89">
            <text:p>289</text:p>
          </table:table-cell>
          <table:table-cell office:value-type="date" office:date-value="2013-12-09T00:00:00">
            <text:p>Mon Dec  9 00:00:00 2013</text:p>
          </table:table-cell>
          <table:table-cell office:value-type="float" office:value="466.1">
            <text:p>466.1</text:p>
          </table:table-cell>
          <table:table-cell office:value-type="float" office:value="38.287">
            <text:p>38.287</text:p>
          </table:table-cell>
          <table:table-cell office:value-type="float" office:value="50.39">
            <text:p>50.3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0">
            <text:p>290</text:p>
          </table:table-cell>
          <table:table-cell office:value-type="date" office:date-value="2013-12-12T00:00:00">
            <text:p>Thu Dec 12 00:00:00 2013</text:p>
          </table:table-cell>
          <table:table-cell office:value-type="float" office:value="426.0">
            <text:p>426.0</text:p>
          </table:table-cell>
          <table:table-cell office:value-type="float" office:value="37.265">
            <text:p>37.265</text:p>
          </table:table-cell>
          <table:table-cell office:value-type="float" office:value="47.55">
            <text:p>47.5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1">
            <text:p>291</text:p>
          </table:table-cell>
          <table:table-cell office:value-type="date" office:date-value="2013-12-18T00:00:00">
            <text:p>Wed Dec 18 00:00:00 2013</text:p>
          </table:table-cell>
          <table:table-cell office:value-type="float" office:value="451.5">
            <text:p>451.5</text:p>
          </table:table-cell>
          <table:table-cell office:value-type="float" office:value="38.57">
            <text:p>38.57</text:p>
          </table:table-cell>
          <table:table-cell office:value-type="float" office:value="48.83">
            <text:p>48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2">
            <text:p>292</text:p>
          </table:table-cell>
          <table:table-cell office:value-type="date" office:date-value="2013-12-23T00:00:00">
            <text:p>Mon Dec 23 00:00:00 2013</text:p>
          </table:table-cell>
          <table:table-cell office:value-type="float" office:value="336.1">
            <text:p>336.1</text:p>
          </table:table-cell>
          <table:table-cell office:value-type="float" office:value="29.645">
            <text:p>29.645</text:p>
          </table:table-cell>
          <table:table-cell office:value-type="float" office:value="37.83">
            <text:p>37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3">
            <text:p>293</text:p>
          </table:table-cell>
          <table:table-cell office:value-type="date" office:date-value="2013-12-30T00:00:00">
            <text:p>Mon Dec 30 00:00:00 2013</text:p>
          </table:table-cell>
          <table:table-cell office:value-type="float" office:value="454.4">
            <text:p>454.4</text:p>
          </table:table-cell>
          <table:table-cell office:value-type="float" office:value="41.405">
            <text:p>41.405</text:p>
          </table:table-cell>
          <table:table-cell office:value-type="float" office:value="52.83">
            <text:p>52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4">
            <text:p>294</text:p>
          </table:table-cell>
          <table:table-cell office:value-type="date" office:date-value="2014-01-11T00:00:00">
            <text:p>Sat Jan 11 00:00:00 2014</text:p>
          </table:table-cell>
          <table:table-cell office:value-type="float" office:value="415.7">
            <text:p>415.7</text:p>
          </table:table-cell>
          <table:table-cell office:value-type="float" office:value="36.885">
            <text:p>36.885</text:p>
          </table:table-cell>
          <table:table-cell office:value-type="float" office:value="47.07">
            <text:p>47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5">
            <text:p>295</text:p>
          </table:table-cell>
          <table:table-cell office:value-type="date" office:date-value="2014-01-19T00:00:00">
            <text:p>Sun Jan 19 00:00:00 2014</text:p>
          </table:table-cell>
          <table:table-cell office:value-type="float" office:value="464.6">
            <text:p>464.6</text:p>
          </table:table-cell>
          <table:table-cell office:value-type="float" office:value="37.9">
            <text:p>37.9</text:p>
          </table:table-cell>
          <table:table-cell office:value-type="float" office:value="47.98">
            <text:p>47.9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6">
            <text:p>296</text:p>
          </table:table-cell>
          <table:table-cell office:value-type="date" office:date-value="2014-01-23T00:00:00">
            <text:p>Thu Jan 23 00:00:00 2014</text:p>
          </table:table-cell>
          <table:table-cell office:value-type="float" office:value="443.2">
            <text:p>443.2</text:p>
          </table:table-cell>
          <table:table-cell office:value-type="float" office:value="42.02">
            <text:p>42.02</text:p>
          </table:table-cell>
          <table:table-cell office:value-type="float" office:value="53.2">
            <text:p>53.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7">
            <text:p>297</text:p>
          </table:table-cell>
          <table:table-cell office:value-type="date" office:date-value="2014-01-29T00:00:00">
            <text:p>Wed Jan 29 00:00:00 2014</text:p>
          </table:table-cell>
          <table:table-cell office:value-type="float" office:value="438.9">
            <text:p>438.9</text:p>
          </table:table-cell>
          <table:table-cell office:value-type="float" office:value="37.537">
            <text:p>37.537</text:p>
          </table:table-cell>
          <table:table-cell office:value-type="float" office:value="47.52">
            <text:p>47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8">
            <text:p>298</text:p>
          </table:table-cell>
          <table:table-cell office:value-type="date" office:date-value="2014-02-04T00:00:00">
            <text:p>Tue Feb  4 00:00:00 2014</text:p>
          </table:table-cell>
          <table:table-cell office:value-type="float" office:value="453.0">
            <text:p>453.0</text:p>
          </table:table-cell>
          <table:table-cell office:value-type="float" office:value="37.465">
            <text:p>37.465</text:p>
          </table:table-cell>
          <table:table-cell office:value-type="float" office:value="47.43">
            <text:p>47.4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299">
            <text:p>299</text:p>
          </table:table-cell>
          <table:table-cell office:value-type="date" office:date-value="2014-02-10T00:00:00">
            <text:p>Mon Feb 10 00:00:00 2014</text:p>
          </table:table-cell>
          <table:table-cell office:value-type="float" office:value="453.0">
            <text:p>453.0</text:p>
          </table:table-cell>
          <table:table-cell office:value-type="float" office:value="38.455">
            <text:p>38.455</text:p>
          </table:table-cell>
          <table:table-cell office:value-type="float" office:value="48.68">
            <text:p>48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0">
            <text:p>300</text:p>
          </table:table-cell>
          <table:table-cell office:value-type="date" office:date-value="2014-02-14T00:00:00">
            <text:p>Fri Feb 14 00:00:00 2014</text:p>
          </table:table-cell>
          <table:table-cell office:value-type="float" office:value="436.8">
            <text:p>436.8</text:p>
          </table:table-cell>
          <table:table-cell office:value-type="float" office:value="37.3">
            <text:p>37.3</text:p>
          </table:table-cell>
          <table:table-cell office:value-type="float" office:value="47.11">
            <text:p>47.1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1">
            <text:p>301</text:p>
          </table:table-cell>
          <table:table-cell office:value-type="date" office:date-value="2014-02-18T00:00:00">
            <text:p>Tue Feb 18 00:00:00 2014</text:p>
          </table:table-cell>
          <table:table-cell office:value-type="float" office:value="371.2">
            <text:p>371.2</text:p>
          </table:table-cell>
          <table:table-cell office:value-type="float" office:value="31.9">
            <text:p>31.9</text:p>
          </table:table-cell>
          <table:table-cell office:value-type="float" office:value="40.29">
            <text:p>40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2">
            <text:p>302</text:p>
          </table:table-cell>
          <table:table-cell office:value-type="date" office:date-value="2014-02-22T00:00:00">
            <text:p>Sat Feb 22 00:00:00 2014</text:p>
          </table:table-cell>
          <table:table-cell office:value-type="float" office:value="438.7">
            <text:p>438.7</text:p>
          </table:table-cell>
          <table:table-cell office:value-type="float" office:value="36.162">
            <text:p>36.162</text:p>
          </table:table-cell>
          <table:table-cell office:value-type="float" office:value="46.5">
            <text:p>4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3">
            <text:p>303</text:p>
          </table:table-cell>
          <table:table-cell office:value-type="date" office:date-value="2014-02-28T00:00:00">
            <text:p>Fri Feb 28 00:00:00 2014</text:p>
          </table:table-cell>
          <table:table-cell office:value-type="float" office:value="436.9">
            <text:p>436.9</text:p>
          </table:table-cell>
          <table:table-cell office:value-type="float" office:value="36.592">
            <text:p>36.592</text:p>
          </table:table-cell>
          <table:table-cell office:value-type="float" office:value="48.16">
            <text:p>48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4">
            <text:p>304</text:p>
          </table:table-cell>
          <table:table-cell office:value-type="date" office:date-value="2014-03-02T00:00:00">
            <text:p>Sun Mar  2 00:00:00 2014</text:p>
          </table:table-cell>
          <table:table-cell office:value-type="float" office:value="289.7">
            <text:p>289.7</text:p>
          </table:table-cell>
          <table:table-cell office:value-type="float" office:value="26.752">
            <text:p>26.752</text:p>
          </table:table-cell>
          <table:table-cell office:value-type="float" office:value="34.16">
            <text:p>34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5">
            <text:p>305</text:p>
          </table:table-cell>
          <table:table-cell office:value-type="date" office:date-value="2014-03-05T00:00:00">
            <text:p>Wed Mar  5 00:00:00 2014</text:p>
          </table:table-cell>
          <table:table-cell office:value-type="float" office:value="459.2">
            <text:p>459.2</text:p>
          </table:table-cell>
          <table:table-cell office:value-type="float" office:value="38.336">
            <text:p>38.336</text:p>
          </table:table-cell>
          <table:table-cell office:value-type="float" office:value="48.96">
            <text:p>48.9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6">
            <text:p>306</text:p>
          </table:table-cell>
          <table:table-cell office:value-type="date" office:date-value="2014-03-10T00:00:00">
            <text:p>Mon Mar 10 00:00:00 2014</text:p>
          </table:table-cell>
          <table:table-cell office:value-type="float" office:value="413.2">
            <text:p>413.2</text:p>
          </table:table-cell>
          <table:table-cell office:value-type="float" office:value="37.545">
            <text:p>37.545</text:p>
          </table:table-cell>
          <table:table-cell office:value-type="float" office:value="49.41">
            <text:p>49.4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7">
            <text:p>307</text:p>
          </table:table-cell>
          <table:table-cell office:value-type="date" office:date-value="2014-03-14T00:00:00">
            <text:p>Fri Mar 14 00:00:00 2014</text:p>
          </table:table-cell>
          <table:table-cell office:value-type="float" office:value="432.2">
            <text:p>432.2</text:p>
          </table:table-cell>
          <table:table-cell office:value-type="float" office:value="36.347">
            <text:p>36.347</text:p>
          </table:table-cell>
          <table:table-cell office:value-type="float" office:value="48.31">
            <text:p>48.3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8">
            <text:p>308</text:p>
          </table:table-cell>
          <table:table-cell office:value-type="date" office:date-value="2014-03-18T00:00:00">
            <text:p>Tue Mar 18 00:00:00 2014</text:p>
          </table:table-cell>
          <table:table-cell office:value-type="float" office:value="409.1">
            <text:p>409.1</text:p>
          </table:table-cell>
          <table:table-cell office:value-type="float" office:value="34.612">
            <text:p>34.612</text:p>
          </table:table-cell>
          <table:table-cell office:value-type="float" office:value="45.55">
            <text:p>45.5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09">
            <text:p>309</text:p>
          </table:table-cell>
          <table:table-cell office:value-type="date" office:date-value="2014-03-24T00:00:00">
            <text:p>Mon Mar 24 00:00:00 2014</text:p>
          </table:table-cell>
          <table:table-cell office:value-type="float" office:value="447.1">
            <text:p>447.1</text:p>
          </table:table-cell>
          <table:table-cell office:value-type="float" office:value="37.477">
            <text:p>37.477</text:p>
          </table:table-cell>
          <table:table-cell office:value-type="float" office:value="48.57">
            <text:p>48.5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0">
            <text:p>310</text:p>
          </table:table-cell>
          <table:table-cell office:value-type="date" office:date-value="2014-03-27T00:00:00">
            <text:p>Thu Mar 27 00:00:00 2014</text:p>
          </table:table-cell>
          <table:table-cell office:value-type="float" office:value="453.5">
            <text:p>453.5</text:p>
          </table:table-cell>
          <table:table-cell office:value-type="float" office:value="39.205">
            <text:p>39.205</text:p>
          </table:table-cell>
          <table:table-cell office:value-type="float" office:value="50.81">
            <text:p>50.8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1">
            <text:p>311</text:p>
          </table:table-cell>
          <table:table-cell office:value-type="date" office:date-value="2014-04-03T00:00:00">
            <text:p>Thu Apr  3 00:00:00 2014</text:p>
          </table:table-cell>
          <table:table-cell office:value-type="float" office:value="465.8">
            <text:p>465.8</text:p>
          </table:table-cell>
          <table:table-cell office:value-type="float" office:value="37.487">
            <text:p>37.487</text:p>
          </table:table-cell>
          <table:table-cell office:value-type="float" office:value="48.58">
            <text:p>48.5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2">
            <text:p>312</text:p>
          </table:table-cell>
          <table:table-cell office:value-type="date" office:date-value="2014-04-10T00:00:00">
            <text:p>Thu Apr 10 00:00:00 2014</text:p>
          </table:table-cell>
          <table:table-cell office:value-type="float" office:value="556.0">
            <text:p>556.0</text:p>
          </table:table-cell>
          <table:table-cell office:value-type="float" office:value="40.029">
            <text:p>40.029</text:p>
          </table:table-cell>
          <table:table-cell office:value-type="float" office:value="53.48">
            <text:p>53.4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3">
            <text:p>313</text:p>
          </table:table-cell>
          <table:table-cell office:value-type="date" office:date-value="2014-04-15T00:00:00">
            <text:p>Tue Apr 15 00:00:00 2014</text:p>
          </table:table-cell>
          <table:table-cell office:value-type="float" office:value="370.4">
            <text:p>370.4</text:p>
          </table:table-cell>
          <table:table-cell office:value-type="float" office:value="35.047">
            <text:p>35.047</text:p>
          </table:table-cell>
          <table:table-cell office:value-type="float" office:value="45.07">
            <text:p>45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4">
            <text:p>314</text:p>
          </table:table-cell>
          <table:table-cell office:value-type="date" office:date-value="2014-04-23T00:00:00">
            <text:p>Wed Apr 23 00:00:00 2014</text:p>
          </table:table-cell>
          <table:table-cell office:value-type="float" office:value="439.6">
            <text:p>439.6</text:p>
          </table:table-cell>
          <table:table-cell office:value-type="float" office:value="37.585">
            <text:p>37.585</text:p>
          </table:table-cell>
          <table:table-cell office:value-type="float" office:value="50.21">
            <text:p>50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5">
            <text:p>315</text:p>
          </table:table-cell>
          <table:table-cell office:value-type="date" office:date-value="2014-04-29T00:00:00">
            <text:p>Tue Apr 29 00:00:00 2014</text:p>
          </table:table-cell>
          <table:table-cell office:value-type="float" office:value="446.0">
            <text:p>446.0</text:p>
          </table:table-cell>
          <table:table-cell office:value-type="float" office:value="35.485">
            <text:p>35.485</text:p>
          </table:table-cell>
          <table:table-cell office:value-type="float" office:value="47.3">
            <text:p>47.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6">
            <text:p>316</text:p>
          </table:table-cell>
          <table:table-cell office:value-type="date" office:date-value="2014-05-03T00:00:00">
            <text:p>Sat May  3 00:00:00 2014</text:p>
          </table:table-cell>
          <table:table-cell office:value-type="float" office:value="479.2">
            <text:p>479.2</text:p>
          </table:table-cell>
          <table:table-cell office:value-type="float" office:value="39.47">
            <text:p>39.47</text:p>
          </table:table-cell>
          <table:table-cell office:value-type="float" office:value="56.01">
            <text:p>5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7">
            <text:p>317</text:p>
          </table:table-cell>
          <table:table-cell office:value-type="date" office:date-value="2014-05-08T00:00:00">
            <text:p>Thu May  8 00:00:00 2014</text:p>
          </table:table-cell>
          <table:table-cell office:value-type="float" office:value="516.2">
            <text:p>516.2</text:p>
          </table:table-cell>
          <table:table-cell office:value-type="float" office:value="40.437">
            <text:p>40.437</text:p>
          </table:table-cell>
          <table:table-cell office:value-type="float" office:value="57.26">
            <text:p>57.2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8">
            <text:p>318</text:p>
          </table:table-cell>
          <table:table-cell office:value-type="date" office:date-value="2014-05-23T00:00:00">
            <text:p>Fri May 23 00:00:00 2014</text:p>
          </table:table-cell>
          <table:table-cell office:value-type="float" office:value="523.5">
            <text:p>523.5</text:p>
          </table:table-cell>
          <table:table-cell office:value-type="float" office:value="41.165">
            <text:p>41.165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19">
            <text:p>319</text:p>
          </table:table-cell>
          <table:table-cell office:value-type="date" office:date-value="2014-05-29T00:00:00">
            <text:p>Thu May 29 00:00:00 2014</text:p>
          </table:table-cell>
          <table:table-cell office:value-type="float" office:value="550.2">
            <text:p>550.2</text:p>
          </table:table-cell>
          <table:table-cell office:value-type="float" office:value="42.32">
            <text:p>42.32</text:p>
          </table:table-cell>
          <table:table-cell office:value-type="float" office:value="56.54">
            <text:p>56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0">
            <text:p>320</text:p>
          </table:table-cell>
          <table:table-cell office:value-type="date" office:date-value="2014-06-04T00:00:00">
            <text:p>Wed Jun  4 00:00:00 2014</text:p>
          </table:table-cell>
          <table:table-cell office:value-type="float" office:value="525.5">
            <text:p>525.5</text:p>
          </table:table-cell>
          <table:table-cell office:value-type="float" office:value="40.825">
            <text:p>40.825</text:p>
          </table:table-cell>
          <table:table-cell office:value-type="float" office:value="54.54">
            <text:p>54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1">
            <text:p>321</text:p>
          </table:table-cell>
          <table:table-cell office:value-type="date" office:date-value="2014-06-11T00:00:00">
            <text:p>Wed Jun 11 00:00:00 2014</text:p>
          </table:table-cell>
          <table:table-cell office:value-type="float" office:value="539.4">
            <text:p>539.4</text:p>
          </table:table-cell>
          <table:table-cell office:value-type="float" office:value="42.637">
            <text:p>42.637</text:p>
          </table:table-cell>
          <table:table-cell office:value-type="float" office:value="56.96">
            <text:p>56.9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2">
            <text:p>322</text:p>
          </table:table-cell>
          <table:table-cell office:value-type="date" office:date-value="2014-06-14T00:00:00">
            <text:p>Sat Jun 14 00:00:00 2014</text:p>
          </table:table-cell>
          <table:table-cell office:value-type="float" office:value="525.5">
            <text:p>525.5</text:p>
          </table:table-cell>
          <table:table-cell office:value-type="float" office:value="40.825">
            <text:p>40.825</text:p>
          </table:table-cell>
          <table:table-cell office:value-type="float" office:value="54.54">
            <text:p>54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3">
            <text:p>323</text:p>
          </table:table-cell>
          <table:table-cell office:value-type="date" office:date-value="2014-07-10T00:00:00">
            <text:p>Thu Jul 10 00:00:00 2014</text:p>
          </table:table-cell>
          <table:table-cell office:value-type="float" office:value="528.8">
            <text:p>528.8</text:p>
          </table:table-cell>
          <table:table-cell office:value-type="float" office:value="42.82">
            <text:p>42.82</text:p>
          </table:table-cell>
          <table:table-cell office:value-type="float" office:value="59.78">
            <text:p>59.7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4">
            <text:p>324</text:p>
          </table:table-cell>
          <table:table-cell office:value-type="date" office:date-value="2014-07-16T00:00:00">
            <text:p>Wed Jul 16 00:00:00 2014</text:p>
          </table:table-cell>
          <table:table-cell office:value-type="float" office:value="518.4">
            <text:p>518.4</text:p>
          </table:table-cell>
          <table:table-cell office:value-type="float" office:value="38.91">
            <text:p>38.91</text:p>
          </table:table-cell>
          <table:table-cell office:value-type="float" office:value="54.32">
            <text:p>54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5">
            <text:p>325</text:p>
          </table:table-cell>
          <table:table-cell office:value-type="date" office:date-value="2014-07-22T00:00:00">
            <text:p>Tue Jul 22 00:00:00 2014</text:p>
          </table:table-cell>
          <table:table-cell office:value-type="float" office:value="500.5">
            <text:p>500.5</text:p>
          </table:table-cell>
          <table:table-cell office:value-type="float" office:value="38.322">
            <text:p>38.322</text:p>
          </table:table-cell>
          <table:table-cell office:value-type="float" office:value="53.5">
            <text:p>53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6">
            <text:p>326</text:p>
          </table:table-cell>
          <table:table-cell office:value-type="date" office:date-value="2014-07-26T00:00:00">
            <text:p>Sat Jul 26 00:00:00 2014</text:p>
          </table:table-cell>
          <table:table-cell office:value-type="float" office:value="407.1">
            <text:p>407.1</text:p>
          </table:table-cell>
          <table:table-cell office:value-type="float" office:value="27.815">
            <text:p>27.815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7">
            <text:p>327</text:p>
          </table:table-cell>
          <table:table-cell office:value-type="date" office:date-value="2014-07-30T00:00:00">
            <text:p>Wed Jul 30 00:00:00 2014</text:p>
          </table:table-cell>
          <table:table-cell office:value-type="float" office:value="457.5">
            <text:p>457.5</text:p>
          </table:table-cell>
          <table:table-cell office:value-type="float" office:value="40.052">
            <text:p>40.052</text:p>
          </table:table-cell>
          <table:table-cell office:value-type="float" office:value="53.91">
            <text:p>53.9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8">
            <text:p>328</text:p>
          </table:table-cell>
          <table:table-cell office:value-type="date" office:date-value="2014-08-07T00:00:00">
            <text:p>Thu Aug  7 00:00:00 2014</text:p>
          </table:table-cell>
          <table:table-cell office:value-type="float" office:value="500.6">
            <text:p>500.6</text:p>
          </table:table-cell>
          <table:table-cell office:value-type="float" office:value="39.15">
            <text:p>39.15</text:p>
          </table:table-cell>
          <table:table-cell office:value-type="float" office:value="52.7">
            <text:p>52.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29">
            <text:p>329</text:p>
          </table:table-cell>
          <table:table-cell office:value-type="date" office:date-value="2014-08-13T00:00:00">
            <text:p>Wed Aug 13 00:00:00 2014</text:p>
          </table:table-cell>
          <table:table-cell office:value-type="float" office:value="500.0">
            <text:p>500.0</text:p>
          </table:table-cell>
          <table:table-cell office:value-type="float" office:value="41.076">
            <text:p>41.076</text:p>
          </table:table-cell>
          <table:table-cell office:value-type="float" office:value="53.69">
            <text:p>53.6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0">
            <text:p>330</text:p>
          </table:table-cell>
          <table:table-cell office:value-type="date" office:date-value="2014-08-22T00:00:00">
            <text:p>Fri Aug 22 00:00:00 2014</text:p>
          </table:table-cell>
          <table:table-cell office:value-type="float" office:value="449.3">
            <text:p>449.3</text:p>
          </table:table-cell>
          <table:table-cell office:value-type="float" office:value="35.05">
            <text:p>35.05</text:p>
          </table:table-cell>
          <table:table-cell office:value-type="float" office:value="46.23">
            <text:p>46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1">
            <text:p>331</text:p>
          </table:table-cell>
          <table:table-cell office:value-type="date" office:date-value="2014-08-29T00:00:00">
            <text:p>Fri Aug 29 00:00:00 2014</text:p>
          </table:table-cell>
          <table:table-cell office:value-type="float" office:value="509.0">
            <text:p>509.0</text:p>
          </table:table-cell>
          <table:table-cell office:value-type="float" office:value="39.185">
            <text:p>39.185</text:p>
          </table:table-cell>
          <table:table-cell office:value-type="float" office:value="50.78">
            <text:p>50.7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2">
            <text:p>332</text:p>
          </table:table-cell>
          <table:table-cell office:value-type="date" office:date-value="2014-09-04T00:00:00">
            <text:p>Thu Sep  4 00:00:00 2014</text:p>
          </table:table-cell>
          <table:table-cell office:value-type="float" office:value="430.5">
            <text:p>430.5</text:p>
          </table:table-cell>
          <table:table-cell office:value-type="float" office:value="33.745">
            <text:p>33.745</text:p>
          </table:table-cell>
          <table:table-cell office:value-type="float" office:value="43.09">
            <text:p>43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3">
            <text:p>333</text:p>
          </table:table-cell>
          <table:table-cell office:value-type="date" office:date-value="2014-09-09T00:00:00">
            <text:p>Tue Sep  9 00:00:00 2014</text:p>
          </table:table-cell>
          <table:table-cell office:value-type="float" office:value="441.8">
            <text:p>441.8</text:p>
          </table:table-cell>
          <table:table-cell office:value-type="float" office:value="33.927">
            <text:p>33.927</text:p>
          </table:table-cell>
          <table:table-cell office:value-type="float" office:value="43.32">
            <text:p>43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4">
            <text:p>334</text:p>
          </table:table-cell>
          <table:table-cell office:value-type="date" office:date-value="2014-09-12T00:00:00">
            <text:p>Fri Sep 12 00:00:00 2014</text:p>
          </table:table-cell>
          <table:table-cell office:value-type="float" office:value="305.4">
            <text:p>305.4</text:p>
          </table:table-cell>
          <table:table-cell office:value-type="float" office:value="23.73">
            <text:p>23.73</text:p>
          </table:table-cell>
          <table:table-cell office:value-type="float" office:value="30.3">
            <text:p>30.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5">
            <text:p>335</text:p>
          </table:table-cell>
          <table:table-cell office:value-type="date" office:date-value="2014-09-15T00:00:00">
            <text:p>Mon Sep 15 00:00:00 2014</text:p>
          </table:table-cell>
          <table:table-cell office:value-type="float" office:value="443.8">
            <text:p>443.8</text:p>
          </table:table-cell>
          <table:table-cell office:value-type="float" office:value="35.907">
            <text:p>35.907</text:p>
          </table:table-cell>
          <table:table-cell office:value-type="float" office:value="45.85">
            <text:p>45.8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6">
            <text:p>336</text:p>
          </table:table-cell>
          <table:table-cell office:value-type="date" office:date-value="2014-10-01T00:00:00">
            <text:p>Wed Oct  1 00:00:00 2014</text:p>
          </table:table-cell>
          <table:table-cell office:value-type="float" office:value="422.5">
            <text:p>422.5</text:p>
          </table:table-cell>
          <table:table-cell office:value-type="float" office:value="34.273">
            <text:p>34.273</text:p>
          </table:table-cell>
          <table:table-cell office:value-type="float" office:value="43.42">
            <text:p>43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7">
            <text:p>337</text:p>
          </table:table-cell>
          <table:table-cell office:value-type="date" office:date-value="2014-10-07T00:00:00">
            <text:p>Tue Oct  7 00:00:00 2014</text:p>
          </table:table-cell>
          <table:table-cell office:value-type="float" office:value="472.0">
            <text:p>472.0</text:p>
          </table:table-cell>
          <table:table-cell office:value-type="float" office:value="38.072">
            <text:p>38.072</text:p>
          </table:table-cell>
          <table:table-cell office:value-type="float" office:value="45.57">
            <text:p>45.5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8">
            <text:p>338</text:p>
          </table:table-cell>
          <table:table-cell office:value-type="date" office:date-value="2014-10-14T00:00:00">
            <text:p>Tue Oct 14 00:00:00 2014</text:p>
          </table:table-cell>
          <table:table-cell office:value-type="float" office:value="452.9">
            <text:p>452.9</text:p>
          </table:table-cell>
          <table:table-cell office:value-type="float" office:value="36.797">
            <text:p>36.797</text:p>
          </table:table-cell>
          <table:table-cell office:value-type="float" office:value="44.78">
            <text:p>44.7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39">
            <text:p>339</text:p>
          </table:table-cell>
          <table:table-cell office:value-type="date" office:date-value="2014-10-20T00:00:00">
            <text:p>Mon Oct 20 00:00:00 2014</text:p>
          </table:table-cell>
          <table:table-cell office:value-type="float" office:value="453.9">
            <text:p>453.9</text:p>
          </table:table-cell>
          <table:table-cell office:value-type="float" office:value="35.967">
            <text:p>35.967</text:p>
          </table:table-cell>
          <table:table-cell office:value-type="float" office:value="43.77">
            <text:p>43.7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0">
            <text:p>340</text:p>
          </table:table-cell>
          <table:table-cell office:value-type="date" office:date-value="2014-10-27T00:00:00">
            <text:p>Mon Oct 27 00:00:00 2014</text:p>
          </table:table-cell>
          <table:table-cell office:value-type="float" office:value="466.8">
            <text:p>466.8</text:p>
          </table:table-cell>
          <table:table-cell office:value-type="float" office:value="37.572">
            <text:p>37.572</text:p>
          </table:table-cell>
          <table:table-cell office:value-type="float" office:value="45.73">
            <text:p>45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1">
            <text:p>341</text:p>
          </table:table-cell>
          <table:table-cell office:value-type="date" office:date-value="2014-10-31T00:00:00">
            <text:p>Fri Oct 31 00:00:00 2014</text:p>
          </table:table-cell>
          <table:table-cell office:value-type="float" office:value="439.3">
            <text:p>439.3</text:p>
          </table:table-cell>
          <table:table-cell office:value-type="float" office:value="35.137">
            <text:p>35.137</text:p>
          </table:table-cell>
          <table:table-cell office:value-type="float" office:value="42.06">
            <text:p>42.0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2">
            <text:p>342</text:p>
          </table:table-cell>
          <table:table-cell office:value-type="date" office:date-value="2014-11-05T00:00:00">
            <text:p>Wed Nov  5 00:00:00 2014</text:p>
          </table:table-cell>
          <table:table-cell office:value-type="float" office:value="425.3">
            <text:p>425.3</text:p>
          </table:table-cell>
          <table:table-cell office:value-type="float" office:value="33.405">
            <text:p>33.405</text:p>
          </table:table-cell>
          <table:table-cell office:value-type="float" office:value="39.32">
            <text:p>39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3">
            <text:p>343</text:p>
          </table:table-cell>
          <table:table-cell office:value-type="date" office:date-value="2014-11-12T00:00:00">
            <text:p>Wed Nov 12 00:00:00 2014</text:p>
          </table:table-cell>
          <table:table-cell office:value-type="float" office:value="437.3">
            <text:p>437.3</text:p>
          </table:table-cell>
          <table:table-cell office:value-type="float" office:value="34.745">
            <text:p>34.745</text:p>
          </table:table-cell>
          <table:table-cell office:value-type="float" office:value="40.89">
            <text:p>40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4">
            <text:p>344</text:p>
          </table:table-cell>
          <table:table-cell office:value-type="date" office:date-value="2014-11-18T00:00:00">
            <text:p>Tue Nov 18 00:00:00 2014</text:p>
          </table:table-cell>
          <table:table-cell office:value-type="float" office:value="456.0">
            <text:p>456.0</text:p>
          </table:table-cell>
          <table:table-cell office:value-type="float" office:value="38.339">
            <text:p>38.339</text:p>
          </table:table-cell>
          <table:table-cell office:value-type="float" office:value="45.13">
            <text:p>45.1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5">
            <text:p>345</text:p>
          </table:table-cell>
          <table:table-cell office:value-type="date" office:date-value="2014-11-24T00:00:00">
            <text:p>Mon Nov 24 00:00:00 2014</text:p>
          </table:table-cell>
          <table:table-cell office:value-type="float" office:value="454.6">
            <text:p>454.6</text:p>
          </table:table-cell>
          <table:table-cell office:value-type="float" office:value="39.31">
            <text:p>39.31</text:p>
          </table:table-cell>
          <table:table-cell office:value-type="float" office:value="45.09">
            <text:p>45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6">
            <text:p>346</text:p>
          </table:table-cell>
          <table:table-cell office:value-type="date" office:date-value="2014-11-30T00:00:00">
            <text:p>Sun Nov 30 00:00:00 2014</text:p>
          </table:table-cell>
          <table:table-cell office:value-type="float" office:value="456.1">
            <text:p>456.1</text:p>
          </table:table-cell>
          <table:table-cell office:value-type="float" office:value="39.305">
            <text:p>39.305</text:p>
          </table:table-cell>
          <table:table-cell office:value-type="float" office:value="45.08">
            <text:p>45.0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7">
            <text:p>347</text:p>
          </table:table-cell>
          <table:table-cell office:value-type="date" office:date-value="2014-12-06T00:00:00">
            <text:p>Sat Dec  6 00:00:00 2014</text:p>
          </table:table-cell>
          <table:table-cell office:value-type="float" office:value="440.3">
            <text:p>440.3</text:p>
          </table:table-cell>
          <table:table-cell office:value-type="float" office:value="37.188">
            <text:p>37.188</text:p>
          </table:table-cell>
          <table:table-cell office:value-type="float" office:value="42.28">
            <text:p>42.2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8">
            <text:p>348</text:p>
          </table:table-cell>
          <table:table-cell office:value-type="date" office:date-value="2014-12-09T00:00:00">
            <text:p>Tue Dec  9 00:00:00 2014</text:p>
          </table:table-cell>
          <table:table-cell office:value-type="float" office:value="422.6">
            <text:p>422.6</text:p>
          </table:table-cell>
          <table:table-cell office:value-type="float" office:value="35.336">
            <text:p>35.336</text:p>
          </table:table-cell>
          <table:table-cell office:value-type="float" office:value="35.23">
            <text:p>35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49">
            <text:p>349</text:p>
          </table:table-cell>
          <table:table-cell office:value-type="date" office:date-value="2014-12-11T00:00:00">
            <text:p>Thu Dec 11 00:00:00 2014</text:p>
          </table:table-cell>
          <table:table-cell office:value-type="float" office:value="384.8">
            <text:p>384.8</text:p>
          </table:table-cell>
          <table:table-cell office:value-type="float" office:value="32.289">
            <text:p>32.289</text:p>
          </table:table-cell>
          <table:table-cell office:value-type="float" office:value="34.84">
            <text:p>34.8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0">
            <text:p>350</text:p>
          </table:table-cell>
          <table:table-cell office:value-type="date" office:date-value="2014-12-14T00:00:00">
            <text:p>Sun Dec 14 00:00:00 2014</text:p>
          </table:table-cell>
          <table:table-cell office:value-type="float" office:value="388.1">
            <text:p>388.1</text:p>
          </table:table-cell>
          <table:table-cell office:value-type="float" office:value="17.26">
            <text:p>17.26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1">
            <text:p>351</text:p>
          </table:table-cell>
          <table:table-cell office:value-type="date" office:date-value="2014-12-15T00:00:00">
            <text:p>Mon Dec 15 00:00:00 2014</text:p>
          </table:table-cell>
          <table:table-cell office:value-type="float" office:value="202.2">
            <text:p>202.2</text:p>
          </table:table-cell>
          <table:table-cell office:value-type="float" office:value="28.21">
            <text:p>28.21</text:p>
          </table:table-cell>
          <table:table-cell office:value-type="float" office:value="29.73">
            <text:p>29.7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2">
            <text:p>352</text:p>
          </table:table-cell>
          <table:table-cell office:value-type="date" office:date-value="2015-01-05T00:00:00">
            <text:p>Mon Jan  5 00:00:00 2015</text:p>
          </table:table-cell>
          <table:table-cell office:value-type="float" office:value="392.2">
            <text:p>392.2</text:p>
          </table:table-cell>
          <table:table-cell office:value-type="float" office:value="37.451">
            <text:p>37.451</text:p>
          </table:table-cell>
          <table:table-cell office:value-type="float" office:value="31.42">
            <text:p>31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3">
            <text:p>353</text:p>
          </table:table-cell>
          <table:table-cell office:value-type="date" office:date-value="2015-01-06T00:00:00">
            <text:p>Tue Jan  6 00:00:00 2015</text:p>
          </table:table-cell>
          <table:table-cell office:value-type="float" office:value="454.7">
            <text:p>454.7</text:p>
          </table:table-cell>
          <table:table-cell office:value-type="float" office:value="19.079">
            <text:p>19.079</text:p>
          </table:table-cell>
          <table:table-cell office:value-type="float" office:value="20.01">
            <text:p>2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soul">
            <text:p>soul</text:p>
          </table:table-cell>
          <table:table-cell office:value-type="string" office:value="Kia">
            <text:p>Kia</text:p>
          </table:table-cell>
          <table:table-cell office:value-type="string" office:value="Soul 4U">
            <text:p>Soul 4U</text:p>
          </table:table-cell>
          <table:table-cell office:value-type="float" office:value="2010">
            <text:p>2010</text:p>
          </table:table-cell>
          <table:table-cell office:value-type="float" office:value="48.0">
            <text:p>48.0</text:p>
          </table:table-cell>
          <table:table-cell office:value-type="float" office:value="500.0">
            <text:p>500.0</text:p>
          </table:table-cell>
          <table:table-cell office:value-type="float" office:value="354">
            <text:p>354</text:p>
          </table:table-cell>
          <table:table-cell office:value-type="date" office:date-value="2015-01-08T00:00:00">
            <text:p>Thu Jan  8 00:00:00 2015</text:p>
          </table:table-cell>
          <table:table-cell office:value-type="float" office:value="220.3">
            <text:p>220.3</text:p>
          </table:table-cell>
          <table:table-cell office:value-type="float" office:value="37.477">
            <text:p>37.477</text:p>
          </table:table-cell>
          <table:table-cell office:value-type="float" office:value="33.62">
            <text:p>33.62</text:p>
          </table:table-cell>
          <table:table-cell office:value-type="boolean" office:value="false">
            <text:p>FALSE</text:p>
          </table:table-cell>
          <table:table-cell office:value-type="string" office:value="last fillup before the car died on 2015-01-14">
            <text:p>last fillup before the car died on 2015-01-14</text:p>
          </table:table-cell>
        </table:table-row>
      </table:table>
      <table:table table:name="matrix">
        <table:table-row>
          <table:table-cell table:style-name="pd1" office:value-type="string" office:value="name">
            <text:p>name</text:p>
          </table:table-cell>
          <table:table-cell table:style-name="pd1" office:value-type="string" office:value="make">
            <text:p>make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year">
            <text:p>year</text:p>
          </table:table-cell>
          <table:table-cell table:style-name="pd1" office:value-type="string" office:value="tank_capacity">
            <text:p>tank_capacity</text:p>
          </table:table-cell>
          <table:table-cell table:style-name="pd1" office:value-type="string" office:value="initial_odometer">
            <text:p>initial_odometer</text:p>
          </table:table-cell>
          <table:table-cell table:style-name="pd1" office:value-type="string" office:value="fuel_id">
            <text:p>fuel_id</text:p>
          </table:table-cell>
          <table:table-cell table:style-name="pd1" office:value-type="string" office:value="fill_date">
            <text:p>fill_date</text:p>
          </table:table-cell>
          <table:table-cell table:style-name="pd1" office:value-type="string" office:value="mileage">
            <text:p>mileage</text:p>
          </table:table-cell>
          <table:table-cell table:style-name="pd1" office:value-type="string" office:value="fuel">
            <text:p>fuel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partial">
            <text:p>partial</text:p>
          </table:table-cell>
          <table:table-cell table:style-name="pd1" office:value-type="string" office:value="comment">
            <text:p>comment</text:p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55">
            <text:p>355</text:p>
          </table:table-cell>
          <table:table-cell office:value-type="date" office:date-value="2003-06-03T00:00:00">
            <text:p>Tue Jun  3 00:00:00 2003</text:p>
          </table:table-cell>
          <table:table-cell office:value-type="float" office:value="545.0">
            <text:p>545.0</text:p>
          </table:table-cell>
          <table:table-cell office:value-type="float" office:value="40.6">
            <text:p>40.6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56">
            <text:p>356</text:p>
          </table:table-cell>
          <table:table-cell office:value-type="date" office:date-value="2003-06-20T00:00:00">
            <text:p>Fri Jun 20 00:00:00 2003</text:p>
          </table:table-cell>
          <table:table-cell office:value-type="float" office:value="515.5">
            <text:p>515.5</text:p>
          </table:table-cell>
          <table:table-cell office:value-type="float" office:value="40.0">
            <text:p>40.0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57">
            <text:p>357</text:p>
          </table:table-cell>
          <table:table-cell office:value-type="date" office:date-value="2003-07-04T00:00:00">
            <text:p>Fri Jul  4 00:00:00 2003</text:p>
          </table:table-cell>
          <table:table-cell office:value-type="float" office:value="498.4">
            <text:p>498.4</text:p>
          </table:table-cell>
          <table:table-cell office:value-type="float" office:value="36.8">
            <text:p>36.8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58">
            <text:p>358</text:p>
          </table:table-cell>
          <table:table-cell office:value-type="date" office:date-value="2003-07-17T00:00:00">
            <text:p>Thu Jul 17 00:00:00 2003</text:p>
          </table:table-cell>
          <table:table-cell office:value-type="float" office:value="458.5">
            <text:p>458.5</text:p>
          </table:table-cell>
          <table:table-cell office:value-type="float" office:value="40.8">
            <text:p>40.8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59">
            <text:p>359</text:p>
          </table:table-cell>
          <table:table-cell office:value-type="date" office:date-value="2003-07-29T00:00:00">
            <text:p>Tue Jul 29 00:00:00 2003</text:p>
          </table:table-cell>
          <table:table-cell office:value-type="float" office:value="512.0">
            <text:p>512.0</text:p>
          </table:table-cell>
          <table:table-cell office:value-type="float" office:value="37.78">
            <text:p>37.78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0">
            <text:p>360</text:p>
          </table:table-cell>
          <table:table-cell office:value-type="date" office:date-value="2003-08-09T00:00:00">
            <text:p>Sat Aug  9 00:00:00 2003</text:p>
          </table:table-cell>
          <table:table-cell office:value-type="float" office:value="469.9">
            <text:p>469.9</text:p>
          </table:table-cell>
          <table:table-cell office:value-type="float" office:value="41.747">
            <text:p>41.747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1">
            <text:p>361</text:p>
          </table:table-cell>
          <table:table-cell office:value-type="date" office:date-value="2003-08-11T00:00:00">
            <text:p>Mon Aug 11 00:00:00 2003</text:p>
          </table:table-cell>
          <table:table-cell office:value-type="float" office:value="502.9">
            <text:p>502.9</text:p>
          </table:table-cell>
          <table:table-cell office:value-type="float" office:value="39.497">
            <text:p>39.497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2">
            <text:p>362</text:p>
          </table:table-cell>
          <table:table-cell office:value-type="date" office:date-value="2003-08-13T00:00:00">
            <text:p>Wed Aug 13 00:00:00 2003</text:p>
          </table:table-cell>
          <table:table-cell office:value-type="float" office:value="390.4">
            <text:p>390.4</text:p>
          </table:table-cell>
          <table:table-cell office:value-type="float" office:value="32.97">
            <text:p>32.97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3">
            <text:p>363</text:p>
          </table:table-cell>
          <table:table-cell office:value-type="date" office:date-value="2003-08-18T00:00:00">
            <text:p>Mon Aug 18 00:00:00 2003</text:p>
          </table:table-cell>
          <table:table-cell office:value-type="float" office:value="517.0">
            <text:p>517.0</text:p>
          </table:table-cell>
          <table:table-cell office:value-type="float" office:value="36.63">
            <text:p>36.63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4">
            <text:p>364</text:p>
          </table:table-cell>
          <table:table-cell office:value-type="date" office:date-value="2003-08-29T00:00:00">
            <text:p>Fri Aug 29 00:00:00 2003</text:p>
          </table:table-cell>
          <table:table-cell office:value-type="float" office:value="426.5">
            <text:p>426.5</text:p>
          </table:table-cell>
          <table:table-cell office:value-type="float" office:value="31.535">
            <text:p>31.53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5">
            <text:p>365</text:p>
          </table:table-cell>
          <table:table-cell office:value-type="date" office:date-value="2003-09-07T00:00:00">
            <text:p>Sun Sep  7 00:00:00 2003</text:p>
          </table:table-cell>
          <table:table-cell office:value-type="float" office:value="433.0">
            <text:p>433.0</text:p>
          </table:table-cell>
          <table:table-cell office:value-type="float" office:value="37.55">
            <text:p>37.55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6">
            <text:p>366</text:p>
          </table:table-cell>
          <table:table-cell office:value-type="date" office:date-value="2003-09-18T00:00:00">
            <text:p>Thu Sep 18 00:00:00 2003</text:p>
          </table:table-cell>
          <table:table-cell office:value-type="float" office:value="513.0">
            <text:p>513.0</text:p>
          </table:table-cell>
          <table:table-cell office:value-type="float" office:value="39.9">
            <text:p>39.9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7">
            <text:p>367</text:p>
          </table:table-cell>
          <table:table-cell office:value-type="date" office:date-value="2003-09-26T00:00:00">
            <text:p>Fri Sep 26 00:00:00 2003</text:p>
          </table:table-cell>
          <table:table-cell office:value-type="float" office:value="475.0">
            <text:p>475.0</text:p>
          </table:table-cell>
          <table:table-cell office:value-type="float" office:value="36.36">
            <text:p>36.36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8">
            <text:p>368</text:p>
          </table:table-cell>
          <table:table-cell office:value-type="date" office:date-value="2003-10-07T00:00:00">
            <text:p>Tue Oct  7 00:00:00 2003</text:p>
          </table:table-cell>
          <table:table-cell office:value-type="float" office:value="493.8">
            <text:p>493.8</text:p>
          </table:table-cell>
          <table:table-cell office:value-type="float" office:value="40.06">
            <text:p>40.06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69">
            <text:p>369</text:p>
          </table:table-cell>
          <table:table-cell office:value-type="date" office:date-value="2003-10-17T00:00:00">
            <text:p>Fri Oct 17 00:00:00 2003</text:p>
          </table:table-cell>
          <table:table-cell office:value-type="float" office:value="491.3">
            <text:p>491.3</text:p>
          </table:table-cell>
          <table:table-cell office:value-type="float" office:value="37.05">
            <text:p>37.05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0">
            <text:p>370</text:p>
          </table:table-cell>
          <table:table-cell office:value-type="date" office:date-value="2003-10-28T00:00:00">
            <text:p>Tue Oct 28 00:00:00 2003</text:p>
          </table:table-cell>
          <table:table-cell office:value-type="float" office:value="452.9">
            <text:p>452.9</text:p>
          </table:table-cell>
          <table:table-cell office:value-type="float" office:value="38.81">
            <text:p>38.81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1">
            <text:p>371</text:p>
          </table:table-cell>
          <table:table-cell office:value-type="date" office:date-value="2003-11-15T00:00:00">
            <text:p>Sat Nov 15 00:00:00 2003</text:p>
          </table:table-cell>
          <table:table-cell office:value-type="float" office:value="428.0">
            <text:p>428.0</text:p>
          </table:table-cell>
          <table:table-cell office:value-type="float" office:value="39.266">
            <text:p>39.266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2">
            <text:p>372</text:p>
          </table:table-cell>
          <table:table-cell office:value-type="date" office:date-value="2003-11-25T00:00:00">
            <text:p>Tue Nov 25 00:00:00 2003</text:p>
          </table:table-cell>
          <table:table-cell office:value-type="float" office:value="437.8">
            <text:p>437.8</text:p>
          </table:table-cell>
          <table:table-cell office:value-type="float" office:value="38.38">
            <text:p>38.38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3">
            <text:p>373</text:p>
          </table:table-cell>
          <table:table-cell office:value-type="date" office:date-value="2003-12-08T00:00:00">
            <text:p>Mon Dec  8 00:00:00 2003</text:p>
          </table:table-cell>
          <table:table-cell office:value-type="float" office:value="428.6">
            <text:p>428.6</text:p>
          </table:table-cell>
          <table:table-cell office:value-type="float" office:value="39.63">
            <text:p>39.63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4">
            <text:p>374</text:p>
          </table:table-cell>
          <table:table-cell office:value-type="date" office:date-value="2003-12-16T00:00:00">
            <text:p>Tue Dec 16 00:00:00 2003</text:p>
          </table:table-cell>
          <table:table-cell office:value-type="float" office:value="404.4">
            <text:p>404.4</text:p>
          </table:table-cell>
          <table:table-cell office:value-type="float" office:value="36.476">
            <text:p>36.476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5">
            <text:p>375</text:p>
          </table:table-cell>
          <table:table-cell office:value-type="date" office:date-value="2003-12-22T00:00:00">
            <text:p>Mon Dec 22 00:00:00 2003</text:p>
          </table:table-cell>
          <table:table-cell office:value-type="float" office:value="428.7">
            <text:p>428.7</text:p>
          </table:table-cell>
          <table:table-cell office:value-type="float" office:value="36.02">
            <text:p>36.02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6">
            <text:p>376</text:p>
          </table:table-cell>
          <table:table-cell office:value-type="date" office:date-value="2004-01-05T00:00:00">
            <text:p>Mon Jan  5 00:00:00 2004</text:p>
          </table:table-cell>
          <table:table-cell office:value-type="float" office:value="409.0">
            <text:p>409.0</text:p>
          </table:table-cell>
          <table:table-cell office:value-type="float" office:value="34.575">
            <text:p>34.57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7">
            <text:p>377</text:p>
          </table:table-cell>
          <table:table-cell office:value-type="date" office:date-value="2004-01-12T00:00:00">
            <text:p>Mon Jan 12 00:00:00 2004</text:p>
          </table:table-cell>
          <table:table-cell office:value-type="float" office:value="406.8">
            <text:p>406.8</text:p>
          </table:table-cell>
          <table:table-cell office:value-type="float" office:value="35.96">
            <text:p>35.96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8">
            <text:p>378</text:p>
          </table:table-cell>
          <table:table-cell office:value-type="date" office:date-value="2004-01-14T00:00:00">
            <text:p>Wed Jan 14 00:00:00 2004</text:p>
          </table:table-cell>
          <table:table-cell office:value-type="float" office:value="379.6">
            <text:p>379.6</text:p>
          </table:table-cell>
          <table:table-cell office:value-type="float" office:value="31.812">
            <text:p>31.812</text:p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79">
            <text:p>379</text:p>
          </table:table-cell>
          <table:table-cell office:value-type="date" office:date-value="2004-01-21T00:00:00">
            <text:p>Wed Jan 21 00:00:00 2004</text:p>
          </table:table-cell>
          <table:table-cell office:value-type="float" office:value="402.8">
            <text:p>402.8</text:p>
          </table:table-cell>
          <table:table-cell office:value-type="float" office:value="38.727">
            <text:p>38.727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0">
            <text:p>380</text:p>
          </table:table-cell>
          <table:table-cell office:value-type="date" office:date-value="2004-01-31T00:00:00">
            <text:p>Sat Jan 31 00:00:00 2004</text:p>
          </table:table-cell>
          <table:table-cell office:value-type="float" office:value="436.1">
            <text:p>436.1</text:p>
          </table:table-cell>
          <table:table-cell office:value-type="float" office:value="39.13">
            <text:p>39.13</text:p>
          </table:table-cell>
          <table:table-cell office:value-type="float" office:value="29.0">
            <text:p>2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1">
            <text:p>381</text:p>
          </table:table-cell>
          <table:table-cell office:value-type="date" office:date-value="2004-02-09T00:00:00">
            <text:p>Mon Feb  9 00:00:00 2004</text:p>
          </table:table-cell>
          <table:table-cell office:value-type="float" office:value="421.8">
            <text:p>421.8</text:p>
          </table:table-cell>
          <table:table-cell office:value-type="float" office:value="37.792">
            <text:p>37.792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2">
            <text:p>382</text:p>
          </table:table-cell>
          <table:table-cell office:value-type="date" office:date-value="2004-02-15T00:00:00">
            <text:p>Sun Feb 15 00:00:00 2004</text:p>
          </table:table-cell>
          <table:table-cell office:value-type="float" office:value="406.1">
            <text:p>406.1</text:p>
          </table:table-cell>
          <table:table-cell office:value-type="float" office:value="32.712">
            <text:p>32.712</text:p>
          </table:table-cell>
          <table:table-cell office:value-type="float" office:value="24.0">
            <text:p>2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3">
            <text:p>383</text:p>
          </table:table-cell>
          <table:table-cell office:value-type="date" office:date-value="2004-02-19T00:00:00">
            <text:p>Thu Feb 19 00:00:00 2004</text:p>
          </table:table-cell>
          <table:table-cell office:value-type="float" office:value="474.3">
            <text:p>474.3</text:p>
          </table:table-cell>
          <table:table-cell office:value-type="float" office:value="41.377">
            <text:p>41.377</text:p>
          </table:table-cell>
          <table:table-cell office:value-type="float" office:value="32.07">
            <text:p>32.0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4">
            <text:p>384</text:p>
          </table:table-cell>
          <table:table-cell office:value-type="date" office:date-value="2004-02-25T00:00:00">
            <text:p>Wed Feb 25 00:00:00 2004</text:p>
          </table:table-cell>
          <table:table-cell office:value-type="float" office:value="384.4">
            <text:p>384.4</text:p>
          </table:table-cell>
          <table:table-cell office:value-type="float" office:value="31.035">
            <text:p>31.035</text:p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5">
            <text:p>385</text:p>
          </table:table-cell>
          <table:table-cell office:value-type="date" office:date-value="2004-03-03T00:00:00">
            <text:p>Wed Mar  3 00:00:00 2004</text:p>
          </table:table-cell>
          <table:table-cell office:value-type="float" office:value="471.2">
            <text:p>471.2</text:p>
          </table:table-cell>
          <table:table-cell office:value-type="float" office:value="37.54">
            <text:p>37.54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6">
            <text:p>386</text:p>
          </table:table-cell>
          <table:table-cell office:value-type="date" office:date-value="2004-03-09T00:00:00">
            <text:p>Tue Mar  9 00:00:00 2004</text:p>
          </table:table-cell>
          <table:table-cell office:value-type="float" office:value="479.8">
            <text:p>479.8</text:p>
          </table:table-cell>
          <table:table-cell office:value-type="float" office:value="40.79">
            <text:p>40.79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7">
            <text:p>387</text:p>
          </table:table-cell>
          <table:table-cell office:value-type="date" office:date-value="2004-03-18T00:00:00">
            <text:p>Thu Mar 18 00:00:00 2004</text:p>
          </table:table-cell>
          <table:table-cell office:value-type="float" office:value="501.8">
            <text:p>501.8</text:p>
          </table:table-cell>
          <table:table-cell office:value-type="float" office:value="41.516">
            <text:p>41.516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8">
            <text:p>388</text:p>
          </table:table-cell>
          <table:table-cell office:value-type="date" office:date-value="2004-03-29T00:00:00">
            <text:p>Mon Mar 29 00:00:00 2004</text:p>
          </table:table-cell>
          <table:table-cell office:value-type="float" office:value="503.3">
            <text:p>503.3</text:p>
          </table:table-cell>
          <table:table-cell office:value-type="float" office:value="37.852">
            <text:p>37.852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89">
            <text:p>389</text:p>
          </table:table-cell>
          <table:table-cell office:value-type="date" office:date-value="2004-04-12T00:00:00">
            <text:p>Mon Apr 12 00:00:00 2004</text:p>
          </table:table-cell>
          <table:table-cell office:value-type="float" office:value="477.5">
            <text:p>477.5</text:p>
          </table:table-cell>
          <table:table-cell office:value-type="float" office:value="37.776">
            <text:p>37.776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0">
            <text:p>390</text:p>
          </table:table-cell>
          <table:table-cell office:value-type="date" office:date-value="2004-04-20T00:00:00">
            <text:p>Tue Apr 20 00:00:00 2004</text:p>
          </table:table-cell>
          <table:table-cell office:value-type="float" office:value="535.4">
            <text:p>535.4</text:p>
          </table:table-cell>
          <table:table-cell office:value-type="float" office:value="38.411">
            <text:p>38.411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1">
            <text:p>391</text:p>
          </table:table-cell>
          <table:table-cell office:value-type="date" office:date-value="2004-04-26T00:00:00">
            <text:p>Mon Apr 26 00:00:00 2004</text:p>
          </table:table-cell>
          <table:table-cell office:value-type="float" office:value="494.5">
            <text:p>494.5</text:p>
          </table:table-cell>
          <table:table-cell office:value-type="float" office:value="40.7">
            <text:p>40.7</text:p>
          </table:table-cell>
          <table:table-cell office:value-type="float" office:value="32.5">
            <text:p>32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2">
            <text:p>392</text:p>
          </table:table-cell>
          <table:table-cell office:value-type="date" office:date-value="2004-05-04T00:00:00">
            <text:p>Tue May  4 00:00:00 2004</text:p>
          </table:table-cell>
          <table:table-cell office:value-type="float" office:value="513.8">
            <text:p>513.8</text:p>
          </table:table-cell>
          <table:table-cell office:value-type="float" office:value="38.6">
            <text:p>38.6</text:p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3">
            <text:p>393</text:p>
          </table:table-cell>
          <table:table-cell office:value-type="date" office:date-value="2004-05-13T00:00:00">
            <text:p>Thu May 13 00:00:00 2004</text:p>
          </table:table-cell>
          <table:table-cell office:value-type="float" office:value="534.2">
            <text:p>534.2</text:p>
          </table:table-cell>
          <table:table-cell office:value-type="float" office:value="38.077">
            <text:p>38.077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4">
            <text:p>394</text:p>
          </table:table-cell>
          <table:table-cell office:value-type="date" office:date-value="2004-05-19T00:00:00">
            <text:p>Wed May 19 00:00:00 2004</text:p>
          </table:table-cell>
          <table:table-cell office:value-type="float" office:value="509.5">
            <text:p>509.5</text:p>
          </table:table-cell>
          <table:table-cell office:value-type="float" office:value="41.542">
            <text:p>41.542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5">
            <text:p>395</text:p>
          </table:table-cell>
          <table:table-cell office:value-type="date" office:date-value="2004-05-27T00:00:00">
            <text:p>Thu May 27 00:00:00 2004</text:p>
          </table:table-cell>
          <table:table-cell office:value-type="float" office:value="560.3">
            <text:p>560.3</text:p>
          </table:table-cell>
          <table:table-cell office:value-type="float" office:value="39.07">
            <text:p>39.07</text:p>
          </table:table-cell>
          <table:table-cell office:value-type="float" office:value="37.0">
            <text:p>3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6">
            <text:p>396</text:p>
          </table:table-cell>
          <table:table-cell office:value-type="date" office:date-value="2004-06-03T00:00:00">
            <text:p>Thu Jun  3 00:00:00 2004</text:p>
          </table:table-cell>
          <table:table-cell office:value-type="float" office:value="530.6">
            <text:p>530.6</text:p>
          </table:table-cell>
          <table:table-cell office:value-type="float" office:value="41.618">
            <text:p>41.618</text:p>
          </table:table-cell>
          <table:table-cell office:value-type="float" office:value="38.5">
            <text:p>38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7">
            <text:p>397</text:p>
          </table:table-cell>
          <table:table-cell office:value-type="date" office:date-value="2004-06-08T00:00:00">
            <text:p>Tue Jun  8 00:00:00 2004</text:p>
          </table:table-cell>
          <table:table-cell office:value-type="float" office:value="423.8">
            <text:p>423.8</text:p>
          </table:table-cell>
          <table:table-cell office:value-type="float" office:value="30.0">
            <text:p>30.0</text:p>
          </table:table-cell>
          <table:table-cell office:value-type="float" office:value="26.85">
            <text:p>26.8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8">
            <text:p>398</text:p>
          </table:table-cell>
          <table:table-cell office:value-type="date" office:date-value="2004-06-15T00:00:00">
            <text:p>Tue Jun 15 00:00:00 2004</text:p>
          </table:table-cell>
          <table:table-cell office:value-type="float" office:value="564.2">
            <text:p>564.2</text:p>
          </table:table-cell>
          <table:table-cell office:value-type="float" office:value="41.234">
            <text:p>41.234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399">
            <text:p>399</text:p>
          </table:table-cell>
          <table:table-cell office:value-type="date" office:date-value="2004-06-19T00:00:00">
            <text:p>Sat Jun 19 00:00:00 2004</text:p>
          </table:table-cell>
          <table:table-cell office:value-type="float" office:value="554.6">
            <text:p>554.6</text:p>
          </table:table-cell>
          <table:table-cell office:value-type="float" office:value="39.515">
            <text:p>39.515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0">
            <text:p>400</text:p>
          </table:table-cell>
          <table:table-cell office:value-type="date" office:date-value="2004-06-28T00:00:00">
            <text:p>Mon Jun 28 00:00:00 2004</text:p>
          </table:table-cell>
          <table:table-cell office:value-type="float" office:value="531.2">
            <text:p>531.2</text:p>
          </table:table-cell>
          <table:table-cell office:value-type="float" office:value="40.49">
            <text:p>40.49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1">
            <text:p>401</text:p>
          </table:table-cell>
          <table:table-cell office:value-type="date" office:date-value="2004-07-07T00:00:00">
            <text:p>Wed Jul  7 00:00:00 2004</text:p>
          </table:table-cell>
          <table:table-cell office:value-type="float" office:value="494.0">
            <text:p>494.0</text:p>
          </table:table-cell>
          <table:table-cell office:value-type="float" office:value="38.6">
            <text:p>38.6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2">
            <text:p>402</text:p>
          </table:table-cell>
          <table:table-cell office:value-type="date" office:date-value="2004-07-13T00:00:00">
            <text:p>Tue Jul 13 00:00:00 2004</text:p>
          </table:table-cell>
          <table:table-cell office:value-type="float" office:value="506.7">
            <text:p>506.7</text:p>
          </table:table-cell>
          <table:table-cell office:value-type="float" office:value="35.456">
            <text:p>35.456</text:p>
          </table:table-cell>
          <table:table-cell office:value-type="float" office:value="31.02">
            <text:p>31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3">
            <text:p>403</text:p>
          </table:table-cell>
          <table:table-cell office:value-type="date" office:date-value="2004-07-19T00:00:00">
            <text:p>Mon Jul 19 00:00:00 2004</text:p>
          </table:table-cell>
          <table:table-cell office:value-type="float" office:value="463.0">
            <text:p>463.0</text:p>
          </table:table-cell>
          <table:table-cell office:value-type="float" office:value="33.444">
            <text:p>33.444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4">
            <text:p>404</text:p>
          </table:table-cell>
          <table:table-cell office:value-type="date" office:date-value="2004-07-25T00:00:00">
            <text:p>Sun Jul 25 00:00:00 2004</text:p>
          </table:table-cell>
          <table:table-cell office:value-type="float" office:value="546.1">
            <text:p>546.1</text:p>
          </table:table-cell>
          <table:table-cell office:value-type="float" office:value="38.963">
            <text:p>38.963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5">
            <text:p>405</text:p>
          </table:table-cell>
          <table:table-cell office:value-type="date" office:date-value="2004-07-29T00:00:00">
            <text:p>Thu Jul 29 00:00:00 2004</text:p>
          </table:table-cell>
          <table:table-cell office:value-type="float" office:value="413.9">
            <text:p>413.9</text:p>
          </table:table-cell>
          <table:table-cell office:value-type="float" office:value="34.295">
            <text:p>34.295</text:p>
          </table:table-cell>
          <table:table-cell office:value-type="float" office:value="29.05">
            <text:p>29.0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6">
            <text:p>406</text:p>
          </table:table-cell>
          <table:table-cell office:value-type="date" office:date-value="2004-08-05T00:00:00">
            <text:p>Thu Aug  5 00:00:00 2004</text:p>
          </table:table-cell>
          <table:table-cell office:value-type="float" office:value="461.5">
            <text:p>461.5</text:p>
          </table:table-cell>
          <table:table-cell office:value-type="float" office:value="33.647">
            <text:p>33.647</text:p>
          </table:table-cell>
          <table:table-cell office:value-type="float" office:value="28.5">
            <text:p>28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7">
            <text:p>407</text:p>
          </table:table-cell>
          <table:table-cell office:value-type="date" office:date-value="2004-08-09T00:00:00">
            <text:p>Mon Aug  9 00:00:00 2004</text:p>
          </table:table-cell>
          <table:table-cell office:value-type="float" office:value="503.3">
            <text:p>503.3</text:p>
          </table:table-cell>
          <table:table-cell office:value-type="float" office:value="34.329">
            <text:p>34.329</text:p>
          </table:table-cell>
          <table:table-cell office:value-type="float" office:value="29.01">
            <text:p>29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8">
            <text:p>408</text:p>
          </table:table-cell>
          <table:table-cell office:value-type="date" office:date-value="2004-08-15T00:00:00">
            <text:p>Sun Aug 15 00:00:00 2004</text:p>
          </table:table-cell>
          <table:table-cell office:value-type="float" office:value="462.9">
            <text:p>462.9</text:p>
          </table:table-cell>
          <table:table-cell office:value-type="float" office:value="35.685">
            <text:p>35.685</text:p>
          </table:table-cell>
          <table:table-cell office:value-type="float" office:value="30.01">
            <text:p>3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09">
            <text:p>409</text:p>
          </table:table-cell>
          <table:table-cell office:value-type="date" office:date-value="2004-08-20T00:00:00">
            <text:p>Fri Aug 20 00:00:00 2004</text:p>
          </table:table-cell>
          <table:table-cell office:value-type="float" office:value="570.4">
            <text:p>570.4</text:p>
          </table:table-cell>
          <table:table-cell office:value-type="float" office:value="40.427">
            <text:p>40.427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0">
            <text:p>410</text:p>
          </table:table-cell>
          <table:table-cell office:value-type="date" office:date-value="2004-08-30T00:00:00">
            <text:p>Mon Aug 30 00:00:00 2004</text:p>
          </table:table-cell>
          <table:table-cell office:value-type="float" office:value="549.2">
            <text:p>549.2</text:p>
          </table:table-cell>
          <table:table-cell office:value-type="float" office:value="40.601">
            <text:p>40.601</text:p>
          </table:table-cell>
          <table:table-cell office:value-type="float" office:value="33.02">
            <text:p>33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1">
            <text:p>411</text:p>
          </table:table-cell>
          <table:table-cell office:value-type="date" office:date-value="2004-09-08T00:00:00">
            <text:p>Wed Sep  8 00:00:00 2004</text:p>
          </table:table-cell>
          <table:table-cell office:value-type="float" office:value="567.0">
            <text:p>567.0</text:p>
          </table:table-cell>
          <table:table-cell office:value-type="float" office:value="42.298">
            <text:p>42.298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2">
            <text:p>412</text:p>
          </table:table-cell>
          <table:table-cell office:value-type="date" office:date-value="2004-09-15T00:00:00">
            <text:p>Wed Sep 15 00:00:00 2004</text:p>
          </table:table-cell>
          <table:table-cell office:value-type="float" office:value="565.4">
            <text:p>565.4</text:p>
          </table:table-cell>
          <table:table-cell office:value-type="float" office:value="41.4">
            <text:p>41.4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3">
            <text:p>413</text:p>
          </table:table-cell>
          <table:table-cell office:value-type="date" office:date-value="2004-09-22T00:00:00">
            <text:p>Wed Sep 22 00:00:00 2004</text:p>
          </table:table-cell>
          <table:table-cell office:value-type="float" office:value="557.8">
            <text:p>557.8</text:p>
          </table:table-cell>
          <table:table-cell office:value-type="float" office:value="40.628">
            <text:p>40.628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4">
            <text:p>414</text:p>
          </table:table-cell>
          <table:table-cell office:value-type="date" office:date-value="2004-09-28T00:00:00">
            <text:p>Tue Sep 28 00:00:00 2004</text:p>
          </table:table-cell>
          <table:table-cell office:value-type="float" office:value="487.5">
            <text:p>487.5</text:p>
          </table:table-cell>
          <table:table-cell office:value-type="float" office:value="30.925">
            <text:p>30.925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5">
            <text:p>415</text:p>
          </table:table-cell>
          <table:table-cell office:value-type="date" office:date-value="2004-10-04T00:00:00">
            <text:p>Mon Oct  4 00:00:00 2004</text:p>
          </table:table-cell>
          <table:table-cell office:value-type="float" office:value="478.6">
            <text:p>478.6</text:p>
          </table:table-cell>
          <table:table-cell office:value-type="float" office:value="39.104">
            <text:p>39.104</text:p>
          </table:table-cell>
          <table:table-cell office:value-type="float" office:value="33.0">
            <text:p>3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6">
            <text:p>416</text:p>
          </table:table-cell>
          <table:table-cell office:value-type="date" office:date-value="2004-10-12T00:00:00">
            <text:p>Tue Oct 12 00:00:00 2004</text:p>
          </table:table-cell>
          <table:table-cell office:value-type="float" office:value="545.7">
            <text:p>545.7</text:p>
          </table:table-cell>
          <table:table-cell office:value-type="float" office:value="40.333">
            <text:p>40.333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7">
            <text:p>417</text:p>
          </table:table-cell>
          <table:table-cell office:value-type="date" office:date-value="2004-10-21T00:00:00">
            <text:p>Thu Oct 21 00:00:00 2004</text:p>
          </table:table-cell>
          <table:table-cell office:value-type="float" office:value="550.6">
            <text:p>550.6</text:p>
          </table:table-cell>
          <table:table-cell office:value-type="float" office:value="40.839">
            <text:p>40.839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8">
            <text:p>418</text:p>
          </table:table-cell>
          <table:table-cell office:value-type="date" office:date-value="2004-10-27T00:00:00">
            <text:p>Wed Oct 27 00:00:00 2004</text:p>
          </table:table-cell>
          <table:table-cell office:value-type="float" office:value="470.4">
            <text:p>470.4</text:p>
          </table:table-cell>
          <table:table-cell office:value-type="float" office:value="36.344">
            <text:p>36.344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19">
            <text:p>419</text:p>
          </table:table-cell>
          <table:table-cell office:value-type="date" office:date-value="2004-11-04T00:00:00">
            <text:p>Thu Nov  4 00:00:00 2004</text:p>
          </table:table-cell>
          <table:table-cell office:value-type="float" office:value="535.2">
            <text:p>535.2</text:p>
          </table:table-cell>
          <table:table-cell office:value-type="float" office:value="30.068">
            <text:p>30.068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0">
            <text:p>420</text:p>
          </table:table-cell>
          <table:table-cell office:value-type="date" office:date-value="2004-11-15T00:00:00">
            <text:p>Mon Nov 15 00:00:00 2004</text:p>
          </table:table-cell>
          <table:table-cell office:value-type="float" office:value="444.1">
            <text:p>444.1</text:p>
          </table:table-cell>
          <table:table-cell office:value-type="float" office:value="35.303">
            <text:p>35.303</text:p>
          </table:table-cell>
          <table:table-cell office:value-type="float" office:value="28.0">
            <text:p>2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1">
            <text:p>421</text:p>
          </table:table-cell>
          <table:table-cell office:value-type="date" office:date-value="2004-11-21T00:00:00">
            <text:p>Sun Nov 21 00:00:00 2004</text:p>
          </table:table-cell>
          <table:table-cell office:value-type="float" office:value="462.9">
            <text:p>462.9</text:p>
          </table:table-cell>
          <table:table-cell office:value-type="float" office:value="33.422">
            <text:p>33.422</text:p>
          </table:table-cell>
          <table:table-cell office:value-type="float" office:value="21.0">
            <text:p>2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2">
            <text:p>422</text:p>
          </table:table-cell>
          <table:table-cell office:value-type="date" office:date-value="2004-11-25T00:00:00">
            <text:p>Thu Nov 25 00:00:00 2004</text:p>
          </table:table-cell>
          <table:table-cell office:value-type="float" office:value="331.2">
            <text:p>331.2</text:p>
          </table:table-cell>
          <table:table-cell office:value-type="float" office:value="25.652">
            <text:p>25.652</text:p>
          </table:table-cell>
          <table:table-cell office:value-type="float" office:value="21.5">
            <text:p>21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3">
            <text:p>423</text:p>
          </table:table-cell>
          <table:table-cell office:value-type="date" office:date-value="2004-11-26T00:00:00">
            <text:p>Fri Nov 26 00:00:00 2004</text:p>
          </table:table-cell>
          <table:table-cell office:value-type="float" office:value="287.3">
            <text:p>287.3</text:p>
          </table:table-cell>
          <table:table-cell office:value-type="float" office:value="23.375">
            <text:p>23.375</text:p>
          </table:table-cell>
          <table:table-cell office:value-type="float" office:value="18.0">
            <text:p>1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4">
            <text:p>424</text:p>
          </table:table-cell>
          <table:table-cell office:value-type="date" office:date-value="2004-12-15T00:00:00">
            <text:p>Wed Dec 15 00:00:00 2004</text:p>
          </table:table-cell>
          <table:table-cell office:value-type="float" office:value="495.2">
            <text:p>495.2</text:p>
          </table:table-cell>
          <table:table-cell office:value-type="float" office:value="41.674">
            <text:p>41.674</text:p>
          </table:table-cell>
          <table:table-cell office:value-type="float" office:value="30.01">
            <text:p>3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5">
            <text:p>425</text:p>
          </table:table-cell>
          <table:table-cell office:value-type="date" office:date-value="2004-12-21T00:00:00">
            <text:p>Tue Dec 21 00:00:00 2004</text:p>
          </table:table-cell>
          <table:table-cell office:value-type="float" office:value="356.9">
            <text:p>356.9</text:p>
          </table:table-cell>
          <table:table-cell office:value-type="float" office:value="29.742">
            <text:p>29.742</text:p>
          </table:table-cell>
          <table:table-cell office:value-type="float" office:value="21.0">
            <text:p>2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6">
            <text:p>426</text:p>
          </table:table-cell>
          <table:table-cell office:value-type="date" office:date-value="2005-01-07T00:00:00">
            <text:p>Fri Jan  7 00:00:00 2005</text:p>
          </table:table-cell>
          <table:table-cell office:value-type="float" office:value="476.4">
            <text:p>476.4</text:p>
          </table:table-cell>
          <table:table-cell office:value-type="float" office:value="37.058">
            <text:p>37.058</text:p>
          </table:table-cell>
          <table:table-cell office:value-type="float" office:value="28.5">
            <text:p>28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7">
            <text:p>427</text:p>
          </table:table-cell>
          <table:table-cell office:value-type="date" office:date-value="2005-01-14T00:00:00">
            <text:p>Fri Jan 14 00:00:00 2005</text:p>
          </table:table-cell>
          <table:table-cell office:value-type="float" office:value="517.9">
            <text:p>517.9</text:p>
          </table:table-cell>
          <table:table-cell office:value-type="float" office:value="41.078">
            <text:p>41.078</text:p>
          </table:table-cell>
          <table:table-cell office:value-type="float" office:value="34.01">
            <text:p>34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8">
            <text:p>428</text:p>
          </table:table-cell>
          <table:table-cell office:value-type="date" office:date-value="2005-01-21T00:00:00">
            <text:p>Fri Jan 21 00:00:00 2005</text:p>
          </table:table-cell>
          <table:table-cell office:value-type="float" office:value="479.2">
            <text:p>479.2</text:p>
          </table:table-cell>
          <table:table-cell office:value-type="float" office:value="41.087">
            <text:p>41.087</text:p>
          </table:table-cell>
          <table:table-cell office:value-type="float" office:value="29.75">
            <text:p>29.7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29">
            <text:p>429</text:p>
          </table:table-cell>
          <table:table-cell office:value-type="date" office:date-value="2005-01-27T00:00:00">
            <text:p>Thu Jan 27 00:00:00 2005</text:p>
          </table:table-cell>
          <table:table-cell office:value-type="float" office:value="439.5">
            <text:p>439.5</text:p>
          </table:table-cell>
          <table:table-cell office:value-type="float" office:value="37.191">
            <text:p>37.191</text:p>
          </table:table-cell>
          <table:table-cell office:value-type="float" office:value="26.0">
            <text:p>2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0">
            <text:p>430</text:p>
          </table:table-cell>
          <table:table-cell office:value-type="date" office:date-value="2005-02-03T00:00:00">
            <text:p>Thu Feb  3 00:00:00 2005</text:p>
          </table:table-cell>
          <table:table-cell office:value-type="float" office:value="550.0">
            <text:p>550.0</text:p>
          </table:table-cell>
          <table:table-cell office:value-type="float" office:value="43.807">
            <text:p>43.807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1">
            <text:p>431</text:p>
          </table:table-cell>
          <table:table-cell office:value-type="date" office:date-value="2005-02-08T00:00:00">
            <text:p>Tue Feb  8 00:00:00 2005</text:p>
          </table:table-cell>
          <table:table-cell office:value-type="float" office:value="297.4">
            <text:p>297.4</text:p>
          </table:table-cell>
          <table:table-cell office:value-type="float" office:value="22.702">
            <text:p>22.702</text:p>
          </table:table-cell>
          <table:table-cell office:value-type="float" office:value="18.0">
            <text:p>1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2">
            <text:p>432</text:p>
          </table:table-cell>
          <table:table-cell office:value-type="date" office:date-value="2005-02-14T00:00:00">
            <text:p>Mon Feb 14 00:00:00 2005</text:p>
          </table:table-cell>
          <table:table-cell office:value-type="float" office:value="437.2">
            <text:p>437.2</text:p>
          </table:table-cell>
          <table:table-cell office:value-type="float" office:value="34.462">
            <text:p>34.462</text:p>
          </table:table-cell>
          <table:table-cell office:value-type="float" office:value="26.5">
            <text:p>2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3">
            <text:p>433</text:p>
          </table:table-cell>
          <table:table-cell office:value-type="date" office:date-value="2005-02-17T00:00:00">
            <text:p>Thu Feb 17 00:00:00 2005</text:p>
          </table:table-cell>
          <table:table-cell office:value-type="float" office:value="427.3">
            <text:p>427.3</text:p>
          </table:table-cell>
          <table:table-cell office:value-type="float" office:value="34.63">
            <text:p>34.63</text:p>
          </table:table-cell>
          <table:table-cell office:value-type="float" office:value="26.01">
            <text:p>2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4">
            <text:p>434</text:p>
          </table:table-cell>
          <table:table-cell office:value-type="date" office:date-value="2005-02-22T00:00:00">
            <text:p>Tue Feb 22 00:00:00 2005</text:p>
          </table:table-cell>
          <table:table-cell office:value-type="float" office:value="337.6">
            <text:p>337.6</text:p>
          </table:table-cell>
          <table:table-cell office:value-type="float" office:value="39.464">
            <text:p>39.464</text:p>
          </table:table-cell>
          <table:table-cell office:value-type="float" office:value="32.01">
            <text:p>32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5">
            <text:p>435</text:p>
          </table:table-cell>
          <table:table-cell office:value-type="date" office:date-value="2005-02-23T00:00:00">
            <text:p>Wed Feb 23 00:00:00 2005</text:p>
          </table:table-cell>
          <table:table-cell office:value-type="float" office:value="183.8">
            <text:p>183.8</text:p>
          </table:table-cell>
          <table:table-cell office:value-type="float" office:value="18.31">
            <text:p>18.31</text:p>
          </table:table-cell>
          <table:table-cell office:value-type="float" office:value="15.0">
            <text:p>1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6">
            <text:p>436</text:p>
          </table:table-cell>
          <table:table-cell office:value-type="date" office:date-value="2005-03-01T00:00:00">
            <text:p>Tue Mar  1 00:00:00 2005</text:p>
          </table:table-cell>
          <table:table-cell office:value-type="float" office:value="442.3">
            <text:p>442.3</text:p>
          </table:table-cell>
          <table:table-cell office:value-type="float" office:value="33.37">
            <text:p>33.37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7">
            <text:p>437</text:p>
          </table:table-cell>
          <table:table-cell office:value-type="date" office:date-value="2005-03-14T00:00:00">
            <text:p>Mon Mar 14 00:00:00 2005</text:p>
          </table:table-cell>
          <table:table-cell office:value-type="float" office:value="551.9">
            <text:p>551.9</text:p>
          </table:table-cell>
          <table:table-cell office:value-type="float" office:value="39.815">
            <text:p>39.815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8">
            <text:p>438</text:p>
          </table:table-cell>
          <table:table-cell office:value-type="date" office:date-value="2005-03-21T00:00:00">
            <text:p>Mon Mar 21 00:00:00 2005</text:p>
          </table:table-cell>
          <table:table-cell office:value-type="float" office:value="533.6">
            <text:p>533.6</text:p>
          </table:table-cell>
          <table:table-cell office:value-type="float" office:value="41.912">
            <text:p>41.912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39">
            <text:p>439</text:p>
          </table:table-cell>
          <table:table-cell office:value-type="date" office:date-value="2005-03-29T00:00:00">
            <text:p>Tue Mar 29 00:00:00 2005</text:p>
          </table:table-cell>
          <table:table-cell office:value-type="float" office:value="466.5">
            <text:p>466.5</text:p>
          </table:table-cell>
          <table:table-cell office:value-type="float" office:value="35.13">
            <text:p>35.13</text:p>
          </table:table-cell>
          <table:table-cell office:value-type="float" office:value="31.02">
            <text:p>31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0">
            <text:p>440</text:p>
          </table:table-cell>
          <table:table-cell office:value-type="date" office:date-value="2005-04-20T00:00:00">
            <text:p>Wed Apr 20 00:00:00 2005</text:p>
          </table:table-cell>
          <table:table-cell office:value-type="float" office:value="285.2">
            <text:p>285.2</text:p>
          </table:table-cell>
          <table:table-cell office:value-type="float" office:value="41.324">
            <text:p>41.324</text:p>
          </table:table-cell>
          <table:table-cell office:value-type="float" office:value="35.91">
            <text:p>35.9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1">
            <text:p>441</text:p>
          </table:table-cell>
          <table:table-cell office:value-type="date" office:date-value="2005-04-27T00:00:00">
            <text:p>Wed Apr 27 00:00:00 2005</text:p>
          </table:table-cell>
          <table:table-cell office:value-type="float" office:value="562.8">
            <text:p>562.8</text:p>
          </table:table-cell>
          <table:table-cell office:value-type="float" office:value="40.159">
            <text:p>40.159</text:p>
          </table:table-cell>
          <table:table-cell office:value-type="float" office:value="37.55">
            <text:p>37.5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2">
            <text:p>442</text:p>
          </table:table-cell>
          <table:table-cell office:value-type="date" office:date-value="2005-05-04T00:00:00">
            <text:p>Wed May  4 00:00:00 2005</text:p>
          </table:table-cell>
          <table:table-cell office:value-type="float" office:value="523.0">
            <text:p>523.0</text:p>
          </table:table-cell>
          <table:table-cell office:value-type="float" office:value="41.155">
            <text:p>41.155</text:p>
          </table:table-cell>
          <table:table-cell office:value-type="float" office:value="37.04">
            <text:p>37.0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3">
            <text:p>443</text:p>
          </table:table-cell>
          <table:table-cell office:value-type="date" office:date-value="2005-05-11T00:00:00">
            <text:p>Wed May 11 00:00:00 2005</text:p>
          </table:table-cell>
          <table:table-cell office:value-type="float" office:value="561.0">
            <text:p>561.0</text:p>
          </table:table-cell>
          <table:table-cell office:value-type="float" office:value="41.571">
            <text:p>41.571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4">
            <text:p>444</text:p>
          </table:table-cell>
          <table:table-cell office:value-type="date" office:date-value="2005-05-13T00:00:00">
            <text:p>Fri May 13 00:00:00 2005</text:p>
          </table:table-cell>
          <table:table-cell office:value-type="float" office:value="330.4">
            <text:p>330.4</text:p>
          </table:table-cell>
          <table:table-cell office:value-type="float" office:value="24.458">
            <text:p>24.458</text:p>
          </table:table-cell>
          <table:table-cell office:value-type="float" office:value="21.0">
            <text:p>2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5">
            <text:p>445</text:p>
          </table:table-cell>
          <table:table-cell office:value-type="date" office:date-value="2005-05-26T00:00:00">
            <text:p>Thu May 26 00:00:00 2005</text:p>
          </table:table-cell>
          <table:table-cell office:value-type="float" office:value="585.7">
            <text:p>585.7</text:p>
          </table:table-cell>
          <table:table-cell office:value-type="float" office:value="41.508">
            <text:p>41.508</text:p>
          </table:table-cell>
          <table:table-cell office:value-type="float" office:value="34.0">
            <text:p>3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6">
            <text:p>446</text:p>
          </table:table-cell>
          <table:table-cell office:value-type="date" office:date-value="2005-05-31T00:00:00">
            <text:p>Tue May 31 00:00:00 2005</text:p>
          </table:table-cell>
          <table:table-cell office:value-type="float" office:value="529.5">
            <text:p>529.5</text:p>
          </table:table-cell>
          <table:table-cell office:value-type="float" office:value="35.433">
            <text:p>35.433</text:p>
          </table:table-cell>
          <table:table-cell office:value-type="float" office:value="31.0">
            <text:p>3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7">
            <text:p>447</text:p>
          </table:table-cell>
          <table:table-cell office:value-type="date" office:date-value="2005-06-08T00:00:00">
            <text:p>Wed Jun  8 00:00:00 2005</text:p>
          </table:table-cell>
          <table:table-cell office:value-type="float" office:value="573.7">
            <text:p>573.7</text:p>
          </table:table-cell>
          <table:table-cell office:value-type="float" office:value="36.01">
            <text:p>36.01</text:p>
          </table:table-cell>
          <table:table-cell office:value-type="float" office:value="39.83">
            <text:p>39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8">
            <text:p>448</text:p>
          </table:table-cell>
          <table:table-cell office:value-type="date" office:date-value="2005-06-15T00:00:00">
            <text:p>Wed Jun 15 00:00:00 2005</text:p>
          </table:table-cell>
          <table:table-cell office:value-type="float" office:value="547.3">
            <text:p>547.3</text:p>
          </table:table-cell>
          <table:table-cell office:value-type="float" office:value="37.0">
            <text:p>37.0</text:p>
          </table:table-cell>
          <table:table-cell office:value-type="float" office:value="40.93">
            <text:p>40.9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49">
            <text:p>449</text:p>
          </table:table-cell>
          <table:table-cell office:value-type="date" office:date-value="2005-06-22T00:00:00">
            <text:p>Wed Jun 22 00:00:00 2005</text:p>
          </table:table-cell>
          <table:table-cell office:value-type="float" office:value="554.3">
            <text:p>554.3</text:p>
          </table:table-cell>
          <table:table-cell office:value-type="float" office:value="37.261">
            <text:p>37.261</text:p>
          </table:table-cell>
          <table:table-cell office:value-type="float" office:value="33.5">
            <text:p>33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0">
            <text:p>450</text:p>
          </table:table-cell>
          <table:table-cell office:value-type="date" office:date-value="2005-06-29T00:00:00">
            <text:p>Wed Jun 29 00:00:00 2005</text:p>
          </table:table-cell>
          <table:table-cell office:value-type="float" office:value="549.5">
            <text:p>549.5</text:p>
          </table:table-cell>
          <table:table-cell office:value-type="float" office:value="40.315">
            <text:p>40.315</text:p>
          </table:table-cell>
          <table:table-cell office:value-type="float" office:value="37.7">
            <text:p>37.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1">
            <text:p>451</text:p>
          </table:table-cell>
          <table:table-cell office:value-type="date" office:date-value="2005-07-11T00:00:00">
            <text:p>Mon Jul 11 00:00:00 2005</text:p>
          </table:table-cell>
          <table:table-cell office:value-type="float" office:value="566.0">
            <text:p>566.0</text:p>
          </table:table-cell>
          <table:table-cell office:value-type="float" office:value="40.777">
            <text:p>40.77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2">
            <text:p>452</text:p>
          </table:table-cell>
          <table:table-cell office:value-type="date" office:date-value="2005-07-18T00:00:00">
            <text:p>Mon Jul 18 00:00:00 2005</text:p>
          </table:table-cell>
          <table:table-cell office:value-type="float" office:value="520.1">
            <text:p>520.1</text:p>
          </table:table-cell>
          <table:table-cell office:value-type="float" office:value="39.62">
            <text:p>39.62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3">
            <text:p>453</text:p>
          </table:table-cell>
          <table:table-cell office:value-type="date" office:date-value="2005-07-19T00:00:00">
            <text:p>Tue Jul 19 00:00:00 2005</text:p>
          </table:table-cell>
          <table:table-cell office:value-type="float" office:value="320.0">
            <text:p>320.0</text:p>
          </table:table-cell>
          <table:table-cell office:value-type="float" office:value="20.126">
            <text:p>20.126</text:p>
          </table:table-cell>
          <table:table-cell office:value-type="float" office:value="19.02">
            <text:p>19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4">
            <text:p>454</text:p>
          </table:table-cell>
          <table:table-cell office:value-type="date" office:date-value="2005-07-27T00:00:00">
            <text:p>Wed Jul 27 00:00:00 2005</text:p>
          </table:table-cell>
          <table:table-cell office:value-type="float" office:value="588.5">
            <text:p>588.5</text:p>
          </table:table-cell>
          <table:table-cell office:value-type="float" office:value="40.004">
            <text:p>40.004</text:p>
          </table:table-cell>
          <table:table-cell office:value-type="float" office:value="39.0">
            <text:p>3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5">
            <text:p>455</text:p>
          </table:table-cell>
          <table:table-cell office:value-type="date" office:date-value="2005-08-04T00:00:00">
            <text:p>Thu Aug  4 00:00:00 2005</text:p>
          </table:table-cell>
          <table:table-cell office:value-type="float" office:value="532.0">
            <text:p>532.0</text:p>
          </table:table-cell>
          <table:table-cell office:value-type="float" office:value="39.635">
            <text:p>39.635</text:p>
          </table:table-cell>
          <table:table-cell office:value-type="float" office:value="39.0">
            <text:p>3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6">
            <text:p>456</text:p>
          </table:table-cell>
          <table:table-cell office:value-type="date" office:date-value="2005-08-12T00:00:00">
            <text:p>Fri Aug 12 00:00:00 2005</text:p>
          </table:table-cell>
          <table:table-cell office:value-type="float" office:value="567.1">
            <text:p>567.1</text:p>
          </table:table-cell>
          <table:table-cell office:value-type="float" office:value="40.117">
            <text:p>40.117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7">
            <text:p>457</text:p>
          </table:table-cell>
          <table:table-cell office:value-type="date" office:date-value="2005-08-18T00:00:00">
            <text:p>Thu Aug 18 00:00:00 2005</text:p>
          </table:table-cell>
          <table:table-cell office:value-type="float" office:value="595.5">
            <text:p>595.5</text:p>
          </table:table-cell>
          <table:table-cell office:value-type="float" office:value="41.096">
            <text:p>41.096</text:p>
          </table:table-cell>
          <table:table-cell office:value-type="float" office:value="42.0">
            <text:p>4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8">
            <text:p>458</text:p>
          </table:table-cell>
          <table:table-cell office:value-type="date" office:date-value="2005-08-26T00:00:00">
            <text:p>Fri Aug 26 00:00:00 2005</text:p>
          </table:table-cell>
          <table:table-cell office:value-type="float" office:value="626.7">
            <text:p>626.7</text:p>
          </table:table-cell>
          <table:table-cell office:value-type="float" office:value="41.587">
            <text:p>41.587</text:p>
          </table:table-cell>
          <table:table-cell office:value-type="float" office:value="44.0">
            <text:p>44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59">
            <text:p>459</text:p>
          </table:table-cell>
          <table:table-cell office:value-type="date" office:date-value="2005-09-02T00:00:00">
            <text:p>Fri Sep  2 00:00:00 2005</text:p>
          </table:table-cell>
          <table:table-cell office:value-type="float" office:value="605.0">
            <text:p>605.0</text:p>
          </table:table-cell>
          <table:table-cell office:value-type="float" office:value="35.862">
            <text:p>35.862</text:p>
          </table:table-cell>
          <table:table-cell office:value-type="float" office:value="50.03">
            <text:p>50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0">
            <text:p>460</text:p>
          </table:table-cell>
          <table:table-cell office:value-type="date" office:date-value="2005-09-09T00:00:00">
            <text:p>Fri Sep  9 00:00:00 2005</text:p>
          </table:table-cell>
          <table:table-cell office:value-type="float" office:value="565.0">
            <text:p>565.0</text:p>
          </table:table-cell>
          <table:table-cell office:value-type="float" office:value="40.0">
            <text:p>40.0</text:p>
          </table:table-cell>
          <table:table-cell office:value-type="float" office:value="70.0">
            <text:p>7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1">
            <text:p>461</text:p>
          </table:table-cell>
          <table:table-cell office:value-type="date" office:date-value="2005-09-20T00:00:00">
            <text:p>Tue Sep 20 00:00:00 2005</text:p>
          </table:table-cell>
          <table:table-cell office:value-type="float" office:value="659.1">
            <text:p>659.1</text:p>
          </table:table-cell>
          <table:table-cell office:value-type="float" office:value="42.712">
            <text:p>42.712</text:p>
          </table:table-cell>
          <table:table-cell office:value-type="float" office:value="49.5">
            <text:p>49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2">
            <text:p>462</text:p>
          </table:table-cell>
          <table:table-cell office:value-type="date" office:date-value="2005-09-23T00:00:00">
            <text:p>Fri Sep 23 00:00:00 2005</text:p>
          </table:table-cell>
          <table:table-cell office:value-type="float" office:value="315.3">
            <text:p>315.3</text:p>
          </table:table-cell>
          <table:table-cell office:value-type="float" office:value="23.558">
            <text:p>23.558</text:p>
          </table:table-cell>
          <table:table-cell office:value-type="float" office:value="26.5">
            <text:p>2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3">
            <text:p>463</text:p>
          </table:table-cell>
          <table:table-cell office:value-type="date" office:date-value="2005-10-03T00:00:00">
            <text:p>Mon Oct  3 00:00:00 2005</text:p>
          </table:table-cell>
          <table:table-cell office:value-type="float" office:value="602.4">
            <text:p>602.4</text:p>
          </table:table-cell>
          <table:table-cell office:value-type="float" office:value="39.208">
            <text:p>39.208</text:p>
          </table:table-cell>
          <table:table-cell office:value-type="float" office:value="46.5">
            <text:p>4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4">
            <text:p>464</text:p>
          </table:table-cell>
          <table:table-cell office:value-type="date" office:date-value="2005-10-12T00:00:00">
            <text:p>Wed Oct 12 00:00:00 2005</text:p>
          </table:table-cell>
          <table:table-cell office:value-type="float" office:value="557.6">
            <text:p>557.6</text:p>
          </table:table-cell>
          <table:table-cell office:value-type="float" office:value="42.402">
            <text:p>42.402</text:p>
          </table:table-cell>
          <table:table-cell office:value-type="float" office:value="46.6">
            <text:p>46.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5">
            <text:p>465</text:p>
          </table:table-cell>
          <table:table-cell office:value-type="date" office:date-value="2005-10-21T00:00:00">
            <text:p>Fri Oct 21 00:00:00 2005</text:p>
          </table:table-cell>
          <table:table-cell office:value-type="float" office:value="612.9">
            <text:p>612.9</text:p>
          </table:table-cell>
          <table:table-cell office:value-type="float" office:value="43.911">
            <text:p>43.911</text:p>
          </table:table-cell>
          <table:table-cell office:value-type="float" office:value="43.21">
            <text:p>43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6">
            <text:p>466</text:p>
          </table:table-cell>
          <table:table-cell office:value-type="date" office:date-value="2005-10-28T00:00:00">
            <text:p>Fri Oct 28 00:00:00 2005</text:p>
          </table:table-cell>
          <table:table-cell office:value-type="float" office:value="602.4">
            <text:p>602.4</text:p>
          </table:table-cell>
          <table:table-cell office:value-type="float" office:value="43.154">
            <text:p>43.154</text:p>
          </table:table-cell>
          <table:table-cell office:value-type="float" office:value="41.3">
            <text:p>41.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7">
            <text:p>467</text:p>
          </table:table-cell>
          <table:table-cell office:value-type="date" office:date-value="2005-11-02T00:00:00">
            <text:p>Wed Nov  2 00:00:00 2005</text:p>
          </table:table-cell>
          <table:table-cell office:value-type="float" office:value="464.7">
            <text:p>464.7</text:p>
          </table:table-cell>
          <table:table-cell office:value-type="float" office:value="26.137">
            <text:p>26.137</text:p>
          </table:table-cell>
          <table:table-cell office:value-type="float" office:value="24.02">
            <text:p>24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8">
            <text:p>468</text:p>
          </table:table-cell>
          <table:table-cell office:value-type="date" office:date-value="2005-11-08T00:00:00">
            <text:p>Tue Nov  8 00:00:00 2005</text:p>
          </table:table-cell>
          <table:table-cell office:value-type="float" office:value="467.9">
            <text:p>467.9</text:p>
          </table:table-cell>
          <table:table-cell office:value-type="float" office:value="43.474">
            <text:p>43.474</text:p>
          </table:table-cell>
          <table:table-cell office:value-type="float" office:value="39.0">
            <text:p>39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69">
            <text:p>469</text:p>
          </table:table-cell>
          <table:table-cell office:value-type="date" office:date-value="2005-11-15T00:00:00">
            <text:p>Tue Nov 15 00:00:00 2005</text:p>
          </table:table-cell>
          <table:table-cell office:value-type="float" office:value="496.2">
            <text:p>496.2</text:p>
          </table:table-cell>
          <table:table-cell office:value-type="float" office:value="37.389">
            <text:p>37.389</text:p>
          </table:table-cell>
          <table:table-cell office:value-type="float" office:value="33.61">
            <text:p>33.6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0">
            <text:p>470</text:p>
          </table:table-cell>
          <table:table-cell office:value-type="date" office:date-value="2005-11-24T00:00:00">
            <text:p>Thu Nov 24 00:00:00 2005</text:p>
          </table:table-cell>
          <table:table-cell office:value-type="float" office:value="537.2">
            <text:p>537.2</text:p>
          </table:table-cell>
          <table:table-cell office:value-type="float" office:value="40.252">
            <text:p>40.252</text:p>
          </table:table-cell>
          <table:table-cell office:value-type="float" office:value="36.51">
            <text:p>36.5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1">
            <text:p>471</text:p>
          </table:table-cell>
          <table:table-cell office:value-type="date" office:date-value="2005-11-30T00:00:00">
            <text:p>Wed Nov 30 00:00:00 2005</text:p>
          </table:table-cell>
          <table:table-cell office:value-type="float" office:value="494.2">
            <text:p>494.2</text:p>
          </table:table-cell>
          <table:table-cell office:value-type="float" office:value="38.278">
            <text:p>38.278</text:p>
          </table:table-cell>
          <table:table-cell office:value-type="float" office:value="32.5">
            <text:p>32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2">
            <text:p>472</text:p>
          </table:table-cell>
          <table:table-cell office:value-type="date" office:date-value="2005-12-05T00:00:00">
            <text:p>Mon Dec  5 00:00:00 2005</text:p>
          </table:table-cell>
          <table:table-cell office:value-type="float" office:value="513.7">
            <text:p>513.7</text:p>
          </table:table-cell>
          <table:table-cell office:value-type="float" office:value="42.237">
            <text:p>42.23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3">
            <text:p>473</text:p>
          </table:table-cell>
          <table:table-cell office:value-type="date" office:date-value="2005-12-13T00:00:00">
            <text:p>Tue Dec 13 00:00:00 2005</text:p>
          </table:table-cell>
          <table:table-cell office:value-type="float" office:value="530.4">
            <text:p>530.4</text:p>
          </table:table-cell>
          <table:table-cell office:value-type="float" office:value="43.325">
            <text:p>43.325</text:p>
          </table:table-cell>
          <table:table-cell office:value-type="float" office:value="39.25">
            <text:p>39.2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4">
            <text:p>474</text:p>
          </table:table-cell>
          <table:table-cell office:value-type="date" office:date-value="2005-12-20T00:00:00">
            <text:p>Tue Dec 20 00:00:00 2005</text:p>
          </table:table-cell>
          <table:table-cell office:value-type="float" office:value="511.9">
            <text:p>511.9</text:p>
          </table:table-cell>
          <table:table-cell office:value-type="float" office:value="40.852">
            <text:p>40.852</text:p>
          </table:table-cell>
          <table:table-cell office:value-type="float" office:value="37.01">
            <text:p>3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5">
            <text:p>475</text:p>
          </table:table-cell>
          <table:table-cell office:value-type="date" office:date-value="2006-01-06T00:00:00">
            <text:p>Fri Jan  6 00:00:00 2006</text:p>
          </table:table-cell>
          <table:table-cell office:value-type="float" office:value="470.9">
            <text:p>470.9</text:p>
          </table:table-cell>
          <table:table-cell office:value-type="float" office:value="20.457">
            <text:p>20.457</text:p>
          </table:table-cell>
          <table:table-cell office:value-type="float" office:value="20.01">
            <text:p>2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6">
            <text:p>476</text:p>
          </table:table-cell>
          <table:table-cell office:value-type="date" office:date-value="2006-01-09T00:00:00">
            <text:p>Mon Jan  9 00:00:00 2006</text:p>
          </table:table-cell>
          <table:table-cell office:value-type="float" office:value="286.4">
            <text:p>286.4</text:p>
          </table:table-cell>
          <table:table-cell office:value-type="float" office:value="43.416">
            <text:p>43.416</text:p>
          </table:table-cell>
          <table:table-cell office:value-type="float" office:value="41.51">
            <text:p>41.5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7">
            <text:p>477</text:p>
          </table:table-cell>
          <table:table-cell office:value-type="date" office:date-value="2006-01-13T00:00:00">
            <text:p>Fri Jan 13 00:00:00 2006</text:p>
          </table:table-cell>
          <table:table-cell office:value-type="float" office:value="517.8">
            <text:p>517.8</text:p>
          </table:table-cell>
          <table:table-cell office:value-type="float" office:value="58.444">
            <text:p>58.444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8">
            <text:p>478</text:p>
          </table:table-cell>
          <table:table-cell office:value-type="date" office:date-value="2006-01-20T00:00:00">
            <text:p>Fri Jan 20 00:00:00 2006</text:p>
          </table:table-cell>
          <table:table-cell office:value-type="float" office:value="542.6">
            <text:p>542.6</text:p>
          </table:table-cell>
          <table:table-cell office:value-type="float" office:value="43.612">
            <text:p>43.612</text:p>
          </table:table-cell>
          <table:table-cell office:value-type="float" office:value="41.04">
            <text:p>41.0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79">
            <text:p>479</text:p>
          </table:table-cell>
          <table:table-cell office:value-type="date" office:date-value="2006-02-02T00:00:00">
            <text:p>Thu Feb  2 00:00:00 2006</text:p>
          </table:table-cell>
          <table:table-cell office:value-type="float" office:value="519.1">
            <text:p>519.1</text:p>
          </table:table-cell>
          <table:table-cell office:value-type="float" office:value="41.109">
            <text:p>41.109</text:p>
          </table:table-cell>
          <table:table-cell office:value-type="float" office:value="39.01">
            <text:p>39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0">
            <text:p>480</text:p>
          </table:table-cell>
          <table:table-cell office:value-type="date" office:date-value="2006-02-05T00:00:00">
            <text:p>Sun Feb  5 00:00:00 2006</text:p>
          </table:table-cell>
          <table:table-cell office:value-type="float" office:value="499.4">
            <text:p>499.4</text:p>
          </table:table-cell>
          <table:table-cell office:value-type="float" office:value="39.289">
            <text:p>39.289</text:p>
          </table:table-cell>
          <table:table-cell office:value-type="float" office:value="36.5">
            <text:p>36.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1">
            <text:p>481</text:p>
          </table:table-cell>
          <table:table-cell office:value-type="date" office:date-value="2006-02-10T00:00:00">
            <text:p>Fri Feb 10 00:00:00 2006</text:p>
          </table:table-cell>
          <table:table-cell office:value-type="float" office:value="531.2">
            <text:p>531.2</text:p>
          </table:table-cell>
          <table:table-cell office:value-type="float" office:value="45.001">
            <text:p>45.001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2">
            <text:p>482</text:p>
          </table:table-cell>
          <table:table-cell office:value-type="date" office:date-value="2006-02-16T00:00:00">
            <text:p>Thu Feb 16 00:00:00 2006</text:p>
          </table:table-cell>
          <table:table-cell office:value-type="float" office:value="522.8">
            <text:p>522.8</text:p>
          </table:table-cell>
          <table:table-cell office:value-type="float" office:value="41.761">
            <text:p>41.761</text:p>
          </table:table-cell>
          <table:table-cell office:value-type="float" office:value="36.6">
            <text:p>36.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3">
            <text:p>483</text:p>
          </table:table-cell>
          <table:table-cell office:value-type="date" office:date-value="2006-02-23T00:00:00">
            <text:p>Thu Feb 23 00:00:00 2006</text:p>
          </table:table-cell>
          <table:table-cell office:value-type="float" office:value="544.9">
            <text:p>544.9</text:p>
          </table:table-cell>
          <table:table-cell office:value-type="float" office:value="42.293">
            <text:p>42.293</text:p>
          </table:table-cell>
          <table:table-cell office:value-type="float" office:value="37.85">
            <text:p>37.8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4">
            <text:p>484</text:p>
          </table:table-cell>
          <table:table-cell office:value-type="date" office:date-value="2006-03-02T00:00:00">
            <text:p>Thu Mar  2 00:00:00 2006</text:p>
          </table:table-cell>
          <table:table-cell office:value-type="float" office:value="511.8">
            <text:p>511.8</text:p>
          </table:table-cell>
          <table:table-cell office:value-type="float" office:value="43.248">
            <text:p>43.248</text:p>
          </table:table-cell>
          <table:table-cell office:value-type="float" office:value="39.92">
            <text:p>39.9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5">
            <text:p>485</text:p>
          </table:table-cell>
          <table:table-cell office:value-type="date" office:date-value="2006-03-19T00:00:00">
            <text:p>Sun Mar 19 00:00:00 2006</text:p>
          </table:table-cell>
          <table:table-cell office:value-type="float" office:value="489.1">
            <text:p>489.1</text:p>
          </table:table-cell>
          <table:table-cell office:value-type="float" office:value="42.496">
            <text:p>42.496</text:p>
          </table:table-cell>
          <table:table-cell office:value-type="float" office:value="41.01">
            <text:p>4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6">
            <text:p>486</text:p>
          </table:table-cell>
          <table:table-cell office:value-type="date" office:date-value="2006-03-26T00:00:00">
            <text:p>Sun Mar 26 00:00:00 2006</text:p>
          </table:table-cell>
          <table:table-cell office:value-type="float" office:value="464.4">
            <text:p>464.4</text:p>
          </table:table-cell>
          <table:table-cell office:value-type="float" office:value="36.924">
            <text:p>36.924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7">
            <text:p>487</text:p>
          </table:table-cell>
          <table:table-cell office:value-type="date" office:date-value="2006-04-02T00:00:00">
            <text:p>Sun Apr  2 00:00:00 2006</text:p>
          </table:table-cell>
          <table:table-cell office:value-type="float" office:value="553.2">
            <text:p>553.2</text:p>
          </table:table-cell>
          <table:table-cell office:value-type="float" office:value="42.168">
            <text:p>42.168</text:p>
          </table:table-cell>
          <table:table-cell office:value-type="float" office:value="42.8">
            <text:p>42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8">
            <text:p>488</text:p>
          </table:table-cell>
          <table:table-cell office:value-type="date" office:date-value="2006-04-09T00:00:00">
            <text:p>Sun Apr  9 00:00:00 2006</text:p>
          </table:table-cell>
          <table:table-cell office:value-type="float" office:value="555.2">
            <text:p>555.2</text:p>
          </table:table-cell>
          <table:table-cell office:value-type="float" office:value="42.102">
            <text:p>42.102</text:p>
          </table:table-cell>
          <table:table-cell office:value-type="float" office:value="43.15">
            <text:p>43.1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89">
            <text:p>489</text:p>
          </table:table-cell>
          <table:table-cell office:value-type="date" office:date-value="2006-04-20T00:00:00">
            <text:p>Thu Apr 20 00:00:00 2006</text:p>
          </table:table-cell>
          <table:table-cell office:value-type="float" office:value="579.3">
            <text:p>579.3</text:p>
          </table:table-cell>
          <table:table-cell office:value-type="float" office:value="41.694">
            <text:p>41.694</text:p>
          </table:table-cell>
          <table:table-cell office:value-type="float" office:value="45.65">
            <text:p>45.6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0">
            <text:p>490</text:p>
          </table:table-cell>
          <table:table-cell office:value-type="date" office:date-value="2006-04-28T00:00:00">
            <text:p>Fri Apr 28 00:00:00 2006</text:p>
          </table:table-cell>
          <table:table-cell office:value-type="float" office:value="649.3">
            <text:p>649.3</text:p>
          </table:table-cell>
          <table:table-cell office:value-type="float" office:value="45.226">
            <text:p>45.226</text:p>
          </table:table-cell>
          <table:table-cell office:value-type="float" office:value="48.8">
            <text:p>48.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1">
            <text:p>491</text:p>
          </table:table-cell>
          <table:table-cell office:value-type="date" office:date-value="2006-05-09T00:00:00">
            <text:p>Tue May  9 00:00:00 2006</text:p>
          </table:table-cell>
          <table:table-cell office:value-type="float" office:value="638.8">
            <text:p>638.8</text:p>
          </table:table-cell>
          <table:table-cell office:value-type="float" office:value="43.803">
            <text:p>43.803</text:p>
          </table:table-cell>
          <table:table-cell office:value-type="float" office:value="46.47">
            <text:p>46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2">
            <text:p>492</text:p>
          </table:table-cell>
          <table:table-cell office:value-type="date" office:date-value="2006-05-17T00:00:00">
            <text:p>Wed May 17 00:00:00 2006</text:p>
          </table:table-cell>
          <table:table-cell office:value-type="float" office:value="641.8">
            <text:p>641.8</text:p>
          </table:table-cell>
          <table:table-cell office:value-type="float" office:value="42.572">
            <text:p>42.572</text:p>
          </table:table-cell>
          <table:table-cell office:value-type="float" office:value="44.49">
            <text:p>44.4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3">
            <text:p>493</text:p>
          </table:table-cell>
          <table:table-cell office:value-type="date" office:date-value="2006-05-28T00:00:00">
            <text:p>Sun May 28 00:00:00 2006</text:p>
          </table:table-cell>
          <table:table-cell office:value-type="float" office:value="611.5">
            <text:p>611.5</text:p>
          </table:table-cell>
          <table:table-cell office:value-type="float" office:value="41.961">
            <text:p>41.961</text:p>
          </table:table-cell>
          <table:table-cell office:value-type="float" office:value="43.01">
            <text:p>43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4">
            <text:p>494</text:p>
          </table:table-cell>
          <table:table-cell office:value-type="date" office:date-value="2006-06-02T00:00:00">
            <text:p>Fri Jun  2 00:00:00 2006</text:p>
          </table:table-cell>
          <table:table-cell office:value-type="float" office:value="501.0">
            <text:p>501.0</text:p>
          </table:table-cell>
          <table:table-cell office:value-type="float" office:value="33.811">
            <text:p>33.811</text:p>
          </table:table-cell>
          <table:table-cell office:value-type="float" office:value="34.32">
            <text:p>34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5">
            <text:p>495</text:p>
          </table:table-cell>
          <table:table-cell office:value-type="date" office:date-value="2006-06-08T00:00:00">
            <text:p>Thu Jun  8 00:00:00 2006</text:p>
          </table:table-cell>
          <table:table-cell office:value-type="float" office:value="502.0">
            <text:p>502.0</text:p>
          </table:table-cell>
          <table:table-cell office:value-type="float" office:value="33.375">
            <text:p>33.375</text:p>
          </table:table-cell>
          <table:table-cell office:value-type="float" office:value="33.74">
            <text:p>33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6">
            <text:p>496</text:p>
          </table:table-cell>
          <table:table-cell office:value-type="date" office:date-value="2006-06-18T00:00:00">
            <text:p>Sun Jun 18 00:00:00 2006</text:p>
          </table:table-cell>
          <table:table-cell office:value-type="float" office:value="664.2">
            <text:p>664.2</text:p>
          </table:table-cell>
          <table:table-cell office:value-type="float" office:value="44.311">
            <text:p>44.311</text:p>
          </table:table-cell>
          <table:table-cell office:value-type="float" office:value="46.3">
            <text:p>46.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7">
            <text:p>497</text:p>
          </table:table-cell>
          <table:table-cell office:value-type="date" office:date-value="2006-07-04T00:00:00">
            <text:p>Tue Jul  4 00:00:00 2006</text:p>
          </table:table-cell>
          <table:table-cell office:value-type="float" office:value="637.4">
            <text:p>637.4</text:p>
          </table:table-cell>
          <table:table-cell office:value-type="float" office:value="41.153">
            <text:p>41.153</text:p>
          </table:table-cell>
          <table:table-cell office:value-type="float" office:value="43.0">
            <text:p>4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8">
            <text:p>498</text:p>
          </table:table-cell>
          <table:table-cell office:value-type="date" office:date-value="2006-07-14T00:00:00">
            <text:p>Fri Jul 14 00:00:00 2006</text:p>
          </table:table-cell>
          <table:table-cell office:value-type="float" office:value="650.0">
            <text:p>650.0</text:p>
          </table:table-cell>
          <table:table-cell office:value-type="float" office:value="41.427">
            <text:p>41.427</text:p>
          </table:table-cell>
          <table:table-cell office:value-type="float" office:value="43.29">
            <text:p>43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9">
            <text:p>499</text:p>
          </table:table-cell>
          <table:table-cell office:value-type="date" office:date-value="2006-07-23T00:00:00">
            <text:p>Sun Jul 23 00:00:00 2006</text:p>
          </table:table-cell>
          <table:table-cell office:value-type="float" office:value="567.0">
            <text:p>567.0</text:p>
          </table:table-cell>
          <table:table-cell office:value-type="float" office:value="38.188">
            <text:p>38.188</text:p>
          </table:table-cell>
          <table:table-cell office:value-type="float" office:value="40.29">
            <text:p>40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0">
            <text:p>500</text:p>
          </table:table-cell>
          <table:table-cell office:value-type="date" office:date-value="2006-07-31T00:00:00">
            <text:p>Mon Jul 31 00:00:00 2006</text:p>
          </table:table-cell>
          <table:table-cell office:value-type="float" office:value="650.4">
            <text:p>650.4</text:p>
          </table:table-cell>
          <table:table-cell office:value-type="float" office:value="42.246">
            <text:p>42.246</text:p>
          </table:table-cell>
          <table:table-cell office:value-type="float" office:value="46.68">
            <text:p>46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1">
            <text:p>501</text:p>
          </table:table-cell>
          <table:table-cell office:value-type="date" office:date-value="2006-08-10T00:00:00">
            <text:p>Thu Aug 10 00:00:00 2006</text:p>
          </table:table-cell>
          <table:table-cell office:value-type="float" office:value="152.4">
            <text:p>152.4</text:p>
          </table:table-cell>
          <table:table-cell office:value-type="float" office:value="9.09">
            <text:p>9.09</text:p>
          </table:table-cell>
          <table:table-cell office:value-type="float" office:value="10.0">
            <text:p>1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2">
            <text:p>502</text:p>
          </table:table-cell>
          <table:table-cell office:value-type="date" office:date-value="2006-08-11T00:00:00">
            <text:p>Fri Aug 11 00:00:00 2006</text:p>
          </table:table-cell>
          <table:table-cell office:value-type="float" office:value="614.6">
            <text:p>614.6</text:p>
          </table:table-cell>
          <table:table-cell office:value-type="float" office:value="43.091">
            <text:p>43.091</text:p>
          </table:table-cell>
          <table:table-cell office:value-type="float" office:value="47.18">
            <text:p>47.1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3">
            <text:p>503</text:p>
          </table:table-cell>
          <table:table-cell office:value-type="date" office:date-value="2006-08-21T00:00:00">
            <text:p>Mon Aug 21 00:00:00 2006</text:p>
          </table:table-cell>
          <table:table-cell office:value-type="float" office:value="584.7">
            <text:p>584.7</text:p>
          </table:table-cell>
          <table:table-cell office:value-type="float" office:value="40.215">
            <text:p>40.215</text:p>
          </table:table-cell>
          <table:table-cell office:value-type="float" office:value="41.22">
            <text:p>41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4">
            <text:p>504</text:p>
          </table:table-cell>
          <table:table-cell office:value-type="date" office:date-value="2006-08-28T00:00:00">
            <text:p>Mon Aug 28 00:00:00 2006</text:p>
          </table:table-cell>
          <table:table-cell office:value-type="float" office:value="541.2">
            <text:p>541.2</text:p>
          </table:table-cell>
          <table:table-cell office:value-type="float" office:value="36.067">
            <text:p>36.067</text:p>
          </table:table-cell>
          <table:table-cell office:value-type="float" office:value="34.59">
            <text:p>34.5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5">
            <text:p>505</text:p>
          </table:table-cell>
          <table:table-cell office:value-type="date" office:date-value="2006-09-13T00:00:00">
            <text:p>Wed Sep 13 00:00:00 2006</text:p>
          </table:table-cell>
          <table:table-cell office:value-type="float" office:value="46.0">
            <text:p>46.0</text:p>
          </table:table-cell>
          <table:table-cell office:value-type="float" office:value="5.78">
            <text:p>5.78</text:p>
          </table:table-cell>
          <table:table-cell office:value-type="float" office:value="5.0">
            <text:p>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6">
            <text:p>506</text:p>
          </table:table-cell>
          <table:table-cell office:value-type="date" office:date-value="2006-09-13T00:00:00">
            <text:p>Wed Sep 13 00:00:00 2006</text:p>
          </table:table-cell>
          <table:table-cell office:value-type="float" office:value="642.4">
            <text:p>642.4</text:p>
          </table:table-cell>
          <table:table-cell office:value-type="float" office:value="40.95">
            <text:p>40.95</text:p>
          </table:table-cell>
          <table:table-cell office:value-type="float" office:value="35.01">
            <text:p>3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7">
            <text:p>507</text:p>
          </table:table-cell>
          <table:table-cell office:value-type="date" office:date-value="2006-09-19T00:00:00">
            <text:p>Tue Sep 19 00:00:00 2006</text:p>
          </table:table-cell>
          <table:table-cell office:value-type="float" office:value="454.7">
            <text:p>454.7</text:p>
          </table:table-cell>
          <table:table-cell office:value-type="float" office:value="31.105">
            <text:p>31.105</text:p>
          </table:table-cell>
          <table:table-cell office:value-type="float" office:value="25.01">
            <text:p>2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8">
            <text:p>508</text:p>
          </table:table-cell>
          <table:table-cell office:value-type="date" office:date-value="2006-09-27T00:00:00">
            <text:p>Wed Sep 27 00:00:00 2006</text:p>
          </table:table-cell>
          <table:table-cell office:value-type="float" office:value="541.1">
            <text:p>541.1</text:p>
          </table:table-cell>
          <table:table-cell office:value-type="float" office:value="37.75">
            <text:p>37.75</text:p>
          </table:table-cell>
          <table:table-cell office:value-type="float" office:value="33.41">
            <text:p>33.4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09">
            <text:p>509</text:p>
          </table:table-cell>
          <table:table-cell office:value-type="date" office:date-value="2006-10-04T00:00:00">
            <text:p>Wed Oct  4 00:00:00 2006</text:p>
          </table:table-cell>
          <table:table-cell office:value-type="float" office:value="584.8">
            <text:p>584.8</text:p>
          </table:table-cell>
          <table:table-cell office:value-type="float" office:value="38.573">
            <text:p>38.573</text:p>
          </table:table-cell>
          <table:table-cell office:value-type="float" office:value="33.13">
            <text:p>33.1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0">
            <text:p>510</text:p>
          </table:table-cell>
          <table:table-cell office:value-type="date" office:date-value="2006-10-16T00:00:00">
            <text:p>Mon Oct 16 00:00:00 2006</text:p>
          </table:table-cell>
          <table:table-cell office:value-type="float" office:value="550.5">
            <text:p>550.5</text:p>
          </table:table-cell>
          <table:table-cell office:value-type="float" office:value="40.719">
            <text:p>40.719</text:p>
          </table:table-cell>
          <table:table-cell office:value-type="float" office:value="34.81">
            <text:p>34.8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1">
            <text:p>511</text:p>
          </table:table-cell>
          <table:table-cell office:value-type="date" office:date-value="2006-10-24T00:00:00">
            <text:p>Tue Oct 24 00:00:00 2006</text:p>
          </table:table-cell>
          <table:table-cell office:value-type="float" office:value="571.3">
            <text:p>571.3</text:p>
          </table:table-cell>
          <table:table-cell office:value-type="float" office:value="39.778">
            <text:p>39.778</text:p>
          </table:table-cell>
          <table:table-cell office:value-type="float" office:value="34.01">
            <text:p>34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2">
            <text:p>512</text:p>
          </table:table-cell>
          <table:table-cell office:value-type="date" office:date-value="2006-11-02T00:00:00">
            <text:p>Thu Nov  2 00:00:00 2006</text:p>
          </table:table-cell>
          <table:table-cell office:value-type="float" office:value="547.1">
            <text:p>547.1</text:p>
          </table:table-cell>
          <table:table-cell office:value-type="float" office:value="40.923">
            <text:p>40.923</text:p>
          </table:table-cell>
          <table:table-cell office:value-type="float" office:value="34.74">
            <text:p>34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3">
            <text:p>513</text:p>
          </table:table-cell>
          <table:table-cell office:value-type="date" office:date-value="2006-11-10T00:00:00">
            <text:p>Fri Nov 10 00:00:00 2006</text:p>
          </table:table-cell>
          <table:table-cell office:value-type="float" office:value="527.6">
            <text:p>527.6</text:p>
          </table:table-cell>
          <table:table-cell office:value-type="float" office:value="39.247">
            <text:p>39.247</text:p>
          </table:table-cell>
          <table:table-cell office:value-type="float" office:value="33.32">
            <text:p>33.3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4">
            <text:p>514</text:p>
          </table:table-cell>
          <table:table-cell office:value-type="date" office:date-value="2006-11-15T00:00:00">
            <text:p>Wed Nov 15 00:00:00 2006</text:p>
          </table:table-cell>
          <table:table-cell office:value-type="float" office:value="578.8">
            <text:p>578.8</text:p>
          </table:table-cell>
          <table:table-cell office:value-type="float" office:value="43.425">
            <text:p>43.425</text:p>
          </table:table-cell>
          <table:table-cell office:value-type="float" office:value="36.87">
            <text:p>36.8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5">
            <text:p>515</text:p>
          </table:table-cell>
          <table:table-cell office:value-type="date" office:date-value="2006-12-05T00:00:00">
            <text:p>Tue Dec  5 00:00:00 2006</text:p>
          </table:table-cell>
          <table:table-cell office:value-type="float" office:value="515.0">
            <text:p>515.0</text:p>
          </table:table-cell>
          <table:table-cell office:value-type="float" office:value="43.16">
            <text:p>43.16</text:p>
          </table:table-cell>
          <table:table-cell office:value-type="float" office:value="34.01">
            <text:p>34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6">
            <text:p>516</text:p>
          </table:table-cell>
          <table:table-cell office:value-type="date" office:date-value="2007-01-11T00:00:00">
            <text:p>Thu Jan 11 00:00:00 2007</text:p>
          </table:table-cell>
          <table:table-cell office:value-type="float" office:value="470.9">
            <text:p>470.9</text:p>
          </table:table-cell>
          <table:table-cell office:value-type="float" office:value="36.575">
            <text:p>36.575</text:p>
          </table:table-cell>
          <table:table-cell office:value-type="float" office:value="28.75">
            <text:p>28.7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7">
            <text:p>517</text:p>
          </table:table-cell>
          <table:table-cell office:value-type="date" office:date-value="2007-01-19T00:00:00">
            <text:p>Fri Jan 19 00:00:00 2007</text:p>
          </table:table-cell>
          <table:table-cell office:value-type="float" office:value="531.5">
            <text:p>531.5</text:p>
          </table:table-cell>
          <table:table-cell office:value-type="float" office:value="41.668">
            <text:p>41.668</text:p>
          </table:table-cell>
          <table:table-cell office:value-type="float" office:value="34.83">
            <text:p>34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8">
            <text:p>518</text:p>
          </table:table-cell>
          <table:table-cell office:value-type="date" office:date-value="2007-01-26T00:00:00">
            <text:p>Fri Jan 26 00:00:00 2007</text:p>
          </table:table-cell>
          <table:table-cell office:value-type="float" office:value="511.5">
            <text:p>511.5</text:p>
          </table:table-cell>
          <table:table-cell office:value-type="float" office:value="42.383">
            <text:p>42.383</text:p>
          </table:table-cell>
          <table:table-cell office:value-type="float" office:value="35.86">
            <text:p>35.8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19">
            <text:p>519</text:p>
          </table:table-cell>
          <table:table-cell office:value-type="date" office:date-value="2007-02-04T00:00:00">
            <text:p>Sun Feb  4 00:00:00 2007</text:p>
          </table:table-cell>
          <table:table-cell office:value-type="float" office:value="541.1">
            <text:p>541.1</text:p>
          </table:table-cell>
          <table:table-cell office:value-type="float" office:value="42.958">
            <text:p>42.958</text:p>
          </table:table-cell>
          <table:table-cell office:value-type="float" office:value="36.77">
            <text:p>36.7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0">
            <text:p>520</text:p>
          </table:table-cell>
          <table:table-cell office:value-type="date" office:date-value="2007-02-11T00:00:00">
            <text:p>Sun Feb 11 00:00:00 2007</text:p>
          </table:table-cell>
          <table:table-cell office:value-type="float" office:value="538.9">
            <text:p>538.9</text:p>
          </table:table-cell>
          <table:table-cell office:value-type="float" office:value="44.904">
            <text:p>44.904</text:p>
          </table:table-cell>
          <table:table-cell office:value-type="float" office:value="40.14">
            <text:p>40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1">
            <text:p>521</text:p>
          </table:table-cell>
          <table:table-cell office:value-type="date" office:date-value="2007-02-19T00:00:00">
            <text:p>Mon Feb 19 00:00:00 2007</text:p>
          </table:table-cell>
          <table:table-cell office:value-type="float" office:value="531.6">
            <text:p>531.6</text:p>
          </table:table-cell>
          <table:table-cell office:value-type="float" office:value="43.706">
            <text:p>43.706</text:p>
          </table:table-cell>
          <table:table-cell office:value-type="float" office:value="38.16">
            <text:p>38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2">
            <text:p>522</text:p>
          </table:table-cell>
          <table:table-cell office:value-type="date" office:date-value="2007-03-02T00:00:00">
            <text:p>Fri Mar  2 00:00:00 2007</text:p>
          </table:table-cell>
          <table:table-cell office:value-type="float" office:value="572.9">
            <text:p>572.9</text:p>
          </table:table-cell>
          <table:table-cell office:value-type="float" office:value="41.497">
            <text:p>41.497</text:p>
          </table:table-cell>
          <table:table-cell office:value-type="float" office:value="43.74">
            <text:p>43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3">
            <text:p>523</text:p>
          </table:table-cell>
          <table:table-cell office:value-type="date" office:date-value="2007-03-10T00:00:00">
            <text:p>Sat Mar 10 00:00:00 2007</text:p>
          </table:table-cell>
          <table:table-cell office:value-type="float" office:value="477.9">
            <text:p>477.9</text:p>
          </table:table-cell>
          <table:table-cell office:value-type="float" office:value="39.436">
            <text:p>39.436</text:p>
          </table:table-cell>
          <table:table-cell office:value-type="float" office:value="41.64">
            <text:p>41.6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4">
            <text:p>524</text:p>
          </table:table-cell>
          <table:table-cell office:value-type="date" office:date-value="2007-03-20T00:00:00">
            <text:p>Tue Mar 20 00:00:00 2007</text:p>
          </table:table-cell>
          <table:table-cell office:value-type="float" office:value="534.7">
            <text:p>534.7</text:p>
          </table:table-cell>
          <table:table-cell office:value-type="float" office:value="38.543">
            <text:p>38.543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5">
            <text:p>525</text:p>
          </table:table-cell>
          <table:table-cell office:value-type="date" office:date-value="2007-03-28T00:00:00">
            <text:p>Wed Mar 28 00:00:00 2007</text:p>
          </table:table-cell>
          <table:table-cell office:value-type="float" office:value="542.5">
            <text:p>542.5</text:p>
          </table:table-cell>
          <table:table-cell office:value-type="float" office:value="39.129">
            <text:p>39.129</text:p>
          </table:table-cell>
          <table:table-cell office:value-type="float" office:value="40.54">
            <text:p>40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6">
            <text:p>526</text:p>
          </table:table-cell>
          <table:table-cell office:value-type="date" office:date-value="2007-04-02T00:00:00">
            <text:p>Mon Apr  2 00:00:00 2007</text:p>
          </table:table-cell>
          <table:table-cell office:value-type="float" office:value="589.4">
            <text:p>589.4</text:p>
          </table:table-cell>
          <table:table-cell office:value-type="float" office:value="39.298">
            <text:p>39.298</text:p>
          </table:table-cell>
          <table:table-cell office:value-type="float" office:value="40.28">
            <text:p>40.2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7">
            <text:p>527</text:p>
          </table:table-cell>
          <table:table-cell office:value-type="date" office:date-value="2007-04-11T00:00:00">
            <text:p>Wed Apr 11 00:00:00 2007</text:p>
          </table:table-cell>
          <table:table-cell office:value-type="float" office:value="518.6">
            <text:p>518.6</text:p>
          </table:table-cell>
          <table:table-cell office:value-type="float" office:value="41.477">
            <text:p>41.477</text:p>
          </table:table-cell>
          <table:table-cell office:value-type="float" office:value="41.68">
            <text:p>41.6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8">
            <text:p>528</text:p>
          </table:table-cell>
          <table:table-cell office:value-type="date" office:date-value="2007-04-20T00:00:00">
            <text:p>Fri Apr 20 00:00:00 2007</text:p>
          </table:table-cell>
          <table:table-cell office:value-type="float" office:value="557.2">
            <text:p>557.2</text:p>
          </table:table-cell>
          <table:table-cell office:value-type="float" office:value="39.659">
            <text:p>39.659</text:p>
          </table:table-cell>
          <table:table-cell office:value-type="float" office:value="42.0">
            <text:p>4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29">
            <text:p>529</text:p>
          </table:table-cell>
          <table:table-cell office:value-type="date" office:date-value="2007-04-28T00:00:00">
            <text:p>Sat Apr 28 00:00:00 2007</text:p>
          </table:table-cell>
          <table:table-cell office:value-type="float" office:value="615.2">
            <text:p>615.2</text:p>
          </table:table-cell>
          <table:table-cell office:value-type="float" office:value="43.017">
            <text:p>43.017</text:p>
          </table:table-cell>
          <table:table-cell office:value-type="float" office:value="46.42">
            <text:p>46.4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0">
            <text:p>530</text:p>
          </table:table-cell>
          <table:table-cell office:value-type="date" office:date-value="2007-05-07T00:00:00">
            <text:p>Mon May  7 00:00:00 2007</text:p>
          </table:table-cell>
          <table:table-cell office:value-type="float" office:value="590.9">
            <text:p>590.9</text:p>
          </table:table-cell>
          <table:table-cell office:value-type="float" office:value="5.582">
            <text:p>5.582</text:p>
          </table:table-cell>
          <table:table-cell office:value-type="float" office:value="6.01">
            <text:p>6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1">
            <text:p>531</text:p>
          </table:table-cell>
          <table:table-cell office:value-type="date" office:date-value="2007-05-08T00:00:00">
            <text:p>Tue May  8 00:00:00 2007</text:p>
          </table:table-cell>
          <table:table-cell office:value-type="float" office:value="54.7">
            <text:p>54.7</text:p>
          </table:table-cell>
          <table:table-cell office:value-type="float" office:value="19.707">
            <text:p>19.707</text:p>
          </table:table-cell>
          <table:table-cell office:value-type="float" office:value="21.01">
            <text:p>2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2">
            <text:p>532</text:p>
          </table:table-cell>
          <table:table-cell office:value-type="date" office:date-value="2007-05-14T00:00:00">
            <text:p>Mon May 14 00:00:00 2007</text:p>
          </table:table-cell>
          <table:table-cell office:value-type="float" office:value="334.2">
            <text:p>334.2</text:p>
          </table:table-cell>
          <table:table-cell office:value-type="float" office:value="44.687">
            <text:p>44.687</text:p>
          </table:table-cell>
          <table:table-cell office:value-type="float" office:value="45.85">
            <text:p>45.8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3">
            <text:p>533</text:p>
          </table:table-cell>
          <table:table-cell office:value-type="date" office:date-value="2007-05-23T00:00:00">
            <text:p>Wed May 23 00:00:00 2007</text:p>
          </table:table-cell>
          <table:table-cell office:value-type="float" office:value="634.6">
            <text:p>634.6</text:p>
          </table:table-cell>
          <table:table-cell office:value-type="float" office:value="43.039">
            <text:p>43.039</text:p>
          </table:table-cell>
          <table:table-cell office:value-type="float" office:value="48.46">
            <text:p>48.4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4">
            <text:p>534</text:p>
          </table:table-cell>
          <table:table-cell office:value-type="date" office:date-value="2007-05-30T00:00:00">
            <text:p>Wed May 30 00:00:00 2007</text:p>
          </table:table-cell>
          <table:table-cell office:value-type="float" office:value="611.3">
            <text:p>611.3</text:p>
          </table:table-cell>
          <table:table-cell office:value-type="float" office:value="42.82">
            <text:p>42.82</text:p>
          </table:table-cell>
          <table:table-cell office:value-type="float" office:value="47.36">
            <text:p>47.3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5">
            <text:p>535</text:p>
          </table:table-cell>
          <table:table-cell office:value-type="date" office:date-value="2007-06-06T00:00:00">
            <text:p>Wed Jun  6 00:00:00 2007</text:p>
          </table:table-cell>
          <table:table-cell office:value-type="float" office:value="642.6">
            <text:p>642.6</text:p>
          </table:table-cell>
          <table:table-cell office:value-type="float" office:value="44.811">
            <text:p>44.811</text:p>
          </table:table-cell>
          <table:table-cell office:value-type="float" office:value="47.01">
            <text:p>4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6">
            <text:p>536</text:p>
          </table:table-cell>
          <table:table-cell office:value-type="date" office:date-value="2007-06-13T00:00:00">
            <text:p>Wed Jun 13 00:00:00 2007</text:p>
          </table:table-cell>
          <table:table-cell office:value-type="float" office:value="637.6">
            <text:p>637.6</text:p>
          </table:table-cell>
          <table:table-cell office:value-type="float" office:value="52.234">
            <text:p>52.234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7">
            <text:p>537</text:p>
          </table:table-cell>
          <table:table-cell office:value-type="date" office:date-value="2007-06-22T00:00:00">
            <text:p>Fri Jun 22 00:00:00 2007</text:p>
          </table:table-cell>
          <table:table-cell office:value-type="float" office:value="630.8">
            <text:p>630.8</text:p>
          </table:table-cell>
          <table:table-cell office:value-type="float" office:value="41.829">
            <text:p>41.829</text:p>
          </table:table-cell>
          <table:table-cell office:value-type="float" office:value="45.01">
            <text:p>4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8">
            <text:p>538</text:p>
          </table:table-cell>
          <table:table-cell office:value-type="date" office:date-value="2007-07-03T00:00:00">
            <text:p>Tue Jul  3 00:00:00 2007</text:p>
          </table:table-cell>
          <table:table-cell office:value-type="float" office:value="618.8">
            <text:p>618.8</text:p>
          </table:table-cell>
          <table:table-cell office:value-type="float" office:value="42.367">
            <text:p>42.367</text:p>
          </table:table-cell>
          <table:table-cell office:value-type="float" office:value="44.02">
            <text:p>44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39">
            <text:p>539</text:p>
          </table:table-cell>
          <table:table-cell office:value-type="date" office:date-value="2007-07-10T00:00:00">
            <text:p>Tue Jul 10 00:00:00 2007</text:p>
          </table:table-cell>
          <table:table-cell office:value-type="float" office:value="609.7">
            <text:p>609.7</text:p>
          </table:table-cell>
          <table:table-cell office:value-type="float" office:value="41.555">
            <text:p>41.555</text:p>
          </table:table-cell>
          <table:table-cell office:value-type="float" office:value="44.63">
            <text:p>44.6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0">
            <text:p>540</text:p>
          </table:table-cell>
          <table:table-cell office:value-type="date" office:date-value="2007-07-18T00:00:00">
            <text:p>Wed Jul 18 00:00:00 2007</text:p>
          </table:table-cell>
          <table:table-cell office:value-type="float" office:value="625.4">
            <text:p>625.4</text:p>
          </table:table-cell>
          <table:table-cell office:value-type="float" office:value="43.191">
            <text:p>43.191</text:p>
          </table:table-cell>
          <table:table-cell office:value-type="float" office:value="44.01">
            <text:p>44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1">
            <text:p>541</text:p>
          </table:table-cell>
          <table:table-cell office:value-type="date" office:date-value="2007-07-27T00:00:00">
            <text:p>Fri Jul 27 00:00:00 2007</text:p>
          </table:table-cell>
          <table:table-cell office:value-type="float" office:value="615.8">
            <text:p>615.8</text:p>
          </table:table-cell>
          <table:table-cell office:value-type="float" office:value="40.664">
            <text:p>40.664</text:p>
          </table:table-cell>
          <table:table-cell office:value-type="float" office:value="40.09">
            <text:p>40.0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2">
            <text:p>542</text:p>
          </table:table-cell>
          <table:table-cell office:value-type="date" office:date-value="2007-08-09T00:00:00">
            <text:p>Thu Aug  9 00:00:00 2007</text:p>
          </table:table-cell>
          <table:table-cell office:value-type="float" office:value="588.0">
            <text:p>588.0</text:p>
          </table:table-cell>
          <table:table-cell office:value-type="float" office:value="39.459">
            <text:p>39.459</text:p>
          </table:table-cell>
          <table:table-cell office:value-type="float" office:value="38.47">
            <text:p>38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3">
            <text:p>543</text:p>
          </table:table-cell>
          <table:table-cell office:value-type="date" office:date-value="2007-08-17T00:00:00">
            <text:p>Fri Aug 17 00:00:00 2007</text:p>
          </table:table-cell>
          <table:table-cell office:value-type="float" office:value="634.6">
            <text:p>634.6</text:p>
          </table:table-cell>
          <table:table-cell office:value-type="float" office:value="43.643">
            <text:p>43.643</text:p>
          </table:table-cell>
          <table:table-cell office:value-type="float" office:value="43.47">
            <text:p>43.4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4">
            <text:p>544</text:p>
          </table:table-cell>
          <table:table-cell office:value-type="date" office:date-value="2007-08-28T00:00:00">
            <text:p>Tue Aug 28 00:00:00 2007</text:p>
          </table:table-cell>
          <table:table-cell office:value-type="float" office:value="663.3">
            <text:p>663.3</text:p>
          </table:table-cell>
          <table:table-cell office:value-type="float" office:value="44.879">
            <text:p>44.879</text:p>
          </table:table-cell>
          <table:table-cell office:value-type="float" office:value="43.35">
            <text:p>43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5">
            <text:p>545</text:p>
          </table:table-cell>
          <table:table-cell office:value-type="date" office:date-value="2007-09-05T00:00:00">
            <text:p>Wed Sep  5 00:00:00 2007</text:p>
          </table:table-cell>
          <table:table-cell office:value-type="float" office:value="635.1">
            <text:p>635.1</text:p>
          </table:table-cell>
          <table:table-cell office:value-type="float" office:value="43.703">
            <text:p>43.703</text:p>
          </table:table-cell>
          <table:table-cell office:value-type="float" office:value="44.23">
            <text:p>44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6">
            <text:p>546</text:p>
          </table:table-cell>
          <table:table-cell office:value-type="date" office:date-value="2007-09-14T00:00:00">
            <text:p>Fri Sep 14 00:00:00 2007</text:p>
          </table:table-cell>
          <table:table-cell office:value-type="float" office:value="628.7">
            <text:p>628.7</text:p>
          </table:table-cell>
          <table:table-cell office:value-type="float" office:value="43.77">
            <text:p>43.77</text:p>
          </table:table-cell>
          <table:table-cell office:value-type="float" office:value="44.38">
            <text:p>44.3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7">
            <text:p>547</text:p>
          </table:table-cell>
          <table:table-cell office:value-type="date" office:date-value="2007-09-21T00:00:00">
            <text:p>Fri Sep 21 00:00:00 2007</text:p>
          </table:table-cell>
          <table:table-cell office:value-type="float" office:value="616.5">
            <text:p>616.5</text:p>
          </table:table-cell>
          <table:table-cell office:value-type="float" office:value="41.862">
            <text:p>41.862</text:p>
          </table:table-cell>
          <table:table-cell office:value-type="float" office:value="43.08">
            <text:p>43.0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8">
            <text:p>548</text:p>
          </table:table-cell>
          <table:table-cell office:value-type="date" office:date-value="2007-09-26T00:00:00">
            <text:p>Wed Sep 26 00:00:00 2007</text:p>
          </table:table-cell>
          <table:table-cell office:value-type="float" office:value="562.1">
            <text:p>562.1</text:p>
          </table:table-cell>
          <table:table-cell office:value-type="float" office:value="38.582">
            <text:p>38.582</text:p>
          </table:table-cell>
          <table:table-cell office:value-type="float" office:value="37.93">
            <text:p>37.9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49">
            <text:p>549</text:p>
          </table:table-cell>
          <table:table-cell office:value-type="date" office:date-value="2007-10-01T00:00:00">
            <text:p>Mon Oct  1 00:00:00 2007</text:p>
          </table:table-cell>
          <table:table-cell office:value-type="float" office:value="608.8">
            <text:p>608.8</text:p>
          </table:table-cell>
          <table:table-cell office:value-type="float" office:value="41.308">
            <text:p>41.308</text:p>
          </table:table-cell>
          <table:table-cell office:value-type="float" office:value="41.21">
            <text:p>41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0">
            <text:p>550</text:p>
          </table:table-cell>
          <table:table-cell office:value-type="date" office:date-value="2007-10-11T00:00:00">
            <text:p>Thu Oct 11 00:00:00 2007</text:p>
          </table:table-cell>
          <table:table-cell office:value-type="float" office:value="596.1">
            <text:p>596.1</text:p>
          </table:table-cell>
          <table:table-cell office:value-type="float" office:value="41.659">
            <text:p>41.659</text:p>
          </table:table-cell>
          <table:table-cell office:value-type="float" office:value="42.24">
            <text:p>42.2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1">
            <text:p>551</text:p>
          </table:table-cell>
          <table:table-cell office:value-type="date" office:date-value="2007-10-19T00:00:00">
            <text:p>Fri Oct 19 00:00:00 2007</text:p>
          </table:table-cell>
          <table:table-cell office:value-type="float" office:value="612.5">
            <text:p>612.5</text:p>
          </table:table-cell>
          <table:table-cell office:value-type="float" office:value="42.321">
            <text:p>42.321</text:p>
          </table:table-cell>
          <table:table-cell office:value-type="float" office:value="43.0">
            <text:p>4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2">
            <text:p>552</text:p>
          </table:table-cell>
          <table:table-cell office:value-type="date" office:date-value="2007-10-25T00:00:00">
            <text:p>Thu Oct 25 00:00:00 2007</text:p>
          </table:table-cell>
          <table:table-cell office:value-type="float" office:value="601.5">
            <text:p>601.5</text:p>
          </table:table-cell>
          <table:table-cell office:value-type="float" office:value="40.067">
            <text:p>40.067</text:p>
          </table:table-cell>
          <table:table-cell office:value-type="float" office:value="37.1">
            <text:p>37.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3">
            <text:p>553</text:p>
          </table:table-cell>
          <table:table-cell office:value-type="date" office:date-value="2007-10-30T00:00:00">
            <text:p>Tue Oct 30 00:00:00 2007</text:p>
          </table:table-cell>
          <table:table-cell office:value-type="float" office:value="455.3">
            <text:p>455.3</text:p>
          </table:table-cell>
          <table:table-cell office:value-type="float" office:value="34.449">
            <text:p>34.449</text:p>
          </table:table-cell>
          <table:table-cell office:value-type="float" office:value="35.0">
            <text:p>3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4">
            <text:p>554</text:p>
          </table:table-cell>
          <table:table-cell office:value-type="date" office:date-value="2007-12-18T00:00:00">
            <text:p>Tue Dec 18 00:00:00 2007</text:p>
          </table:table-cell>
          <table:table-cell office:value-type="float" office:value="455.6">
            <text:p>455.6</text:p>
          </table:table-cell>
          <table:table-cell office:value-type="float" office:value="37.88">
            <text:p>37.88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5">
            <text:p>555</text:p>
          </table:table-cell>
          <table:table-cell office:value-type="date" office:date-value="2007-12-24T00:00:00">
            <text:p>Mon Dec 24 00:00:00 2007</text:p>
          </table:table-cell>
          <table:table-cell office:value-type="float" office:value="504.7">
            <text:p>504.7</text:p>
          </table:table-cell>
          <table:table-cell office:value-type="float" office:value="42.429">
            <text:p>42.429</text:p>
          </table:table-cell>
          <table:table-cell office:value-type="float" office:value="43.53">
            <text:p>43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6">
            <text:p>556</text:p>
          </table:table-cell>
          <table:table-cell office:value-type="date" office:date-value="2008-01-11T00:00:00">
            <text:p>Fri Jan 11 00:00:00 2008</text:p>
          </table:table-cell>
          <table:table-cell office:value-type="float" office:value="548.3">
            <text:p>548.3</text:p>
          </table:table-cell>
          <table:table-cell office:value-type="float" office:value="39.544">
            <text:p>39.544</text:p>
          </table:table-cell>
          <table:table-cell office:value-type="float" office:value="42.15">
            <text:p>42.1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7">
            <text:p>557</text:p>
          </table:table-cell>
          <table:table-cell office:value-type="date" office:date-value="2008-01-20T00:00:00">
            <text:p>Sun Jan 20 00:00:00 2008</text:p>
          </table:table-cell>
          <table:table-cell office:value-type="float" office:value="464.7">
            <text:p>464.7</text:p>
          </table:table-cell>
          <table:table-cell office:value-type="float" office:value="38.724">
            <text:p>38.724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8">
            <text:p>558</text:p>
          </table:table-cell>
          <table:table-cell office:value-type="date" office:date-value="2008-01-29T00:00:00">
            <text:p>Tue Jan 29 00:00:00 2008</text:p>
          </table:table-cell>
          <table:table-cell office:value-type="float" office:value="505.6">
            <text:p>505.6</text:p>
          </table:table-cell>
          <table:table-cell office:value-type="float" office:value="37.956">
            <text:p>37.956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59">
            <text:p>559</text:p>
          </table:table-cell>
          <table:table-cell office:value-type="date" office:date-value="2008-02-04T00:00:00">
            <text:p>Mon Feb  4 00:00:00 2008</text:p>
          </table:table-cell>
          <table:table-cell office:value-type="float" office:value="508.4">
            <text:p>508.4</text:p>
          </table:table-cell>
          <table:table-cell office:value-type="float" office:value="38.681">
            <text:p>38.681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0">
            <text:p>560</text:p>
          </table:table-cell>
          <table:table-cell office:value-type="date" office:date-value="2008-02-09T00:00:00">
            <text:p>Sat Feb  9 00:00:00 2008</text:p>
          </table:table-cell>
          <table:table-cell office:value-type="float" office:value="499.3">
            <text:p>499.3</text:p>
          </table:table-cell>
          <table:table-cell office:value-type="float" office:value="39.071">
            <text:p>39.071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1">
            <text:p>561</text:p>
          </table:table-cell>
          <table:table-cell office:value-type="date" office:date-value="2008-02-14T00:00:00">
            <text:p>Thu Feb 14 00:00:00 2008</text:p>
          </table:table-cell>
          <table:table-cell office:value-type="float" office:value="428.4">
            <text:p>428.4</text:p>
          </table:table-cell>
          <table:table-cell office:value-type="float" office:value="37.176">
            <text:p>37.176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2">
            <text:p>562</text:p>
          </table:table-cell>
          <table:table-cell office:value-type="date" office:date-value="2008-02-22T00:00:00">
            <text:p>Fri Feb 22 00:00:00 2008</text:p>
          </table:table-cell>
          <table:table-cell office:value-type="float" office:value="455.1">
            <text:p>455.1</text:p>
          </table:table-cell>
          <table:table-cell office:value-type="float" office:value="36.646">
            <text:p>36.646</text:p>
          </table:table-cell>
          <table:table-cell office:value-type="float" office:value="40.53">
            <text:p>40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3">
            <text:p>563</text:p>
          </table:table-cell>
          <table:table-cell office:value-type="date" office:date-value="2008-02-28T00:00:00">
            <text:p>Thu Feb 28 00:00:00 2008</text:p>
          </table:table-cell>
          <table:table-cell office:value-type="float" office:value="421.7">
            <text:p>421.7</text:p>
          </table:table-cell>
          <table:table-cell office:value-type="float" office:value="39.005">
            <text:p>39.005</text:p>
          </table:table-cell>
          <table:table-cell office:value-type="float" office:value="43.53">
            <text:p>43.5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4">
            <text:p>564</text:p>
          </table:table-cell>
          <table:table-cell office:value-type="date" office:date-value="2008-03-06T00:00:00">
            <text:p>Thu Mar  6 00:00:00 2008</text:p>
          </table:table-cell>
          <table:table-cell office:value-type="float" office:value="539.7">
            <text:p>539.7</text:p>
          </table:table-cell>
          <table:table-cell office:value-type="float" office:value="41.436">
            <text:p>41.436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5">
            <text:p>565</text:p>
          </table:table-cell>
          <table:table-cell office:value-type="date" office:date-value="2008-03-13T00:00:00">
            <text:p>Thu Mar 13 00:00:00 2008</text:p>
          </table:table-cell>
          <table:table-cell office:value-type="float" office:value="513.0">
            <text:p>513.0</text:p>
          </table:table-cell>
          <table:table-cell office:value-type="float" office:value="40.671">
            <text:p>40.671</text:p>
          </table:table-cell>
          <table:table-cell office:value-type="float" office:value="47.02">
            <text:p>47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6">
            <text:p>566</text:p>
          </table:table-cell>
          <table:table-cell office:value-type="date" office:date-value="2008-03-19T00:00:00">
            <text:p>Wed Mar 19 00:00:00 2008</text:p>
          </table:table-cell>
          <table:table-cell office:value-type="float" office:value="531.2">
            <text:p>531.2</text:p>
          </table:table-cell>
          <table:table-cell office:value-type="float" office:value="42.638">
            <text:p>42.638</text:p>
          </table:table-cell>
          <table:table-cell office:value-type="float" office:value="48.01">
            <text:p>48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7">
            <text:p>567</text:p>
          </table:table-cell>
          <table:table-cell office:value-type="date" office:date-value="2008-03-27T00:00:00">
            <text:p>Thu Mar 27 00:00:00 2008</text:p>
          </table:table-cell>
          <table:table-cell office:value-type="float" office:value="544.6">
            <text:p>544.6</text:p>
          </table:table-cell>
          <table:table-cell office:value-type="float" office:value="39.613">
            <text:p>39.613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8">
            <text:p>568</text:p>
          </table:table-cell>
          <table:table-cell office:value-type="date" office:date-value="2008-04-02T00:00:00">
            <text:p>Wed Apr  2 00:00:00 2008</text:p>
          </table:table-cell>
          <table:table-cell office:value-type="float" office:value="432.6">
            <text:p>432.6</text:p>
          </table:table-cell>
          <table:table-cell office:value-type="float" office:value="39.443">
            <text:p>39.443</text:p>
          </table:table-cell>
          <table:table-cell office:value-type="float" office:value="43.9">
            <text:p>43.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69">
            <text:p>569</text:p>
          </table:table-cell>
          <table:table-cell office:value-type="date" office:date-value="2008-04-08T00:00:00">
            <text:p>Tue Apr  8 00:00:00 2008</text:p>
          </table:table-cell>
          <table:table-cell office:value-type="float" office:value="395.8">
            <text:p>395.8</text:p>
          </table:table-cell>
          <table:table-cell office:value-type="float" office:value="34.142">
            <text:p>34.142</text:p>
          </table:table-cell>
          <table:table-cell office:value-type="float" office:value="38.0">
            <text:p>38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0">
            <text:p>570</text:p>
          </table:table-cell>
          <table:table-cell office:value-type="date" office:date-value="2008-04-09T00:00:00">
            <text:p>Wed Apr  9 00:00:00 2008</text:p>
          </table:table-cell>
          <table:table-cell office:value-type="float" office:value="605.5">
            <text:p>605.5</text:p>
          </table:table-cell>
          <table:table-cell office:value-type="float" office:value="39.648">
            <text:p>39.648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1">
            <text:p>571</text:p>
          </table:table-cell>
          <table:table-cell office:value-type="date" office:date-value="2008-04-21T00:00:00">
            <text:p>Mon Apr 21 00:00:00 2008</text:p>
          </table:table-cell>
          <table:table-cell office:value-type="float" office:value="528.2">
            <text:p>528.2</text:p>
          </table:table-cell>
          <table:table-cell office:value-type="float" office:value="34.314">
            <text:p>34.314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2">
            <text:p>572</text:p>
          </table:table-cell>
          <table:table-cell office:value-type="date" office:date-value="2008-04-27T00:00:00">
            <text:p>Sun Apr 27 00:00:00 2008</text:p>
          </table:table-cell>
          <table:table-cell office:value-type="float" office:value="421.6">
            <text:p>421.6</text:p>
          </table:table-cell>
          <table:table-cell office:value-type="float" office:value="26.939">
            <text:p>26.939</text:p>
          </table:table-cell>
          <table:table-cell office:value-type="float" office:value="34.28">
            <text:p>34.2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3">
            <text:p>573</text:p>
          </table:table-cell>
          <table:table-cell office:value-type="date" office:date-value="2008-05-01T00:00:00">
            <text:p>Thu May  1 00:00:00 2008</text:p>
          </table:table-cell>
          <table:table-cell office:value-type="float" office:value="506.3">
            <text:p>506.3</text:p>
          </table:table-cell>
          <table:table-cell office:value-type="float" office:value="19.448">
            <text:p>19.448</text:p>
          </table:table-cell>
          <table:table-cell office:value-type="float" office:value="25.01">
            <text:p>2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4">
            <text:p>574</text:p>
          </table:table-cell>
          <table:table-cell office:value-type="date" office:date-value="2008-05-06T00:00:00">
            <text:p>Tue May  6 00:00:00 2008</text:p>
          </table:table-cell>
          <table:table-cell office:value-type="float" office:value="323.7">
            <text:p>323.7</text:p>
          </table:table-cell>
          <table:table-cell office:value-type="float" office:value="27.86">
            <text:p>27.86</text:p>
          </table:table-cell>
          <table:table-cell office:value-type="float" office:value="35.02">
            <text:p>35.0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5">
            <text:p>575</text:p>
          </table:table-cell>
          <table:table-cell office:value-type="date" office:date-value="2008-05-12T00:00:00">
            <text:p>Mon May 12 00:00:00 2008</text:p>
          </table:table-cell>
          <table:table-cell office:value-type="float" office:value="411.1">
            <text:p>411.1</text:p>
          </table:table-cell>
          <table:table-cell office:value-type="float" office:value="21.845">
            <text:p>21.845</text:p>
          </table:table-cell>
          <table:table-cell office:value-type="float" office:value="27.0">
            <text:p>27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6">
            <text:p>576</text:p>
          </table:table-cell>
          <table:table-cell office:value-type="date" office:date-value="2008-05-12T00:00:00">
            <text:p>Mon May 12 00:00:00 2008</text:p>
          </table:table-cell>
          <table:table-cell office:value-type="float" office:value="89.3">
            <text:p>89.3</text:p>
          </table:table-cell>
          <table:table-cell office:value-type="float" office:value="20.223">
            <text:p>20.223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7">
            <text:p>577</text:p>
          </table:table-cell>
          <table:table-cell office:value-type="date" office:date-value="2008-05-21T00:00:00">
            <text:p>Wed May 21 00:00:00 2008</text:p>
          </table:table-cell>
          <table:table-cell office:value-type="float" office:value="533.1">
            <text:p>533.1</text:p>
          </table:table-cell>
          <table:table-cell office:value-type="float" office:value="32.182">
            <text:p>32.182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8">
            <text:p>578</text:p>
          </table:table-cell>
          <table:table-cell office:value-type="date" office:date-value="2008-05-27T00:00:00">
            <text:p>Tue May 27 00:00:00 2008</text:p>
          </table:table-cell>
          <table:table-cell office:value-type="float" office:value="479.3">
            <text:p>479.3</text:p>
          </table:table-cell>
          <table:table-cell office:value-type="float" office:value="14.948">
            <text:p>14.948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79">
            <text:p>579</text:p>
          </table:table-cell>
          <table:table-cell office:value-type="date" office:date-value="2008-05-30T00:00:00">
            <text:p>Fri May 30 00:00:00 2008</text:p>
          </table:table-cell>
          <table:table-cell office:value-type="float" office:value="258.1">
            <text:p>258.1</text:p>
          </table:table-cell>
          <table:table-cell office:value-type="float" office:value="15.42">
            <text:p>15.42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0">
            <text:p>580</text:p>
          </table:table-cell>
          <table:table-cell office:value-type="date" office:date-value="2008-06-03T00:00:00">
            <text:p>Tue Jun  3 00:00:00 2008</text:p>
          </table:table-cell>
          <table:table-cell office:value-type="float" office:value="222.9">
            <text:p>222.9</text:p>
          </table:table-cell>
          <table:table-cell office:value-type="float" office:value="27.224">
            <text:p>27.224</text:p>
          </table:table-cell>
          <table:table-cell office:value-type="float" office:value="36.92">
            <text:p>36.9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1">
            <text:p>581</text:p>
          </table:table-cell>
          <table:table-cell office:value-type="date" office:date-value="2008-06-06T00:00:00">
            <text:p>Fri Jun  6 00:00:00 2008</text:p>
          </table:table-cell>
          <table:table-cell office:value-type="float" office:value="418.0">
            <text:p>418.0</text:p>
          </table:table-cell>
          <table:table-cell office:value-type="float" office:value="24.303">
            <text:p>24.303</text:p>
          </table:table-cell>
          <table:table-cell office:value-type="float" office:value="31.01">
            <text:p>31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2">
            <text:p>582</text:p>
          </table:table-cell>
          <table:table-cell office:value-type="date" office:date-value="2008-06-11T00:00:00">
            <text:p>Wed Jun 11 00:00:00 2008</text:p>
          </table:table-cell>
          <table:table-cell office:value-type="float" office:value="301.1">
            <text:p>301.1</text:p>
          </table:table-cell>
          <table:table-cell office:value-type="float" office:value="21.497">
            <text:p>21.497</text:p>
          </table:table-cell>
          <table:table-cell office:value-type="float" office:value="30.01">
            <text:p>3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3">
            <text:p>583</text:p>
          </table:table-cell>
          <table:table-cell office:value-type="date" office:date-value="2008-06-16T00:00:00">
            <text:p>Mon Jun 16 00:00:00 2008</text:p>
          </table:table-cell>
          <table:table-cell office:value-type="float" office:value="307.5">
            <text:p>307.5</text:p>
          </table:table-cell>
          <table:table-cell office:value-type="float" office:value="18.195">
            <text:p>18.19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4">
            <text:p>584</text:p>
          </table:table-cell>
          <table:table-cell office:value-type="date" office:date-value="2008-06-19T00:00:00">
            <text:p>Thu Jun 19 00:00:00 2008</text:p>
          </table:table-cell>
          <table:table-cell office:value-type="float" office:value="322.7">
            <text:p>322.7</text:p>
          </table:table-cell>
          <table:table-cell office:value-type="float" office:value="29.725">
            <text:p>29.725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5">
            <text:p>585</text:p>
          </table:table-cell>
          <table:table-cell office:value-type="date" office:date-value="2008-06-24T00:00:00">
            <text:p>Tue Jun 24 00:00:00 2008</text:p>
          </table:table-cell>
          <table:table-cell office:value-type="float" office:value="426.6">
            <text:p>426.6</text:p>
          </table:table-cell>
          <table:table-cell office:value-type="float" office:value="18.038">
            <text:p>18.038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6">
            <text:p>586</text:p>
          </table:table-cell>
          <table:table-cell office:value-type="date" office:date-value="2008-06-27T00:00:00">
            <text:p>Fri Jun 27 00:00:00 2008</text:p>
          </table:table-cell>
          <table:table-cell office:value-type="float" office:value="306.7">
            <text:p>306.7</text:p>
          </table:table-cell>
          <table:table-cell office:value-type="float" office:value="14.43">
            <text:p>14.43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7">
            <text:p>587</text:p>
          </table:table-cell>
          <table:table-cell office:value-type="date" office:date-value="2008-07-02T00:00:00">
            <text:p>Wed Jul  2 00:00:00 2008</text:p>
          </table:table-cell>
          <table:table-cell office:value-type="float" office:value="214.9">
            <text:p>214.9</text:p>
          </table:table-cell>
          <table:table-cell office:value-type="float" office:value="18.45">
            <text:p>18.45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8">
            <text:p>588</text:p>
          </table:table-cell>
          <table:table-cell office:value-type="date" office:date-value="2008-07-06T00:00:00">
            <text:p>Sun Jul  6 00:00:00 2008</text:p>
          </table:table-cell>
          <table:table-cell office:value-type="float" office:value="306.7">
            <text:p>306.7</text:p>
          </table:table-cell>
          <table:table-cell office:value-type="float" office:value="22.305">
            <text:p>22.305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89">
            <text:p>589</text:p>
          </table:table-cell>
          <table:table-cell office:value-type="date" office:date-value="2008-07-07T00:00:00">
            <text:p>Mon Jul  7 00:00:00 2008</text:p>
          </table:table-cell>
          <table:table-cell office:value-type="float" office:value="102.9">
            <text:p>102.9</text:p>
          </table:table-cell>
          <table:table-cell office:value-type="float" office:value="20.245">
            <text:p>20.245</text:p>
          </table:table-cell>
          <table:table-cell office:value-type="float" office:value="27.01">
            <text:p>2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0">
            <text:p>590</text:p>
          </table:table-cell>
          <table:table-cell office:value-type="date" office:date-value="2008-07-14T00:00:00">
            <text:p>Mon Jul 14 00:00:00 2008</text:p>
          </table:table-cell>
          <table:table-cell office:value-type="float" office:value="445.8">
            <text:p>445.8</text:p>
          </table:table-cell>
          <table:table-cell office:value-type="float" office:value="28.86">
            <text:p>28.86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1">
            <text:p>591</text:p>
          </table:table-cell>
          <table:table-cell office:value-type="date" office:date-value="2008-07-18T00:00:00">
            <text:p>Fri Jul 18 00:00:00 2008</text:p>
          </table:table-cell>
          <table:table-cell office:value-type="float" office:value="427.0">
            <text:p>427.0</text:p>
          </table:table-cell>
          <table:table-cell office:value-type="float" office:value="29.049">
            <text:p>29.049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2">
            <text:p>592</text:p>
          </table:table-cell>
          <table:table-cell office:value-type="date" office:date-value="2008-07-24T00:00:00">
            <text:p>Thu Jul 24 00:00:00 2008</text:p>
          </table:table-cell>
          <table:table-cell office:value-type="float" office:value="428.4">
            <text:p>428.4</text:p>
          </table:table-cell>
          <table:table-cell office:value-type="float" office:value="30.628">
            <text:p>30.628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3">
            <text:p>593</text:p>
          </table:table-cell>
          <table:table-cell office:value-type="date" office:date-value="2008-08-02T00:00:00">
            <text:p>Sat Aug  2 00:00:00 2008</text:p>
          </table:table-cell>
          <table:table-cell office:value-type="float" office:value="481.1">
            <text:p>481.1</text:p>
          </table:table-cell>
          <table:table-cell office:value-type="float" office:value="15.198">
            <text:p>15.198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4">
            <text:p>594</text:p>
          </table:table-cell>
          <table:table-cell office:value-type="date" office:date-value="2008-08-07T00:00:00">
            <text:p>Thu Aug  7 00:00:00 2008</text:p>
          </table:table-cell>
          <table:table-cell office:value-type="float" office:value="223.4">
            <text:p>223.4</text:p>
          </table:table-cell>
          <table:table-cell office:value-type="float" office:value="15.432">
            <text:p>15.432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5">
            <text:p>595</text:p>
          </table:table-cell>
          <table:table-cell office:value-type="date" office:date-value="2008-08-11T00:00:00">
            <text:p>Mon Aug 11 00:00:00 2008</text:p>
          </table:table-cell>
          <table:table-cell office:value-type="float" office:value="211.7">
            <text:p>211.7</text:p>
          </table:table-cell>
          <table:table-cell office:value-type="float" office:value="39.35">
            <text:p>39.35</text:p>
          </table:table-cell>
          <table:table-cell office:value-type="float" office:value="49.03">
            <text:p>49.0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6">
            <text:p>596</text:p>
          </table:table-cell>
          <table:table-cell office:value-type="date" office:date-value="2008-08-14T00:00:00">
            <text:p>Thu Aug 14 00:00:00 2008</text:p>
          </table:table-cell>
          <table:table-cell office:value-type="float" office:value="575.0">
            <text:p>575.0</text:p>
          </table:table-cell>
          <table:table-cell office:value-type="float" office:value="33.915">
            <text:p>33.915</text:p>
          </table:table-cell>
          <table:table-cell office:value-type="float" office:value="41.0">
            <text:p>41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7">
            <text:p>597</text:p>
          </table:table-cell>
          <table:table-cell office:value-type="date" office:date-value="2008-08-21T00:00:00">
            <text:p>Thu Aug 21 00:00:00 2008</text:p>
          </table:table-cell>
          <table:table-cell office:value-type="float" office:value="576.8">
            <text:p>576.8</text:p>
          </table:table-cell>
          <table:table-cell office:value-type="float" office:value="31.38">
            <text:p>31.38</text:p>
          </table:table-cell>
          <table:table-cell office:value-type="float" office:value="40.01">
            <text:p>40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8">
            <text:p>598</text:p>
          </table:table-cell>
          <table:table-cell office:value-type="date" office:date-value="2008-08-27T00:00:00">
            <text:p>Wed Aug 27 00:00:00 2008</text:p>
          </table:table-cell>
          <table:table-cell office:value-type="float" office:value="425.2">
            <text:p>425.2</text:p>
          </table:table-cell>
          <table:table-cell office:value-type="float" office:value="31.923">
            <text:p>31.923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599">
            <text:p>599</text:p>
          </table:table-cell>
          <table:table-cell office:value-type="date" office:date-value="2008-09-02T00:00:00">
            <text:p>Tue Sep  2 00:00:00 2008</text:p>
          </table:table-cell>
          <table:table-cell office:value-type="float" office:value="298.8">
            <text:p>298.8</text:p>
          </table:table-cell>
          <table:table-cell office:value-type="float" office:value="25.275">
            <text:p>25.275</text:p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0">
            <text:p>600</text:p>
          </table:table-cell>
          <table:table-cell office:value-type="date" office:date-value="2008-09-09T00:00:00">
            <text:p>Tue Sep  9 00:00:00 2008</text:p>
          </table:table-cell>
          <table:table-cell office:value-type="float" office:value="581.7">
            <text:p>581.7</text:p>
          </table:table-cell>
          <table:table-cell office:value-type="float" office:value="31.345">
            <text:p>31.345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1">
            <text:p>601</text:p>
          </table:table-cell>
          <table:table-cell office:value-type="date" office:date-value="2008-09-13T00:00:00">
            <text:p>Sat Sep 13 00:00:00 2008</text:p>
          </table:table-cell>
          <table:table-cell office:value-type="float" office:value="436.3">
            <text:p>436.3</text:p>
          </table:table-cell>
          <table:table-cell office:value-type="float" office:value="22.124">
            <text:p>22.124</text:p>
          </table:table-cell>
          <table:table-cell office:value-type="float" office:value="30.0">
            <text:p>3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2">
            <text:p>602</text:p>
          </table:table-cell>
          <table:table-cell office:value-type="date" office:date-value="2008-09-15T00:00:00">
            <text:p>Mon Sep 15 00:00:00 2008</text:p>
          </table:table-cell>
          <table:table-cell office:value-type="float" office:value="195.7">
            <text:p>195.7</text:p>
          </table:table-cell>
          <table:table-cell office:value-type="float" office:value="18.594">
            <text:p>18.594</text:p>
          </table:table-cell>
          <table:table-cell office:value-type="float" office:value="25.01">
            <text:p>25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3">
            <text:p>603</text:p>
          </table:table-cell>
          <table:table-cell office:value-type="date" office:date-value="2008-09-21T00:00:00">
            <text:p>Sun Sep 21 00:00:00 2008</text:p>
          </table:table-cell>
          <table:table-cell office:value-type="float" office:value="325.6">
            <text:p>325.6</text:p>
          </table:table-cell>
          <table:table-cell office:value-type="float" office:value="32.897">
            <text:p>32.89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4">
            <text:p>604</text:p>
          </table:table-cell>
          <table:table-cell office:value-type="date" office:date-value="2008-10-02T00:00:00">
            <text:p>Thu Oct  2 00:00:00 2008</text:p>
          </table:table-cell>
          <table:table-cell office:value-type="float" office:value="542.2">
            <text:p>542.2</text:p>
          </table:table-cell>
          <table:table-cell office:value-type="float" office:value="33.17">
            <text:p>33.17</text:p>
          </table:table-cell>
          <table:table-cell office:value-type="float" office:value="40.0">
            <text:p>4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5">
            <text:p>605</text:p>
          </table:table-cell>
          <table:table-cell office:value-type="date" office:date-value="2008-10-07T00:00:00">
            <text:p>Tue Oct  7 00:00:00 2008</text:p>
          </table:table-cell>
          <table:table-cell office:value-type="float" office:value="408.1">
            <text:p>408.1</text:p>
          </table:table-cell>
          <table:table-cell office:value-type="float" office:value="34.142">
            <text:p>34.142</text:p>
          </table:table-cell>
          <table:table-cell office:value-type="float" office:value="39.13">
            <text:p>39.1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6">
            <text:p>606</text:p>
          </table:table-cell>
          <table:table-cell office:value-type="date" office:date-value="2008-10-14T00:00:00">
            <text:p>Tue Oct 14 00:00:00 2008</text:p>
          </table:table-cell>
          <table:table-cell office:value-type="float" office:value="616.4">
            <text:p>616.4</text:p>
          </table:table-cell>
          <table:table-cell office:value-type="float" office:value="40.034">
            <text:p>40.034</text:p>
          </table:table-cell>
          <table:table-cell office:value-type="float" office:value="43.0">
            <text:p>43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7">
            <text:p>607</text:p>
          </table:table-cell>
          <table:table-cell office:value-type="date" office:date-value="2008-10-20T00:00:00">
            <text:p>Mon Oct 20 00:00:00 2008</text:p>
          </table:table-cell>
          <table:table-cell office:value-type="float" office:value="455.7">
            <text:p>455.7</text:p>
          </table:table-cell>
          <table:table-cell office:value-type="float" office:value="30.312">
            <text:p>30.312</text:p>
          </table:table-cell>
          <table:table-cell office:value-type="float" office:value="32.01">
            <text:p>32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8">
            <text:p>608</text:p>
          </table:table-cell>
          <table:table-cell office:value-type="date" office:date-value="2008-10-24T00:00:00">
            <text:p>Fri Oct 24 00:00:00 2008</text:p>
          </table:table-cell>
          <table:table-cell office:value-type="float" office:value="518.7">
            <text:p>518.7</text:p>
          </table:table-cell>
          <table:table-cell office:value-type="float" office:value="9.485">
            <text:p>9.485</text:p>
          </table:table-cell>
          <table:table-cell office:value-type="float" office:value="10.0">
            <text:p>1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09">
            <text:p>609</text:p>
          </table:table-cell>
          <table:table-cell office:value-type="date" office:date-value="2008-10-27T00:00:00">
            <text:p>Mon Oct 27 00:00:00 2008</text:p>
          </table:table-cell>
          <table:table-cell office:value-type="float" office:value="101.4">
            <text:p>101.4</text:p>
          </table:table-cell>
          <table:table-cell office:value-type="float" office:value="19.307">
            <text:p>19.307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0">
            <text:p>610</text:p>
          </table:table-cell>
          <table:table-cell office:value-type="date" office:date-value="2008-10-29T00:00:00">
            <text:p>Wed Oct 29 00:00:00 2008</text:p>
          </table:table-cell>
          <table:table-cell office:value-type="float" office:value="296.1">
            <text:p>296.1</text:p>
          </table:table-cell>
          <table:table-cell office:value-type="float" office:value="44.52">
            <text:p>44.52</text:p>
          </table:table-cell>
          <table:table-cell office:value-type="float" office:value="43.9">
            <text:p>43.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1">
            <text:p>611</text:p>
          </table:table-cell>
          <table:table-cell office:value-type="date" office:date-value="2008-11-05T00:00:00">
            <text:p>Wed Nov  5 00:00:00 2008</text:p>
          </table:table-cell>
          <table:table-cell office:value-type="float" office:value="531.4">
            <text:p>531.4</text:p>
          </table:table-cell>
          <table:table-cell office:value-type="float" office:value="40.875">
            <text:p>40.875</text:p>
          </table:table-cell>
          <table:table-cell office:value-type="float" office:value="38.26">
            <text:p>38.2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2">
            <text:p>612</text:p>
          </table:table-cell>
          <table:table-cell office:value-type="date" office:date-value="2008-11-10T00:00:00">
            <text:p>Mon Nov 10 00:00:00 2008</text:p>
          </table:table-cell>
          <table:table-cell office:value-type="float" office:value="613.3">
            <text:p>613.3</text:p>
          </table:table-cell>
          <table:table-cell office:value-type="float" office:value="44.598">
            <text:p>44.598</text:p>
          </table:table-cell>
          <table:table-cell office:value-type="float" office:value="39.83">
            <text:p>39.8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3">
            <text:p>613</text:p>
          </table:table-cell>
          <table:table-cell office:value-type="date" office:date-value="2008-11-15T00:00:00">
            <text:p>Sat Nov 15 00:00:00 2008</text:p>
          </table:table-cell>
          <table:table-cell office:value-type="float" office:value="540.0">
            <text:p>540.0</text:p>
          </table:table-cell>
          <table:table-cell office:value-type="float" office:value="41.239">
            <text:p>41.239</text:p>
          </table:table-cell>
          <table:table-cell office:value-type="float" office:value="36.0">
            <text:p>36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4">
            <text:p>614</text:p>
          </table:table-cell>
          <table:table-cell office:value-type="date" office:date-value="2008-11-22T00:00:00">
            <text:p>Sat Nov 22 00:00:00 2008</text:p>
          </table:table-cell>
          <table:table-cell office:value-type="float" office:value="566.1">
            <text:p>566.1</text:p>
          </table:table-cell>
          <table:table-cell office:value-type="float" office:value="45.859">
            <text:p>45.859</text:p>
          </table:table-cell>
          <table:table-cell office:value-type="float" office:value="39.12">
            <text:p>39.1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5">
            <text:p>615</text:p>
          </table:table-cell>
          <table:table-cell office:value-type="date" office:date-value="2008-11-28T00:00:00">
            <text:p>Fri Nov 28 00:00:00 2008</text:p>
          </table:table-cell>
          <table:table-cell office:value-type="float" office:value="501.1">
            <text:p>501.1</text:p>
          </table:table-cell>
          <table:table-cell office:value-type="float" office:value="39.995">
            <text:p>39.995</text:p>
          </table:table-cell>
          <table:table-cell office:value-type="float" office:value="32.88">
            <text:p>32.8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6">
            <text:p>616</text:p>
          </table:table-cell>
          <table:table-cell office:value-type="date" office:date-value="2008-12-04T00:00:00">
            <text:p>Thu Dec  4 00:00:00 2008</text:p>
          </table:table-cell>
          <table:table-cell office:value-type="float" office:value="587.7">
            <text:p>587.7</text:p>
          </table:table-cell>
          <table:table-cell office:value-type="float" office:value="44.944">
            <text:p>44.944</text:p>
          </table:table-cell>
          <table:table-cell office:value-type="float" office:value="36.22">
            <text:p>36.2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7">
            <text:p>617</text:p>
          </table:table-cell>
          <table:table-cell office:value-type="date" office:date-value="2008-12-18T00:00:00">
            <text:p>Thu Dec 18 00:00:00 2008</text:p>
          </table:table-cell>
          <table:table-cell office:value-type="float" office:value="438.8">
            <text:p>438.8</text:p>
          </table:table-cell>
          <table:table-cell office:value-type="float" office:value="39.847">
            <text:p>39.847</text:p>
          </table:table-cell>
          <table:table-cell office:value-type="float" office:value="30.08">
            <text:p>30.0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8">
            <text:p>618</text:p>
          </table:table-cell>
          <table:table-cell office:value-type="date" office:date-value="2008-12-23T00:00:00">
            <text:p>Tue Dec 23 00:00:00 2008</text:p>
          </table:table-cell>
          <table:table-cell office:value-type="float" office:value="395.5">
            <text:p>395.5</text:p>
          </table:table-cell>
          <table:table-cell office:value-type="float" office:value="31.544">
            <text:p>31.544</text:p>
          </table:table-cell>
          <table:table-cell office:value-type="float" office:value="23.28">
            <text:p>23.2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9">
            <text:p>619</text:p>
          </table:table-cell>
          <table:table-cell office:value-type="date" office:date-value="2009-01-06T00:00:00">
            <text:p>Tue Jan  6 00:00:00 2009</text:p>
          </table:table-cell>
          <table:table-cell office:value-type="float" office:value="454.8">
            <text:p>454.8</text:p>
          </table:table-cell>
          <table:table-cell office:value-type="float" office:value="39.685">
            <text:p>39.685</text:p>
          </table:table-cell>
          <table:table-cell office:value-type="float" office:value="30.4">
            <text:p>30.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0">
            <text:p>620</text:p>
          </table:table-cell>
          <table:table-cell office:value-type="date" office:date-value="2009-01-11T00:00:00">
            <text:p>Sun Jan 11 00:00:00 2009</text:p>
          </table:table-cell>
          <table:table-cell office:value-type="float" office:value="509.7">
            <text:p>509.7</text:p>
          </table:table-cell>
          <table:table-cell office:value-type="float" office:value="40.561">
            <text:p>40.561</text:p>
          </table:table-cell>
          <table:table-cell office:value-type="float" office:value="32.65">
            <text:p>32.6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1">
            <text:p>621</text:p>
          </table:table-cell>
          <table:table-cell office:value-type="date" office:date-value="2009-01-16T00:00:00">
            <text:p>Fri Jan 16 00:00:00 2009</text:p>
          </table:table-cell>
          <table:table-cell office:value-type="float" office:value="425.5">
            <text:p>425.5</text:p>
          </table:table-cell>
          <table:table-cell office:value-type="float" office:value="38.182">
            <text:p>38.182</text:p>
          </table:table-cell>
          <table:table-cell office:value-type="float" office:value="29.21">
            <text:p>29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2">
            <text:p>622</text:p>
          </table:table-cell>
          <table:table-cell office:value-type="date" office:date-value="2009-01-22T00:00:00">
            <text:p>Thu Jan 22 00:00:00 2009</text:p>
          </table:table-cell>
          <table:table-cell office:value-type="float" office:value="528.0">
            <text:p>528.0</text:p>
          </table:table-cell>
          <table:table-cell office:value-type="float" office:value="40.785">
            <text:p>40.785</text:p>
          </table:table-cell>
          <table:table-cell office:value-type="float" office:value="33.69">
            <text:p>33.6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3">
            <text:p>623</text:p>
          </table:table-cell>
          <table:table-cell office:value-type="date" office:date-value="2009-01-28T00:00:00">
            <text:p>Wed Jan 28 00:00:00 2009</text:p>
          </table:table-cell>
          <table:table-cell office:value-type="float" office:value="522.1">
            <text:p>522.1</text:p>
          </table:table-cell>
          <table:table-cell office:value-type="float" office:value="42.015">
            <text:p>42.015</text:p>
          </table:table-cell>
          <table:table-cell office:value-type="float" office:value="33.4">
            <text:p>33.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4">
            <text:p>624</text:p>
          </table:table-cell>
          <table:table-cell office:value-type="date" office:date-value="2009-02-04T00:00:00">
            <text:p>Wed Feb  4 00:00:00 2009</text:p>
          </table:table-cell>
          <table:table-cell office:value-type="float" office:value="521.5">
            <text:p>521.5</text:p>
          </table:table-cell>
          <table:table-cell office:value-type="float" office:value="41.71">
            <text:p>41.71</text:p>
          </table:table-cell>
          <table:table-cell office:value-type="float" office:value="31.49">
            <text:p>31.4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5">
            <text:p>625</text:p>
          </table:table-cell>
          <table:table-cell office:value-type="date" office:date-value="2009-02-11T00:00:00">
            <text:p>Wed Feb 11 00:00:00 2009</text:p>
          </table:table-cell>
          <table:table-cell office:value-type="float" office:value="524.4">
            <text:p>524.4</text:p>
          </table:table-cell>
          <table:table-cell office:value-type="float" office:value="23.117">
            <text:p>23.117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6">
            <text:p>626</text:p>
          </table:table-cell>
          <table:table-cell office:value-type="date" office:date-value="2009-02-17T00:00:00">
            <text:p>Tue Feb 17 00:00:00 2009</text:p>
          </table:table-cell>
          <table:table-cell office:value-type="float" office:value="218.3">
            <text:p>218.3</text:p>
          </table:table-cell>
          <table:table-cell office:value-type="float" office:value="23.117">
            <text:p>23.117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7">
            <text:p>627</text:p>
          </table:table-cell>
          <table:table-cell office:value-type="date" office:date-value="2009-02-20T00:00:00">
            <text:p>Fri Feb 20 00:00:00 2009</text:p>
          </table:table-cell>
          <table:table-cell office:value-type="float" office:value="305.9">
            <text:p>305.9</text:p>
          </table:table-cell>
          <table:table-cell office:value-type="float" office:value="23.952">
            <text:p>23.952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8">
            <text:p>628</text:p>
          </table:table-cell>
          <table:table-cell office:value-type="date" office:date-value="2009-02-26T00:00:00">
            <text:p>Thu Feb 26 00:00:00 2009</text:p>
          </table:table-cell>
          <table:table-cell office:value-type="float" office:value="320.9">
            <text:p>320.9</text:p>
          </table:table-cell>
          <table:table-cell office:value-type="float" office:value="38.632">
            <text:p>38.632</text:p>
          </table:table-cell>
          <table:table-cell office:value-type="float" office:value="31.1">
            <text:p>31.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29">
            <text:p>629</text:p>
          </table:table-cell>
          <table:table-cell office:value-type="date" office:date-value="2009-03-05T00:00:00">
            <text:p>Thu Mar  5 00:00:00 2009</text:p>
          </table:table-cell>
          <table:table-cell office:value-type="float" office:value="436.2">
            <text:p>436.2</text:p>
          </table:table-cell>
          <table:table-cell office:value-type="float" office:value="36.152">
            <text:p>36.152</text:p>
          </table:table-cell>
          <table:table-cell office:value-type="float" office:value="31.67">
            <text:p>31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0">
            <text:p>630</text:p>
          </table:table-cell>
          <table:table-cell office:value-type="date" office:date-value="2009-03-11T00:00:00">
            <text:p>Wed Mar 11 00:00:00 2009</text:p>
          </table:table-cell>
          <table:table-cell office:value-type="float" office:value="538.6">
            <text:p>538.6</text:p>
          </table:table-cell>
          <table:table-cell office:value-type="float" office:value="23.56">
            <text:p>23.56</text:p>
          </table:table-cell>
          <table:table-cell office:value-type="float" office:value="20.0">
            <text:p>20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1">
            <text:p>631</text:p>
          </table:table-cell>
          <table:table-cell office:value-type="date" office:date-value="2009-03-15T00:00:00">
            <text:p>Sun Mar 15 00:00:00 2009</text:p>
          </table:table-cell>
          <table:table-cell office:value-type="float" office:value="300.9">
            <text:p>300.9</text:p>
          </table:table-cell>
          <table:table-cell office:value-type="float" office:value="42.902">
            <text:p>42.902</text:p>
          </table:table-cell>
          <table:table-cell office:value-type="float" office:value="35.35">
            <text:p>35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2">
            <text:p>632</text:p>
          </table:table-cell>
          <table:table-cell office:value-type="date" office:date-value="2009-03-21T00:00:00">
            <text:p>Sat Mar 21 00:00:00 2009</text:p>
          </table:table-cell>
          <table:table-cell office:value-type="float" office:value="532.8">
            <text:p>532.8</text:p>
          </table:table-cell>
          <table:table-cell office:value-type="float" office:value="40.13">
            <text:p>40.13</text:p>
          </table:table-cell>
          <table:table-cell office:value-type="float" office:value="34.75">
            <text:p>34.7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3">
            <text:p>633</text:p>
          </table:table-cell>
          <table:table-cell office:value-type="date" office:date-value="2009-03-30T00:00:00">
            <text:p>Mon Mar 30 00:00:00 2009</text:p>
          </table:table-cell>
          <table:table-cell office:value-type="float" office:value="518.0">
            <text:p>518.0</text:p>
          </table:table-cell>
          <table:table-cell office:value-type="float" office:value="39.297">
            <text:p>39.297</text:p>
          </table:table-cell>
          <table:table-cell office:value-type="float" office:value="34.74">
            <text:p>34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4">
            <text:p>634</text:p>
          </table:table-cell>
          <table:table-cell office:value-type="date" office:date-value="2009-04-06T00:00:00">
            <text:p>Mon Apr  6 00:00:00 2009</text:p>
          </table:table-cell>
          <table:table-cell office:value-type="float" office:value="498.6">
            <text:p>498.6</text:p>
          </table:table-cell>
          <table:table-cell office:value-type="float" office:value="38.92">
            <text:p>38.92</text:p>
          </table:table-cell>
          <table:table-cell office:value-type="float" office:value="32.81">
            <text:p>32.8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5">
            <text:p>635</text:p>
          </table:table-cell>
          <table:table-cell office:value-type="date" office:date-value="2009-04-12T00:00:00">
            <text:p>Sun Apr 12 00:00:00 2009</text:p>
          </table:table-cell>
          <table:table-cell office:value-type="float" office:value="443.9">
            <text:p>443.9</text:p>
          </table:table-cell>
          <table:table-cell office:value-type="float" office:value="35.092">
            <text:p>35.092</text:p>
          </table:table-cell>
          <table:table-cell office:value-type="float" office:value="28.67">
            <text:p>28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6">
            <text:p>636</text:p>
          </table:table-cell>
          <table:table-cell office:value-type="date" office:date-value="2009-04-20T00:00:00">
            <text:p>Mon Apr 20 00:00:00 2009</text:p>
          </table:table-cell>
          <table:table-cell office:value-type="float" office:value="535.6">
            <text:p>535.6</text:p>
          </table:table-cell>
          <table:table-cell office:value-type="float" office:value="39.718">
            <text:p>39.718</text:p>
          </table:table-cell>
          <table:table-cell office:value-type="float" office:value="33.16">
            <text:p>33.1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7">
            <text:p>637</text:p>
          </table:table-cell>
          <table:table-cell office:value-type="date" office:date-value="2009-04-27T00:00:00">
            <text:p>Mon Apr 27 00:00:00 2009</text:p>
          </table:table-cell>
          <table:table-cell office:value-type="float" office:value="589.6">
            <text:p>589.6</text:p>
          </table:table-cell>
          <table:table-cell office:value-type="float" office:value="44.85">
            <text:p>44.85</text:p>
          </table:table-cell>
          <table:table-cell office:value-type="float" office:value="39.74">
            <text:p>39.7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8">
            <text:p>638</text:p>
          </table:table-cell>
          <table:table-cell office:value-type="date" office:date-value="2009-05-05T00:00:00">
            <text:p>Tue May  5 00:00:00 2009</text:p>
          </table:table-cell>
          <table:table-cell office:value-type="float" office:value="564.0">
            <text:p>564.0</text:p>
          </table:table-cell>
          <table:table-cell office:value-type="float" office:value="42.53">
            <text:p>42.53</text:p>
          </table:table-cell>
          <table:table-cell office:value-type="float" office:value="38.11">
            <text:p>38.1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39">
            <text:p>639</text:p>
          </table:table-cell>
          <table:table-cell office:value-type="date" office:date-value="2009-05-12T00:00:00">
            <text:p>Tue May 12 00:00:00 2009</text:p>
          </table:table-cell>
          <table:table-cell office:value-type="float" office:value="602.3">
            <text:p>602.3</text:p>
          </table:table-cell>
          <table:table-cell office:value-type="float" office:value="43.933">
            <text:p>43.933</text:p>
          </table:table-cell>
          <table:table-cell office:value-type="float" office:value="42.88">
            <text:p>42.8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0">
            <text:p>640</text:p>
          </table:table-cell>
          <table:table-cell office:value-type="date" office:date-value="2009-05-21T00:00:00">
            <text:p>Thu May 21 00:00:00 2009</text:p>
          </table:table-cell>
          <table:table-cell office:value-type="float" office:value="595.4">
            <text:p>595.4</text:p>
          </table:table-cell>
          <table:table-cell office:value-type="float" office:value="42.39">
            <text:p>42.39</text:p>
          </table:table-cell>
          <table:table-cell office:value-type="float" office:value="39.93">
            <text:p>39.9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1">
            <text:p>641</text:p>
          </table:table-cell>
          <table:table-cell office:value-type="date" office:date-value="2009-05-29T00:00:00">
            <text:p>Fri May 29 00:00:00 2009</text:p>
          </table:table-cell>
          <table:table-cell office:value-type="float" office:value="629.4">
            <text:p>629.4</text:p>
          </table:table-cell>
          <table:table-cell office:value-type="float" office:value="43.162">
            <text:p>43.162</text:p>
          </table:table-cell>
          <table:table-cell office:value-type="float" office:value="42.82">
            <text:p>42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2">
            <text:p>642</text:p>
          </table:table-cell>
          <table:table-cell office:value-type="date" office:date-value="2009-06-06T00:00:00">
            <text:p>Sat Jun  6 00:00:00 2009</text:p>
          </table:table-cell>
          <table:table-cell office:value-type="float" office:value="647.7">
            <text:p>647.7</text:p>
          </table:table-cell>
          <table:table-cell office:value-type="float" office:value="44.125">
            <text:p>44.125</text:p>
          </table:table-cell>
          <table:table-cell office:value-type="float" office:value="42.89">
            <text:p>42.8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3">
            <text:p>643</text:p>
          </table:table-cell>
          <table:table-cell office:value-type="date" office:date-value="2009-06-16T00:00:00">
            <text:p>Tue Jun 16 00:00:00 2009</text:p>
          </table:table-cell>
          <table:table-cell office:value-type="float" office:value="662.8">
            <text:p>662.8</text:p>
          </table:table-cell>
          <table:table-cell office:value-type="float" office:value="45.284">
            <text:p>45.284</text:p>
          </table:table-cell>
          <table:table-cell office:value-type="float" office:value="46.46">
            <text:p>46.4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4">
            <text:p>644</text:p>
          </table:table-cell>
          <table:table-cell office:value-type="date" office:date-value="2009-06-24T00:00:00">
            <text:p>Wed Jun 24 00:00:00 2009</text:p>
          </table:table-cell>
          <table:table-cell office:value-type="float" office:value="572.4">
            <text:p>572.4</text:p>
          </table:table-cell>
          <table:table-cell office:value-type="float" office:value="39.447">
            <text:p>39.447</text:p>
          </table:table-cell>
          <table:table-cell office:value-type="float" office:value="39.57">
            <text:p>39.5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5">
            <text:p>645</text:p>
          </table:table-cell>
          <table:table-cell office:value-type="date" office:date-value="2009-07-03T00:00:00">
            <text:p>Fri Jul  3 00:00:00 2009</text:p>
          </table:table-cell>
          <table:table-cell office:value-type="float" office:value="633.7">
            <text:p>633.7</text:p>
          </table:table-cell>
          <table:table-cell office:value-type="float" office:value="42.77">
            <text:p>42.77</text:p>
          </table:table-cell>
          <table:table-cell office:value-type="float" office:value="43.45">
            <text:p>43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6">
            <text:p>646</text:p>
          </table:table-cell>
          <table:table-cell office:value-type="date" office:date-value="2009-07-12T00:00:00">
            <text:p>Sun Jul 12 00:00:00 2009</text:p>
          </table:table-cell>
          <table:table-cell office:value-type="float" office:value="651.3">
            <text:p>651.3</text:p>
          </table:table-cell>
          <table:table-cell office:value-type="float" office:value="44.57">
            <text:p>44.57</text:p>
          </table:table-cell>
          <table:table-cell office:value-type="float" office:value="42.61">
            <text:p>42.6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7">
            <text:p>647</text:p>
          </table:table-cell>
          <table:table-cell office:value-type="date" office:date-value="2009-07-18T00:00:00">
            <text:p>Sat Jul 18 00:00:00 2009</text:p>
          </table:table-cell>
          <table:table-cell office:value-type="float" office:value="633.3">
            <text:p>633.3</text:p>
          </table:table-cell>
          <table:table-cell office:value-type="float" office:value="41.238">
            <text:p>41.238</text:p>
          </table:table-cell>
          <table:table-cell office:value-type="float" office:value="38.06">
            <text:p>38.0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8">
            <text:p>648</text:p>
          </table:table-cell>
          <table:table-cell office:value-type="date" office:date-value="2009-07-24T00:00:00">
            <text:p>Fri Jul 24 00:00:00 2009</text:p>
          </table:table-cell>
          <table:table-cell office:value-type="float" office:value="564.4">
            <text:p>564.4</text:p>
          </table:table-cell>
          <table:table-cell office:value-type="float" office:value="39.59">
            <text:p>39.59</text:p>
          </table:table-cell>
          <table:table-cell office:value-type="float" office:value="37.45">
            <text:p>37.4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49">
            <text:p>649</text:p>
          </table:table-cell>
          <table:table-cell office:value-type="date" office:date-value="2009-08-01T00:00:00">
            <text:p>Sat Aug  1 00:00:00 2009</text:p>
          </table:table-cell>
          <table:table-cell office:value-type="float" office:value="587.7">
            <text:p>587.7</text:p>
          </table:table-cell>
          <table:table-cell office:value-type="float" office:value="39.532">
            <text:p>39.532</text:p>
          </table:table-cell>
          <table:table-cell office:value-type="float" office:value="38.19">
            <text:p>38.1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0">
            <text:p>650</text:p>
          </table:table-cell>
          <table:table-cell office:value-type="date" office:date-value="2009-08-15T00:00:00">
            <text:p>Sat Aug 15 00:00:00 2009</text:p>
          </table:table-cell>
          <table:table-cell office:value-type="float" office:value="639.2">
            <text:p>639.2</text:p>
          </table:table-cell>
          <table:table-cell office:value-type="float" office:value="44.582">
            <text:p>44.582</text:p>
          </table:table-cell>
          <table:table-cell office:value-type="float" office:value="45.65">
            <text:p>45.6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1">
            <text:p>651</text:p>
          </table:table-cell>
          <table:table-cell office:value-type="date" office:date-value="2009-08-22T00:00:00">
            <text:p>Sat Aug 22 00:00:00 2009</text:p>
          </table:table-cell>
          <table:table-cell office:value-type="float" office:value="526.0">
            <text:p>526.0</text:p>
          </table:table-cell>
          <table:table-cell office:value-type="float" office:value="35.812">
            <text:p>35.812</text:p>
          </table:table-cell>
          <table:table-cell office:value-type="float" office:value="35.67">
            <text:p>35.6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2">
            <text:p>652</text:p>
          </table:table-cell>
          <table:table-cell office:value-type="date" office:date-value="2009-08-28T00:00:00">
            <text:p>Fri Aug 28 00:00:00 2009</text:p>
          </table:table-cell>
          <table:table-cell office:value-type="float" office:value="587.9">
            <text:p>587.9</text:p>
          </table:table-cell>
          <table:table-cell office:value-type="float" office:value="39.697">
            <text:p>39.697</text:p>
          </table:table-cell>
          <table:table-cell office:value-type="float" office:value="39.54">
            <text:p>39.5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3">
            <text:p>653</text:p>
          </table:table-cell>
          <table:table-cell office:value-type="date" office:date-value="2009-09-05T00:00:00">
            <text:p>Sat Sep  5 00:00:00 2009</text:p>
          </table:table-cell>
          <table:table-cell office:value-type="float" office:value="646.0">
            <text:p>646.0</text:p>
          </table:table-cell>
          <table:table-cell office:value-type="float" office:value="41.945">
            <text:p>41.945</text:p>
          </table:table-cell>
          <table:table-cell office:value-type="float" office:value="39.97">
            <text:p>39.9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4">
            <text:p>654</text:p>
          </table:table-cell>
          <table:table-cell office:value-type="date" office:date-value="2009-09-15T00:00:00">
            <text:p>Tue Sep 15 00:00:00 2009</text:p>
          </table:table-cell>
          <table:table-cell office:value-type="float" office:value="587.9">
            <text:p>587.9</text:p>
          </table:table-cell>
          <table:table-cell office:value-type="float" office:value="42.59">
            <text:p>42.59</text:p>
          </table:table-cell>
          <table:table-cell office:value-type="float" office:value="39.01">
            <text:p>39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5">
            <text:p>655</text:p>
          </table:table-cell>
          <table:table-cell office:value-type="date" office:date-value="2009-09-22T00:00:00">
            <text:p>Tue Sep 22 00:00:00 2009</text:p>
          </table:table-cell>
          <table:table-cell office:value-type="float" office:value="615.3">
            <text:p>615.3</text:p>
          </table:table-cell>
          <table:table-cell office:value-type="float" office:value="43.067">
            <text:p>43.067</text:p>
          </table:table-cell>
          <table:table-cell office:value-type="float" office:value="42.46">
            <text:p>42.46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6">
            <text:p>656</text:p>
          </table:table-cell>
          <table:table-cell office:value-type="date" office:date-value="2009-09-29T00:00:00">
            <text:p>Tue Sep 29 00:00:00 2009</text:p>
          </table:table-cell>
          <table:table-cell office:value-type="float" office:value="522.1">
            <text:p>522.1</text:p>
          </table:table-cell>
          <table:table-cell office:value-type="float" office:value="38.707">
            <text:p>38.707</text:p>
          </table:table-cell>
          <table:table-cell office:value-type="float" office:value="36.23">
            <text:p>36.2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7">
            <text:p>657</text:p>
          </table:table-cell>
          <table:table-cell office:value-type="date" office:date-value="2009-10-06T00:00:00">
            <text:p>Tue Oct  6 00:00:00 2009</text:p>
          </table:table-cell>
          <table:table-cell office:value-type="float" office:value="462.5">
            <text:p>462.5</text:p>
          </table:table-cell>
          <table:table-cell office:value-type="float" office:value="41.922">
            <text:p>41.922</text:p>
          </table:table-cell>
          <table:table-cell office:value-type="float" office:value="38.82">
            <text:p>38.8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8">
            <text:p>658</text:p>
          </table:table-cell>
          <table:table-cell office:value-type="date" office:date-value="2009-10-14T00:00:00">
            <text:p>Wed Oct 14 00:00:00 2009</text:p>
          </table:table-cell>
          <table:table-cell office:value-type="float" office:value="603.9">
            <text:p>603.9</text:p>
          </table:table-cell>
          <table:table-cell office:value-type="float" office:value="43.077">
            <text:p>43.077</text:p>
          </table:table-cell>
          <table:table-cell office:value-type="float" office:value="42.04">
            <text:p>42.0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59">
            <text:p>659</text:p>
          </table:table-cell>
          <table:table-cell office:value-type="date" office:date-value="2009-10-21T00:00:00">
            <text:p>Wed Oct 21 00:00:00 2009</text:p>
          </table:table-cell>
          <table:table-cell office:value-type="float" office:value="607.2">
            <text:p>607.2</text:p>
          </table:table-cell>
          <table:table-cell office:value-type="float" office:value="42.59">
            <text:p>42.59</text:p>
          </table:table-cell>
          <table:table-cell office:value-type="float" office:value="40.29">
            <text:p>40.2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0">
            <text:p>660</text:p>
          </table:table-cell>
          <table:table-cell office:value-type="date" office:date-value="2009-10-28T00:00:00">
            <text:p>Wed Oct 28 00:00:00 2009</text:p>
          </table:table-cell>
          <table:table-cell office:value-type="float" office:value="623.4">
            <text:p>623.4</text:p>
          </table:table-cell>
          <table:table-cell office:value-type="float" office:value="23.672">
            <text:p>23.672</text:p>
          </table:table-cell>
          <table:table-cell office:value-type="float" office:value="25.0">
            <text:p>25.0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1">
            <text:p>661</text:p>
          </table:table-cell>
          <table:table-cell office:value-type="date" office:date-value="2009-10-30T00:00:00">
            <text:p>Fri Oct 30 00:00:00 2009</text:p>
          </table:table-cell>
          <table:table-cell office:value-type="float" office:value="281.9">
            <text:p>281.9</text:p>
          </table:table-cell>
          <table:table-cell office:value-type="float" office:value="40.35">
            <text:p>40.35</text:p>
          </table:table-cell>
          <table:table-cell office:value-type="float" office:value="42.61">
            <text:p>42.6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2">
            <text:p>662</text:p>
          </table:table-cell>
          <table:table-cell office:value-type="date" office:date-value="2009-11-05T00:00:00">
            <text:p>Thu Nov  5 00:00:00 2009</text:p>
          </table:table-cell>
          <table:table-cell office:value-type="float" office:value="559.2">
            <text:p>559.2</text:p>
          </table:table-cell>
          <table:table-cell office:value-type="float" office:value="38.9">
            <text:p>38.9</text:p>
          </table:table-cell>
          <table:table-cell office:value-type="float" office:value="41.08">
            <text:p>41.0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3">
            <text:p>663</text:p>
          </table:table-cell>
          <table:table-cell office:value-type="date" office:date-value="2009-11-11T00:00:00">
            <text:p>Wed Nov 11 00:00:00 2009</text:p>
          </table:table-cell>
          <table:table-cell office:value-type="float" office:value="556.1">
            <text:p>556.1</text:p>
          </table:table-cell>
          <table:table-cell office:value-type="float" office:value="38.817">
            <text:p>38.817</text:p>
          </table:table-cell>
          <table:table-cell office:value-type="float" office:value="39.44">
            <text:p>39.4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4">
            <text:p>664</text:p>
          </table:table-cell>
          <table:table-cell office:value-type="date" office:date-value="2009-11-18T00:00:00">
            <text:p>Wed Nov 18 00:00:00 2009</text:p>
          </table:table-cell>
          <table:table-cell office:value-type="float" office:value="606.2">
            <text:p>606.2</text:p>
          </table:table-cell>
          <table:table-cell office:value-type="float" office:value="42.737">
            <text:p>42.737</text:p>
          </table:table-cell>
          <table:table-cell office:value-type="float" office:value="42.14">
            <text:p>42.14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5">
            <text:p>665</text:p>
          </table:table-cell>
          <table:table-cell office:value-type="date" office:date-value="2009-11-23T00:00:00">
            <text:p>Mon Nov 23 00:00:00 2009</text:p>
          </table:table-cell>
          <table:table-cell office:value-type="float" office:value="565.8">
            <text:p>565.8</text:p>
          </table:table-cell>
          <table:table-cell office:value-type="float" office:value="37.537">
            <text:p>37.537</text:p>
          </table:table-cell>
          <table:table-cell office:value-type="float" office:value="37.01">
            <text:p>37.0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6">
            <text:p>666</text:p>
          </table:table-cell>
          <table:table-cell office:value-type="date" office:date-value="2009-11-30T00:00:00">
            <text:p>Mon Nov 30 00:00:00 2009</text:p>
          </table:table-cell>
          <table:table-cell office:value-type="float" office:value="513.6">
            <text:p>513.6</text:p>
          </table:table-cell>
          <table:table-cell office:value-type="float" office:value="37.817">
            <text:p>37.817</text:p>
          </table:table-cell>
          <table:table-cell office:value-type="float" office:value="36.15">
            <text:p>36.1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7">
            <text:p>667</text:p>
          </table:table-cell>
          <table:table-cell office:value-type="date" office:date-value="2009-12-04T00:00:00">
            <text:p>Fri Dec  4 00:00:00 2009</text:p>
          </table:table-cell>
          <table:table-cell office:value-type="float" office:value="558.6">
            <text:p>558.6</text:p>
          </table:table-cell>
          <table:table-cell office:value-type="float" office:value="42.16">
            <text:p>42.16</text:p>
          </table:table-cell>
          <table:table-cell office:value-type="float" office:value="41.99">
            <text:p>41.99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8">
            <text:p>668</text:p>
          </table:table-cell>
          <table:table-cell office:value-type="date" office:date-value="2009-12-12T00:00:00">
            <text:p>Sat Dec 12 00:00:00 2009</text:p>
          </table:table-cell>
          <table:table-cell office:value-type="float" office:value="476.0">
            <text:p>476.0</text:p>
          </table:table-cell>
          <table:table-cell office:value-type="float" office:value="37.895">
            <text:p>37.895</text:p>
          </table:table-cell>
          <table:table-cell office:value-type="float" office:value="36.57">
            <text:p>36.57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69">
            <text:p>669</text:p>
          </table:table-cell>
          <table:table-cell office:value-type="date" office:date-value="2009-12-18T00:00:00">
            <text:p>Fri Dec 18 00:00:00 2009</text:p>
          </table:table-cell>
          <table:table-cell office:value-type="float" office:value="474.5">
            <text:p>474.5</text:p>
          </table:table-cell>
          <table:table-cell office:value-type="float" office:value="37.782">
            <text:p>37.782</text:p>
          </table:table-cell>
          <table:table-cell office:value-type="float" office:value="36.08">
            <text:p>36.08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0">
            <text:p>670</text:p>
          </table:table-cell>
          <table:table-cell office:value-type="date" office:date-value="2009-12-24T00:00:00">
            <text:p>Thu Dec 24 00:00:00 2009</text:p>
          </table:table-cell>
          <table:table-cell office:value-type="float" office:value="506.6">
            <text:p>506.6</text:p>
          </table:table-cell>
          <table:table-cell office:value-type="float" office:value="38.967">
            <text:p>38.967</text:p>
          </table:table-cell>
          <table:table-cell office:value-type="float" office:value="36.71">
            <text:p>36.7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1">
            <text:p>671</text:p>
          </table:table-cell>
          <table:table-cell office:value-type="date" office:date-value="2010-01-07T00:00:00">
            <text:p>Thu Jan  7 00:00:00 2010</text:p>
          </table:table-cell>
          <table:table-cell office:value-type="float" office:value="511.7">
            <text:p>511.7</text:p>
          </table:table-cell>
          <table:table-cell office:value-type="float" office:value="43.087">
            <text:p>43.087</text:p>
          </table:table-cell>
          <table:table-cell office:value-type="float" office:value="44.21">
            <text:p>44.2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2">
            <text:p>672</text:p>
          </table:table-cell>
          <table:table-cell office:value-type="date" office:date-value="2010-01-14T00:00:00">
            <text:p>Thu Jan 14 00:00:00 2010</text:p>
          </table:table-cell>
          <table:table-cell office:value-type="float" office:value="525.9">
            <text:p>525.9</text:p>
          </table:table-cell>
          <table:table-cell office:value-type="float" office:value="38.487">
            <text:p>38.487</text:p>
          </table:table-cell>
          <table:table-cell office:value-type="float" office:value="39.1">
            <text:p>39.1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3">
            <text:p>673</text:p>
          </table:table-cell>
          <table:table-cell office:value-type="date" office:date-value="2010-01-21T00:00:00">
            <text:p>Thu Jan 21 00:00:00 2010</text:p>
          </table:table-cell>
          <table:table-cell office:value-type="float" office:value="544.4">
            <text:p>544.4</text:p>
          </table:table-cell>
          <table:table-cell office:value-type="float" office:value="41.097">
            <text:p>41.097</text:p>
          </table:table-cell>
          <table:table-cell office:value-type="float" office:value="40.93">
            <text:p>40.93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4">
            <text:p>674</text:p>
          </table:table-cell>
          <table:table-cell office:value-type="date" office:date-value="2010-01-28T00:00:00">
            <text:p>Thu Jan 28 00:00:00 2010</text:p>
          </table:table-cell>
          <table:table-cell office:value-type="float" office:value="512.6">
            <text:p>512.6</text:p>
          </table:table-cell>
          <table:table-cell office:value-type="float" office:value="39.062">
            <text:p>39.062</text:p>
          </table:table-cell>
          <table:table-cell office:value-type="float" office:value="38.12">
            <text:p>38.1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5">
            <text:p>675</text:p>
          </table:table-cell>
          <table:table-cell office:value-type="date" office:date-value="2010-02-04T00:00:00">
            <text:p>Thu Feb  4 00:00:00 2010</text:p>
          </table:table-cell>
          <table:table-cell office:value-type="float" office:value="527.4">
            <text:p>527.4</text:p>
          </table:table-cell>
          <table:table-cell office:value-type="float" office:value="43.23">
            <text:p>43.23</text:p>
          </table:table-cell>
          <table:table-cell office:value-type="float" office:value="44.35">
            <text:p>44.35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trix">
            <text:p>matrix</text:p>
          </table:table-cell>
          <table:table-cell office:value-type="string" office:value="Toyota">
            <text:p>Toyota</text:p>
          </table:table-cell>
          <table:table-cell office:value-type="string" office:value="Matrix">
            <text:p>Matrix</text:p>
          </table:table-cell>
          <table:table-cell office:value-type="float" office:value="2003">
            <text:p>2003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76">
            <text:p>676</text:p>
          </table:table-cell>
          <table:table-cell office:value-type="date" office:date-value="2010-02-11T00:00:00">
            <text:p>Thu Feb 11 00:00:00 2010</text:p>
          </table:table-cell>
          <table:table-cell office:value-type="float" office:value="515.6">
            <text:p>515.6</text:p>
          </table:table-cell>
          <table:table-cell office:value-type="float" office:value="37.91">
            <text:p>37.91</text:p>
          </table:table-cell>
          <table:table-cell office:value-type="float" office:value="38.52">
            <text:p>38.52</text:p>
          </table:table-cell>
          <table:table-cell office:value-type="boolean" office:value="false">
            <text:p>FALSE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